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1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2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5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6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7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8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5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0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4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0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5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59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7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3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7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2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3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95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6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7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0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1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2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03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5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08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2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4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5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6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7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8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9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0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1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5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27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8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9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0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1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2" style:family="table-cell" style:parent-style-name="Default" style:data-style-name="N0">
      <style:text-properties fo:font-weight="bold" style:font-weight-asian="bold" style:font-weight-complex="bold"/>
    </style:style>
    <style:style style:name="ce23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5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6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3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8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0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52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4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7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9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6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8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6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1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3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6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7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83" style:family="table-cell" style:parent-style-name="Default" style:data-style-name="N1"/>
    <style:style style:name="ce284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5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287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8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9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0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291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6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7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99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0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301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2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04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5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6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0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9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2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8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1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3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4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2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8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9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37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8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3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3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344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5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46" style:family="table-cell" style:parent-style-name="Default" style:data-style-name="N38"/>
    <style:style style:name="ce347" style:family="table-cell" style:parent-style-name="Default" style:data-style-name="N36"/>
    <style:style style:name="ce34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4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0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2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53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4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56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358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59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60" style:family="table-cell" style:parent-style-name="Default" style:data-style-name="N48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2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63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4" style:family="table-cell" style:parent-style-name="Default" style:data-style-name="N48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7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9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70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7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7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6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9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0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1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2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4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8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4216666666667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72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0.254cm"/>
    </style:style>
    <style:style style:name="co21" style:family="table-column">
      <style:table-column-properties fo:break-before="auto" style:column-width="0.5715cm"/>
    </style:style>
    <style:style style:name="co22" style:family="table-column">
      <style:table-column-properties fo:break-before="auto" style:column-width="0.169333333333333cm"/>
    </style:style>
    <style:style style:name="co23" style:family="table-column">
      <style:table-column-properties fo:break-before="auto" style:column-width="0.6985cm"/>
    </style:style>
    <style:style style:name="co24" style:family="table-column">
      <style:table-column-properties fo:break-before="auto" style:column-width="2.413cm"/>
    </style:style>
    <style:style style:name="co25" style:family="table-column">
      <style:table-column-properties fo:break-before="auto" style:column-width="1.50283333333333cm"/>
    </style:style>
    <style:style style:name="co26" style:family="table-column">
      <style:table-column-properties fo:break-before="auto" style:column-width="0.762cm"/>
    </style:style>
    <style:style style:name="co27" style:family="table-column">
      <style:table-column-properties fo:break-before="auto" style:column-width="0.359833333333333cm"/>
    </style:style>
    <style:style style:name="co28" style:family="table-column">
      <style:table-column-properties fo:break-before="auto" style:column-width="0.867833333333333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1.88383333333333cm"/>
    </style:style>
    <style:style style:name="co31" style:family="table-column">
      <style:table-column-properties fo:break-before="auto" style:column-width="0.6773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2.07433333333333cm"/>
    </style:style>
    <style:style style:name="co35" style:family="table-column">
      <style:table-column-properties fo:break-before="auto" style:column-width="1.98966666666667cm"/>
    </style:style>
    <style:style style:name="co36" style:family="table-column">
      <style:table-column-properties fo:break-before="auto" style:column-width="1.43933333333333cm"/>
    </style:style>
    <style:style style:name="co37" style:family="table-column">
      <style:table-column-properties fo:break-before="auto" style:column-width="1.82033333333333cm"/>
    </style:style>
    <style:style style:name="co38" style:family="table-column">
      <style:table-column-properties fo:break-before="auto" style:column-width="1.54516666666667cm"/>
    </style:style>
    <style:style style:name="co39" style:family="table-column">
      <style:table-column-properties fo:break-before="auto" style:column-width="1.41816666666667cm"/>
    </style:style>
    <style:style style:name="co40" style:family="table-column">
      <style:table-column-properties fo:break-before="auto" style:column-width="8.84766666666667cm"/>
    </style:style>
    <style:style style:name="co41" style:family="table-column">
      <style:table-column-properties fo:break-before="auto" style:column-width="1.62983333333333cm"/>
    </style:style>
    <style:style style:name="co42" style:family="table-column">
      <style:table-column-properties fo:break-before="auto" style:column-width="2.58233333333333cm"/>
    </style:style>
    <style:style style:name="co43" style:family="table-column">
      <style:table-column-properties fo:break-before="auto" style:column-width="9.22866666666667cm"/>
    </style:style>
    <style:style style:name="co44" style:family="table-column">
      <style:table-column-properties fo:break-before="auto" style:column-width="5.99016666666667cm"/>
    </style:style>
    <style:style style:name="co45" style:family="table-column">
      <style:table-column-properties fo:break-before="auto" style:column-width="9.80016666666667cm"/>
    </style:style>
    <style:style style:name="co46" style:family="table-column">
      <style:table-column-properties fo:break-before="auto" style:column-width="7.64116666666667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9.05933333333333cm"/>
    </style:style>
    <style:style style:name="co49" style:family="table-column">
      <style:table-column-properties fo:break-before="auto" style:column-width="2.0108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6.1pt" style:use-optimal-row-height="false" fo:break-before="auto"/>
    </style:style>
    <style:style style:name="ro15" style:family="table-row">
      <style:table-row-properties style:row-height="16.35pt" style:use-optimal-row-height="false" fo:break-before="auto"/>
    </style:style>
    <style:style style:name="ro16" style:family="table-row">
      <style:table-row-properties style:row-height="14.85pt" style:use-optimal-row-height="false" fo:break-before="auto"/>
    </style:style>
    <style:style style:name="ro17" style:family="table-row">
      <style:table-row-properties style:row-height="13.35pt" style:use-optimal-row-height="false" fo:break-before="auto"/>
    </style:style>
    <style:style style:name="ro18" style:family="table-row">
      <style:table-row-properties style:row-height="19.35pt" style:use-optimal-row-height="false" fo:break-before="auto"/>
    </style:style>
    <style:style style:name="ro19" style:family="table-row">
      <style:table-row-properties style:row-height="25.35pt" style:use-optimal-row-height="false" fo:break-before="auto"/>
    </style:style>
    <style:style style:name="ro20" style:family="table-row">
      <style:table-row-properties style:row-height="6.75pt" style:use-optimal-row-height="false" fo:break-before="auto"/>
    </style:style>
    <style:style style:name="ro21" style:family="table-row">
      <style:table-row-properties style:row-height="10.35pt" style:use-optimal-row-height="false" fo:break-before="auto"/>
    </style:style>
    <style:style style:name="ro22" style:family="table-row">
      <style:table-row-properties style:row-height="9.75pt" style:use-optimal-row-height="false" fo:break-before="auto"/>
    </style:style>
    <style:style style:name="ro23" style:family="table-row">
      <style:table-row-properties style:row-height="9pt" style:use-optimal-row-height="false" fo:break-before="auto"/>
    </style:style>
    <style:style style:name="ro24" style:family="table-row">
      <style:table-row-properties style:row-height="8.25pt" style:use-optimal-row-height="false" fo:break-before="auto"/>
    </style:style>
    <style:style style:name="ro25" style:family="table-row">
      <style:table-row-properties style:row-height="10.5pt" style:use-optimal-row-height="false" fo:break-before="auto"/>
    </style:style>
    <style:style style:name="ro26" style:family="table-row">
      <style:table-row-properties style:row-height="11.2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12.75pt" style:use-optimal-row-height="false" fo:break-before="auto"/>
    </style:style>
    <style:style style:name="ro29" style:family="table-row">
      <style:table-row-properties style:row-height="22.35pt" style:use-optimal-row-height="false" fo:break-before="auto"/>
    </style:style>
    <style:style style:name="ro30" style:family="table-row">
      <style:table-row-properties style:row-height="6pt" style:use-optimal-row-height="false" fo:break-before="auto"/>
    </style:style>
    <style:style style:name="ro31" style:family="table-row">
      <style:table-row-properties style:row-height="7.5pt" style:use-optimal-row-height="false" fo:break-before="auto"/>
    </style:style>
    <style:style style:name="ro32" style:family="table-row">
      <style:table-row-properties style:row-height="5.25pt" style:use-optimal-row-height="false" fo:break-before="auto"/>
    </style:style>
    <style:style style:name="ro33" style:family="table-row">
      <style:table-row-properties style:row-height="20.25pt" style:use-optimal-row-height="false" fo:break-before="auto"/>
    </style:style>
    <style:style style:name="ro34" style:family="table-row">
      <style:table-row-properties style:row-height="13.5pt" style:use-optimal-row-height="false" fo:break-before="auto"/>
    </style:style>
    <style:style style:name="ro35" style:family="table-row">
      <style:table-row-properties style:row-height="30pt" style:use-optimal-row-height="false" fo:break-before="auto"/>
    </style:style>
    <style:style style:name="ro36" style:family="table-row">
      <style:table-row-properties style:row-height="25.5pt" style:use-optimal-row-height="false" fo:break-before="auto"/>
    </style:style>
    <style:style style:name="ro37" style:family="table-row">
      <style:table-row-properties style:row-height="22.5pt" style:use-optimal-row-height="false" fo:break-before="auto"/>
    </style:style>
    <style:style style:name="ro38" style:family="table-row">
      <style:table-row-properties style:row-height="14.25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24pt" style:use-optimal-row-height="false" fo:break-before="auto"/>
    </style:style>
    <style:style style:name="ro4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table:tab-color="#C00000" style:writing-mode="lr-tb"/>
    </style:style>
    <style:style style:name="ta2" style:family="table" style:master-page-name="mp2">
      <style:table-properties table:display="false" table:tab-color="#0070C0" style:writing-mode="lr-tb"/>
    </style:style>
    <style:style style:name="ta3" style:family="table" style:master-page-name="mp3">
      <style:table-properties table:display="false" table:tab-color="#0070C0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194"/>
        <table:table-column table:style-name="co2" table:default-cell-style-name="ce194"/>
        <table:table-column table:style-name="co3" table:number-columns-repeated="3" table:default-cell-style-name="ce194"/>
        <table:table-column table:style-name="co4" table:number-columns-repeated="2" table:default-cell-style-name="ce194"/>
        <table:table-column table:style-name="co5" table:default-cell-style-name="ce195"/>
        <table:table-column table:style-name="co6" table:default-cell-style-name="ce195"/>
        <table:table-column table:style-name="co7" table:default-cell-style-name="ce196"/>
        <table:table-column table:style-name="co4" table:number-columns-repeated="5" table:default-cell-style-name="ce195"/>
        <table:table-column table:style-name="co4" table:number-columns-repeated="2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number-columns-repeated="16365" table:default-cell-style-name="ce194"/>
        <table:table-row table:style-name="ro1">
          <table:table-cell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69" table:style-name="ce194"/>
        </table:table-row>
        <table:table-row table:style-name="ro2">
          <table:table-cell/>
          <table:table-cell office:value-type="string" table:style-name="ce287">
            <text:p>202202</text:p>
          </table:table-cell>
          <table:table-cell table:number-columns-repeated="5" table:style-name="ce286"/>
          <table:table-cell office:value-type="string" table:style-name="ce337">
            <text:p>Não mexer</text:p>
          </table:table-cell>
          <table:table-cell table:number-columns-repeated="2" table:style-name="ce194"/>
          <table:table-cell table:number-columns-repeated="2" table:style-name="ce197"/>
          <table:table-cell table:number-columns-repeated="3" table:style-name="ce195"/>
          <table:table-cell table:style-name="ce196"/>
          <table:table-cell table:number-columns-repeated="5" table:style-name="ce195"/>
          <table:table-cell table:number-columns-repeated="16363" table:style-name="ce194"/>
        </table:table-row>
        <table:table-row table:style-name="ro2">
          <table:table-cell/>
          <table:table-cell table:style-name="ce288"/>
          <table:table-cell table:number-columns-repeated="5" table:style-name="ce286"/>
          <table:table-cell table:number-columns-repeated="4" table:style-name="ce194"/>
          <table:table-cell table:style-name="ce197"/>
          <table:table-cell table:number-columns-repeated="3" table:style-name="ce195"/>
          <table:table-cell table:number-columns-repeated="3" table:style-name="ce194"/>
          <table:table-cell table:number-columns-repeated="3" table:style-name="ce195"/>
          <table:table-cell table:number-columns-repeated="16363" table:style-name="ce194"/>
        </table:table-row>
        <table:table-row table:style-name="ro3">
          <table:table-cell/>
          <table:table-cell table:style-name="ce289"/>
          <table:table-cell table:number-columns-repeated="5" table:style-name="ce290"/>
          <table:table-cell table:number-columns-repeated="2" table:style-name="ce195"/>
          <table:table-cell table:style-name="ce196"/>
          <table:table-cell table:number-columns-repeated="5" table:style-name="ce194"/>
          <table:table-cell table:style-name="ce202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291">
            <text:p>TOTAL PAÍS</text:p>
          </table:table-cell>
          <table:table-cell table:number-columns-repeated="3" table:style-name="ce290"/>
          <table:table-cell office:value-type="string" table:number-columns-spanned="2" table:number-rows-spanned="1" table:style-name="ce385">
            <text:p>Variação %</text:p>
          </table:table-cell>
          <table:covered-table-cell/>
          <table:table-cell table:number-columns-repeated="2" table:style-name="ce195"/>
          <table:table-cell table:style-name="ce196"/>
          <table:table-cell table:number-columns-repeated="5" table:style-name="ce194"/>
          <table:table-cell table:style-name="ce202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5">
          <table:table-cell/>
          <table:table-cell table:style-name="ce292"/>
          <table:table-cell office:value-type="string" table:style-name="ce293">
            <text:p>202202</text:p>
          </table:table-cell>
          <table:table-cell office:value-type="string" table:style-name="ce294">
            <text:p>202201</text:p>
          </table:table-cell>
          <table:table-cell office:value-type="string" table:style-name="ce294">
            <text:p>202102</text:p>
          </table:table-cell>
          <table:table-cell office:value-type="string" table:style-name="ce295">
            <text:p>anterior</text:p>
          </table:table-cell>
          <table:table-cell office:value-type="string" table:style-name="ce296">
            <text:p>homologa</text:p>
          </table:table-cell>
          <table:table-cell table:number-columns-repeated="2" table:style-name="ce195"/>
          <table:table-cell table:style-name="ce196"/>
          <table:table-cell table:number-columns-repeated="5" table:style-name="ce194"/>
          <table:table-cell table:style-name="ce202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297">
            <text:p>SITUAÇÃO NO FIM DO MÊS</text:p>
          </table:table-cell>
          <table:table-cell table:style-name="ce298"/>
          <table:table-cell table:number-columns-repeated="4" table:style-name="ce299"/>
          <table:table-cell table:style-name="ce230"/>
          <table:table-cell table:style-name="ce195"/>
          <table:table-cell table:style-name="ce196"/>
          <table:table-cell table:number-columns-repeated="5" table:style-name="ce194"/>
          <table:table-cell table:style-name="ce202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300">
            <text:p>Pedidos de emprego</text:p>
          </table:table-cell>
          <table:table-cell office:value-type="float" office:value="515976" table:style-name="ce301">
            <text:p>515 976</text:p>
          </table:table-cell>
          <table:table-cell office:value-type="float" office:value="526977" table:style-name="ce301">
            <text:p>526 977</text:p>
          </table:table-cell>
          <table:table-cell office:value-type="float" office:value="606540" table:style-name="ce301">
            <text:p>606 540</text:p>
          </table:table-cell>
          <table:table-cell office:value-type="float" office:value="-2.0875673890890871" table:style-name="ce302">
            <text:p>-2,1</text:p>
          </table:table-cell>
          <table:table-cell office:value-type="float" office:value="-14.931249381739045" table:style-name="ce302">
            <text:p>-14,9</text:p>
          </table:table-cell>
          <table:table-cell table:style-name="ce228"/>
          <table:table-cell table:style-name="ce195"/>
          <table:table-cell table:style-name="ce196"/>
          <table:table-cell table:number-columns-repeated="5" table:style-name="ce194"/>
          <table:table-cell table:style-name="ce202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300">
            <text:p>Desemprego registado</text:p>
          </table:table-cell>
          <table:table-cell office:value-type="float" office:value="344264" table:style-name="ce301">
            <text:p>344 264</text:p>
          </table:table-cell>
          <table:table-cell office:value-type="float" office:value="355868" table:style-name="ce301">
            <text:p>355 868</text:p>
          </table:table-cell>
          <table:table-cell office:value-type="float" office:value="431843" table:style-name="ce301">
            <text:p>431 843</text:p>
          </table:table-cell>
          <table:table-cell office:value-type="float" office:value="-3.2607596074949141" table:style-name="ce302">
            <text:p>-3,3</text:p>
          </table:table-cell>
          <table:table-cell office:value-type="float" office:value="-20.280287048765409" table:style-name="ce302">
            <text:p>-20,3</text:p>
          </table:table-cell>
          <table:table-cell table:style-name="ce228"/>
          <table:table-cell table:style-name="ce231"/>
          <table:table-cell table:style-name="ce196"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300">
            <text:p>Ofertas de emprego</text:p>
          </table:table-cell>
          <table:table-cell office:value-type="float" office:value="17291" table:style-name="ce301">
            <text:p>17 291</text:p>
          </table:table-cell>
          <table:table-cell office:value-type="float" office:value="15629" table:style-name="ce301">
            <text:p>15 629</text:p>
          </table:table-cell>
          <table:table-cell office:value-type="float" office:value="11714" table:style-name="ce301">
            <text:p>11 714</text:p>
          </table:table-cell>
          <table:table-cell office:value-type="float" office:value="10.634077676114915" table:style-name="ce302">
            <text:p>10,6</text:p>
          </table:table-cell>
          <table:table-cell office:value-type="float" office:value="47.609697797507252" table:style-name="ce302">
            <text:p>47,6</text:p>
          </table:table-cell>
          <table:table-cell table:style-name="ce228"/>
          <table:table-cell table:style-name="ce195"/>
          <table:table-cell table:style-name="ce196"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table:style-name="ce303"/>
          <table:table-cell table:number-columns-repeated="3" table:style-name="ce301"/>
          <table:table-cell table:number-columns-repeated="2" table:style-name="ce302"/>
          <table:table-cell table:style-name="ce229"/>
          <table:table-cell table:style-name="ce195"/>
          <table:table-cell table:style-name="ce196"/>
          <table:table-cell table:number-columns-repeated="6" table:style-name="ce194"/>
          <table:table-cell table:style-name="ce204"/>
          <table:table-cell table:number-columns-repeated="3" table:style-name="ce194"/>
          <table:table-cell table:number-columns-repeated="3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304">
            <text:p>MOVIMENTO AO LONGO DO MÊS</text:p>
          </table:table-cell>
          <table:table-cell table:number-columns-repeated="3" table:style-name="ce301"/>
          <table:table-cell table:number-columns-repeated="2" table:style-name="ce302"/>
          <table:table-cell table:style-name="ce229"/>
          <table:table-cell table:style-name="ce195"/>
          <table:table-cell table:style-name="ce196"/>
          <table:table-cell table:number-columns-repeated="6" table:style-name="ce194"/>
          <table:table-cell table:style-name="ce205"/>
          <table:table-cell table:number-columns-repeated="3" table:style-name="ce206"/>
          <table:table-cell table:number-columns-repeated="3" table:style-name="ce195"/>
          <table:table-cell table:style-name="ce203"/>
          <table:table-cell table:number-columns-repeated="16360"/>
        </table:table-row>
        <table:table-row table:style-name="ro4">
          <table:table-cell/>
          <table:table-cell office:value-type="string" table:style-name="ce300">
            <text:p>Pedidos de emprego</text:p>
          </table:table-cell>
          <table:table-cell office:value-type="float" office:value="40278" table:style-name="ce301">
            <text:p>40 278</text:p>
          </table:table-cell>
          <table:table-cell office:value-type="float" office:value="46504" table:style-name="ce301">
            <text:p>46 504</text:p>
          </table:table-cell>
          <table:table-cell office:value-type="float" office:value="44239" table:style-name="ce301">
            <text:p>44 239</text:p>
          </table:table-cell>
          <table:table-cell office:value-type="float" office:value="-13.388095647686221" table:style-name="ce302">
            <text:p>-13,4</text:p>
          </table:table-cell>
          <table:table-cell office:value-type="float" office:value="-8.9536381925450392" table:style-name="ce302">
            <text:p>-9,0</text:p>
          </table:table-cell>
          <table:table-cell table:style-name="ce228"/>
          <table:table-cell table:style-name="ce195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number-columns-repeated="2" table:style-name="ce195"/>
          <table:table-cell table:number-columns-repeated="2" table:style-name="ce206"/>
          <table:table-cell table:number-columns-repeated="16360"/>
        </table:table-row>
        <table:table-row table:style-name="ro4">
          <table:table-cell/>
          <table:table-cell office:value-type="string" table:style-name="ce300">
            <text:p>Desempregados</text:p>
          </table:table-cell>
          <table:table-cell office:value-type="float" office:value="36802" table:style-name="ce301">
            <text:p>36 802</text:p>
          </table:table-cell>
          <table:table-cell office:value-type="float" office:value="42694" table:style-name="ce301">
            <text:p>42 694</text:p>
          </table:table-cell>
          <table:table-cell office:value-type="float" office:value="41580" table:style-name="ce301">
            <text:p>41 580</text:p>
          </table:table-cell>
          <table:table-cell office:value-type="float" office:value="-13.800534032885183" table:style-name="ce302">
            <text:p>-13,8</text:p>
          </table:table-cell>
          <table:table-cell office:value-type="float" office:value="-11.491101491101491" table:style-name="ce302">
            <text:p>-11,5</text:p>
          </table:table-cell>
          <table:table-cell table:style-name="ce228"/>
          <table:table-cell table:style-name="ce195"/>
          <table:table-cell table:style-name="ce196"/>
          <table:table-cell table:number-columns-repeated="6" table:style-name="ce194"/>
          <table:table-cell table:style-name="ce210"/>
          <table:table-cell table:style-name="ce211"/>
          <table:table-cell table:number-columns-repeated="2" table:style-name="ce212"/>
          <table:table-cell table:style-name="ce205"/>
          <table:table-cell table:style-name="ce206"/>
          <table:table-cell table:number-columns-repeated="2" table:style-name="ce213"/>
          <table:table-cell table:number-columns-repeated="16360"/>
        </table:table-row>
        <table:table-row table:style-name="ro4">
          <table:table-cell/>
          <table:table-cell office:value-type="string" table:style-name="ce300">
            <text:p>Ofertas de emprego</text:p>
          </table:table-cell>
          <table:table-cell office:value-type="float" office:value="11242" table:style-name="ce301">
            <text:p>11 242</text:p>
          </table:table-cell>
          <table:table-cell office:value-type="float" office:value="12433" table:style-name="ce301">
            <text:p>12 433</text:p>
          </table:table-cell>
          <table:table-cell office:value-type="float" office:value="7677" table:style-name="ce301">
            <text:p>7 677</text:p>
          </table:table-cell>
          <table:table-cell office:value-type="float" office:value="-9.5793452907584644" table:style-name="ce302">
            <text:p>-9,6</text:p>
          </table:table-cell>
          <table:table-cell office:value-type="float" office:value="46.437410446789116" table:style-name="ce302">
            <text:p>46,4</text:p>
          </table:table-cell>
          <table:table-cell table:style-name="ce228"/>
          <table:table-cell table:style-name="ce195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number-columns-repeated="16360"/>
        </table:table-row>
        <table:table-row table:style-name="ro4">
          <table:table-cell/>
          <table:table-cell office:value-type="string" table:style-name="ce300">
            <text:p>Colocações</text:p>
          </table:table-cell>
          <table:table-cell office:value-type="float" office:value="6493" table:style-name="ce305">
            <text:p>6 493</text:p>
          </table:table-cell>
          <table:table-cell office:value-type="float" office:value="8521" table:style-name="ce305">
            <text:p>8 521</text:p>
          </table:table-cell>
          <table:table-cell office:value-type="float" office:value="4844" table:style-name="ce305">
            <text:p>4 844</text:p>
          </table:table-cell>
          <table:table-cell office:value-type="float" office:value="-23.800023471423543" table:style-name="ce306">
            <text:p>-23,8</text:p>
          </table:table-cell>
          <table:table-cell office:value-type="float" office:value="34.042113955408752" table:style-name="ce306">
            <text:p>34,0</text:p>
          </table:table-cell>
          <table:table-cell table:style-name="ce228"/>
          <table:table-cell table:style-name="ce195"/>
          <table:table-cell table:style-name="ce196"/>
          <table:table-cell table:number-columns-repeated="6" table:style-name="ce194"/>
          <table:table-cell table:style-name="ce207"/>
          <table:table-cell table:style-name="ce220"/>
          <table:table-cell table:number-columns-repeated="2" table:style-name="ce221"/>
          <table:table-cell table:style-name="ce195"/>
          <table:table-cell table:style-name="ce208"/>
          <table:table-cell table:number-columns-repeated="2" table:style-name="ce222"/>
          <table:table-cell table:number-columns-repeated="16360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195"/>
          <table:table-cell table:style-name="ce223"/>
          <table:table-cell table:number-columns-repeated="2" table:style-name="ce196"/>
          <table:table-cell table:number-columns-repeated="16360" table:style-name="ce194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7">
          <table:table-cell/>
          <table:table-cell table:style-name="ce285"/>
          <table:table-cell table:number-columns-repeated="5" table:style-name="ce194"/>
          <table:table-cell table:number-columns-repeated="2" table:style-name="ce195"/>
          <table:table-cell table:number-columns-repeated="2"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8">
          <table:table-cell/>
          <table:table-cell table:style-name="ce285"/>
          <table:table-cell table:number-columns-repeated="3" table:style-name="ce198"/>
          <table:table-cell table:number-columns-repeated="5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9">
          <table:table-cell/>
          <table:table-cell office:value-type="string" table:style-name="ce200">
            <text:p>TOTAL PAÍS</text:p>
          </table:table-cell>
          <table:table-cell office:value-type="string" table:style-name="ce191">
            <text:p>Desemprego Registado</text:p>
          </table:table-cell>
          <table:table-cell office:value-type="string" table:style-name="ce191">
            <text:p>Desemprego ao Longo</text:p>
          </table:table-cell>
          <table:table-cell office:value-type="string" table:style-name="ce191">
            <text:p>Ofertas recebidas<text:s/></text:p>
          </table:table-cell>
          <table:table-cell office:value-type="string" table:style-name="ce191">
            <text:p>Colocações</text:p>
          </table:table-cell>
          <table:table-cell table:style-name="ce194"/>
          <table:table-cell office:value-type="string" table:style-name="ce330">
            <text:p>Copiar como valores a range: B23 a F34 <text:s/>para <text:s/>B22 a F33</text:p>
          </table:table-cell>
          <table:table-cell table:number-columns-repeated="2" table:style-name="ce331"/>
          <table:table-cell table:style-name="ce332"/>
          <table:table-cell table:style-name="ce333"/>
          <table:table-cell table:number-columns-repeated="5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2-01T00:00:00" table:style-name="ce201">
            <text:p>fev-21</text:p>
          </table:table-cell>
          <table:table-cell office:value-type="float" office:value="431843" table:style-name="ce192">
            <text:p>431 843<text:s/></text:p>
          </table:table-cell>
          <table:table-cell office:value-type="float" office:value="41580" table:style-name="ce192">
            <text:p>41 580<text:s/></text:p>
          </table:table-cell>
          <table:table-cell office:value-type="float" office:value="7677" table:style-name="ce192">
            <text:p>7 677<text:s/></text:p>
          </table:table-cell>
          <table:table-cell office:value-type="float" office:value="4844" table:style-name="ce192">
            <text:p>4 844<text:s/></text:p>
          </table:table-cell>
          <table:table-cell table:style-name="ce194"/>
          <table:table-cell table:style-name="ce308"/>
          <table:table-cell table:number-columns-repeated="2" table:style-name="ce199"/>
          <table:table-cell table:style-name="ce307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3-01T00:00:00" table:style-name="ce201">
            <text:p>mar-21</text:p>
          </table:table-cell>
          <table:table-cell office:value-type="float" office:value="432851" table:style-name="ce192">
            <text:p>432 851<text:s/></text:p>
          </table:table-cell>
          <table:table-cell office:value-type="float" office:value="43114" table:style-name="ce192">
            <text:p>43 114<text:s/></text:p>
          </table:table-cell>
          <table:table-cell office:value-type="float" office:value="12050" table:style-name="ce192">
            <text:p>12 050<text:s/></text:p>
          </table:table-cell>
          <table:table-cell office:value-type="float" office:value="6899" table:style-name="ce192">
            <text:p>6 899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4-01T00:00:00" table:style-name="ce201">
            <text:p>abr-21</text:p>
          </table:table-cell>
          <table:table-cell office:value-type="float" office:value="423888" table:style-name="ce192">
            <text:p>423 888<text:s/></text:p>
          </table:table-cell>
          <table:table-cell office:value-type="float" office:value="37249" table:style-name="ce192">
            <text:p>37 249<text:s/></text:p>
          </table:table-cell>
          <table:table-cell office:value-type="float" office:value="12906" table:style-name="ce192">
            <text:p>12 906<text:s/></text:p>
          </table:table-cell>
          <table:table-cell office:value-type="float" office:value="7848" table:style-name="ce192">
            <text:p>7 848<text:s/></text:p>
          </table:table-cell>
          <table:table-cell table:style-name="ce194"/>
          <table:table-cell office:value-type="string" table:style-name="ce334">
            <text:p>Mudar o nome do mês da célula <text:s/>B34</text:p>
          </table:table-cell>
          <table:table-cell table:number-columns-repeated="2" table:style-name="ce335"/>
          <table:table-cell table:style-name="ce33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5-01T00:00:00" table:style-name="ce201">
            <text:p>mai-21</text:p>
          </table:table-cell>
          <table:table-cell office:value-type="float" office:value="402183" table:style-name="ce192">
            <text:p>402 183<text:s/></text:p>
          </table:table-cell>
          <table:table-cell office:value-type="float" office:value="34083" table:style-name="ce192">
            <text:p>34 083<text:s/></text:p>
          </table:table-cell>
          <table:table-cell office:value-type="float" office:value="17563" table:style-name="ce192">
            <text:p>17 563<text:s/></text:p>
          </table:table-cell>
          <table:table-cell office:value-type="float" office:value="10123" table:style-name="ce192">
            <text:p>10 123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6-01T00:00:00" table:style-name="ce201">
            <text:p>jun-21</text:p>
          </table:table-cell>
          <table:table-cell office:value-type="float" office:value="377872" table:style-name="ce192">
            <text:p>377 872<text:s/></text:p>
          </table:table-cell>
          <table:table-cell office:value-type="float" office:value="31617" table:style-name="ce192">
            <text:p>31 617<text:s/></text:p>
          </table:table-cell>
          <table:table-cell office:value-type="float" office:value="16186" table:style-name="ce192">
            <text:p>16 186<text:s/></text:p>
          </table:table-cell>
          <table:table-cell office:value-type="float" office:value="9686" table:style-name="ce192">
            <text:p>9 686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7-01T00:00:00" table:style-name="ce201">
            <text:p>jul-21</text:p>
          </table:table-cell>
          <table:table-cell office:value-type="float" office:value="368704" table:style-name="ce193">
            <text:p>368 704<text:s/></text:p>
          </table:table-cell>
          <table:table-cell office:value-type="float" office:value="37604" table:style-name="ce193">
            <text:p>37 604<text:s/></text:p>
          </table:table-cell>
          <table:table-cell office:value-type="float" office:value="11750" table:style-name="ce192">
            <text:p>11 750<text:s/></text:p>
          </table:table-cell>
          <table:table-cell office:value-type="float" office:value="7605" table:style-name="ce192">
            <text:p>7 605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8-01T00:00:00" table:style-name="ce201">
            <text:p>ago-21</text:p>
          </table:table-cell>
          <table:table-cell office:value-type="float" office:value="368404" table:style-name="ce192">
            <text:p>368 404<text:s/></text:p>
          </table:table-cell>
          <table:table-cell office:value-type="float" office:value="36437" table:style-name="ce192">
            <text:p>36 437<text:s/></text:p>
          </table:table-cell>
          <table:table-cell office:value-type="float" office:value="11048" table:style-name="ce192">
            <text:p>11 048<text:s/></text:p>
          </table:table-cell>
          <table:table-cell office:value-type="float" office:value="6343" table:style-name="ce192">
            <text:p>6 343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09-01T00:00:00" table:style-name="ce201">
            <text:p>set-21</text:p>
          </table:table-cell>
          <table:table-cell office:value-type="float" office:value="359148" table:style-name="ce192">
            <text:p>359 148<text:s/></text:p>
          </table:table-cell>
          <table:table-cell office:value-type="float" office:value="48966" table:style-name="ce192">
            <text:p>48 966<text:s/></text:p>
          </table:table-cell>
          <table:table-cell office:value-type="float" office:value="14415" table:style-name="ce192">
            <text:p>14 415<text:s/></text:p>
          </table:table-cell>
          <table:table-cell office:value-type="float" office:value="8911" table:style-name="ce192">
            <text:p>8 911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10-01T00:00:00" table:style-name="ce201">
            <text:p>out-21</text:p>
          </table:table-cell>
          <table:table-cell office:value-type="float" office:value="351667" table:style-name="ce192">
            <text:p>351 667<text:s/></text:p>
          </table:table-cell>
          <table:table-cell office:value-type="float" office:value="44168" table:style-name="ce192">
            <text:p>44 168<text:s/></text:p>
          </table:table-cell>
          <table:table-cell office:value-type="float" office:value="12889" table:style-name="ce192">
            <text:p>12 889<text:s/></text:p>
          </table:table-cell>
          <table:table-cell office:value-type="float" office:value="8012" table:style-name="ce192">
            <text:p>8 012<text:s/></text:p>
          </table:table-cell>
          <table:table-cell table:number-columns-repeated="2" table:style-name="ce194"/>
          <table:table-cell office:value-type="string" table:style-name="ce194">
            <text:p><text:s/></text:p>
          </table:table-cell>
          <table:table-cell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6"/>
          <table:table-cell table:style-name="ce227"/>
          <table:table-cell table:number-columns-repeated="2" table:style-name="ce209"/>
          <table:table-cell table:number-columns-repeated="16359"/>
        </table:table-row>
        <table:table-row table:style-name="ro6">
          <table:table-cell/>
          <table:table-cell office:value-type="date" office:date-value="2021-11-01T00:00:00" table:style-name="ce201">
            <text:p>nov-21</text:p>
          </table:table-cell>
          <table:table-cell office:value-type="float" office:value="345884" table:style-name="ce192">
            <text:p>345 884<text:s/></text:p>
          </table:table-cell>
          <table:table-cell office:value-type="float" office:value="47142" table:style-name="ce192">
            <text:p>47 142<text:s/></text:p>
          </table:table-cell>
          <table:table-cell office:value-type="float" office:value="11571" table:style-name="ce192">
            <text:p>11 571<text:s/></text:p>
          </table:table-cell>
          <table:table-cell office:value-type="float" office:value="7616" table:style-name="ce192">
            <text:p>7 616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07"/>
          <table:table-cell table:style-name="ce208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1-12-01T00:00:00" table:style-name="ce201">
            <text:p>dez-21</text:p>
          </table:table-cell>
          <table:table-cell office:value-type="float" office:value="341610" table:style-name="ce192">
            <text:p>341 610<text:s/></text:p>
          </table:table-cell>
          <table:table-cell office:value-type="float" office:value="38594" table:style-name="ce192">
            <text:p>38 594<text:s/></text:p>
          </table:table-cell>
          <table:table-cell office:value-type="float" office:value="8905" table:style-name="ce192">
            <text:p>8 905<text:s/></text:p>
          </table:table-cell>
          <table:table-cell office:value-type="float" office:value="6124" table:style-name="ce192">
            <text:p>6 124<text:s/></text:p>
          </table:table-cell>
          <table:table-cell table:number-columns-repeated="4" table:style-name="ce194"/>
          <table:table-cell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4"/>
          <table:table-cell table:style-name="ce227"/>
          <table:table-cell table:style-name="ce225"/>
          <table:table-cell table:style-name="ce209"/>
          <table:table-cell table:number-columns-repeated="16359"/>
        </table:table-row>
        <table:table-row table:style-name="ro6">
          <table:table-cell/>
          <table:table-cell office:value-type="date" office:date-value="2022-01-01T00:00:00" table:style-name="ce344">
            <text:p>jan-22</text:p>
          </table:table-cell>
          <table:table-cell office:value-type="float" office:value="334984" table:style-name="ce192">
            <text:p>334 984<text:s/></text:p>
          </table:table-cell>
          <table:table-cell office:value-type="float" office:value="40254" table:style-name="ce192">
            <text:p>40 254<text:s/></text:p>
          </table:table-cell>
          <table:table-cell office:value-type="float" office:value="12002" table:style-name="ce192">
            <text:p>12 002<text:s/></text:p>
          </table:table-cell>
          <table:table-cell office:value-type="float" office:value="8149" table:style-name="ce192">
            <text:p>8 149<text:s/></text:p>
          </table:table-cell>
          <table:table-cell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69" table:style-name="ce194"/>
        </table:table-row>
        <table:table-row table:style-name="ro6">
          <table:table-cell/>
          <table:table-cell office:value-type="date" office:date-value="2022-02-01T00:00:00" table:style-name="ce344">
            <text:p>fev-22</text:p>
          </table:table-cell>
          <table:table-cell office:value-type="float" office:value="344264" table:style-name="ce284">
            <text:p>344 264<text:s/></text:p>
          </table:table-cell>
          <table:table-cell office:value-type="float" office:value="36802" table:style-name="ce284">
            <text:p>36 802<text:s/></text:p>
          </table:table-cell>
          <table:table-cell office:value-type="float" office:value="11242" table:style-name="ce284">
            <text:p>11 242<text:s/></text:p>
          </table:table-cell>
          <table:table-cell office:value-type="float" office:value="6493" table:style-name="ce284">
            <text:p>6 493<text:s/></text:p>
          </table:table-cell>
          <table:table-cell table:style-name="ce194"/>
          <table:table-cell table:number-columns-repeated="2" table:style-name="ce195"/>
          <table:table-cell table:number-columns-repeated="2" table:style-name="ce196"/>
          <table:table-cell table:number-columns-repeated="6" table:style-name="ce194"/>
          <table:table-cell table:style-name="ce207"/>
          <table:table-cell table:style-name="ce208"/>
          <table:table-cell table:number-columns-repeated="2" table:style-name="ce209"/>
          <table:table-cell table:style-name="ce224"/>
          <table:table-cell table:style-name="ce227"/>
          <table:table-cell table:style-name="ce225"/>
          <table:table-cell table:style-name="ce209"/>
          <table:table-cell table:number-columns-repeated="16359" table:style-name="ce194"/>
        </table:table-row>
        <table:table-row table:number-rows-repeated="2" table:style-name="ro6">
          <table:table-cell/>
          <table:table-cell table:number-columns-repeated="5" table:style-name="ce194"/>
          <table:table-cell table:style-name="ce202"/>
          <table:table-cell table:number-columns-repeated="2" table:style-name="ce195"/>
          <table:table-cell table:number-columns-repeated="2" table:style-name="ce196"/>
          <table:table-cell table:number-columns-repeated="4" table:style-name="ce195"/>
          <table:table-cell table:style-name="ce203"/>
          <table:table-cell table:number-columns-repeated="16368" table:style-name="ce194"/>
        </table:table-row>
        <table:table-row table:style-name="ro6">
          <table:table-cell/>
          <table:table-cell table:style-name="ce309"/>
          <table:table-cell table:number-columns-repeated="3" table:style-name="ce310"/>
          <table:table-cell office:value-type="string" table:number-columns-spanned="2" table:number-rows-spanned="1" table:style-name="ce371">
            <text:p>variação anterior</text:p>
          </table:table-cell>
          <table:covered-table-cell/>
          <table:table-cell office:value-type="string" table:number-columns-spanned="2" table:number-rows-spanned="1" table:style-name="ce371">
            <text:p>variação homóloga</text:p>
          </table:table-cell>
          <table:covered-table-cell/>
          <table:table-cell table:style-name="ce290"/>
          <table:table-cell office:value-type="string" table:style-name="ce337">
            <text:p>Não mexer</text:p>
          </table:table-cell>
          <table:table-cell table:number-columns-repeated="4" table:style-name="ce195"/>
          <table:table-cell table:style-name="ce203"/>
          <table:table-cell table:number-columns-repeated="16368" table:style-name="ce194"/>
        </table:table-row>
        <table:table-row table:style-name="ro10">
          <table:table-cell/>
          <table:table-cell office:value-type="string" table:style-name="ce311">
            <text:p>TOTAL PAÍS</text:p>
          </table:table-cell>
          <table:table-cell office:value-type="string" table:style-name="ce312">
            <text:p>202202</text:p>
          </table:table-cell>
          <table:table-cell office:value-type="string" table:style-name="ce313">
            <text:p>202201</text:p>
          </table:table-cell>
          <table:table-cell office:value-type="string" table:style-name="ce313">
            <text:p>202102</text:p>
          </table:table-cell>
          <table:table-cell office:value-type="string" table:style-name="ce314">
            <text:p>va</text:p>
          </table:table-cell>
          <table:table-cell office:value-type="string" table:style-name="ce315">
            <text:p>%</text:p>
          </table:table-cell>
          <table:table-cell office:value-type="string" table:style-name="ce314">
            <text:p>va</text:p>
          </table:table-cell>
          <table:table-cell office:value-type="string" table:style-name="ce315">
            <text:p>%</text:p>
          </table:table-cell>
          <table:table-cell table:style-name="ce286"/>
          <table:table-cell table:style-name="ce196"/>
          <table:table-cell table:number-columns-repeated="4" table:style-name="ce195"/>
          <table:table-cell table:style-name="ce203"/>
          <table:table-cell table:number-columns-repeated="16368" table:style-name="ce194"/>
        </table:table-row>
        <table:table-row table:style-name="ro6">
          <table:table-cell/>
          <table:table-cell office:value-type="string" table:style-name="ce316">
            <text:p>desemprego registado</text:p>
          </table:table-cell>
          <table:table-cell office:value-type="float" office:value="344264" table:style-name="ce317">
            <text:p>344 264</text:p>
          </table:table-cell>
          <table:table-cell office:value-type="float" office:value="355868" table:style-name="ce317">
            <text:p>355 868</text:p>
          </table:table-cell>
          <table:table-cell office:value-type="float" office:value="431843" table:style-name="ce317">
            <text:p>431 843</text:p>
          </table:table-cell>
          <table:table-cell office:value-type="float" office:value="-11604" table:style-name="ce317">
            <text:p>-11 604</text:p>
          </table:table-cell>
          <table:table-cell office:value-type="float" office:value="-3.2607596074949141" table:style-name="ce318">
            <text:p>-3,3</text:p>
          </table:table-cell>
          <table:table-cell office:value-type="float" office:value="-87579" table:style-name="ce317">
            <text:p>-87 579</text:p>
          </table:table-cell>
          <table:table-cell office:value-type="float" office:value="-20.280287048765409" table:style-name="ce318">
            <text:p>-20,3</text:p>
          </table:table-cell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16371" table:style-name="ce194"/>
        </table:table-row>
        <table:table-row table:style-name="ro6">
          <table:table-cell/>
          <table:table-cell table:style-name="ce319"/>
          <table:table-cell table:number-columns-repeated="4" table:style-name="ce320"/>
          <table:table-cell table:style-name="ce321"/>
          <table:table-cell table:style-name="ce320"/>
          <table:table-cell table:style-name="ce321"/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16371" table:style-name="ce194"/>
        </table:table-row>
        <table:table-row table:style-name="ro6">
          <table:table-cell/>
          <table:table-cell office:value-type="string" table:style-name="ce319">
            <text:p>homens</text:p>
          </table:table-cell>
          <table:table-cell office:value-type="float" office:value="151190" table:style-name="ce322">
            <text:p>151 190</text:p>
          </table:table-cell>
          <table:table-cell office:value-type="float" office:value="155822" table:style-name="ce320">
            <text:p>155 822</text:p>
          </table:table-cell>
          <table:table-cell office:value-type="float" office:value="190916" table:style-name="ce320">
            <text:p>190 916</text:p>
          </table:table-cell>
          <table:table-cell office:value-type="float" office:value="-4632" table:style-name="ce320">
            <text:p>-4 632</text:p>
          </table:table-cell>
          <table:table-cell office:value-type="float" office:value="-2.9726226078474154" table:style-name="ce321">
            <text:p>-3,0</text:p>
          </table:table-cell>
          <table:table-cell office:value-type="float" office:value="-39726" table:style-name="ce320">
            <text:p>-39 726</text:p>
          </table:table-cell>
          <table:table-cell office:value-type="float" office:value="-20.80810408766159" table:style-name="ce321">
            <text:p>-20,8</text:p>
          </table:table-cell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16371" table:style-name="ce194"/>
        </table:table-row>
        <table:table-row table:style-name="ro6">
          <table:table-cell/>
          <table:table-cell office:value-type="string" table:style-name="ce319">
            <text:p>mulheres</text:p>
          </table:table-cell>
          <table:table-cell office:value-type="float" office:value="193074" table:style-name="ce322">
            <text:p>193 074</text:p>
          </table:table-cell>
          <table:table-cell office:value-type="float" office:value="200046" table:style-name="ce320">
            <text:p>200 046</text:p>
          </table:table-cell>
          <table:table-cell office:value-type="float" office:value="240927" table:style-name="ce320">
            <text:p>240 927</text:p>
          </table:table-cell>
          <table:table-cell office:value-type="float" office:value="-6972" table:style-name="ce320">
            <text:p>-6 972</text:p>
          </table:table-cell>
          <table:table-cell office:value-type="float" office:value="-3.4851984043669959" table:style-name="ce321">
            <text:p>-3,5</text:p>
          </table:table-cell>
          <table:table-cell office:value-type="float" office:value="-47853" table:style-name="ce320">
            <text:p>-47 853</text:p>
          </table:table-cell>
          <table:table-cell office:value-type="float" office:value="-19.862032897931741" table:style-name="ce321">
            <text:p>-19,9</text:p>
          </table:table-cell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7"/>
        </table:table-row>
        <table:table-row table:style-name="ro6">
          <table:table-cell/>
          <table:table-cell table:style-name="ce319"/>
          <table:table-cell table:number-columns-repeated="4" table:style-name="ce323"/>
          <table:table-cell table:style-name="ce321"/>
          <table:table-cell table:style-name="ce323"/>
          <table:table-cell table:style-name="ce321"/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7"/>
        </table:table-row>
        <table:table-row table:style-name="ro6">
          <table:table-cell/>
          <table:table-cell office:value-type="string" table:style-name="ce319">
            <text:p>&lt; 25 anos</text:p>
          </table:table-cell>
          <table:table-cell office:value-type="float" office:value="36514" table:style-name="ce322">
            <text:p>36 514</text:p>
          </table:table-cell>
          <table:table-cell office:value-type="float" office:value="37818" table:style-name="ce320">
            <text:p>37 818</text:p>
          </table:table-cell>
          <table:table-cell office:value-type="float" office:value="50517" table:style-name="ce320">
            <text:p>50 517</text:p>
          </table:table-cell>
          <table:table-cell office:value-type="float" office:value="-1304" table:style-name="ce320">
            <text:p>-1 304</text:p>
          </table:table-cell>
          <table:table-cell office:value-type="float" office:value="-3.4480935004495215" table:style-name="ce321">
            <text:p>-3,4</text:p>
          </table:table-cell>
          <table:table-cell office:value-type="float" office:value="-14003" table:style-name="ce320">
            <text:p>-14 003</text:p>
          </table:table-cell>
          <table:table-cell office:value-type="float" office:value="-27.719381594314786" table:style-name="ce321">
            <text:p>-27,7</text:p>
          </table:table-cell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7"/>
        </table:table-row>
        <table:table-row table:style-name="ro6">
          <table:table-cell/>
          <table:table-cell office:value-type="string" table:style-name="ce319">
            <text:p>&gt;= 25 anos</text:p>
          </table:table-cell>
          <table:table-cell office:value-type="float" office:value="307750" table:style-name="ce322">
            <text:p>307 750</text:p>
          </table:table-cell>
          <table:table-cell office:value-type="float" office:value="318050" table:style-name="ce320">
            <text:p>318 050</text:p>
          </table:table-cell>
          <table:table-cell office:value-type="float" office:value="381326" table:style-name="ce320">
            <text:p>381 326</text:p>
          </table:table-cell>
          <table:table-cell office:value-type="float" office:value="-10300" table:style-name="ce320">
            <text:p>-10 300</text:p>
          </table:table-cell>
          <table:table-cell office:value-type="float" office:value="-3.2384845150133632" table:style-name="ce321">
            <text:p>-3,2</text:p>
          </table:table-cell>
          <table:table-cell office:value-type="float" office:value="-73576" table:style-name="ce320">
            <text:p>-73 576</text:p>
          </table:table-cell>
          <table:table-cell office:value-type="float" office:value="-19.294776647802667" table:style-name="ce321">
            <text:p>-19,3</text:p>
          </table:table-cell>
          <table:table-cell table:style-name="ce286"/>
          <table:table-cell table:style-name="ce196"/>
          <table:table-cell table:style-name="ce195"/>
          <table:table-cell table:style-name="ce343"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7"/>
        </table:table-row>
        <table:table-row table:style-name="ro6">
          <table:table-cell/>
          <table:table-cell table:style-name="ce319"/>
          <table:table-cell table:style-name="ce322"/>
          <table:table-cell table:number-columns-repeated="3" table:style-name="ce320"/>
          <table:table-cell table:style-name="ce321"/>
          <table:table-cell table:style-name="ce320"/>
          <table:table-cell table:style-name="ce321"/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 table:style-name="ce194"/>
        </table:table-row>
        <table:table-row table:style-name="ro6">
          <table:table-cell/>
          <table:table-cell office:value-type="string" table:style-name="ce319">
            <text:p>&lt; 1 ano inscrição</text:p>
          </table:table-cell>
          <table:table-cell office:value-type="float" office:value="175241" table:style-name="ce322">
            <text:p>175 241</text:p>
          </table:table-cell>
          <table:table-cell office:value-type="float" office:value="181527" table:style-name="ce320">
            <text:p>181 527</text:p>
          </table:table-cell>
          <table:table-cell office:value-type="float" office:value="265943" table:style-name="ce320">
            <text:p>265 943</text:p>
          </table:table-cell>
          <table:table-cell office:value-type="float" office:value="-6286" table:style-name="ce320">
            <text:p>-6 286</text:p>
          </table:table-cell>
          <table:table-cell office:value-type="float" office:value="-3.4628457474645642" table:style-name="ce321">
            <text:p>-3,5</text:p>
          </table:table-cell>
          <table:table-cell office:value-type="float" office:value="-90702" table:style-name="ce320">
            <text:p>-90 702</text:p>
          </table:table-cell>
          <table:table-cell office:value-type="float" office:value="-34.105804627307357" table:style-name="ce321">
            <text:p>-34,1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 table:style-name="ce194"/>
        </table:table-row>
        <table:table-row table:style-name="ro6">
          <table:table-cell/>
          <table:table-cell office:value-type="string" table:style-name="ce319">
            <text:p>&gt;= 1 ano inscrição</text:p>
          </table:table-cell>
          <table:table-cell office:value-type="float" office:value="169023" table:style-name="ce322">
            <text:p>169 023</text:p>
          </table:table-cell>
          <table:table-cell office:value-type="float" office:value="174341" table:style-name="ce320">
            <text:p>174 341</text:p>
          </table:table-cell>
          <table:table-cell office:value-type="float" office:value="165900" table:style-name="ce320">
            <text:p>165 900</text:p>
          </table:table-cell>
          <table:table-cell office:value-type="float" office:value="-5318" table:style-name="ce320">
            <text:p>-5 318</text:p>
          </table:table-cell>
          <table:table-cell office:value-type="float" office:value="-3.0503438663309264" table:style-name="ce321">
            <text:p>-3,1</text:p>
          </table:table-cell>
          <table:table-cell office:value-type="float" office:value="3123" table:style-name="ce320">
            <text:p>3 123</text:p>
          </table:table-cell>
          <table:table-cell office:value-type="float" office:value="1.8824593128390597" table:style-name="ce321">
            <text:p>1,9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 table:style-name="ce194"/>
        </table:table-row>
        <table:table-row table:style-name="ro11">
          <table:table-cell/>
          <table:table-cell table:style-name="ce319"/>
          <table:table-cell table:style-name="ce322"/>
          <table:table-cell table:number-columns-repeated="3" table:style-name="ce320"/>
          <table:table-cell table:style-name="ce321"/>
          <table:table-cell table:style-name="ce320"/>
          <table:table-cell table:style-name="ce321"/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primeiro emprego</text:p>
          </table:table-cell>
          <table:table-cell office:value-type="float" office:value="31921" table:style-name="ce322">
            <text:p>31 921</text:p>
          </table:table-cell>
          <table:table-cell office:value-type="float" office:value="32843" table:style-name="ce320">
            <text:p>32 843</text:p>
          </table:table-cell>
          <table:table-cell office:value-type="float" office:value="34012" table:style-name="ce320">
            <text:p>34 012</text:p>
          </table:table-cell>
          <table:table-cell office:value-type="float" office:value="-922" table:style-name="ce320">
            <text:p>- 922</text:p>
          </table:table-cell>
          <table:table-cell office:value-type="float" office:value="-2.8072953140699695" table:style-name="ce321">
            <text:p>-2,8</text:p>
          </table:table-cell>
          <table:table-cell office:value-type="float" office:value="-2091" table:style-name="ce320">
            <text:p>-2 091</text:p>
          </table:table-cell>
          <table:table-cell office:value-type="float" office:value="-6.1478301775843818" table:style-name="ce321">
            <text:p>-6,1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novo emprego</text:p>
          </table:table-cell>
          <table:table-cell office:value-type="float" office:value="312343" table:style-name="ce322">
            <text:p>312 343</text:p>
          </table:table-cell>
          <table:table-cell office:value-type="float" office:value="323025" table:style-name="ce320">
            <text:p>323 025</text:p>
          </table:table-cell>
          <table:table-cell office:value-type="float" office:value="397831" table:style-name="ce320">
            <text:p>397 831</text:p>
          </table:table-cell>
          <table:table-cell office:value-type="float" office:value="-10682" table:style-name="ce320">
            <text:p>-10 682</text:p>
          </table:table-cell>
          <table:table-cell office:value-type="float" office:value="-3.3068647937466138" table:style-name="ce321">
            <text:p>-3,3</text:p>
          </table:table-cell>
          <table:table-cell office:value-type="float" office:value="-85488" table:style-name="ce320">
            <text:p>-85 488</text:p>
          </table:table-cell>
          <table:table-cell office:value-type="float" office:value="-21.48852150787646" table:style-name="ce321">
            <text:p>-21,5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table:style-name="ce319"/>
          <table:table-cell table:style-name="ce322"/>
          <table:table-cell table:number-columns-repeated="3" table:style-name="ce320"/>
          <table:table-cell table:style-name="ce321"/>
          <table:table-cell table:style-name="ce320"/>
          <table:table-cell table:style-name="ce321"/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nenhum nível instrução</text:p>
          </table:table-cell>
          <table:table-cell office:value-type="float" office:value="30958" table:style-name="ce322">
            <text:p>30 958</text:p>
          </table:table-cell>
          <table:table-cell office:value-type="float" office:value="31181" table:style-name="ce320">
            <text:p>31 181</text:p>
          </table:table-cell>
          <table:table-cell office:value-type="float" office:value="30486" table:style-name="ce320">
            <text:p>30 486</text:p>
          </table:table-cell>
          <table:table-cell office:value-type="float" office:value="-223" table:style-name="ce320">
            <text:p>- 223</text:p>
          </table:table-cell>
          <table:table-cell office:value-type="float" office:value="-0.71517911548699531" table:style-name="ce321">
            <text:p>-0,7</text:p>
          </table:table-cell>
          <table:table-cell office:value-type="float" office:value="472" table:style-name="ce320">
            <text:p><text:s/>472</text:p>
          </table:table-cell>
          <table:table-cell office:value-type="float" office:value="1.5482516564980648" table:style-name="ce321">
            <text:p>1,5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1º ciclo ensino básico</text:p>
          </table:table-cell>
          <table:table-cell office:value-type="float" office:value="49005" table:style-name="ce322">
            <text:p>49 005</text:p>
          </table:table-cell>
          <table:table-cell office:value-type="float" office:value="49854" table:style-name="ce320">
            <text:p>49 854</text:p>
          </table:table-cell>
          <table:table-cell office:value-type="float" office:value="60013" table:style-name="ce320">
            <text:p>60 013</text:p>
          </table:table-cell>
          <table:table-cell office:value-type="float" office:value="-849" table:style-name="ce320">
            <text:p>- 849</text:p>
          </table:table-cell>
          <table:table-cell office:value-type="float" office:value="-1.7029726802262606" table:style-name="ce321">
            <text:p>-1,7</text:p>
          </table:table-cell>
          <table:table-cell office:value-type="float" office:value="-11008" table:style-name="ce320">
            <text:p>-11 008</text:p>
          </table:table-cell>
          <table:table-cell office:value-type="float" office:value="-18.342692416643061" table:style-name="ce321">
            <text:p>-18,3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2º ciclo ensino básico</text:p>
          </table:table-cell>
          <table:table-cell office:value-type="float" office:value="47700" table:style-name="ce322">
            <text:p>47 700</text:p>
          </table:table-cell>
          <table:table-cell office:value-type="float" office:value="48917" table:style-name="ce320">
            <text:p>48 917</text:p>
          </table:table-cell>
          <table:table-cell office:value-type="float" office:value="60818" table:style-name="ce320">
            <text:p>60 818</text:p>
          </table:table-cell>
          <table:table-cell office:value-type="float" office:value="-1217" table:style-name="ce320">
            <text:p>-1 217</text:p>
          </table:table-cell>
          <table:table-cell office:value-type="float" office:value="-2.4878876464214894" table:style-name="ce321">
            <text:p>-2,5</text:p>
          </table:table-cell>
          <table:table-cell office:value-type="float" office:value="-13118" table:style-name="ce320">
            <text:p>-13 118</text:p>
          </table:table-cell>
          <table:table-cell office:value-type="float" office:value="-21.569272254924527" table:style-name="ce321">
            <text:p>-21,6</text:p>
          </table:table-cell>
          <table:table-cell table:style-name="ce286"/>
          <table:table-cell table:style-name="ce195"/>
          <table:table-cell table:style-name="ce194"/>
          <table:table-cell table:number-columns-repeated="2" table:style-name="ce343"/>
          <table:table-cell table:number-columns-repeated="4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3º ciclo ensino básico</text:p>
          </table:table-cell>
          <table:table-cell office:value-type="float" office:value="66051" table:style-name="ce322">
            <text:p>66 051</text:p>
          </table:table-cell>
          <table:table-cell office:value-type="float" office:value="68484" table:style-name="ce320">
            <text:p>68 484</text:p>
          </table:table-cell>
          <table:table-cell office:value-type="float" office:value="87223" table:style-name="ce320">
            <text:p>87 223</text:p>
          </table:table-cell>
          <table:table-cell office:value-type="float" office:value="-2433" table:style-name="ce320">
            <text:p>-2 433</text:p>
          </table:table-cell>
          <table:table-cell office:value-type="float" office:value="-3.5526546346591905" table:style-name="ce321">
            <text:p>-3,6</text:p>
          </table:table-cell>
          <table:table-cell office:value-type="float" office:value="-21172" table:style-name="ce320">
            <text:p>-21 172</text:p>
          </table:table-cell>
          <table:table-cell office:value-type="float" office:value="-24.273414122421837" table:style-name="ce321">
            <text:p>-24,3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secundário</text:p>
          </table:table-cell>
          <table:table-cell office:value-type="float" office:value="104581" table:style-name="ce322">
            <text:p>104 581</text:p>
          </table:table-cell>
          <table:table-cell office:value-type="float" office:value="108465" table:style-name="ce320">
            <text:p>108 465</text:p>
          </table:table-cell>
          <table:table-cell office:value-type="float" office:value="136082" table:style-name="ce320">
            <text:p>136 082</text:p>
          </table:table-cell>
          <table:table-cell office:value-type="float" office:value="-3884" table:style-name="ce320">
            <text:p>-3 884</text:p>
          </table:table-cell>
          <table:table-cell office:value-type="float" office:value="-3.580878624441064" table:style-name="ce321">
            <text:p>-3,6</text:p>
          </table:table-cell>
          <table:table-cell office:value-type="float" office:value="-31501" table:style-name="ce320">
            <text:p>-31 501</text:p>
          </table:table-cell>
          <table:table-cell office:value-type="float" office:value="-23.148542790376393" table:style-name="ce321">
            <text:p>-23,1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58"/>
        </table:table-row>
        <table:table-row table:style-name="ro6">
          <table:table-cell/>
          <table:table-cell office:value-type="string" table:style-name="ce319">
            <text:p>superior</text:p>
          </table:table-cell>
          <table:table-cell office:value-type="float" office:value="45969" table:style-name="ce322">
            <text:p>45 969</text:p>
          </table:table-cell>
          <table:table-cell office:value-type="float" office:value="48967" table:style-name="ce320">
            <text:p>48 967</text:p>
          </table:table-cell>
          <table:table-cell office:value-type="float" office:value="57221" table:style-name="ce320">
            <text:p>57 221</text:p>
          </table:table-cell>
          <table:table-cell office:value-type="float" office:value="-2998" table:style-name="ce320">
            <text:p>-2 998</text:p>
          </table:table-cell>
          <table:table-cell office:value-type="float" office:value="-6.1224906569730635" table:style-name="ce321">
            <text:p>-6,1</text:p>
          </table:table-cell>
          <table:table-cell office:value-type="float" office:value="-11252" table:style-name="ce320">
            <text:p>-11 252</text:p>
          </table:table-cell>
          <table:table-cell office:value-type="float" office:value="-19.664109330490554" table:style-name="ce321">
            <text:p>-19,7</text:p>
          </table:table-cell>
          <table:table-cell table:style-name="ce286"/>
          <table:table-cell table:style-name="ce195"/>
          <table:table-cell table:style-name="ce194"/>
          <table:table-cell table:style-name="ce343"/>
          <table:table-cell table:number-columns-repeated="5" table:style-name="ce194"/>
          <table:table-cell table:number-columns-repeated="8" table:style-name="ce195"/>
          <table:table-cell table:number-columns-repeated="16358"/>
        </table:table-row>
        <table:table-row table:style-name="ro6">
          <table:table-cell/>
          <table:table-cell table:style-name="ce319"/>
          <table:table-cell table:style-name="ce322"/>
          <table:table-cell table:number-columns-repeated="3" table:style-name="ce320"/>
          <table:table-cell table:style-name="ce321"/>
          <table:table-cell table:style-name="ce320"/>
          <table:table-cell table:style-name="ce321"/>
          <table:table-cell table:style-name="ce286"/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19">
            <text:p>Total <text:s/>País</text:p>
          </table:table-cell>
          <table:table-cell office:value-type="float" office:value="344264" table:style-name="ce322">
            <text:p>344 264</text:p>
          </table:table-cell>
          <table:table-cell office:value-type="float" office:value="355868" table:style-name="ce320">
            <text:p>355 868</text:p>
          </table:table-cell>
          <table:table-cell office:value-type="float" office:value="431843" table:style-name="ce320">
            <text:p>431 843</text:p>
          </table:table-cell>
          <table:table-cell office:value-type="float" office:value="-11604" table:style-name="ce320">
            <text:p>-11 604</text:p>
          </table:table-cell>
          <table:table-cell office:value-type="float" office:value="-3.2607596074949141" table:style-name="ce321">
            <text:p>-3,3</text:p>
          </table:table-cell>
          <table:table-cell office:value-type="float" office:value="-87579" table:style-name="ce320">
            <text:p>-87 579</text:p>
          </table:table-cell>
          <table:table-cell office:value-type="float" office:value="-20.280287048765409" table:style-name="ce321">
            <text:p>-20,3</text:p>
          </table:table-cell>
          <table:table-cell table:style-name="ce324"/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19">
            <text:p>Norte</text:p>
          </table:table-cell>
          <table:table-cell office:value-type="float" office:value="128022" table:style-name="ce322">
            <text:p>128 022</text:p>
          </table:table-cell>
          <table:table-cell office:value-type="float" office:value="131444" table:style-name="ce320">
            <text:p>131 444</text:p>
          </table:table-cell>
          <table:table-cell office:value-type="float" office:value="159942" table:style-name="ce320">
            <text:p>159 942</text:p>
          </table:table-cell>
          <table:table-cell office:value-type="float" office:value="-3422" table:style-name="ce320">
            <text:p>-3 422</text:p>
          </table:table-cell>
          <table:table-cell office:value-type="float" office:value="-2.6033900368217644" table:style-name="ce321">
            <text:p>-2,6</text:p>
          </table:table-cell>
          <table:table-cell office:value-type="float" office:value="-31920" table:style-name="ce320">
            <text:p>-31 920</text:p>
          </table:table-cell>
          <table:table-cell office:value-type="float" office:value="-19.957234497505347" table:style-name="ce321">
            <text:p>-20,0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25">
            <text:p>Centro</text:p>
          </table:table-cell>
          <table:table-cell office:value-type="float" office:value="42560" table:style-name="ce322">
            <text:p>42 560</text:p>
          </table:table-cell>
          <table:table-cell office:value-type="float" office:value="43971" table:style-name="ce320">
            <text:p>43 971</text:p>
          </table:table-cell>
          <table:table-cell office:value-type="float" office:value="51498" table:style-name="ce320">
            <text:p>51 498</text:p>
          </table:table-cell>
          <table:table-cell office:value-type="float" office:value="-1411" table:style-name="ce320">
            <text:p>-1 411</text:p>
          </table:table-cell>
          <table:table-cell office:value-type="float" office:value="-3.2089331604921423" table:style-name="ce321">
            <text:p>-3,2</text:p>
          </table:table-cell>
          <table:table-cell office:value-type="float" office:value="-8938" table:style-name="ce320">
            <text:p>-8 938</text:p>
          </table:table-cell>
          <table:table-cell office:value-type="float" office:value="-17.356013825779641" table:style-name="ce321">
            <text:p>-17,4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25">
            <text:p>Lisboa VT</text:p>
          </table:table-cell>
          <table:table-cell office:value-type="float" office:value="114725" table:style-name="ce322">
            <text:p>114 725</text:p>
          </table:table-cell>
          <table:table-cell office:value-type="float" office:value="118273" table:style-name="ce320">
            <text:p>118 273</text:p>
          </table:table-cell>
          <table:table-cell office:value-type="float" office:value="141326" table:style-name="ce320">
            <text:p>141 326</text:p>
          </table:table-cell>
          <table:table-cell office:value-type="float" office:value="-3548" table:style-name="ce320">
            <text:p>-3 548</text:p>
          </table:table-cell>
          <table:table-cell office:value-type="float" office:value="-2.9998393547132483" table:style-name="ce321">
            <text:p>-3,0</text:p>
          </table:table-cell>
          <table:table-cell office:value-type="float" office:value="-26601" table:style-name="ce320">
            <text:p>-26 601</text:p>
          </table:table-cell>
          <table:table-cell office:value-type="float" office:value="-18.822438900131612" table:style-name="ce321">
            <text:p>-18,8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25">
            <text:p>Alentejo</text:p>
          </table:table-cell>
          <table:table-cell office:value-type="float" office:value="14933" table:style-name="ce322">
            <text:p>14 933</text:p>
          </table:table-cell>
          <table:table-cell office:value-type="float" office:value="15673" table:style-name="ce320">
            <text:p>15 673</text:p>
          </table:table-cell>
          <table:table-cell office:value-type="float" office:value="18231" table:style-name="ce320">
            <text:p>18 231</text:p>
          </table:table-cell>
          <table:table-cell office:value-type="float" office:value="-740" table:style-name="ce320">
            <text:p>- 740</text:p>
          </table:table-cell>
          <table:table-cell office:value-type="float" office:value="-4.7214955656224076" table:style-name="ce321">
            <text:p>-4,7</text:p>
          </table:table-cell>
          <table:table-cell office:value-type="float" office:value="-3298" table:style-name="ce320">
            <text:p>-3 298</text:p>
          </table:table-cell>
          <table:table-cell office:value-type="float" office:value="-18.090066370467884" table:style-name="ce321">
            <text:p>-18,1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25">
            <text:p><text:s/>Algarve</text:p>
          </table:table-cell>
          <table:table-cell office:value-type="float" office:value="23148" table:style-name="ce322">
            <text:p>23 148</text:p>
          </table:table-cell>
          <table:table-cell office:value-type="float" office:value="25623" table:style-name="ce320">
            <text:p>25 623</text:p>
          </table:table-cell>
          <table:table-cell office:value-type="float" office:value="33459" table:style-name="ce320">
            <text:p>33 459</text:p>
          </table:table-cell>
          <table:table-cell office:value-type="float" office:value="-2475" table:style-name="ce320">
            <text:p>-2 475</text:p>
          </table:table-cell>
          <table:table-cell office:value-type="float" office:value="-9.6592904812082896" table:style-name="ce321">
            <text:p>-9,7</text:p>
          </table:table-cell>
          <table:table-cell office:value-type="float" office:value="-10311" table:style-name="ce320">
            <text:p>-10 311</text:p>
          </table:table-cell>
          <table:table-cell office:value-type="float" office:value="-30.816820586389309" table:style-name="ce321">
            <text:p>-30,8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25">
            <text:p>Açores</text:p>
          </table:table-cell>
          <table:table-cell office:value-type="float" office:value="6433" table:style-name="ce322">
            <text:p>6 433</text:p>
          </table:table-cell>
          <table:table-cell office:value-type="float" office:value="6415" table:style-name="ce320">
            <text:p>6 415</text:p>
          </table:table-cell>
          <table:table-cell office:value-type="float" office:value="7056" table:style-name="ce320">
            <text:p>7 056</text:p>
          </table:table-cell>
          <table:table-cell office:value-type="float" office:value="18" table:style-name="ce320">
            <text:p><text:s/>18</text:p>
          </table:table-cell>
          <table:table-cell office:value-type="float" office:value="0.28059236165237722" table:style-name="ce321">
            <text:p>0,3</text:p>
          </table:table-cell>
          <table:table-cell office:value-type="float" office:value="-623" table:style-name="ce320">
            <text:p>- 623</text:p>
          </table:table-cell>
          <table:table-cell office:value-type="float" office:value="-8.8293650793650791" table:style-name="ce321">
            <text:p>-8,8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office:value-type="string" table:style-name="ce326">
            <text:p>Madeira</text:p>
          </table:table-cell>
          <table:table-cell office:value-type="float" office:value="14443" table:style-name="ce327">
            <text:p>14 443</text:p>
          </table:table-cell>
          <table:table-cell office:value-type="float" office:value="14469" table:style-name="ce328">
            <text:p>14 469</text:p>
          </table:table-cell>
          <table:table-cell office:value-type="float" office:value="20331" table:style-name="ce328">
            <text:p>20 331</text:p>
          </table:table-cell>
          <table:table-cell office:value-type="float" office:value="-26" table:style-name="ce328">
            <text:p>- 26</text:p>
          </table:table-cell>
          <table:table-cell office:value-type="float" office:value="-0.17969451931716085" table:style-name="ce329">
            <text:p>-0,2</text:p>
          </table:table-cell>
          <table:table-cell office:value-type="float" office:value="-5888" table:style-name="ce328">
            <text:p>-5 888</text:p>
          </table:table-cell>
          <table:table-cell office:value-type="float" office:value="-28.960700408243568" table:style-name="ce329">
            <text:p>-29,0</text:p>
          </table:table-cell>
          <table:table-cell office:value-type="float" office:value="-20.280287048765409" table:style-name="ce324">
            <text:p>-20,3</text:p>
          </table:table-cell>
          <table:table-cell table:number-columns-repeated="2" table:style-name="ce195"/>
          <table:table-cell table:style-name="ce343"/>
          <table:table-cell table:number-columns-repeated="2" table:style-name="ce195"/>
          <table:table-cell table:number-columns-repeated="16369" table:style-name="ce194"/>
        </table:table-row>
        <table:table-row table:style-name="ro6">
          <table:table-cell/>
          <table:table-cell table:number-columns-repeated="5" table:style-name="ce199"/>
          <table:table-cell table:style-name="ce194"/>
          <table:table-cell table:number-columns-repeated="2" table:style-name="ce195"/>
          <table:table-cell table:style-name="ce196"/>
          <table:table-cell table:style-name="ce209"/>
          <table:table-cell table:style-name="ce226"/>
          <table:table-cell table:style-name="ce343"/>
          <table:table-cell table:style-name="ce225"/>
          <table:table-cell table:style-name="ce209"/>
          <table:table-cell table:number-columns-repeated="16369" table:style-name="ce194"/>
        </table:table-row>
        <table:table-row table:number-rows-repeated="2" table:style-name="ro6">
          <table:table-cell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9"/>
          <table:table-cell table:number-columns-repeated="16369" table:style-name="ce194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style-name="ce209"/>
          <table:table-cell table:number-columns-repeated="16369" table:style-name="ce194"/>
        </table:table-row>
        <table:table-row table:number-rows-repeated="2" table:style-name="ro6">
          <table:table-cell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4" table:style-name="ce195"/>
          <table:table-cell table:style-name="ce209"/>
          <table:table-cell table:number-columns-repeated="16369" table:style-name="ce194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2" table:style-name="ce195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6" table:style-name="ce195"/>
          <table:table-cell table:number-columns-repeated="16368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2" table:style-name="ce195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194"/>
          <table:table-cell table:number-columns-repeated="2" table:style-name="ce195"/>
          <table:table-cell table:style-name="ce196"/>
          <table:table-cell table:number-columns-repeated="6" table:style-name="ce195"/>
          <table:table-cell table:number-columns-repeated="16368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2" table:style-name="ce195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194"/>
          <table:table-cell table:number-columns-repeated="2" table:style-name="ce195"/>
          <table:table-cell table:number-columns-repeated="2" table:style-name="ce209"/>
          <table:table-cell table:style-name="ce226"/>
          <table:table-cell table:style-name="ce227"/>
          <table:table-cell table:style-name="ce225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194">
            <text:p><text:s text:c="4"/>(1) - Mês homólogo do ano anterior</text:p>
          </table:table-cell>
          <table:table-cell table:number-columns-repeated="5" table:style-name="ce194"/>
          <table:table-cell table:number-columns-repeated="2" table:style-name="ce195"/>
          <table:table-cell table:style-name="ce196"/>
          <table:table-cell table:number-columns-repeated="5" table:style-name="ce195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number-columns-repeated="16363" table:default-cell-style-name="ce1"/>
        <table:table-row table:style-name="ro12">
          <table:table-cell table:style-name="ce348"/>
          <table:table-cell table:number-columns-repeated="16383" table:style-name="ce348"/>
        </table:table-row>
        <table:table-row table:style-name="ro12">
          <table:table-cell table:style-name="ce348"/>
          <table:table-cell office:value-type="string" table:style-name="ce354">
            <text:p>CPP</text:p>
          </table:table-cell>
          <table:table-cell office:value-type="string" table:style-name="ce350">
            <text:p>202202</text:p>
          </table:table-cell>
          <table:table-cell office:value-type="string" table:style-name="ce350">
            <text:p>202201</text:p>
          </table:table-cell>
          <table:table-cell office:value-type="string" table:style-name="ce350">
            <text:p>202102</text:p>
          </table:table-cell>
          <table:table-cell table:number-columns-repeated="4" table:style-name="ce348"/>
          <table:table-cell office:value-type="string" table:style-name="ce354">
            <text:p>CPP</text:p>
          </table:table-cell>
          <table:table-cell office:value-type="string" table:style-name="ce350">
            <text:p>202202</text:p>
          </table:table-cell>
          <table:table-cell office:value-type="string" table:style-name="ce350">
            <text:p>202201</text:p>
          </table:table-cell>
          <table:table-cell office:value-type="string" table:style-name="ce350">
            <text:p>202102</text:p>
          </table:table-cell>
          <table:table-cell table:style-name="ce348"/>
          <table:table-cell office:value-type="string" table:style-name="ce354">
            <text:p>CPP</text:p>
          </table:table-cell>
          <table:table-cell office:value-type="string" table:style-name="ce350">
            <text:p>202202</text:p>
          </table:table-cell>
          <table:table-cell office:value-type="string" table:style-name="ce350">
            <text:p>202201</text:p>
          </table:table-cell>
          <table:table-cell office:value-type="string" table:style-name="ce350">
            <text:p>202102</text:p>
          </table:table-cell>
          <table:table-cell table:number-columns-repeated="16366" table:style-name="ce348"/>
        </table:table-row>
        <table:table-row table:style-name="ro12">
          <table:table-cell table:style-name="ce348"/>
          <table:table-cell office:value-type="string" table:style-name="ce355">
            <text:p>Desemprego no Fim</text:p>
          </table:table-cell>
          <table:table-cell office:value-type="float" office:value="323388" table:style-name="ce356">
            <text:p>323388</text:p>
          </table:table-cell>
          <table:table-cell office:value-type="float" office:value="334984" table:style-name="ce356">
            <text:p>334984</text:p>
          </table:table-cell>
          <table:table-cell office:value-type="float" office:value="404456" table:style-name="ce356">
            <text:p>404456</text:p>
          </table:table-cell>
          <table:table-cell table:style-name="ce348"/>
          <table:table-cell office:value-type="string" table:style-name="ce355">
            <text:p>Desemprego no Fim</text:p>
          </table:table-cell>
          <table:table-cell office:value-type="string" table:style-name="ce349">
            <text:p>var hom %</text:p>
          </table:table-cell>
          <table:table-cell table:style-name="ce348"/>
          <table:table-cell office:value-type="string" table:style-name="ce355">
            <text:p>Ofertas recebidas</text:p>
          </table:table-cell>
          <table:table-cell office:value-type="float" office:value="10634" table:style-name="ce353">
            <text:p>10634</text:p>
          </table:table-cell>
          <table:table-cell office:value-type="float" office:value="12002" table:style-name="ce353">
            <text:p>12002</text:p>
          </table:table-cell>
          <table:table-cell office:value-type="float" office:value="7422" table:style-name="ce353">
            <text:p>7422</text:p>
          </table:table-cell>
          <table:table-cell table:style-name="ce348"/>
          <table:table-cell office:value-type="string" table:style-name="ce355">
            <text:p>Colocações efetuadas</text:p>
          </table:table-cell>
          <table:table-cell office:value-type="float" office:value="6092" table:style-name="ce356">
            <text:p>6092</text:p>
          </table:table-cell>
          <table:table-cell office:value-type="float" office:value="8149" table:style-name="ce356">
            <text:p>8149</text:p>
          </table:table-cell>
          <table:table-cell office:value-type="float" office:value="4637" table:style-name="ce356">
            <text:p>4637</text:p>
          </table:table-cell>
          <table:table-cell table:style-name="ce348"/>
          <table:table-cell office:value-type="string" table:style-name="ce355">
            <text:p>Colocações efetuadas</text:p>
          </table:table-cell>
          <table:table-cell office:value-type="string" table:style-name="ce349">
            <text:p>var hom val abs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1- Repres. poder legisla., órgãos exec., dirig., dir. e gestores execu.</text:p>
          </table:table-cell>
          <table:table-cell office:value-type="float" office:value="8240" table:style-name="ce358">
            <text:p>8240</text:p>
          </table:table-cell>
          <table:table-cell office:value-type="float" office:value="8676" table:style-name="ce358">
            <text:p>8676</text:p>
          </table:table-cell>
          <table:table-cell office:value-type="float" office:value="9755" table:style-name="ce358">
            <text:p>9755</text:p>
          </table:table-cell>
          <table:table-cell table:style-name="ce348"/>
          <table:table-cell office:value-type="string" table:style-name="ce357">
            <text:p>5- Trab. serviços pessoais, de proteção e segurança e vendedores</text:p>
          </table:table-cell>
          <table:table-cell office:value-type="float" office:value="-25.766773162939302" table:style-name="ce359">
            <text:p>-25,8</text:p>
          </table:table-cell>
          <table:table-cell table:style-name="ce348"/>
          <table:table-cell office:value-type="string" table:style-name="ce357">
            <text:p>1- Repres. poder legisla., órgãos exec., dirig., dir. e gestores execu.</text:p>
          </table:table-cell>
          <table:table-cell office:value-type="float" office:value="98" table:style-name="ce360">
            <text:p>98</text:p>
          </table:table-cell>
          <table:table-cell office:value-type="float" office:value="81" table:style-name="ce360">
            <text:p>81</text:p>
          </table:table-cell>
          <table:table-cell office:value-type="float" office:value="58" table:style-name="ce360">
            <text:p>58</text:p>
          </table:table-cell>
          <table:table-cell table:style-name="ce348"/>
          <table:table-cell office:value-type="string" table:style-name="ce361">
            <text:p>1- Repres. poder legisla., órgãos exec., dirig., dir. e gestores execu.</text:p>
          </table:table-cell>
          <table:table-cell office:value-type="float" office:value="74" table:style-name="ce360">
            <text:p>74</text:p>
          </table:table-cell>
          <table:table-cell office:value-type="float" office:value="78" table:style-name="ce360">
            <text:p>78</text:p>
          </table:table-cell>
          <table:table-cell office:value-type="float" office:value="24" table:style-name="ce360">
            <text:p>24</text:p>
          </table:table-cell>
          <table:table-cell table:style-name="ce348"/>
          <table:table-cell office:value-type="string" table:style-name="ce351">
            <text:p>7- Trabalhadores qualificados da indústria, construção e artífices</text:p>
          </table:table-cell>
          <table:table-cell office:value-type="float" office:value="-3" table:style-name="ce362">
            <text:p>-3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2- Especialistas das atividades intelectuais e científicas</text:p>
          </table:table-cell>
          <table:table-cell office:value-type="float" office:value="33850" table:style-name="ce363">
            <text:p>33850</text:p>
          </table:table-cell>
          <table:table-cell office:value-type="float" office:value="35919" table:style-name="ce363">
            <text:p>35919</text:p>
          </table:table-cell>
          <table:table-cell office:value-type="float" office:value="39966" table:style-name="ce363">
            <text:p>39966</text:p>
          </table:table-cell>
          <table:table-cell table:style-name="ce348"/>
          <table:table-cell office:value-type="string" table:style-name="ce357">
            <text:p>8- Operadores de instalações e máquinas e trab. da montagem</text:p>
          </table:table-cell>
          <table:table-cell office:value-type="float" office:value="-23.493019658919799" table:style-name="ce359">
            <text:p>-23,5</text:p>
          </table:table-cell>
          <table:table-cell table:style-name="ce348"/>
          <table:table-cell office:value-type="string" table:style-name="ce357">
            <text:p>2- Especialistas das atividades intelectuais e científicas</text:p>
          </table:table-cell>
          <table:table-cell office:value-type="float" office:value="919" table:style-name="ce364">
            <text:p>919</text:p>
          </table:table-cell>
          <table:table-cell office:value-type="float" office:value="758" table:style-name="ce364">
            <text:p>758</text:p>
          </table:table-cell>
          <table:table-cell office:value-type="float" office:value="654" table:style-name="ce364">
            <text:p>654</text:p>
          </table:table-cell>
          <table:table-cell table:style-name="ce348"/>
          <table:table-cell office:value-type="string" table:style-name="ce361">
            <text:p>2- Especialistas das atividades intelectuais e científicas</text:p>
          </table:table-cell>
          <table:table-cell office:value-type="float" office:value="513" table:style-name="ce364">
            <text:p>513</text:p>
          </table:table-cell>
          <table:table-cell office:value-type="float" office:value="557" table:style-name="ce364">
            <text:p>557</text:p>
          </table:table-cell>
          <table:table-cell office:value-type="float" office:value="330" table:style-name="ce364">
            <text:p>330</text:p>
          </table:table-cell>
          <table:table-cell table:style-name="ce348"/>
          <table:table-cell office:value-type="string" table:style-name="ce351">
            <text:p>8- Operadores de instalações e máquinas e trab. da montagem</text:p>
          </table:table-cell>
          <table:table-cell office:value-type="float" office:value="13" table:style-name="ce362">
            <text:p>13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3- Técnicos e profissões de nível intermédio</text:p>
          </table:table-cell>
          <table:table-cell office:value-type="float" office:value="30607" table:style-name="ce358">
            <text:p>30607</text:p>
          </table:table-cell>
          <table:table-cell office:value-type="float" office:value="31767" table:style-name="ce358">
            <text:p>31767</text:p>
          </table:table-cell>
          <table:table-cell office:value-type="float" office:value="36383" table:style-name="ce358">
            <text:p>36383</text:p>
          </table:table-cell>
          <table:table-cell table:style-name="ce348"/>
          <table:table-cell office:value-type="string" table:style-name="ce357">
            <text:p>7- Trabalhadores qualificados da indústria, construção e artífices</text:p>
          </table:table-cell>
          <table:table-cell office:value-type="float" office:value="-22.606363162208499" table:style-name="ce359">
            <text:p>-22,6</text:p>
          </table:table-cell>
          <table:table-cell table:style-name="ce348"/>
          <table:table-cell office:value-type="string" table:style-name="ce357">
            <text:p>3- Técnicos e profissões de nível intermédio</text:p>
          </table:table-cell>
          <table:table-cell office:value-type="float" office:value="778" table:style-name="ce360">
            <text:p>778</text:p>
          </table:table-cell>
          <table:table-cell office:value-type="float" office:value="685" table:style-name="ce360">
            <text:p>685</text:p>
          </table:table-cell>
          <table:table-cell office:value-type="float" office:value="517" table:style-name="ce360">
            <text:p>517</text:p>
          </table:table-cell>
          <table:table-cell table:style-name="ce348"/>
          <table:table-cell office:value-type="string" table:style-name="ce361">
            <text:p>3- Técnicos e profissões de nível intermédio</text:p>
          </table:table-cell>
          <table:table-cell office:value-type="float" office:value="472" table:style-name="ce360">
            <text:p>472</text:p>
          </table:table-cell>
          <table:table-cell office:value-type="float" office:value="480" table:style-name="ce360">
            <text:p>480</text:p>
          </table:table-cell>
          <table:table-cell office:value-type="float" office:value="290" table:style-name="ce360">
            <text:p>290</text:p>
          </table:table-cell>
          <table:table-cell table:style-name="ce348"/>
          <table:table-cell office:value-type="string" table:style-name="ce351">
            <text:p>1- Repres. poder legisla., órgãos exec., dirig., dir. e gestores execu.</text:p>
          </table:table-cell>
          <table:table-cell office:value-type="float" office:value="50" table:style-name="ce362">
            <text:p>50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4- Pessoal administrativo</text:p>
          </table:table-cell>
          <table:table-cell office:value-type="float" office:value="38019" table:style-name="ce363">
            <text:p>38019</text:p>
          </table:table-cell>
          <table:table-cell office:value-type="float" office:value="39176" table:style-name="ce363">
            <text:p>39176</text:p>
          </table:table-cell>
          <table:table-cell office:value-type="float" office:value="46579" table:style-name="ce363">
            <text:p>46579</text:p>
          </table:table-cell>
          <table:table-cell table:style-name="ce348"/>
          <table:table-cell office:value-type="string" table:style-name="ce357">
            <text:p>9- Trabalhadores não qualificados</text:p>
          </table:table-cell>
          <table:table-cell office:value-type="float" office:value="-18.782617274207102" table:style-name="ce359">
            <text:p>-18,8</text:p>
          </table:table-cell>
          <table:table-cell table:style-name="ce348"/>
          <table:table-cell office:value-type="string" table:style-name="ce357">
            <text:p>4- Pessoal administrativo</text:p>
          </table:table-cell>
          <table:table-cell office:value-type="float" office:value="1004" table:style-name="ce364">
            <text:p>1004</text:p>
          </table:table-cell>
          <table:table-cell office:value-type="float" office:value="962" table:style-name="ce364">
            <text:p>962</text:p>
          </table:table-cell>
          <table:table-cell office:value-type="float" office:value="612" table:style-name="ce364">
            <text:p>612</text:p>
          </table:table-cell>
          <table:table-cell table:style-name="ce348"/>
          <table:table-cell office:value-type="string" table:style-name="ce361">
            <text:p>4- Pessoal administrativo</text:p>
          </table:table-cell>
          <table:table-cell office:value-type="float" office:value="632" table:style-name="ce364">
            <text:p>632</text:p>
          </table:table-cell>
          <table:table-cell office:value-type="float" office:value="614" table:style-name="ce364">
            <text:p>614</text:p>
          </table:table-cell>
          <table:table-cell office:value-type="float" office:value="411" table:style-name="ce364">
            <text:p>411</text:p>
          </table:table-cell>
          <table:table-cell table:style-name="ce348"/>
          <table:table-cell office:value-type="string" table:style-name="ce351">
            <text:p>6- Agricultores e trab. qualificados da agric., <text:s/>pesca e floresta</text:p>
          </table:table-cell>
          <table:table-cell office:value-type="float" office:value="93" table:style-name="ce362">
            <text:p>93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5- Trab. serviços pessoais, de proteção e segurança e vendedores</text:p>
          </table:table-cell>
          <table:table-cell office:value-type="float" office:value="69705" table:style-name="ce358">
            <text:p>69705</text:p>
          </table:table-cell>
          <table:table-cell office:value-type="float" office:value="72250" table:style-name="ce358">
            <text:p>72250</text:p>
          </table:table-cell>
          <table:table-cell office:value-type="float" office:value="93900" table:style-name="ce358">
            <text:p>93900</text:p>
          </table:table-cell>
          <table:table-cell table:style-name="ce348"/>
          <table:table-cell office:value-type="string" table:style-name="ce357">
            <text:p>4- Pessoal administrativo</text:p>
          </table:table-cell>
          <table:table-cell office:value-type="float" office:value="-18.377380364541999" table:style-name="ce359">
            <text:p>-18,4</text:p>
          </table:table-cell>
          <table:table-cell table:style-name="ce348"/>
          <table:table-cell office:value-type="string" table:style-name="ce357">
            <text:p>5- Trab. serviços pessoais, de proteção e segurança e vendedores</text:p>
          </table:table-cell>
          <table:table-cell office:value-type="float" office:value="2090" table:style-name="ce360">
            <text:p>2090</text:p>
          </table:table-cell>
          <table:table-cell office:value-type="float" office:value="1764" table:style-name="ce360">
            <text:p>1764</text:p>
          </table:table-cell>
          <table:table-cell office:value-type="float" office:value="645" table:style-name="ce360">
            <text:p>645</text:p>
          </table:table-cell>
          <table:table-cell table:style-name="ce348"/>
          <table:table-cell office:value-type="string" table:style-name="ce361">
            <text:p>5- Trab. serviços pessoais, de proteção e segurança e vendedores</text:p>
          </table:table-cell>
          <table:table-cell office:value-type="float" office:value="1012" table:style-name="ce360">
            <text:p>1012</text:p>
          </table:table-cell>
          <table:table-cell office:value-type="float" office:value="1164" table:style-name="ce360">
            <text:p>1164</text:p>
          </table:table-cell>
          <table:table-cell office:value-type="float" office:value="527" table:style-name="ce360">
            <text:p>527</text:p>
          </table:table-cell>
          <table:table-cell table:style-name="ce348"/>
          <table:table-cell office:value-type="string" table:style-name="ce351">
            <text:p>3- Técnicos e profissões de nível intermédio</text:p>
          </table:table-cell>
          <table:table-cell office:value-type="float" office:value="182" table:style-name="ce362">
            <text:p>182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6- Agricultores e trab. qualificados da agric., <text:s/>pesca e floresta</text:p>
          </table:table-cell>
          <table:table-cell office:value-type="float" office:value="10520" table:style-name="ce363">
            <text:p>10520</text:p>
          </table:table-cell>
          <table:table-cell office:value-type="float" office:value="10300" table:style-name="ce363">
            <text:p>10300</text:p>
          </table:table-cell>
          <table:table-cell office:value-type="float" office:value="11492" table:style-name="ce363">
            <text:p>11492</text:p>
          </table:table-cell>
          <table:table-cell table:style-name="ce348"/>
          <table:table-cell office:value-type="string" table:style-name="ce357">
            <text:p>3- Técnicos e profissões de nível intermédio</text:p>
          </table:table-cell>
          <table:table-cell office:value-type="float" office:value="-15.8755462716104" table:style-name="ce359">
            <text:p>-15,9</text:p>
          </table:table-cell>
          <table:table-cell table:style-name="ce348"/>
          <table:table-cell office:value-type="string" table:style-name="ce357">
            <text:p>6- Agricultores e trab. qualificados da agric., <text:s/>pesca e floresta</text:p>
          </table:table-cell>
          <table:table-cell office:value-type="float" office:value="334" table:style-name="ce364">
            <text:p>334</text:p>
          </table:table-cell>
          <table:table-cell office:value-type="float" office:value="600" table:style-name="ce364">
            <text:p>600</text:p>
          </table:table-cell>
          <table:table-cell office:value-type="float" office:value="178" table:style-name="ce364">
            <text:p>178</text:p>
          </table:table-cell>
          <table:table-cell table:style-name="ce348"/>
          <table:table-cell office:value-type="string" table:style-name="ce361">
            <text:p>6- Agricultores e trab. qualificados da agric., <text:s/>pesca e floresta</text:p>
          </table:table-cell>
          <table:table-cell office:value-type="float" office:value="158" table:style-name="ce364">
            <text:p>158</text:p>
          </table:table-cell>
          <table:table-cell office:value-type="float" office:value="496" table:style-name="ce364">
            <text:p>496</text:p>
          </table:table-cell>
          <table:table-cell office:value-type="float" office:value="65" table:style-name="ce364">
            <text:p>65</text:p>
          </table:table-cell>
          <table:table-cell table:style-name="ce348"/>
          <table:table-cell office:value-type="string" table:style-name="ce351">
            <text:p>2- Especialistas das atividades intelectuais e científicas</text:p>
          </table:table-cell>
          <table:table-cell office:value-type="float" office:value="183" table:style-name="ce362">
            <text:p>183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7- Trabalhadores qualificados da indústria, construção e artífices</text:p>
          </table:table-cell>
          <table:table-cell office:value-type="float" office:value="31161" table:style-name="ce358">
            <text:p>31161</text:p>
          </table:table-cell>
          <table:table-cell office:value-type="float" office:value="32188" table:style-name="ce358">
            <text:p>32188</text:p>
          </table:table-cell>
          <table:table-cell office:value-type="float" office:value="40263" table:style-name="ce358">
            <text:p>40263</text:p>
          </table:table-cell>
          <table:table-cell table:style-name="ce348"/>
          <table:table-cell office:value-type="string" table:style-name="ce357">
            <text:p>1- Repres. poder legisla., órgãos exec., dirig., dir. e gestores execu.</text:p>
          </table:table-cell>
          <table:table-cell office:value-type="float" office:value="-15.530497180932899" table:style-name="ce359">
            <text:p>-15,5</text:p>
          </table:table-cell>
          <table:table-cell table:style-name="ce348"/>
          <table:table-cell office:value-type="string" table:style-name="ce357">
            <text:p>7- Trabalhadores qualificados da indústria, construção e artífices</text:p>
          </table:table-cell>
          <table:table-cell office:value-type="float" office:value="1613" table:style-name="ce360">
            <text:p>1613</text:p>
          </table:table-cell>
          <table:table-cell office:value-type="float" office:value="2075" table:style-name="ce360">
            <text:p>2075</text:p>
          </table:table-cell>
          <table:table-cell office:value-type="float" office:value="1487" table:style-name="ce360">
            <text:p>1487</text:p>
          </table:table-cell>
          <table:table-cell table:style-name="ce348"/>
          <table:table-cell office:value-type="string" table:style-name="ce361">
            <text:p>7- Trabalhadores qualificados da indústria, construção e artífices</text:p>
          </table:table-cell>
          <table:table-cell office:value-type="float" office:value="711" table:style-name="ce360">
            <text:p>711</text:p>
          </table:table-cell>
          <table:table-cell office:value-type="float" office:value="936" table:style-name="ce360">
            <text:p>936</text:p>
          </table:table-cell>
          <table:table-cell office:value-type="float" office:value="714" table:style-name="ce360">
            <text:p>714</text:p>
          </table:table-cell>
          <table:table-cell table:style-name="ce348"/>
          <table:table-cell office:value-type="string" table:style-name="ce351">
            <text:p>4- Pessoal administrativo</text:p>
          </table:table-cell>
          <table:table-cell office:value-type="float" office:value="221" table:style-name="ce362">
            <text:p>221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8- Operadores de instalações e máquinas e trab. da montagem</text:p>
          </table:table-cell>
          <table:table-cell office:value-type="float" office:value="18797" table:style-name="ce363">
            <text:p>18797</text:p>
          </table:table-cell>
          <table:table-cell office:value-type="float" office:value="19578" table:style-name="ce363">
            <text:p>19578</text:p>
          </table:table-cell>
          <table:table-cell office:value-type="float" office:value="24569" table:style-name="ce363">
            <text:p>24569</text:p>
          </table:table-cell>
          <table:table-cell table:style-name="ce348"/>
          <table:table-cell office:value-type="string" table:style-name="ce357">
            <text:p>2- Especialistas das atividades intelectuais e científicas</text:p>
          </table:table-cell>
          <table:table-cell office:value-type="float" office:value="-15.303007556422999" table:style-name="ce359">
            <text:p>-15,3</text:p>
          </table:table-cell>
          <table:table-cell table:style-name="ce348"/>
          <table:table-cell office:value-type="string" table:style-name="ce357">
            <text:p>8- Operadores de instalações e máquinas e trab. da montagem</text:p>
          </table:table-cell>
          <table:table-cell office:value-type="float" office:value="1017" table:style-name="ce364">
            <text:p>1017</text:p>
          </table:table-cell>
          <table:table-cell office:value-type="float" office:value="1215" table:style-name="ce364">
            <text:p>1215</text:p>
          </table:table-cell>
          <table:table-cell office:value-type="float" office:value="919" table:style-name="ce364">
            <text:p>919</text:p>
          </table:table-cell>
          <table:table-cell table:style-name="ce348"/>
          <table:table-cell office:value-type="string" table:style-name="ce361">
            <text:p>8- Operadores de instalações e máquinas e trab. da montagem</text:p>
          </table:table-cell>
          <table:table-cell office:value-type="float" office:value="563" table:style-name="ce364">
            <text:p>563</text:p>
          </table:table-cell>
          <table:table-cell office:value-type="float" office:value="697" table:style-name="ce364">
            <text:p>697</text:p>
          </table:table-cell>
          <table:table-cell office:value-type="float" office:value="550" table:style-name="ce364">
            <text:p>550</text:p>
          </table:table-cell>
          <table:table-cell table:style-name="ce348"/>
          <table:table-cell office:value-type="string" table:style-name="ce351">
            <text:p>9- Trabalhadores não qualificados</text:p>
          </table:table-cell>
          <table:table-cell office:value-type="float" office:value="230" table:style-name="ce362">
            <text:p>230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9- Trabalhadores não qualificados</text:p>
          </table:table-cell>
          <table:table-cell office:value-type="float" office:value="82326" table:style-name="ce358">
            <text:p>82326</text:p>
          </table:table-cell>
          <table:table-cell office:value-type="float" office:value="84954" table:style-name="ce358">
            <text:p>84954</text:p>
          </table:table-cell>
          <table:table-cell office:value-type="float" office:value="101365" table:style-name="ce358">
            <text:p>101365</text:p>
          </table:table-cell>
          <table:table-cell table:style-name="ce348"/>
          <table:table-cell office:value-type="string" table:style-name="ce357">
            <text:p>6- Agricultores e trab. qualificados da agric., <text:s/>pesca e floresta</text:p>
          </table:table-cell>
          <table:table-cell office:value-type="float" office:value="-8.4580577793247507" table:style-name="ce359">
            <text:p>-8,5</text:p>
          </table:table-cell>
          <table:table-cell table:style-name="ce348"/>
          <table:table-cell office:value-type="string" table:style-name="ce357">
            <text:p>9- Trabalhadores não qualificados</text:p>
          </table:table-cell>
          <table:table-cell office:value-type="float" office:value="2780" table:style-name="ce360">
            <text:p>2780</text:p>
          </table:table-cell>
          <table:table-cell office:value-type="float" office:value="3859" table:style-name="ce360">
            <text:p>3859</text:p>
          </table:table-cell>
          <table:table-cell office:value-type="float" office:value="2347" table:style-name="ce360">
            <text:p>2347</text:p>
          </table:table-cell>
          <table:table-cell table:style-name="ce348"/>
          <table:table-cell office:value-type="string" table:style-name="ce361">
            <text:p>9- Trabalhadores não qualificados</text:p>
          </table:table-cell>
          <table:table-cell office:value-type="float" office:value="1956" table:style-name="ce360">
            <text:p>1956</text:p>
          </table:table-cell>
          <table:table-cell office:value-type="float" office:value="3125" table:style-name="ce360">
            <text:p>3125</text:p>
          </table:table-cell>
          <table:table-cell office:value-type="float" office:value="1726" table:style-name="ce360">
            <text:p>1726</text:p>
          </table:table-cell>
          <table:table-cell table:style-name="ce348"/>
          <table:table-cell office:value-type="string" table:style-name="ce351">
            <text:p>5- Trab. serviços pessoais, de proteção e segurança e vendedores</text:p>
          </table:table-cell>
          <table:table-cell office:value-type="float" office:value="485" table:style-name="ce362">
            <text:p>485</text:p>
          </table:table-cell>
          <table:table-cell table:number-columns-repeated="16363" table:style-name="ce348"/>
        </table:table-row>
        <table:table-row table:style-name="ro12">
          <table:table-cell table:style-name="ce348"/>
          <table:table-cell office:value-type="string" table:style-name="ce357">
            <text:p>0- Profissões das Forças Armadas</text:p>
          </table:table-cell>
          <table:table-cell office:value-type="float" office:value="160" table:style-name="ce363">
            <text:p>160</text:p>
          </table:table-cell>
          <table:table-cell office:value-type="float" office:value="174" table:style-name="ce363">
            <text:p>174</text:p>
          </table:table-cell>
          <table:table-cell office:value-type="float" office:value="174" table:style-name="ce363">
            <text:p>174</text:p>
          </table:table-cell>
          <table:table-cell table:number-columns-repeated="4" table:style-name="ce348"/>
          <table:table-cell office:value-type="string" table:style-name="ce357">
            <text:p>0- Profissões das Forças Armadas</text:p>
          </table:table-cell>
          <table:table-cell office:value-type="float" office:value="1" table:style-name="ce364">
            <text:p>1</text:p>
          </table:table-cell>
          <table:table-cell office:value-type="float" office:value="3" table:style-name="ce364">
            <text:p>3</text:p>
          </table:table-cell>
          <table:table-cell office:value-type="float" office:value="5" table:style-name="ce364">
            <text:p>5</text:p>
          </table:table-cell>
          <table:table-cell table:style-name="ce348"/>
          <table:table-cell office:value-type="string" table:style-name="ce361">
            <text:p>0- Profissões das Forças Armadas</text:p>
          </table:table-cell>
          <table:table-cell office:value-type="float" office:value="1" table:style-name="ce364">
            <text:p>1</text:p>
          </table:table-cell>
          <table:table-cell office:value-type="float" office:value="2" table:style-name="ce364">
            <text:p>2</text:p>
          </table:table-cell>
          <table:table-cell office:value-type="string" table:style-name="ce364">
            <text:p>0</text:p>
          </table:table-cell>
          <table:table-cell table:number-columns-repeated="16366" table:style-name="ce348"/>
        </table:table-row>
        <table:table-row table:style-name="ro12">
          <table:table-cell table:style-name="ce348"/>
          <table:table-cell table:style-name="ce357"/>
          <table:table-cell office:value-type="float" office:value="3" table:style-name="ce358">
            <text:p>3</text:p>
          </table:table-cell>
          <table:table-cell office:value-type="float" office:value="2" table:style-name="ce358">
            <text:p>2</text:p>
          </table:table-cell>
          <table:table-cell office:value-type="float" office:value="10" table:style-name="ce358">
            <text:p>10</text:p>
          </table:table-cell>
          <table:table-cell table:number-columns-repeated="16379" table:style-name="ce348"/>
        </table:table-row>
        <table:table-row table:number-rows-repeated="2"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4" table:default-cell-style-name="ce1"/>
        <table:table-column table:style-name="co19" table:number-columns-repeated="16358" table:default-cell-style-name="ce1"/>
        <table:table-row table:style-name="ro14">
          <table:table-cell table:style-name="ce348"/>
          <table:table-cell table:number-columns-repeated="16383" table:style-name="ce348"/>
        </table:table-row>
        <table:table-row table:style-name="ro15">
          <table:table-cell table:style-name="ce348"/>
          <table:table-cell table:style-name="ce365"/>
          <table:table-cell office:value-type="string" table:style-name="ce354">
            <text:p>CAE</text:p>
          </table:table-cell>
          <table:table-cell office:value-type="string" table:style-name="ce350">
            <text:p>202202</text:p>
          </table:table-cell>
          <table:table-cell office:value-type="string" table:style-name="ce350">
            <text:p>202201</text:p>
          </table:table-cell>
          <table:table-cell office:value-type="string" table:style-name="ce350">
            <text:p>202102</text:p>
          </table:table-cell>
          <table:table-cell table:number-columns-repeated="5" table:style-name="ce348"/>
          <table:table-cell table:style-name="ce354"/>
          <table:table-cell office:value-type="string" table:style-name="ce354">
            <text:p>CAE</text:p>
          </table:table-cell>
          <table:table-cell office:value-type="string" table:style-name="ce350">
            <text:p>202202</text:p>
          </table:table-cell>
          <table:table-cell office:value-type="string" table:style-name="ce350">
            <text:p>202201</text:p>
          </table:table-cell>
          <table:table-cell office:value-type="string" table:style-name="ce350">
            <text:p>202102</text:p>
          </table:table-cell>
          <table:table-cell table:number-columns-repeated="5" table:style-name="ce348"/>
          <table:table-cell table:style-name="ce354"/>
          <table:table-cell office:value-type="string" table:style-name="ce354">
            <text:p>CAE</text:p>
          </table:table-cell>
          <table:table-cell office:value-type="string" table:style-name="ce350">
            <text:p>202202</text:p>
          </table:table-cell>
          <table:table-cell office:value-type="string" table:style-name="ce350">
            <text:p>202201</text:p>
          </table:table-cell>
          <table:table-cell office:value-type="string" table:style-name="ce350">
            <text:p>202102</text:p>
          </table:table-cell>
          <table:table-cell table:number-columns-repeated="16358" table:style-name="ce348"/>
        </table:table-row>
        <table:table-row table:style-name="ro16">
          <table:table-cell table:style-name="ce348"/>
          <table:table-cell table:style-name="ce348"/>
          <table:table-cell office:value-type="string" table:style-name="ce355">
            <text:p>Desemprego no Fim</text:p>
          </table:table-cell>
          <table:table-cell office:value-type="float" office:value="293465" table:style-name="ce353">
            <text:p>293465</text:p>
          </table:table-cell>
          <table:table-cell office:value-type="float" office:value="304143" table:style-name="ce353">
            <text:p>304143</text:p>
          </table:table-cell>
          <table:table-cell office:value-type="float" office:value="372754" table:style-name="ce353">
            <text:p>372754</text:p>
          </table:table-cell>
          <table:table-cell table:style-name="ce348"/>
          <table:table-cell table:style-name="ce349"/>
          <table:table-cell office:value-type="string" table:style-name="ce355">
            <text:p>Desemprego no Fim</text:p>
          </table:table-cell>
          <table:table-cell office:value-type="string" table:style-name="ce366">
            <text:p>var hom %</text:p>
          </table:table-cell>
          <table:table-cell table:style-name="ce348"/>
          <table:table-cell table:style-name="ce355"/>
          <table:table-cell office:value-type="string" table:style-name="ce355">
            <text:p>Ofertas recebidas</text:p>
          </table:table-cell>
          <table:table-cell office:value-type="float" office:value="10634" table:style-name="ce353">
            <text:p>10634</text:p>
          </table:table-cell>
          <table:table-cell office:value-type="float" office:value="12002" table:style-name="ce353">
            <text:p>12002</text:p>
          </table:table-cell>
          <table:table-cell office:value-type="float" office:value="7422" table:style-name="ce353">
            <text:p>7422</text:p>
          </table:table-cell>
          <table:table-cell table:style-name="ce348"/>
          <table:table-cell table:style-name="ce349"/>
          <table:table-cell office:value-type="string" table:style-name="ce355">
            <text:p>Ofertas recebidas</text:p>
          </table:table-cell>
          <table:table-cell office:value-type="string" table:style-name="ce366">
            <text:p>var hom val abs</text:p>
          </table:table-cell>
          <table:table-cell table:style-name="ce348"/>
          <table:table-cell table:style-name="ce355"/>
          <table:table-cell office:value-type="string" table:style-name="ce355">
            <text:p>Colocações efetuadas</text:p>
          </table:table-cell>
          <table:table-cell office:value-type="float" office:value="6092" table:style-name="ce353">
            <text:p>6092</text:p>
          </table:table-cell>
          <table:table-cell office:value-type="float" office:value="8149" table:style-name="ce353">
            <text:p>8149</text:p>
          </table:table-cell>
          <table:table-cell office:value-type="float" office:value="4637" table:style-name="ce353">
            <text:p>4637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1</text:p>
          </table:table-cell>
          <table:table-cell office:value-type="string" table:style-name="ce357">
            <text:p>Agricultura, produção animal, caça, floresta e pesca</text:p>
          </table:table-cell>
          <table:table-cell office:value-type="float" office:value="13663" table:style-name="ce352">
            <text:p>13663</text:p>
          </table:table-cell>
          <table:table-cell office:value-type="float" office:value="13558" table:style-name="ce352">
            <text:p>13558</text:p>
          </table:table-cell>
          <table:table-cell office:value-type="float" office:value="15939" table:style-name="ce352">
            <text:p>15939</text:p>
          </table:table-cell>
          <table:table-cell table:style-name="ce348"/>
          <table:table-cell office:value-type="string" table:style-name="ce357">
            <text:p>07</text:p>
          </table:table-cell>
          <table:table-cell office:value-type="string" table:style-name="ce357">
            <text:p>Indústria do couro e dos produtos do couro</text:p>
          </table:table-cell>
          <table:table-cell office:value-type="float" office:value="-36.1963190184049" table:style-name="ce367">
            <text:p>-36,2</text:p>
          </table:table-cell>
          <table:table-cell table:style-name="ce348"/>
          <table:table-cell office:value-type="string" table:style-name="ce357">
            <text:p>01</text:p>
          </table:table-cell>
          <table:table-cell office:value-type="string" table:style-name="ce357">
            <text:p>Agricultura, produção animal, caça, floresta e pesca</text:p>
          </table:table-cell>
          <table:table-cell office:value-type="float" office:value="371" table:style-name="ce352">
            <text:p>371</text:p>
          </table:table-cell>
          <table:table-cell office:value-type="float" office:value="682" table:style-name="ce352">
            <text:p>682</text:p>
          </table:table-cell>
          <table:table-cell office:value-type="float" office:value="208" table:style-name="ce352">
            <text:p>208</text:p>
          </table:table-cell>
          <table:table-cell table:style-name="ce348"/>
          <table:table-cell office:value-type="string" table:style-name="ce357">
            <text:p>11</text:p>
          </table:table-cell>
          <table:table-cell office:value-type="string" table:style-name="ce357">
            <text:p>Fabricação de outros produtos minerais não metálicos</text:p>
          </table:table-cell>
          <table:table-cell office:value-type="float" office:value="-26" table:style-name="ce352">
            <text:p>-26</text:p>
          </table:table-cell>
          <table:table-cell table:style-name="ce348"/>
          <table:table-cell office:value-type="string" table:style-name="ce357">
            <text:p>01</text:p>
          </table:table-cell>
          <table:table-cell office:value-type="string" table:style-name="ce357">
            <text:p>Agricultura, produção animal, caça, floresta e pesca</text:p>
          </table:table-cell>
          <table:table-cell office:value-type="float" office:value="169" table:style-name="ce352">
            <text:p>169</text:p>
          </table:table-cell>
          <table:table-cell office:value-type="float" office:value="527" table:style-name="ce352">
            <text:p>527</text:p>
          </table:table-cell>
          <table:table-cell office:value-type="float" office:value="93" table:style-name="ce352">
            <text:p>93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2</text:p>
          </table:table-cell>
          <table:table-cell office:value-type="string" table:style-name="ce357">
            <text:p>Indústria, energia e água e construção</text:p>
          </table:table-cell>
          <table:table-cell office:value-type="float" office:value="56616" table:style-name="ce368">
            <text:p>56616</text:p>
          </table:table-cell>
          <table:table-cell office:value-type="float" office:value="58561" table:style-name="ce368">
            <text:p>58561</text:p>
          </table:table-cell>
          <table:table-cell office:value-type="float" office:value="73229" table:style-name="ce368">
            <text:p>73229</text:p>
          </table:table-cell>
          <table:table-cell table:style-name="ce348"/>
          <table:table-cell office:value-type="string" table:style-name="ce357">
            <text:p>22</text:p>
          </table:table-cell>
          <table:table-cell office:value-type="string" table:style-name="ce357">
            <text:p>Alojamento, restauração e similares</text:p>
          </table:table-cell>
          <table:table-cell office:value-type="float" office:value="-34.2348126153599" table:style-name="ce369">
            <text:p>-34,2</text:p>
          </table:table-cell>
          <table:table-cell table:style-name="ce348"/>
          <table:table-cell office:value-type="string" table:style-name="ce357">
            <text:p>02</text:p>
          </table:table-cell>
          <table:table-cell office:value-type="string" table:style-name="ce357">
            <text:p>Indústria, energia e água e construção</text:p>
          </table:table-cell>
          <table:table-cell office:value-type="float" office:value="2900" table:style-name="ce368">
            <text:p>2900</text:p>
          </table:table-cell>
          <table:table-cell office:value-type="float" office:value="3080" table:style-name="ce368">
            <text:p>3080</text:p>
          </table:table-cell>
          <table:table-cell office:value-type="float" office:value="2518" table:style-name="ce368">
            <text:p>2518</text:p>
          </table:table-cell>
          <table:table-cell table:style-name="ce348"/>
          <table:table-cell office:value-type="string" table:style-name="ce357">
            <text:p>16</text:p>
          </table:table-cell>
          <table:table-cell office:value-type="string" table:style-name="ce357">
            <text:p>Eletricidade, gás e água, saneamento, resíduos e despoluição</text:p>
          </table:table-cell>
          <table:table-cell office:value-type="float" office:value="-13" table:style-name="ce368">
            <text:p>-13</text:p>
          </table:table-cell>
          <table:table-cell table:style-name="ce348"/>
          <table:table-cell office:value-type="string" table:style-name="ce357">
            <text:p>02</text:p>
          </table:table-cell>
          <table:table-cell office:value-type="string" table:style-name="ce357">
            <text:p>Indústria, energia e água e construção</text:p>
          </table:table-cell>
          <table:table-cell office:value-type="float" office:value="1468" table:style-name="ce368">
            <text:p>1468</text:p>
          </table:table-cell>
          <table:table-cell office:value-type="float" office:value="1580" table:style-name="ce368">
            <text:p>1580</text:p>
          </table:table-cell>
          <table:table-cell office:value-type="float" office:value="1286" table:style-name="ce368">
            <text:p>1286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3</text:p>
          </table:table-cell>
          <table:table-cell office:value-type="string" table:style-name="ce357">
            <text:p>Indústrias extrativas</text:p>
          </table:table-cell>
          <table:table-cell office:value-type="float" office:value="1567" table:style-name="ce352">
            <text:p>1567</text:p>
          </table:table-cell>
          <table:table-cell office:value-type="float" office:value="1640" table:style-name="ce352">
            <text:p>1640</text:p>
          </table:table-cell>
          <table:table-cell office:value-type="float" office:value="1958" table:style-name="ce352">
            <text:p>1958</text:p>
          </table:table-cell>
          <table:table-cell table:style-name="ce348"/>
          <table:table-cell office:value-type="string" table:style-name="ce357">
            <text:p>06</text:p>
          </table:table-cell>
          <table:table-cell office:value-type="string" table:style-name="ce357">
            <text:p>Indústria do vestuário</text:p>
          </table:table-cell>
          <table:table-cell office:value-type="float" office:value="-27.776090697438999" table:style-name="ce367">
            <text:p>-27,8</text:p>
          </table:table-cell>
          <table:table-cell table:style-name="ce348"/>
          <table:table-cell office:value-type="string" table:style-name="ce357">
            <text:p>03</text:p>
          </table:table-cell>
          <table:table-cell office:value-type="string" table:style-name="ce357">
            <text:p>Indústrias extrativas</text:p>
          </table:table-cell>
          <table:table-cell office:value-type="float" office:value="11" table:style-name="ce352">
            <text:p>11</text:p>
          </table:table-cell>
          <table:table-cell office:value-type="float" office:value="6" table:style-name="ce352">
            <text:p>6</text:p>
          </table:table-cell>
          <table:table-cell office:value-type="float" office:value="17" table:style-name="ce352">
            <text:p>17</text:p>
          </table:table-cell>
          <table:table-cell table:style-name="ce348"/>
          <table:table-cell office:value-type="string" table:style-name="ce357">
            <text:p>03</text:p>
          </table:table-cell>
          <table:table-cell office:value-type="string" table:style-name="ce357">
            <text:p>Indústrias extrativas</text:p>
          </table:table-cell>
          <table:table-cell office:value-type="float" office:value="-6" table:style-name="ce352">
            <text:p>-6</text:p>
          </table:table-cell>
          <table:table-cell table:style-name="ce348"/>
          <table:table-cell office:value-type="string" table:style-name="ce357">
            <text:p>03</text:p>
          </table:table-cell>
          <table:table-cell office:value-type="string" table:style-name="ce357">
            <text:p>Indústrias extrativas</text:p>
          </table:table-cell>
          <table:table-cell office:value-type="float" office:value="2" table:style-name="ce352">
            <text:p>2</text:p>
          </table:table-cell>
          <table:table-cell office:value-type="float" office:value="7" table:style-name="ce352">
            <text:p>7</text:p>
          </table:table-cell>
          <table:table-cell office:value-type="float" office:value="7" table:style-name="ce352">
            <text:p>7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4</text:p>
          </table:table-cell>
          <table:table-cell office:value-type="string" table:style-name="ce357">
            <text:p>Indústrias alimentares das bebidas e do tabaco</text:p>
          </table:table-cell>
          <table:table-cell office:value-type="float" office:value="5969" table:style-name="ce368">
            <text:p>5969</text:p>
          </table:table-cell>
          <table:table-cell office:value-type="float" office:value="6106" table:style-name="ce368">
            <text:p>6106</text:p>
          </table:table-cell>
          <table:table-cell office:value-type="float" office:value="8073" table:style-name="ce368">
            <text:p>8073</text:p>
          </table:table-cell>
          <table:table-cell table:style-name="ce348"/>
          <table:table-cell office:value-type="string" table:style-name="ce357">
            <text:p>04</text:p>
          </table:table-cell>
          <table:table-cell office:value-type="string" table:style-name="ce357">
            <text:p>Indústrias alimentares das bebidas e do tabaco</text:p>
          </table:table-cell>
          <table:table-cell office:value-type="float" office:value="-26.0621825839217" table:style-name="ce369">
            <text:p>-26,1</text:p>
          </table:table-cell>
          <table:table-cell table:style-name="ce348"/>
          <table:table-cell office:value-type="string" table:style-name="ce357">
            <text:p>04</text:p>
          </table:table-cell>
          <table:table-cell office:value-type="string" table:style-name="ce357">
            <text:p>Indústrias alimentares das bebidas e do tabaco</text:p>
          </table:table-cell>
          <table:table-cell office:value-type="float" office:value="238" table:style-name="ce368">
            <text:p>238</text:p>
          </table:table-cell>
          <table:table-cell office:value-type="float" office:value="243" table:style-name="ce368">
            <text:p>243</text:p>
          </table:table-cell>
          <table:table-cell office:value-type="float" office:value="186" table:style-name="ce368">
            <text:p>186</text:p>
          </table:table-cell>
          <table:table-cell table:style-name="ce348"/>
          <table:table-cell office:value-type="string" table:style-name="ce357">
            <text:p>24</text:p>
          </table:table-cell>
          <table:table-cell office:value-type="string" table:style-name="ce357">
            <text:p>Atividades financeiras e de seguros</text:p>
          </table:table-cell>
          <table:table-cell office:value-type="float" office:value="11" table:style-name="ce368">
            <text:p>11</text:p>
          </table:table-cell>
          <table:table-cell table:style-name="ce348"/>
          <table:table-cell office:value-type="string" table:style-name="ce357">
            <text:p>04</text:p>
          </table:table-cell>
          <table:table-cell office:value-type="string" table:style-name="ce357">
            <text:p>Indústrias alimentares das bebidas e do tabaco</text:p>
          </table:table-cell>
          <table:table-cell office:value-type="float" office:value="148" table:style-name="ce368">
            <text:p>148</text:p>
          </table:table-cell>
          <table:table-cell office:value-type="float" office:value="144" table:style-name="ce368">
            <text:p>144</text:p>
          </table:table-cell>
          <table:table-cell office:value-type="float" office:value="137" table:style-name="ce368">
            <text:p>137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5</text:p>
          </table:table-cell>
          <table:table-cell office:value-type="string" table:style-name="ce357">
            <text:p>Fabricação de têxteis</text:p>
          </table:table-cell>
          <table:table-cell office:value-type="float" office:value="2428" table:style-name="ce352">
            <text:p>2428</text:p>
          </table:table-cell>
          <table:table-cell office:value-type="float" office:value="2530" table:style-name="ce352">
            <text:p>2530</text:p>
          </table:table-cell>
          <table:table-cell office:value-type="float" office:value="3205" table:style-name="ce352">
            <text:p>3205</text:p>
          </table:table-cell>
          <table:table-cell table:style-name="ce348"/>
          <table:table-cell office:value-type="string" table:style-name="ce357">
            <text:p>05</text:p>
          </table:table-cell>
          <table:table-cell office:value-type="string" table:style-name="ce357">
            <text:p>Fabricação de têxteis</text:p>
          </table:table-cell>
          <table:table-cell office:value-type="float" office:value="-24.2433697347894" table:style-name="ce367">
            <text:p>-24,2</text:p>
          </table:table-cell>
          <table:table-cell table:style-name="ce348"/>
          <table:table-cell office:value-type="string" table:style-name="ce357">
            <text:p>05</text:p>
          </table:table-cell>
          <table:table-cell office:value-type="string" table:style-name="ce357">
            <text:p>Fabricação de têxteis</text:p>
          </table:table-cell>
          <table:table-cell office:value-type="float" office:value="128" table:style-name="ce352">
            <text:p>128</text:p>
          </table:table-cell>
          <table:table-cell office:value-type="float" office:value="131" table:style-name="ce352">
            <text:p>131</text:p>
          </table:table-cell>
          <table:table-cell office:value-type="float" office:value="94" table:style-name="ce352">
            <text:p>94</text:p>
          </table:table-cell>
          <table:table-cell table:style-name="ce348"/>
          <table:table-cell office:value-type="string" table:style-name="ce357">
            <text:p>10</text:p>
          </table:table-cell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19" table:style-name="ce352">
            <text:p>19</text:p>
          </table:table-cell>
          <table:table-cell table:style-name="ce348"/>
          <table:table-cell office:value-type="string" table:style-name="ce357">
            <text:p>05</text:p>
          </table:table-cell>
          <table:table-cell office:value-type="string" table:style-name="ce357">
            <text:p>Fabricação de têxteis</text:p>
          </table:table-cell>
          <table:table-cell office:value-type="float" office:value="93" table:style-name="ce352">
            <text:p>93</text:p>
          </table:table-cell>
          <table:table-cell office:value-type="float" office:value="113" table:style-name="ce352">
            <text:p>113</text:p>
          </table:table-cell>
          <table:table-cell office:value-type="float" office:value="54" table:style-name="ce352">
            <text:p>54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6</text:p>
          </table:table-cell>
          <table:table-cell office:value-type="string" table:style-name="ce357">
            <text:p>Indústria do vestuário</text:p>
          </table:table-cell>
          <table:table-cell office:value-type="float" office:value="7135" table:style-name="ce368">
            <text:p>7135</text:p>
          </table:table-cell>
          <table:table-cell office:value-type="float" office:value="7510" table:style-name="ce368">
            <text:p>7510</text:p>
          </table:table-cell>
          <table:table-cell office:value-type="float" office:value="9879" table:style-name="ce368">
            <text:p>9879</text:p>
          </table:table-cell>
          <table:table-cell table:style-name="ce348"/>
          <table:table-cell office:value-type="string" table:style-name="ce357">
            <text:p>20</text:p>
          </table:table-cell>
          <table:table-cell office:value-type="string" table:style-name="ce357">
            <text:p>Comércio por grosso e a retalho</text:p>
          </table:table-cell>
          <table:table-cell office:value-type="float" office:value="-23.526172178136001" table:style-name="ce369">
            <text:p>-23,5</text:p>
          </table:table-cell>
          <table:table-cell table:style-name="ce348"/>
          <table:table-cell office:value-type="string" table:style-name="ce357">
            <text:p>06</text:p>
          </table:table-cell>
          <table:table-cell office:value-type="string" table:style-name="ce357">
            <text:p>Indústria do vestuário</text:p>
          </table:table-cell>
          <table:table-cell office:value-type="float" office:value="286" table:style-name="ce368">
            <text:p>286</text:p>
          </table:table-cell>
          <table:table-cell office:value-type="float" office:value="270" table:style-name="ce368">
            <text:p>270</text:p>
          </table:table-cell>
          <table:table-cell office:value-type="float" office:value="261" table:style-name="ce368">
            <text:p>261</text:p>
          </table:table-cell>
          <table:table-cell table:style-name="ce348"/>
          <table:table-cell office:value-type="string" table:style-name="ce357">
            <text:p>13</text:p>
          </table:table-cell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23" table:style-name="ce368">
            <text:p>23</text:p>
          </table:table-cell>
          <table:table-cell table:style-name="ce348"/>
          <table:table-cell office:value-type="string" table:style-name="ce357">
            <text:p>06</text:p>
          </table:table-cell>
          <table:table-cell office:value-type="string" table:style-name="ce357">
            <text:p>Indústria do vestuário</text:p>
          </table:table-cell>
          <table:table-cell office:value-type="float" office:value="183" table:style-name="ce368">
            <text:p>183</text:p>
          </table:table-cell>
          <table:table-cell office:value-type="float" office:value="118" table:style-name="ce368">
            <text:p>118</text:p>
          </table:table-cell>
          <table:table-cell office:value-type="float" office:value="154" table:style-name="ce368">
            <text:p>154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7</text:p>
          </table:table-cell>
          <table:table-cell office:value-type="string" table:style-name="ce357">
            <text:p>Indústria do couro e dos produtos do couro</text:p>
          </table:table-cell>
          <table:table-cell office:value-type="float" office:value="2912" table:style-name="ce352">
            <text:p>2912</text:p>
          </table:table-cell>
          <table:table-cell office:value-type="float" office:value="3077" table:style-name="ce352">
            <text:p>3077</text:p>
          </table:table-cell>
          <table:table-cell office:value-type="float" office:value="4564" table:style-name="ce352">
            <text:p>4564</text:p>
          </table:table-cell>
          <table:table-cell table:style-name="ce348"/>
          <table:table-cell office:value-type="string" table:style-name="ce357">
            <text:p>21</text:p>
          </table:table-cell>
          <table:table-cell office:value-type="string" table:style-name="ce357">
            <text:p>Transportes e armazenagem</text:p>
          </table:table-cell>
          <table:table-cell office:value-type="float" office:value="-22.9095853161115" table:style-name="ce367">
            <text:p>-22,9</text:p>
          </table:table-cell>
          <table:table-cell table:style-name="ce348"/>
          <table:table-cell office:value-type="string" table:style-name="ce357">
            <text:p>07</text:p>
          </table:table-cell>
          <table:table-cell office:value-type="string" table:style-name="ce357">
            <text:p>Indústria do couro e dos produtos do couro</text:p>
          </table:table-cell>
          <table:table-cell office:value-type="float" office:value="207" table:style-name="ce352">
            <text:p>207</text:p>
          </table:table-cell>
          <table:table-cell office:value-type="float" office:value="211" table:style-name="ce352">
            <text:p>211</text:p>
          </table:table-cell>
          <table:table-cell office:value-type="float" office:value="141" table:style-name="ce352">
            <text:p>141</text:p>
          </table:table-cell>
          <table:table-cell table:style-name="ce348"/>
          <table:table-cell office:value-type="string" table:style-name="ce357">
            <text:p>17</text:p>
          </table:table-cell>
          <table:table-cell office:value-type="string" table:style-name="ce357">
            <text:p>Construção</text:p>
          </table:table-cell>
          <table:table-cell office:value-type="float" office:value="24" table:style-name="ce352">
            <text:p>24</text:p>
          </table:table-cell>
          <table:table-cell table:style-name="ce348"/>
          <table:table-cell office:value-type="string" table:style-name="ce357">
            <text:p>07</text:p>
          </table:table-cell>
          <table:table-cell office:value-type="string" table:style-name="ce357">
            <text:p>Indústria do couro e dos produtos do couro</text:p>
          </table:table-cell>
          <table:table-cell office:value-type="float" office:value="154" table:style-name="ce352">
            <text:p>154</text:p>
          </table:table-cell>
          <table:table-cell office:value-type="float" office:value="128" table:style-name="ce352">
            <text:p>128</text:p>
          </table:table-cell>
          <table:table-cell office:value-type="float" office:value="100" table:style-name="ce352">
            <text:p>100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8</text:p>
          </table:table-cell>
          <table:table-cell office:value-type="string" table:style-name="ce357">
            <text:p>Indústria da madeira e da cortiça</text:p>
          </table:table-cell>
          <table:table-cell office:value-type="float" office:value="1733" table:style-name="ce368">
            <text:p>1733</text:p>
          </table:table-cell>
          <table:table-cell office:value-type="float" office:value="1782" table:style-name="ce368">
            <text:p>1782</text:p>
          </table:table-cell>
          <table:table-cell office:value-type="float" office:value="2163" table:style-name="ce368">
            <text:p>2163</text:p>
          </table:table-cell>
          <table:table-cell table:style-name="ce348"/>
          <table:table-cell office:value-type="string" table:style-name="ce357">
            <text:p>14</text:p>
          </table:table-cell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-22.355212355212402" table:style-name="ce369">
            <text:p>-22,4</text:p>
          </table:table-cell>
          <table:table-cell table:style-name="ce348"/>
          <table:table-cell office:value-type="string" table:style-name="ce357">
            <text:p>08</text:p>
          </table:table-cell>
          <table:table-cell office:value-type="string" table:style-name="ce357">
            <text:p>Indústria da madeira e da cortiça</text:p>
          </table:table-cell>
          <table:table-cell office:value-type="float" office:value="86" table:style-name="ce368">
            <text:p>86</text:p>
          </table:table-cell>
          <table:table-cell office:value-type="float" office:value="48" table:style-name="ce368">
            <text:p>48</text:p>
          </table:table-cell>
          <table:table-cell office:value-type="float" office:value="54" table:style-name="ce368">
            <text:p>54</text:p>
          </table:table-cell>
          <table:table-cell table:style-name="ce348"/>
          <table:table-cell office:value-type="string" table:style-name="ce357">
            <text:p>06</text:p>
          </table:table-cell>
          <table:table-cell office:value-type="string" table:style-name="ce357">
            <text:p>Indústria do vestuário</text:p>
          </table:table-cell>
          <table:table-cell office:value-type="float" office:value="25" table:style-name="ce368">
            <text:p>25</text:p>
          </table:table-cell>
          <table:table-cell table:style-name="ce348"/>
          <table:table-cell office:value-type="string" table:style-name="ce357">
            <text:p>08</text:p>
          </table:table-cell>
          <table:table-cell office:value-type="string" table:style-name="ce357">
            <text:p>Indústria da madeira e da cortiça</text:p>
          </table:table-cell>
          <table:table-cell office:value-type="float" office:value="25" table:style-name="ce368">
            <text:p>25</text:p>
          </table:table-cell>
          <table:table-cell office:value-type="float" office:value="21" table:style-name="ce368">
            <text:p>21</text:p>
          </table:table-cell>
          <table:table-cell office:value-type="float" office:value="36" table:style-name="ce368">
            <text:p>36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09</text:p>
          </table:table-cell>
          <table:table-cell office:value-type="string" table:style-name="ce357">
            <text:p>Indústrias do papel, impressão e reprodução</text:p>
          </table:table-cell>
          <table:table-cell office:value-type="float" office:value="1112" table:style-name="ce352">
            <text:p>1112</text:p>
          </table:table-cell>
          <table:table-cell office:value-type="float" office:value="1168" table:style-name="ce352">
            <text:p>1168</text:p>
          </table:table-cell>
          <table:table-cell office:value-type="float" office:value="1346" table:style-name="ce352">
            <text:p>1346</text:p>
          </table:table-cell>
          <table:table-cell table:style-name="ce348"/>
          <table:table-cell office:value-type="string" table:style-name="ce357">
            <text:p>13</text:p>
          </table:table-cell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-22.255303312244099" table:style-name="ce367">
            <text:p>-22,3</text:p>
          </table:table-cell>
          <table:table-cell table:style-name="ce348"/>
          <table:table-cell office:value-type="string" table:style-name="ce357">
            <text:p>09</text:p>
          </table:table-cell>
          <table:table-cell office:value-type="string" table:style-name="ce357">
            <text:p>Indústrias do papel, impressão e reprodução</text:p>
          </table:table-cell>
          <table:table-cell office:value-type="float" office:value="57" table:style-name="ce352">
            <text:p>57</text:p>
          </table:table-cell>
          <table:table-cell office:value-type="float" office:value="50" table:style-name="ce352">
            <text:p>50</text:p>
          </table:table-cell>
          <table:table-cell office:value-type="float" office:value="25" table:style-name="ce352">
            <text:p>25</text:p>
          </table:table-cell>
          <table:table-cell table:style-name="ce348"/>
          <table:table-cell office:value-type="string" table:style-name="ce357">
            <text:p>12</text:p>
          </table:table-cell>
          <table:table-cell office:value-type="string" table:style-name="ce357">
            <text:p>Indústria metalúrgica de base e fab. produtos metálicos</text:p>
          </table:table-cell>
          <table:table-cell office:value-type="float" office:value="27" table:style-name="ce352">
            <text:p>27</text:p>
          </table:table-cell>
          <table:table-cell table:style-name="ce348"/>
          <table:table-cell office:value-type="string" table:style-name="ce357">
            <text:p>09</text:p>
          </table:table-cell>
          <table:table-cell office:value-type="string" table:style-name="ce357">
            <text:p>Indústrias do papel, impressão e reprodução</text:p>
          </table:table-cell>
          <table:table-cell office:value-type="float" office:value="26" table:style-name="ce352">
            <text:p>26</text:p>
          </table:table-cell>
          <table:table-cell office:value-type="float" office:value="24" table:style-name="ce352">
            <text:p>24</text:p>
          </table:table-cell>
          <table:table-cell office:value-type="float" office:value="22" table:style-name="ce352">
            <text:p>22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0</text:p>
          </table:table-cell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2097" table:style-name="ce368">
            <text:p>2097</text:p>
          </table:table-cell>
          <table:table-cell office:value-type="float" office:value="2164" table:style-name="ce368">
            <text:p>2164</text:p>
          </table:table-cell>
          <table:table-cell office:value-type="float" office:value="2489" table:style-name="ce368">
            <text:p>2489</text:p>
          </table:table-cell>
          <table:table-cell table:style-name="ce348"/>
          <table:table-cell office:value-type="string" table:style-name="ce357">
            <text:p>15</text:p>
          </table:table-cell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-21.878715814506499" table:style-name="ce369">
            <text:p>-21,9</text:p>
          </table:table-cell>
          <table:table-cell table:style-name="ce348"/>
          <table:table-cell office:value-type="string" table:style-name="ce357">
            <text:p>10</text:p>
          </table:table-cell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92" table:style-name="ce368">
            <text:p>92</text:p>
          </table:table-cell>
          <table:table-cell office:value-type="float" office:value="102" table:style-name="ce368">
            <text:p>102</text:p>
          </table:table-cell>
          <table:table-cell office:value-type="float" office:value="73" table:style-name="ce368">
            <text:p>73</text:p>
          </table:table-cell>
          <table:table-cell table:style-name="ce348"/>
          <table:table-cell office:value-type="string" table:style-name="ce357">
            <text:p>08</text:p>
          </table:table-cell>
          <table:table-cell office:value-type="string" table:style-name="ce357">
            <text:p>Indústria da madeira e da cortiça</text:p>
          </table:table-cell>
          <table:table-cell office:value-type="float" office:value="32" table:style-name="ce368">
            <text:p>32</text:p>
          </table:table-cell>
          <table:table-cell table:style-name="ce348"/>
          <table:table-cell office:value-type="string" table:style-name="ce357">
            <text:p>10</text:p>
          </table:table-cell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55" table:style-name="ce368">
            <text:p>55</text:p>
          </table:table-cell>
          <table:table-cell office:value-type="float" office:value="73" table:style-name="ce368">
            <text:p>73</text:p>
          </table:table-cell>
          <table:table-cell office:value-type="float" office:value="55" table:style-name="ce368">
            <text:p>55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1</text:p>
          </table:table-cell>
          <table:table-cell office:value-type="string" table:style-name="ce357">
            <text:p>Fabricação de outros produtos minerais não metálicos</text:p>
          </table:table-cell>
          <table:table-cell office:value-type="float" office:value="1526" table:style-name="ce352">
            <text:p>1526</text:p>
          </table:table-cell>
          <table:table-cell office:value-type="float" office:value="1619" table:style-name="ce352">
            <text:p>1619</text:p>
          </table:table-cell>
          <table:table-cell office:value-type="float" office:value="1902" table:style-name="ce352">
            <text:p>1902</text:p>
          </table:table-cell>
          <table:table-cell table:style-name="ce348"/>
          <table:table-cell office:value-type="string" table:style-name="ce357">
            <text:p>12</text:p>
          </table:table-cell>
          <table:table-cell office:value-type="string" table:style-name="ce357">
            <text:p>Indústria metalúrgica de base e fab. produtos metálicos</text:p>
          </table:table-cell>
          <table:table-cell office:value-type="float" office:value="-20.6360767176499" table:style-name="ce367">
            <text:p>-20,6</text:p>
          </table:table-cell>
          <table:table-cell table:style-name="ce348"/>
          <table:table-cell office:value-type="string" table:style-name="ce357">
            <text:p>11</text:p>
          </table:table-cell>
          <table:table-cell office:value-type="string" table:style-name="ce357">
            <text:p>Fabricação de outros produtos minerais não metálicos</text:p>
          </table:table-cell>
          <table:table-cell office:value-type="float" office:value="91" table:style-name="ce352">
            <text:p>91</text:p>
          </table:table-cell>
          <table:table-cell office:value-type="float" office:value="92" table:style-name="ce352">
            <text:p>92</text:p>
          </table:table-cell>
          <table:table-cell office:value-type="float" office:value="117" table:style-name="ce352">
            <text:p>117</text:p>
          </table:table-cell>
          <table:table-cell table:style-name="ce348"/>
          <table:table-cell office:value-type="string" table:style-name="ce357">
            <text:p>09</text:p>
          </table:table-cell>
          <table:table-cell office:value-type="string" table:style-name="ce357">
            <text:p>Indústrias do papel, impressão e reprodução</text:p>
          </table:table-cell>
          <table:table-cell office:value-type="float" office:value="32" table:style-name="ce352">
            <text:p>32</text:p>
          </table:table-cell>
          <table:table-cell table:style-name="ce348"/>
          <table:table-cell office:value-type="string" table:style-name="ce357">
            <text:p>11</text:p>
          </table:table-cell>
          <table:table-cell office:value-type="string" table:style-name="ce357">
            <text:p>Fabricação de outros produtos minerais não metálicos</text:p>
          </table:table-cell>
          <table:table-cell office:value-type="float" office:value="54" table:style-name="ce352">
            <text:p>54</text:p>
          </table:table-cell>
          <table:table-cell office:value-type="float" office:value="58" table:style-name="ce352">
            <text:p>58</text:p>
          </table:table-cell>
          <table:table-cell office:value-type="float" office:value="74" table:style-name="ce352">
            <text:p>74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2</text:p>
          </table:table-cell>
          <table:table-cell office:value-type="string" table:style-name="ce357">
            <text:p>Indústria metalúrgica de base e fab. produtos metálicos</text:p>
          </table:table-cell>
          <table:table-cell office:value-type="float" office:value="3269" table:style-name="ce368">
            <text:p>3269</text:p>
          </table:table-cell>
          <table:table-cell office:value-type="float" office:value="3415" table:style-name="ce368">
            <text:p>3415</text:p>
          </table:table-cell>
          <table:table-cell office:value-type="float" office:value="4119" table:style-name="ce368">
            <text:p>4119</text:p>
          </table:table-cell>
          <table:table-cell table:style-name="ce348"/>
          <table:table-cell office:value-type="string" table:style-name="ce357">
            <text:p>28</text:p>
          </table:table-cell>
          <table:table-cell office:value-type="string" table:style-name="ce357">
            <text:p>Outras atividades de serviços</text:p>
          </table:table-cell>
          <table:table-cell office:value-type="float" office:value="-20.091982694781201" table:style-name="ce369">
            <text:p>-20,1</text:p>
          </table:table-cell>
          <table:table-cell table:style-name="ce348"/>
          <table:table-cell office:value-type="string" table:style-name="ce357">
            <text:p>12</text:p>
          </table:table-cell>
          <table:table-cell office:value-type="string" table:style-name="ce357">
            <text:p>Indústria metalúrgica de base e fab. produtos metálicos</text:p>
          </table:table-cell>
          <table:table-cell office:value-type="float" office:value="241" table:style-name="ce368">
            <text:p>241</text:p>
          </table:table-cell>
          <table:table-cell office:value-type="float" office:value="261" table:style-name="ce368">
            <text:p>261</text:p>
          </table:table-cell>
          <table:table-cell office:value-type="float" office:value="214" table:style-name="ce368">
            <text:p>214</text:p>
          </table:table-cell>
          <table:table-cell table:style-name="ce348"/>
          <table:table-cell office:value-type="string" table:style-name="ce357">
            <text:p>05</text:p>
          </table:table-cell>
          <table:table-cell office:value-type="string" table:style-name="ce357">
            <text:p>Fabricação de têxteis</text:p>
          </table:table-cell>
          <table:table-cell office:value-type="float" office:value="34" table:style-name="ce368">
            <text:p>34</text:p>
          </table:table-cell>
          <table:table-cell table:style-name="ce348"/>
          <table:table-cell office:value-type="string" table:style-name="ce357">
            <text:p>12</text:p>
          </table:table-cell>
          <table:table-cell office:value-type="string" table:style-name="ce357">
            <text:p>Indústria metalúrgica de base e fab. produtos metálicos</text:p>
          </table:table-cell>
          <table:table-cell office:value-type="float" office:value="115" table:style-name="ce368">
            <text:p>115</text:p>
          </table:table-cell>
          <table:table-cell office:value-type="float" office:value="164" table:style-name="ce368">
            <text:p>164</text:p>
          </table:table-cell>
          <table:table-cell office:value-type="float" office:value="120" table:style-name="ce368">
            <text:p>120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3</text:p>
          </table:table-cell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2089" table:style-name="ce352">
            <text:p>2089</text:p>
          </table:table-cell>
          <table:table-cell office:value-type="float" office:value="2145" table:style-name="ce352">
            <text:p>2145</text:p>
          </table:table-cell>
          <table:table-cell office:value-type="float" office:value="2687" table:style-name="ce352">
            <text:p>2687</text:p>
          </table:table-cell>
          <table:table-cell table:style-name="ce348"/>
          <table:table-cell office:value-type="string" table:style-name="ce357">
            <text:p>03</text:p>
          </table:table-cell>
          <table:table-cell office:value-type="string" table:style-name="ce357">
            <text:p>Indústrias extrativas</text:p>
          </table:table-cell>
          <table:table-cell office:value-type="float" office:value="-19.969356486210401" table:style-name="ce367">
            <text:p>-20,0</text:p>
          </table:table-cell>
          <table:table-cell table:style-name="ce348"/>
          <table:table-cell office:value-type="string" table:style-name="ce357">
            <text:p>13</text:p>
          </table:table-cell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111" table:style-name="ce352">
            <text:p>111</text:p>
          </table:table-cell>
          <table:table-cell office:value-type="float" office:value="123" table:style-name="ce352">
            <text:p>123</text:p>
          </table:table-cell>
          <table:table-cell office:value-type="float" office:value="88" table:style-name="ce352">
            <text:p>88</text:p>
          </table:table-cell>
          <table:table-cell table:style-name="ce348"/>
          <table:table-cell office:value-type="string" table:style-name="ce357">
            <text:p>14</text:p>
          </table:table-cell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35" table:style-name="ce352">
            <text:p>35</text:p>
          </table:table-cell>
          <table:table-cell table:style-name="ce348"/>
          <table:table-cell office:value-type="string" table:style-name="ce357">
            <text:p>13</text:p>
          </table:table-cell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63" table:style-name="ce352">
            <text:p>63</text:p>
          </table:table-cell>
          <table:table-cell office:value-type="float" office:value="112" table:style-name="ce352">
            <text:p>112</text:p>
          </table:table-cell>
          <table:table-cell office:value-type="float" office:value="48" table:style-name="ce352">
            <text:p>48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4</text:p>
          </table:table-cell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2011" table:style-name="ce368">
            <text:p>2011</text:p>
          </table:table-cell>
          <table:table-cell office:value-type="float" office:value="2167" table:style-name="ce368">
            <text:p>2167</text:p>
          </table:table-cell>
          <table:table-cell office:value-type="float" office:value="2590" table:style-name="ce368">
            <text:p>2590</text:p>
          </table:table-cell>
          <table:table-cell table:style-name="ce348"/>
          <table:table-cell office:value-type="string" table:style-name="ce357">
            <text:p>08</text:p>
          </table:table-cell>
          <table:table-cell office:value-type="string" table:style-name="ce357">
            <text:p>Indústria da madeira e da cortiça</text:p>
          </table:table-cell>
          <table:table-cell office:value-type="float" office:value="-19.879796578825701" table:style-name="ce369">
            <text:p>-19,9</text:p>
          </table:table-cell>
          <table:table-cell table:style-name="ce348"/>
          <table:table-cell office:value-type="string" table:style-name="ce357">
            <text:p>14</text:p>
          </table:table-cell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78" table:style-name="ce368">
            <text:p>78</text:p>
          </table:table-cell>
          <table:table-cell office:value-type="float" office:value="166" table:style-name="ce368">
            <text:p>166</text:p>
          </table:table-cell>
          <table:table-cell office:value-type="float" office:value="43" table:style-name="ce368">
            <text:p>43</text:p>
          </table:table-cell>
          <table:table-cell table:style-name="ce348"/>
          <table:table-cell office:value-type="string" table:style-name="ce357">
            <text:p>21</text:p>
          </table:table-cell>
          <table:table-cell office:value-type="string" table:style-name="ce357">
            <text:p>Transportes e armazenagem</text:p>
          </table:table-cell>
          <table:table-cell office:value-type="float" office:value="41" table:style-name="ce368">
            <text:p>41</text:p>
          </table:table-cell>
          <table:table-cell table:style-name="ce348"/>
          <table:table-cell office:value-type="string" table:style-name="ce357">
            <text:p>14</text:p>
          </table:table-cell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57" table:style-name="ce368">
            <text:p>57</text:p>
          </table:table-cell>
          <table:table-cell office:value-type="float" office:value="76" table:style-name="ce368">
            <text:p>76</text:p>
          </table:table-cell>
          <table:table-cell office:value-type="float" office:value="30" table:style-name="ce368">
            <text:p>30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5</text:p>
          </table:table-cell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3285" table:style-name="ce352">
            <text:p>3285</text:p>
          </table:table-cell>
          <table:table-cell office:value-type="float" office:value="3361" table:style-name="ce352">
            <text:p>3361</text:p>
          </table:table-cell>
          <table:table-cell office:value-type="float" office:value="4205" table:style-name="ce352">
            <text:p>4205</text:p>
          </table:table-cell>
          <table:table-cell table:style-name="ce348"/>
          <table:table-cell office:value-type="string" table:style-name="ce357">
            <text:p>11</text:p>
          </table:table-cell>
          <table:table-cell office:value-type="string" table:style-name="ce357">
            <text:p>Fabricação de outros produtos minerais não metálicos</text:p>
          </table:table-cell>
          <table:table-cell office:value-type="float" office:value="-19.7686645636172" table:style-name="ce367">
            <text:p>-19,8</text:p>
          </table:table-cell>
          <table:table-cell table:style-name="ce348"/>
          <table:table-cell office:value-type="string" table:style-name="ce357">
            <text:p>15</text:p>
          </table:table-cell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232" table:style-name="ce352">
            <text:p>232</text:p>
          </table:table-cell>
          <table:table-cell office:value-type="float" office:value="248" table:style-name="ce352">
            <text:p>248</text:p>
          </table:table-cell>
          <table:table-cell office:value-type="float" office:value="174" table:style-name="ce352">
            <text:p>174</text:p>
          </table:table-cell>
          <table:table-cell table:style-name="ce348"/>
          <table:table-cell office:value-type="string" table:style-name="ce357">
            <text:p>04</text:p>
          </table:table-cell>
          <table:table-cell office:value-type="string" table:style-name="ce357">
            <text:p>Indústrias alimentares das bebidas e do tabaco</text:p>
          </table:table-cell>
          <table:table-cell office:value-type="float" office:value="52" table:style-name="ce352">
            <text:p>52</text:p>
          </table:table-cell>
          <table:table-cell table:style-name="ce348"/>
          <table:table-cell office:value-type="string" table:style-name="ce357">
            <text:p>15</text:p>
          </table:table-cell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133" table:style-name="ce352">
            <text:p>133</text:p>
          </table:table-cell>
          <table:table-cell office:value-type="float" office:value="209" table:style-name="ce352">
            <text:p>209</text:p>
          </table:table-cell>
          <table:table-cell office:value-type="float" office:value="116" table:style-name="ce352">
            <text:p>116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6</text:p>
          </table:table-cell>
          <table:table-cell office:value-type="string" table:style-name="ce357">
            <text:p>Eletricidade, gás e água, saneamento, resíduos e despoluição</text:p>
          </table:table-cell>
          <table:table-cell office:value-type="float" office:value="1100" table:style-name="ce368">
            <text:p>1100</text:p>
          </table:table-cell>
          <table:table-cell office:value-type="float" office:value="1109" table:style-name="ce368">
            <text:p>1109</text:p>
          </table:table-cell>
          <table:table-cell office:value-type="float" office:value="1301" table:style-name="ce368">
            <text:p>1301</text:p>
          </table:table-cell>
          <table:table-cell table:style-name="ce348"/>
          <table:table-cell office:value-type="string" table:style-name="ce357">
            <text:p>26</text:p>
          </table:table-cell>
          <table:table-cell office:value-type="string" table:style-name="ce357">
            <text:p>Atividades de consultoria, científicas, técnicas e similares</text:p>
          </table:table-cell>
          <table:table-cell office:value-type="float" office:value="-19.398180545836301" table:style-name="ce369">
            <text:p>-19,4</text:p>
          </table:table-cell>
          <table:table-cell table:style-name="ce348"/>
          <table:table-cell office:value-type="string" table:style-name="ce357">
            <text:p>16</text:p>
          </table:table-cell>
          <table:table-cell office:value-type="string" table:style-name="ce357">
            <text:p>Eletricidade, gás e água, saneamento, resíduos e despoluição</text:p>
          </table:table-cell>
          <table:table-cell office:value-type="float" office:value="60" table:style-name="ce368">
            <text:p>60</text:p>
          </table:table-cell>
          <table:table-cell office:value-type="float" office:value="69" table:style-name="ce368">
            <text:p>69</text:p>
          </table:table-cell>
          <table:table-cell office:value-type="float" office:value="73" table:style-name="ce368">
            <text:p>73</text:p>
          </table:table-cell>
          <table:table-cell table:style-name="ce348"/>
          <table:table-cell office:value-type="string" table:style-name="ce357">
            <text:p>15</text:p>
          </table:table-cell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58" table:style-name="ce368">
            <text:p>58</text:p>
          </table:table-cell>
          <table:table-cell table:style-name="ce348"/>
          <table:table-cell office:value-type="string" table:style-name="ce357">
            <text:p>16</text:p>
          </table:table-cell>
          <table:table-cell office:value-type="string" table:style-name="ce357">
            <text:p>Eletricidade, gás e água, saneamento, resíduos e despoluição</text:p>
          </table:table-cell>
          <table:table-cell office:value-type="float" office:value="44" table:style-name="ce368">
            <text:p>44</text:p>
          </table:table-cell>
          <table:table-cell office:value-type="float" office:value="40" table:style-name="ce368">
            <text:p>40</text:p>
          </table:table-cell>
          <table:table-cell office:value-type="float" office:value="22" table:style-name="ce368">
            <text:p>22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7</text:p>
          </table:table-cell>
          <table:table-cell office:value-type="string" table:style-name="ce357">
            <text:p>Construção</text:p>
          </table:table-cell>
          <table:table-cell office:value-type="float" office:value="18383" table:style-name="ce352">
            <text:p>18383</text:p>
          </table:table-cell>
          <table:table-cell office:value-type="float" office:value="18768" table:style-name="ce352">
            <text:p>18768</text:p>
          </table:table-cell>
          <table:table-cell office:value-type="float" office:value="22748" table:style-name="ce352">
            <text:p>22748</text:p>
          </table:table-cell>
          <table:table-cell table:style-name="ce348"/>
          <table:table-cell office:value-type="string" table:style-name="ce357">
            <text:p>17</text:p>
          </table:table-cell>
          <table:table-cell office:value-type="string" table:style-name="ce357">
            <text:p>Construção</text:p>
          </table:table-cell>
          <table:table-cell office:value-type="float" office:value="-19.188500087919799" table:style-name="ce367">
            <text:p>-19,2</text:p>
          </table:table-cell>
          <table:table-cell table:style-name="ce348"/>
          <table:table-cell office:value-type="string" table:style-name="ce357">
            <text:p>17</text:p>
          </table:table-cell>
          <table:table-cell office:value-type="string" table:style-name="ce357">
            <text:p>Construção</text:p>
          </table:table-cell>
          <table:table-cell office:value-type="float" office:value="982" table:style-name="ce352">
            <text:p>982</text:p>
          </table:table-cell>
          <table:table-cell office:value-type="float" office:value="1060" table:style-name="ce352">
            <text:p>1060</text:p>
          </table:table-cell>
          <table:table-cell office:value-type="float" office:value="958" table:style-name="ce352">
            <text:p>958</text:p>
          </table:table-cell>
          <table:table-cell table:style-name="ce348"/>
          <table:table-cell office:value-type="string" table:style-name="ce357">
            <text:p>19</text:p>
          </table:table-cell>
          <table:table-cell office:value-type="string" table:style-name="ce357">
            <text:p>Comércio, manut. repar. de veículos automóveis e motociclos</text:p>
          </table:table-cell>
          <table:table-cell office:value-type="float" office:value="58" table:style-name="ce352">
            <text:p>58</text:p>
          </table:table-cell>
          <table:table-cell table:style-name="ce348"/>
          <table:table-cell office:value-type="string" table:style-name="ce357">
            <text:p>17</text:p>
          </table:table-cell>
          <table:table-cell office:value-type="string" table:style-name="ce357">
            <text:p>Construção</text:p>
          </table:table-cell>
          <table:table-cell office:value-type="float" office:value="316" table:style-name="ce352">
            <text:p>316</text:p>
          </table:table-cell>
          <table:table-cell office:value-type="float" office:value="293" table:style-name="ce352">
            <text:p>293</text:p>
          </table:table-cell>
          <table:table-cell office:value-type="float" office:value="311" table:style-name="ce352">
            <text:p>311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8</text:p>
          </table:table-cell>
          <table:table-cell office:value-type="string" table:style-name="ce357">
            <text:p>Serviços</text:p>
          </table:table-cell>
          <table:table-cell office:value-type="float" office:value="214731" table:style-name="ce368">
            <text:p>214731</text:p>
          </table:table-cell>
          <table:table-cell office:value-type="float" office:value="223115" table:style-name="ce368">
            <text:p>223115</text:p>
          </table:table-cell>
          <table:table-cell office:value-type="float" office:value="273082" table:style-name="ce368">
            <text:p>273082</text:p>
          </table:table-cell>
          <table:table-cell table:style-name="ce348"/>
          <table:table-cell office:value-type="string" table:style-name="ce357">
            <text:p>19</text:p>
          </table:table-cell>
          <table:table-cell office:value-type="string" table:style-name="ce357">
            <text:p>Comércio, manut. repar. de veículos automóveis e motociclos</text:p>
          </table:table-cell>
          <table:table-cell office:value-type="float" office:value="-18.544967641151501" table:style-name="ce369">
            <text:p>-18,5</text:p>
          </table:table-cell>
          <table:table-cell table:style-name="ce348"/>
          <table:table-cell office:value-type="string" table:style-name="ce357">
            <text:p>18</text:p>
          </table:table-cell>
          <table:table-cell office:value-type="string" table:style-name="ce357">
            <text:p>Serviços</text:p>
          </table:table-cell>
          <table:table-cell office:value-type="float" office:value="7363" table:style-name="ce368">
            <text:p>7363</text:p>
          </table:table-cell>
          <table:table-cell office:value-type="float" office:value="8240" table:style-name="ce368">
            <text:p>8240</text:p>
          </table:table-cell>
          <table:table-cell office:value-type="float" office:value="4696" table:style-name="ce368">
            <text:p>4696</text:p>
          </table:table-cell>
          <table:table-cell table:style-name="ce348"/>
          <table:table-cell office:value-type="string" table:style-name="ce357">
            <text:p>07</text:p>
          </table:table-cell>
          <table:table-cell office:value-type="string" table:style-name="ce357">
            <text:p>Indústria do couro e dos produtos do couro</text:p>
          </table:table-cell>
          <table:table-cell office:value-type="float" office:value="66" table:style-name="ce368">
            <text:p>66</text:p>
          </table:table-cell>
          <table:table-cell table:style-name="ce348"/>
          <table:table-cell office:value-type="string" table:style-name="ce357">
            <text:p>18</text:p>
          </table:table-cell>
          <table:table-cell office:value-type="string" table:style-name="ce357">
            <text:p>Serviços</text:p>
          </table:table-cell>
          <table:table-cell office:value-type="float" office:value="4455" table:style-name="ce368">
            <text:p>4455</text:p>
          </table:table-cell>
          <table:table-cell office:value-type="float" office:value="6042" table:style-name="ce368">
            <text:p>6042</text:p>
          </table:table-cell>
          <table:table-cell office:value-type="float" office:value="3258" table:style-name="ce368">
            <text:p>3258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19</text:p>
          </table:table-cell>
          <table:table-cell office:value-type="string" table:style-name="ce357">
            <text:p>Comércio, manut. repar. de veículos automóveis e motociclos</text:p>
          </table:table-cell>
          <table:table-cell office:value-type="float" office:value="3650" table:style-name="ce352">
            <text:p>3650</text:p>
          </table:table-cell>
          <table:table-cell office:value-type="float" office:value="3771" table:style-name="ce352">
            <text:p>3771</text:p>
          </table:table-cell>
          <table:table-cell office:value-type="float" office:value="4481" table:style-name="ce352">
            <text:p>4481</text:p>
          </table:table-cell>
          <table:table-cell table:style-name="ce348"/>
          <table:table-cell office:value-type="string" table:style-name="ce357">
            <text:p>23</text:p>
          </table:table-cell>
          <table:table-cell office:value-type="string" table:style-name="ce357">
            <text:p>Atividades de informação e de comunicação</text:p>
          </table:table-cell>
          <table:table-cell office:value-type="float" office:value="-17.8667866786679" table:style-name="ce367">
            <text:p>-17,9</text:p>
          </table:table-cell>
          <table:table-cell table:style-name="ce348"/>
          <table:table-cell office:value-type="string" table:style-name="ce357">
            <text:p>19</text:p>
          </table:table-cell>
          <table:table-cell office:value-type="string" table:style-name="ce357">
            <text:p>Comércio, manut. repar. de veículos automóveis e motociclos</text:p>
          </table:table-cell>
          <table:table-cell office:value-type="float" office:value="188" table:style-name="ce352">
            <text:p>188</text:p>
          </table:table-cell>
          <table:table-cell office:value-type="float" office:value="171" table:style-name="ce352">
            <text:p>171</text:p>
          </table:table-cell>
          <table:table-cell office:value-type="float" office:value="130" table:style-name="ce352">
            <text:p>130</text:p>
          </table:table-cell>
          <table:table-cell table:style-name="ce348"/>
          <table:table-cell office:value-type="string" table:style-name="ce357">
            <text:p>26</text:p>
          </table:table-cell>
          <table:table-cell office:value-type="string" table:style-name="ce357">
            <text:p>Atividades de consultoria, científicas, técnicas e similares</text:p>
          </table:table-cell>
          <table:table-cell office:value-type="float" office:value="73" table:style-name="ce352">
            <text:p>73</text:p>
          </table:table-cell>
          <table:table-cell table:style-name="ce348"/>
          <table:table-cell office:value-type="string" table:style-name="ce357">
            <text:p>19</text:p>
          </table:table-cell>
          <table:table-cell office:value-type="string" table:style-name="ce357">
            <text:p>Comércio, manut. repar. de veículos automóveis e motociclos</text:p>
          </table:table-cell>
          <table:table-cell office:value-type="float" office:value="106" table:style-name="ce352">
            <text:p>106</text:p>
          </table:table-cell>
          <table:table-cell office:value-type="float" office:value="105" table:style-name="ce352">
            <text:p>105</text:p>
          </table:table-cell>
          <table:table-cell office:value-type="float" office:value="59" table:style-name="ce352">
            <text:p>59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0</text:p>
          </table:table-cell>
          <table:table-cell office:value-type="string" table:style-name="ce357">
            <text:p>Comércio por grosso e a retalho</text:p>
          </table:table-cell>
          <table:table-cell office:value-type="float" office:value="30549" table:style-name="ce368">
            <text:p>30549</text:p>
          </table:table-cell>
          <table:table-cell office:value-type="float" office:value="31256" table:style-name="ce368">
            <text:p>31256</text:p>
          </table:table-cell>
          <table:table-cell office:value-type="float" office:value="39947" table:style-name="ce368">
            <text:p>39947</text:p>
          </table:table-cell>
          <table:table-cell table:style-name="ce348"/>
          <table:table-cell office:value-type="string" table:style-name="ce357">
            <text:p>25</text:p>
          </table:table-cell>
          <table:table-cell office:value-type="string" table:style-name="ce357">
            <text:p>Atividades imobiliárias, administrativas e dos serviços de apoio</text:p>
          </table:table-cell>
          <table:table-cell office:value-type="float" office:value="-17.826399513373001" table:style-name="ce369">
            <text:p>-17,8</text:p>
          </table:table-cell>
          <table:table-cell table:style-name="ce348"/>
          <table:table-cell office:value-type="string" table:style-name="ce357">
            <text:p>20</text:p>
          </table:table-cell>
          <table:table-cell office:value-type="string" table:style-name="ce357">
            <text:p>Comércio por grosso e a retalho</text:p>
          </table:table-cell>
          <table:table-cell office:value-type="float" office:value="1141" table:style-name="ce368">
            <text:p>1141</text:p>
          </table:table-cell>
          <table:table-cell office:value-type="float" office:value="1123" table:style-name="ce368">
            <text:p>1123</text:p>
          </table:table-cell>
          <table:table-cell office:value-type="float" office:value="841" table:style-name="ce368">
            <text:p>841</text:p>
          </table:table-cell>
          <table:table-cell table:style-name="ce348"/>
          <table:table-cell office:value-type="string" table:style-name="ce357">
            <text:p>23</text:p>
          </table:table-cell>
          <table:table-cell office:value-type="string" table:style-name="ce357">
            <text:p>Atividades de informação e de comunicação</text:p>
          </table:table-cell>
          <table:table-cell office:value-type="float" office:value="74" table:style-name="ce368">
            <text:p>74</text:p>
          </table:table-cell>
          <table:table-cell table:style-name="ce348"/>
          <table:table-cell office:value-type="string" table:style-name="ce357">
            <text:p>20</text:p>
          </table:table-cell>
          <table:table-cell office:value-type="string" table:style-name="ce357">
            <text:p>Comércio por grosso e a retalho</text:p>
          </table:table-cell>
          <table:table-cell office:value-type="float" office:value="725" table:style-name="ce368">
            <text:p>725</text:p>
          </table:table-cell>
          <table:table-cell office:value-type="float" office:value="783" table:style-name="ce368">
            <text:p>783</text:p>
          </table:table-cell>
          <table:table-cell office:value-type="float" office:value="543" table:style-name="ce368">
            <text:p>543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1</text:p>
          </table:table-cell>
          <table:table-cell office:value-type="string" table:style-name="ce357">
            <text:p>Transportes e armazenagem</text:p>
          </table:table-cell>
          <table:table-cell office:value-type="float" office:value="5670" table:style-name="ce352">
            <text:p>5670</text:p>
          </table:table-cell>
          <table:table-cell office:value-type="float" office:value="5833" table:style-name="ce352">
            <text:p>5833</text:p>
          </table:table-cell>
          <table:table-cell office:value-type="float" office:value="7355" table:style-name="ce352">
            <text:p>7355</text:p>
          </table:table-cell>
          <table:table-cell table:style-name="ce348"/>
          <table:table-cell office:value-type="string" table:style-name="ce357">
            <text:p>09</text:p>
          </table:table-cell>
          <table:table-cell office:value-type="string" table:style-name="ce357">
            <text:p>Indústrias do papel, impressão e reprodução</text:p>
          </table:table-cell>
          <table:table-cell office:value-type="float" office:value="-17.3848439821694" table:style-name="ce367">
            <text:p>-17,4</text:p>
          </table:table-cell>
          <table:table-cell table:style-name="ce348"/>
          <table:table-cell office:value-type="string" table:style-name="ce357">
            <text:p>21</text:p>
          </table:table-cell>
          <table:table-cell office:value-type="string" table:style-name="ce357">
            <text:p>Transportes e armazenagem</text:p>
          </table:table-cell>
          <table:table-cell office:value-type="float" office:value="172" table:style-name="ce352">
            <text:p>172</text:p>
          </table:table-cell>
          <table:table-cell office:value-type="float" office:value="176" table:style-name="ce352">
            <text:p>176</text:p>
          </table:table-cell>
          <table:table-cell office:value-type="float" office:value="131" table:style-name="ce352">
            <text:p>131</text:p>
          </table:table-cell>
          <table:table-cell table:style-name="ce348"/>
          <table:table-cell office:value-type="string" table:style-name="ce357">
            <text:p>01</text:p>
          </table:table-cell>
          <table:table-cell office:value-type="string" table:style-name="ce357">
            <text:p>Agricultura, produção animal, caça, floresta e pesca</text:p>
          </table:table-cell>
          <table:table-cell office:value-type="float" office:value="163" table:style-name="ce352">
            <text:p>163</text:p>
          </table:table-cell>
          <table:table-cell table:style-name="ce348"/>
          <table:table-cell office:value-type="string" table:style-name="ce357">
            <text:p>21</text:p>
          </table:table-cell>
          <table:table-cell office:value-type="string" table:style-name="ce357">
            <text:p>Transportes e armazenagem</text:p>
          </table:table-cell>
          <table:table-cell office:value-type="float" office:value="86" table:style-name="ce352">
            <text:p>86</text:p>
          </table:table-cell>
          <table:table-cell office:value-type="float" office:value="71" table:style-name="ce352">
            <text:p>71</text:p>
          </table:table-cell>
          <table:table-cell office:value-type="float" office:value="80" table:style-name="ce352">
            <text:p>80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2</text:p>
          </table:table-cell>
          <table:table-cell office:value-type="string" table:style-name="ce357">
            <text:p>Alojamento, restauração e similares</text:p>
          </table:table-cell>
          <table:table-cell office:value-type="float" office:value="32780" table:style-name="ce368">
            <text:p>32780</text:p>
          </table:table-cell>
          <table:table-cell office:value-type="float" office:value="35078" table:style-name="ce368">
            <text:p>35078</text:p>
          </table:table-cell>
          <table:table-cell office:value-type="float" office:value="49844" table:style-name="ce368">
            <text:p>49844</text:p>
          </table:table-cell>
          <table:table-cell table:style-name="ce348"/>
          <table:table-cell office:value-type="string" table:style-name="ce357">
            <text:p>10</text:p>
          </table:table-cell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-15.7492969063881" table:style-name="ce369">
            <text:p>-15,7</text:p>
          </table:table-cell>
          <table:table-cell table:style-name="ce348"/>
          <table:table-cell office:value-type="string" table:style-name="ce357">
            <text:p>22</text:p>
          </table:table-cell>
          <table:table-cell office:value-type="string" table:style-name="ce357">
            <text:p>Alojamento, restauração e similares</text:p>
          </table:table-cell>
          <table:table-cell office:value-type="float" office:value="1847" table:style-name="ce368">
            <text:p>1847</text:p>
          </table:table-cell>
          <table:table-cell office:value-type="float" office:value="1342" table:style-name="ce368">
            <text:p>1342</text:p>
          </table:table-cell>
          <table:table-cell office:value-type="float" office:value="371" table:style-name="ce368">
            <text:p>371</text:p>
          </table:table-cell>
          <table:table-cell table:style-name="ce348"/>
          <table:table-cell office:value-type="string" table:style-name="ce357">
            <text:p>28</text:p>
          </table:table-cell>
          <table:table-cell office:value-type="string" table:style-name="ce357">
            <text:p>Outras atividades de serviços</text:p>
          </table:table-cell>
          <table:table-cell office:value-type="float" office:value="163" table:style-name="ce368">
            <text:p>163</text:p>
          </table:table-cell>
          <table:table-cell table:style-name="ce348"/>
          <table:table-cell office:value-type="string" table:style-name="ce357">
            <text:p>22</text:p>
          </table:table-cell>
          <table:table-cell office:value-type="string" table:style-name="ce357">
            <text:p>Alojamento, restauração e similares</text:p>
          </table:table-cell>
          <table:table-cell office:value-type="float" office:value="729" table:style-name="ce368">
            <text:p>729</text:p>
          </table:table-cell>
          <table:table-cell office:value-type="float" office:value="802" table:style-name="ce368">
            <text:p>802</text:p>
          </table:table-cell>
          <table:table-cell office:value-type="float" office:value="239" table:style-name="ce368">
            <text:p>239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3</text:p>
          </table:table-cell>
          <table:table-cell office:value-type="string" table:style-name="ce357">
            <text:p>Atividades de informação e de comunicação</text:p>
          </table:table-cell>
          <table:table-cell office:value-type="float" office:value="3650" table:style-name="ce352">
            <text:p>3650</text:p>
          </table:table-cell>
          <table:table-cell office:value-type="float" office:value="3804" table:style-name="ce352">
            <text:p>3804</text:p>
          </table:table-cell>
          <table:table-cell office:value-type="float" office:value="4444" table:style-name="ce352">
            <text:p>4444</text:p>
          </table:table-cell>
          <table:table-cell table:style-name="ce348"/>
          <table:table-cell office:value-type="string" table:style-name="ce357">
            <text:p>16</text:p>
          </table:table-cell>
          <table:table-cell office:value-type="string" table:style-name="ce357">
            <text:p>Eletricidade, gás e água, saneamento, resíduos e despoluição</text:p>
          </table:table-cell>
          <table:table-cell office:value-type="float" office:value="-15.449654112221401" table:style-name="ce367">
            <text:p>-15,4</text:p>
          </table:table-cell>
          <table:table-cell table:style-name="ce348"/>
          <table:table-cell office:value-type="string" table:style-name="ce357">
            <text:p>23</text:p>
          </table:table-cell>
          <table:table-cell office:value-type="string" table:style-name="ce357">
            <text:p>Atividades de informação e de comunicação</text:p>
          </table:table-cell>
          <table:table-cell office:value-type="float" office:value="211" table:style-name="ce352">
            <text:p>211</text:p>
          </table:table-cell>
          <table:table-cell office:value-type="float" office:value="138" table:style-name="ce352">
            <text:p>138</text:p>
          </table:table-cell>
          <table:table-cell office:value-type="float" office:value="137" table:style-name="ce352">
            <text:p>137</text:p>
          </table:table-cell>
          <table:table-cell table:style-name="ce348"/>
          <table:table-cell office:value-type="string" table:style-name="ce357">
            <text:p>25</text:p>
          </table:table-cell>
          <table:table-cell office:value-type="string" table:style-name="ce357">
            <text:p>Atividades imobiliárias, administrativas e dos serviços de apoio</text:p>
          </table:table-cell>
          <table:table-cell office:value-type="float" office:value="207" table:style-name="ce352">
            <text:p>207</text:p>
          </table:table-cell>
          <table:table-cell table:style-name="ce348"/>
          <table:table-cell office:value-type="string" table:style-name="ce357">
            <text:p>23</text:p>
          </table:table-cell>
          <table:table-cell office:value-type="string" table:style-name="ce357">
            <text:p>Atividades de informação e de comunicação</text:p>
          </table:table-cell>
          <table:table-cell office:value-type="float" office:value="120" table:style-name="ce352">
            <text:p>120</text:p>
          </table:table-cell>
          <table:table-cell office:value-type="float" office:value="120" table:style-name="ce352">
            <text:p>120</text:p>
          </table:table-cell>
          <table:table-cell office:value-type="float" office:value="76" table:style-name="ce352">
            <text:p>76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4</text:p>
          </table:table-cell>
          <table:table-cell office:value-type="string" table:style-name="ce357">
            <text:p>Atividades financeiras e de seguros</text:p>
          </table:table-cell>
          <table:table-cell office:value-type="float" office:value="2494" table:style-name="ce368">
            <text:p>2494</text:p>
          </table:table-cell>
          <table:table-cell office:value-type="float" office:value="2589" table:style-name="ce368">
            <text:p>2589</text:p>
          </table:table-cell>
          <table:table-cell office:value-type="float" office:value="2738" table:style-name="ce368">
            <text:p>2738</text:p>
          </table:table-cell>
          <table:table-cell table:style-name="ce348"/>
          <table:table-cell office:value-type="string" table:style-name="ce357">
            <text:p>01</text:p>
          </table:table-cell>
          <table:table-cell office:value-type="string" table:style-name="ce357">
            <text:p>Agricultura, produção animal, caça, floresta e pesca</text:p>
          </table:table-cell>
          <table:table-cell office:value-type="float" office:value="-14.2794403663969" table:style-name="ce369">
            <text:p>-14,3</text:p>
          </table:table-cell>
          <table:table-cell table:style-name="ce348"/>
          <table:table-cell office:value-type="string" table:style-name="ce357">
            <text:p>24</text:p>
          </table:table-cell>
          <table:table-cell office:value-type="string" table:style-name="ce357">
            <text:p>Atividades financeiras e de seguros</text:p>
          </table:table-cell>
          <table:table-cell office:value-type="float" office:value="30" table:style-name="ce368">
            <text:p>30</text:p>
          </table:table-cell>
          <table:table-cell office:value-type="float" office:value="27" table:style-name="ce368">
            <text:p>27</text:p>
          </table:table-cell>
          <table:table-cell office:value-type="float" office:value="19" table:style-name="ce368">
            <text:p>19</text:p>
          </table:table-cell>
          <table:table-cell table:style-name="ce348"/>
          <table:table-cell office:value-type="string" table:style-name="ce357">
            <text:p>27</text:p>
          </table:table-cell>
          <table:table-cell office:value-type="string" table:style-name="ce357">
            <text:p>Admin. pública, educação, atividades de saúde e apoio social</text:p>
          </table:table-cell>
          <table:table-cell office:value-type="float" office:value="264" table:style-name="ce368">
            <text:p>264</text:p>
          </table:table-cell>
          <table:table-cell table:style-name="ce348"/>
          <table:table-cell office:value-type="string" table:style-name="ce357">
            <text:p>24</text:p>
          </table:table-cell>
          <table:table-cell office:value-type="string" table:style-name="ce357">
            <text:p>Atividades financeiras e de seguros</text:p>
          </table:table-cell>
          <table:table-cell office:value-type="float" office:value="16" table:style-name="ce368">
            <text:p>16</text:p>
          </table:table-cell>
          <table:table-cell office:value-type="float" office:value="21" table:style-name="ce368">
            <text:p>21</text:p>
          </table:table-cell>
          <table:table-cell office:value-type="float" office:value="7" table:style-name="ce368">
            <text:p>7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5</text:p>
          </table:table-cell>
          <table:table-cell office:value-type="string" table:style-name="ce357">
            <text:p>Atividades imobiliárias, administrativas e dos serviços de apoio</text:p>
          </table:table-cell>
          <table:table-cell office:value-type="float" office:value="89160" table:style-name="ce352">
            <text:p>89160</text:p>
          </table:table-cell>
          <table:table-cell office:value-type="float" office:value="92340" table:style-name="ce352">
            <text:p>92340</text:p>
          </table:table-cell>
          <table:table-cell office:value-type="float" office:value="108502" table:style-name="ce352">
            <text:p>108502</text:p>
          </table:table-cell>
          <table:table-cell table:style-name="ce348"/>
          <table:table-cell office:value-type="string" table:style-name="ce357">
            <text:p>27</text:p>
          </table:table-cell>
          <table:table-cell office:value-type="string" table:style-name="ce357">
            <text:p>Admin. pública, educação, atividades de saúde e apoio social</text:p>
          </table:table-cell>
          <table:table-cell office:value-type="float" office:value="-10.675257956376001" table:style-name="ce367">
            <text:p>-10,7</text:p>
          </table:table-cell>
          <table:table-cell table:style-name="ce348"/>
          <table:table-cell office:value-type="string" table:style-name="ce357">
            <text:p>25</text:p>
          </table:table-cell>
          <table:table-cell office:value-type="string" table:style-name="ce357">
            <text:p>Atividades imobiliárias, administrativas e dos serviços de apoio</text:p>
          </table:table-cell>
          <table:table-cell office:value-type="float" office:value="2172" table:style-name="ce352">
            <text:p>2172</text:p>
          </table:table-cell>
          <table:table-cell office:value-type="float" office:value="3617" table:style-name="ce352">
            <text:p>3617</text:p>
          </table:table-cell>
          <table:table-cell office:value-type="float" office:value="1965" table:style-name="ce352">
            <text:p>1965</text:p>
          </table:table-cell>
          <table:table-cell table:style-name="ce348"/>
          <table:table-cell office:value-type="string" table:style-name="ce357">
            <text:p>20</text:p>
          </table:table-cell>
          <table:table-cell office:value-type="string" table:style-name="ce357">
            <text:p>Comércio por grosso e a retalho</text:p>
          </table:table-cell>
          <table:table-cell office:value-type="float" office:value="300" table:style-name="ce352">
            <text:p>300</text:p>
          </table:table-cell>
          <table:table-cell table:style-name="ce348"/>
          <table:table-cell office:value-type="string" table:style-name="ce357">
            <text:p>25</text:p>
          </table:table-cell>
          <table:table-cell office:value-type="string" table:style-name="ce357">
            <text:p>Atividades imobiliárias, administrativas e dos serviços de apoio</text:p>
          </table:table-cell>
          <table:table-cell office:value-type="float" office:value="1691" table:style-name="ce352">
            <text:p>1691</text:p>
          </table:table-cell>
          <table:table-cell office:value-type="float" office:value="2915" table:style-name="ce352">
            <text:p>2915</text:p>
          </table:table-cell>
          <table:table-cell office:value-type="float" office:value="1507" table:style-name="ce352">
            <text:p>1507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6</text:p>
          </table:table-cell>
          <table:table-cell office:value-type="string" table:style-name="ce357">
            <text:p>Atividades de consultoria, científicas, técnicas e similares</text:p>
          </table:table-cell>
          <table:table-cell office:value-type="float" office:value="5759" table:style-name="ce368">
            <text:p>5759</text:p>
          </table:table-cell>
          <table:table-cell office:value-type="float" office:value="6021" table:style-name="ce368">
            <text:p>6021</text:p>
          </table:table-cell>
          <table:table-cell office:value-type="float" office:value="7145" table:style-name="ce368">
            <text:p>7145</text:p>
          </table:table-cell>
          <table:table-cell table:style-name="ce348"/>
          <table:table-cell office:value-type="string" table:style-name="ce357">
            <text:p>24</text:p>
          </table:table-cell>
          <table:table-cell office:value-type="string" table:style-name="ce357">
            <text:p>Atividades financeiras e de seguros</text:p>
          </table:table-cell>
          <table:table-cell office:value-type="float" office:value="-8.9116143170197208" table:style-name="ce369">
            <text:p>-8,9</text:p>
          </table:table-cell>
          <table:table-cell table:style-name="ce348"/>
          <table:table-cell office:value-type="string" table:style-name="ce357">
            <text:p>26</text:p>
          </table:table-cell>
          <table:table-cell office:value-type="string" table:style-name="ce357">
            <text:p>Atividades de consultoria, científicas, técnicas e similares</text:p>
          </table:table-cell>
          <table:table-cell office:value-type="float" office:value="528" table:style-name="ce368">
            <text:p>528</text:p>
          </table:table-cell>
          <table:table-cell office:value-type="float" office:value="510" table:style-name="ce368">
            <text:p>510</text:p>
          </table:table-cell>
          <table:table-cell office:value-type="float" office:value="455" table:style-name="ce368">
            <text:p>455</text:p>
          </table:table-cell>
          <table:table-cell table:style-name="ce348"/>
          <table:table-cell office:value-type="string" table:style-name="ce357">
            <text:p>22</text:p>
          </table:table-cell>
          <table:table-cell office:value-type="string" table:style-name="ce357">
            <text:p>Alojamento, restauração e similares</text:p>
          </table:table-cell>
          <table:table-cell office:value-type="float" office:value="1476" table:style-name="ce368">
            <text:p>1476</text:p>
          </table:table-cell>
          <table:table-cell table:style-name="ce348"/>
          <table:table-cell office:value-type="string" table:style-name="ce357">
            <text:p>26</text:p>
          </table:table-cell>
          <table:table-cell office:value-type="string" table:style-name="ce357">
            <text:p>Atividades de consultoria, científicas, técnicas e similares</text:p>
          </table:table-cell>
          <table:table-cell office:value-type="float" office:value="320" table:style-name="ce368">
            <text:p>320</text:p>
          </table:table-cell>
          <table:table-cell office:value-type="float" office:value="354" table:style-name="ce368">
            <text:p>354</text:p>
          </table:table-cell>
          <table:table-cell office:value-type="float" office:value="270" table:style-name="ce368">
            <text:p>270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7</text:p>
          </table:table-cell>
          <table:table-cell office:value-type="string" table:style-name="ce357">
            <text:p>Admin. pública, educação, atividades de saúde e apoio social</text:p>
          </table:table-cell>
          <table:table-cell office:value-type="float" office:value="20517" table:style-name="ce352">
            <text:p>20517</text:p>
          </table:table-cell>
          <table:table-cell office:value-type="float" office:value="21355" table:style-name="ce352">
            <text:p>21355</text:p>
          </table:table-cell>
          <table:table-cell office:value-type="float" office:value="22969" table:style-name="ce352">
            <text:p>22969</text:p>
          </table:table-cell>
          <table:table-cell table:number-columns-repeated="5" table:style-name="ce348"/>
          <table:table-cell office:value-type="string" table:style-name="ce357">
            <text:p>27</text:p>
          </table:table-cell>
          <table:table-cell office:value-type="string" table:style-name="ce357">
            <text:p>Admin. pública, educação, atividades de saúde e apoio social</text:p>
          </table:table-cell>
          <table:table-cell office:value-type="float" office:value="794" table:style-name="ce352">
            <text:p>794</text:p>
          </table:table-cell>
          <table:table-cell office:value-type="float" office:value="905" table:style-name="ce352">
            <text:p>905</text:p>
          </table:table-cell>
          <table:table-cell office:value-type="float" office:value="530" table:style-name="ce352">
            <text:p>530</text:p>
          </table:table-cell>
          <table:table-cell table:number-columns-repeated="5" table:style-name="ce348"/>
          <table:table-cell office:value-type="string" table:style-name="ce357">
            <text:p>27</text:p>
          </table:table-cell>
          <table:table-cell office:value-type="string" table:style-name="ce357">
            <text:p>Admin. pública, educação, atividades de saúde e apoio social</text:p>
          </table:table-cell>
          <table:table-cell office:value-type="float" office:value="533" table:style-name="ce352">
            <text:p>533</text:p>
          </table:table-cell>
          <table:table-cell office:value-type="float" office:value="695" table:style-name="ce352">
            <text:p>695</text:p>
          </table:table-cell>
          <table:table-cell office:value-type="float" office:value="418" table:style-name="ce352">
            <text:p>418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8</text:p>
          </table:table-cell>
          <table:table-cell office:value-type="string" table:style-name="ce357">
            <text:p>Outras atividades de serviços</text:p>
          </table:table-cell>
          <table:table-cell office:value-type="float" office:value="20502" table:style-name="ce368">
            <text:p>20502</text:p>
          </table:table-cell>
          <table:table-cell office:value-type="float" office:value="21068" table:style-name="ce368">
            <text:p>21068</text:p>
          </table:table-cell>
          <table:table-cell office:value-type="float" office:value="25657" table:style-name="ce368">
            <text:p>25657</text:p>
          </table:table-cell>
          <table:table-cell table:number-columns-repeated="5" table:style-name="ce348"/>
          <table:table-cell office:value-type="string" table:style-name="ce357">
            <text:p>28</text:p>
          </table:table-cell>
          <table:table-cell office:value-type="string" table:style-name="ce357">
            <text:p>Outras atividades de serviços</text:p>
          </table:table-cell>
          <table:table-cell office:value-type="float" office:value="280" table:style-name="ce368">
            <text:p>280</text:p>
          </table:table-cell>
          <table:table-cell office:value-type="float" office:value="231" table:style-name="ce368">
            <text:p>231</text:p>
          </table:table-cell>
          <table:table-cell office:value-type="float" office:value="117" table:style-name="ce368">
            <text:p>117</text:p>
          </table:table-cell>
          <table:table-cell table:number-columns-repeated="5" table:style-name="ce348"/>
          <table:table-cell office:value-type="string" table:style-name="ce357">
            <text:p>28</text:p>
          </table:table-cell>
          <table:table-cell office:value-type="string" table:style-name="ce357">
            <text:p>Outras atividades de serviços</text:p>
          </table:table-cell>
          <table:table-cell office:value-type="float" office:value="129" table:style-name="ce368">
            <text:p>129</text:p>
          </table:table-cell>
          <table:table-cell office:value-type="float" office:value="176" table:style-name="ce368">
            <text:p>176</text:p>
          </table:table-cell>
          <table:table-cell office:value-type="float" office:value="59" table:style-name="ce368">
            <text:p>59</text:p>
          </table:table-cell>
          <table:table-cell table:number-columns-repeated="16358" table:style-name="ce348"/>
        </table:table-row>
        <table:table-row table:style-name="ro17">
          <table:table-cell table:style-name="ce348"/>
          <table:table-cell office:value-type="string" table:style-name="ce357">
            <text:p>29</text:p>
          </table:table-cell>
          <table:table-cell office:value-type="string" table:style-name="ce357">
            <text:p>Sem classificação</text:p>
          </table:table-cell>
          <table:table-cell office:value-type="float" office:value="195" table:style-name="ce352">
            <text:p>195</text:p>
          </table:table-cell>
          <table:table-cell office:value-type="float" office:value="221" table:style-name="ce352">
            <text:p>221</text:p>
          </table:table-cell>
          <table:table-cell office:value-type="float" office:value="234" table:style-name="ce352">
            <text:p>234</text:p>
          </table:table-cell>
          <table:table-cell table:number-columns-repeated="5" table:style-name="ce348"/>
          <table:table-cell office:value-type="string" table:style-name="ce357">
            <text:p>29</text:p>
          </table:table-cell>
          <table:table-cell office:value-type="string" table:style-name="ce357">
            <text:p>Sem classificação</text:p>
          </table:table-cell>
          <table:table-cell office:value-type="float" office:value="0" table:style-name="ce352">
            <text:p>0</text:p>
          </table:table-cell>
          <table:table-cell office:value-type="float" office:value="0" table:style-name="ce352">
            <text:p>0</text:p>
          </table:table-cell>
          <table:table-cell office:value-type="float" office:value="0" table:style-name="ce352">
            <text:p>0</text:p>
          </table:table-cell>
          <table:table-cell table:number-columns-repeated="16368" table:style-name="ce348"/>
        </table:table-row>
        <table:table-row table:style-name="ro17">
          <table:table-cell table:style-name="ce348"/>
          <table:table-cell table:style-name="ce357"/>
          <table:table-cell office:value-type="string" table:style-name="ce357">
            <text:p>Sem classificação</text:p>
          </table:table-cell>
          <table:table-cell office:value-type="float" office:value="8260" table:style-name="ce368">
            <text:p>8260</text:p>
          </table:table-cell>
          <table:table-cell office:value-type="float" office:value="8688" table:style-name="ce368">
            <text:p>8688</text:p>
          </table:table-cell>
          <table:table-cell office:value-type="float" office:value="10270" table:style-name="ce368">
            <text:p>10270</text:p>
          </table:table-cell>
          <table:table-cell table:number-columns-repeated="5" table:style-name="ce348"/>
          <table:table-cell table:style-name="ce357"/>
          <table:table-cell office:value-type="string" table:style-name="ce357">
            <text:p>Sem classificação</text:p>
          </table:table-cell>
          <table:table-cell office:value-type="float" office:value="0" table:style-name="ce368">
            <text:p>0</text:p>
          </table:table-cell>
          <table:table-cell office:value-type="float" office:value="0" table:style-name="ce368">
            <text:p>0</text:p>
          </table:table-cell>
          <table:table-cell office:value-type="float" office:value="0" table:style-name="ce368">
            <text:p>0</text:p>
          </table:table-cell>
          <table:table-cell table:number-columns-repeated="16368" table:style-name="ce348"/>
        </table:table-row>
        <table:table-row table:style-name="ro18">
          <table:table-cell/>
          <table:table-cell table:number-columns-repeated="16383" table:style-name="ce1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9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4341in" svg:height="0.63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733in" svg:y="0.2391in" svg:width="1.94071in" svg:height="0.50327in">
                <draw:text-box>
                  <text:p text:style-name="a13" text:class-names="" text:cond-style-name=""><text:span text:style-name="a11" text:class-names="">FEVEREIRO 2022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0" draw:style-name="a6" draw:name="Text Box 122" svg:x="0in" svg:y="0in" svg:width="0.97917in" svg:height="0.31458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3512in" svg:height="0.24979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158">
            <text:p>Quadro 1 - PEDIDOS DE EMPREGO <text:s text:c="2"/>E <text:s text:c="3"/>DESEMPREGO REGISTADO</text:p>
          </table:table-cell>
          <table:table-cell table:number-columns-repeated="2" table:style-name="ce159"/>
          <table:table-cell table:number-columns-repeated="6" table:style-name="ce158"/>
          <table:table-cell office:value-type="string" table:number-columns-spanned="2" table:number-rows-spanned="1" table:style-name="ce374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2">
          <table:table-cell/>
          <table:table-cell table:style-name="ce28"/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table:style-name="ce40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4" table:style-name="ce146"/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office:value-type="string" table:style-name="ce106">
            <text:p>PEDIDOS DE EMPREGO</text:p>
          </table:table-cell>
          <table:table-cell office:value-type="float" office:value="515976" table:style-name="ce107">
            <text:p>515 976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526977" table:style-name="ce109">
            <text:p>526 97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06540" table:style-name="ce109">
            <text:p>606 540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11001" table:style-name="ce111">
            <text:p><text:s/>-11 001</text:p>
          </table:table-cell>
          <table:table-cell office:value-type="float" office:value="-2.0875673890890871" table:style-name="ce112">
            <text:p>-2,1<text:s text:c="3"/></text:p>
          </table:table-cell>
          <table:table-cell office:value-type="float" office:value="-90564" table:style-name="ce111">
            <text:p><text:s/>-90 564</text:p>
          </table:table-cell>
          <table:table-cell office:value-type="float" office:value="-14.931249381739045" table:style-name="ce112">
            <text:p>-14,9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7"/>DESEMPREGO REGISTADO</text:p>
          </table:table-cell>
          <table:table-cell office:value-type="float" office:value="344264" table:style-name="ce114">
            <text:p>344 264</text:p>
          </table:table-cell>
          <table:table-cell office:value-type="float" office:value="66.72093275656232" table:style-name="ce115">
            <text:p>66,7<text:s text:c="5"/></text:p>
          </table:table-cell>
          <table:table-cell office:value-type="float" office:value="355868" table:style-name="ce116">
            <text:p>355 868</text:p>
          </table:table-cell>
          <table:table-cell office:value-type="float" office:value="67.530081958036121" table:style-name="ce117">
            <text:p>67,5<text:s text:c="5"/></text:p>
          </table:table-cell>
          <table:table-cell office:value-type="float" office:value="431843" table:style-name="ce116">
            <text:p>431 843</text:p>
          </table:table-cell>
          <table:table-cell office:value-type="float" office:value="71.197777557951653" table:style-name="ce117">
            <text:p>71,2<text:s text:c="5"/></text:p>
          </table:table-cell>
          <table:table-cell office:value-type="float" office:value="-11604" table:style-name="ce118">
            <text:p><text:s/>-11 604</text:p>
          </table:table-cell>
          <table:table-cell office:value-type="float" office:value="-3.2607596074949141" table:style-name="ce119">
            <text:p>-3,3<text:s text:c="3"/></text:p>
          </table:table-cell>
          <table:table-cell office:value-type="float" office:value="-87579" table:style-name="ce118">
            <text:p><text:s/>-87 579</text:p>
          </table:table-cell>
          <table:table-cell office:value-type="float" office:value="-20.280287048765409" table:style-name="ce119">
            <text:p>-20,3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EMPREGADOS</text:p>
          </table:table-cell>
          <table:table-cell office:value-type="float" office:value="47699" table:style-name="ce114">
            <text:p>47 699</text:p>
          </table:table-cell>
          <table:table-cell office:value-type="float" office:value="9.2444222211885823" table:style-name="ce115">
            <text:p>9,2<text:s text:c="5"/></text:p>
          </table:table-cell>
          <table:table-cell office:value-type="float" office:value="48784" table:style-name="ce116">
            <text:p>48 784</text:p>
          </table:table-cell>
          <table:table-cell office:value-type="float" office:value="9.2573300163005214" table:style-name="ce117">
            <text:p>9,3<text:s text:c="5"/></text:p>
          </table:table-cell>
          <table:table-cell office:value-type="float" office:value="45991" table:style-name="ce116">
            <text:p>45 991</text:p>
          </table:table-cell>
          <table:table-cell office:value-type="float" office:value="7.5825172288719624" table:style-name="ce117">
            <text:p>7,6<text:s text:c="5"/></text:p>
          </table:table-cell>
          <table:table-cell office:value-type="float" office:value="-1085" table:style-name="ce118">
            <text:p><text:s/>-1 085</text:p>
          </table:table-cell>
          <table:table-cell office:value-type="float" office:value="-2.2240898655296819" table:style-name="ce119">
            <text:p>-2,2<text:s text:c="3"/></text:p>
          </table:table-cell>
          <table:table-cell office:value-type="float" office:value="1708" table:style-name="ce118">
            <text:p>+1 708</text:p>
          </table:table-cell>
          <table:table-cell office:value-type="float" office:value="3.7137700854515017" table:style-name="ce119">
            <text:p>+3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OCUPADOS</text:p>
          </table:table-cell>
          <table:table-cell office:value-type="float" office:value="104164" table:style-name="ce114">
            <text:p>104 164</text:p>
          </table:table-cell>
          <table:table-cell office:value-type="float" office:value="20.187760671038962" table:style-name="ce115">
            <text:p>20,2<text:s text:c="5"/></text:p>
          </table:table-cell>
          <table:table-cell office:value-type="float" office:value="102539" table:style-name="ce116">
            <text:p>102 539</text:p>
          </table:table-cell>
          <table:table-cell office:value-type="float" office:value="19.45796495862248" table:style-name="ce117">
            <text:p>19,5<text:s text:c="5"/></text:p>
          </table:table-cell>
          <table:table-cell office:value-type="float" office:value="111535" table:style-name="ce116">
            <text:p>111 535</text:p>
          </table:table-cell>
          <table:table-cell office:value-type="float" office:value="18.388729514953674" table:style-name="ce117">
            <text:p>18,4<text:s text:c="5"/></text:p>
          </table:table-cell>
          <table:table-cell office:value-type="float" office:value="1625" table:style-name="ce118">
            <text:p>+1 625</text:p>
          </table:table-cell>
          <table:table-cell office:value-type="float" office:value="1.5847628707126069" table:style-name="ce119">
            <text:p>+1,6<text:s text:c="3"/></text:p>
          </table:table-cell>
          <table:table-cell office:value-type="float" office:value="-7371" table:style-name="ce118">
            <text:p><text:s/>-7 371</text:p>
          </table:table-cell>
          <table:table-cell office:value-type="float" office:value="-6.6086878558300093" table:style-name="ce119">
            <text:p>-6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7"/>INDISPONIVEIS TEMPORÁRIAMENTE</text:p>
          </table:table-cell>
          <table:table-cell office:value-type="float" office:value="19849" table:style-name="ce114">
            <text:p>19 849</text:p>
          </table:table-cell>
          <table:table-cell office:value-type="float" office:value="3.8468843512101336" table:style-name="ce115">
            <text:p>3,8<text:s text:c="5"/></text:p>
          </table:table-cell>
          <table:table-cell office:value-type="float" office:value="19786" table:style-name="ce116">
            <text:p>19 786</text:p>
          </table:table-cell>
          <table:table-cell office:value-type="float" office:value="3.7546230670408764" table:style-name="ce117">
            <text:p>3,8<text:s text:c="5"/></text:p>
          </table:table-cell>
          <table:table-cell office:value-type="float" office:value="17171" table:style-name="ce116">
            <text:p>17 171</text:p>
          </table:table-cell>
          <table:table-cell office:value-type="float" office:value="2.8309756982227059" table:style-name="ce117">
            <text:p>2,8<text:s text:c="5"/></text:p>
          </table:table-cell>
          <table:table-cell office:value-type="float" office:value="63" table:style-name="ce118">
            <text:p>+ 63</text:p>
          </table:table-cell>
          <table:table-cell office:value-type="float" office:value="0.31840695441221067" table:style-name="ce119">
            <text:p>+0,3<text:s text:c="3"/></text:p>
          </table:table-cell>
          <table:table-cell office:value-type="float" office:value="2678" table:style-name="ce118">
            <text:p>+2 678</text:p>
          </table:table-cell>
          <table:table-cell office:value-type="float" office:value="15.596063129695418" table:style-name="ce119">
            <text:p>+15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table:style-name="ce113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06">
            <text:p><text:s text:c="5"/>DESEMPREGO REGISTADO</text:p>
          </table:table-cell>
          <table:table-cell office:value-type="float" office:value="344264" table:style-name="ce125">
            <text:p>344 264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355868" table:style-name="ce127">
            <text:p>355 86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31843" table:style-name="ce127">
            <text:p>431 843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11604" table:style-name="ce111">
            <text:p><text:s/>-11 604</text:p>
          </table:table-cell>
          <table:table-cell office:value-type="float" office:value="-3.2607596074949141" table:style-name="ce112">
            <text:p>-3,3<text:s text:c="3"/></text:p>
          </table:table-cell>
          <table:table-cell office:value-type="float" office:value="-87579" table:style-name="ce111">
            <text:p><text:s/>-87 579</text:p>
          </table:table-cell>
          <table:table-cell office:value-type="float" office:value="-20.280287048765409" table:style-name="ce112">
            <text:p>-20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Homens<text:s/></text:p>
          </table:table-cell>
          <table:table-cell office:value-type="float" office:value="151190" table:style-name="ce130">
            <text:p>151 190</text:p>
          </table:table-cell>
          <table:table-cell office:value-type="float" office:value="43.916877744986408" table:style-name="ce131">
            <text:p>43,9<text:s text:c="5"/></text:p>
          </table:table-cell>
          <table:table-cell office:value-type="float" office:value="155822" table:style-name="ce132">
            <text:p>155 822</text:p>
          </table:table-cell>
          <table:table-cell office:value-type="float" office:value="43.786460148144819" table:style-name="ce133">
            <text:p>43,8<text:s text:c="5"/></text:p>
          </table:table-cell>
          <table:table-cell office:value-type="float" office:value="190916" table:style-name="ce132">
            <text:p>190 916</text:p>
          </table:table-cell>
          <table:table-cell office:value-type="float" office:value="44.209585428037506" table:style-name="ce133">
            <text:p>44,2<text:s text:c="5"/></text:p>
          </table:table-cell>
          <table:table-cell office:value-type="float" office:value="-4632" table:style-name="ce118">
            <text:p><text:s/>-4 632</text:p>
          </table:table-cell>
          <table:table-cell office:value-type="float" office:value="-2.9726226078474154" table:style-name="ce119">
            <text:p>-3,0<text:s text:c="3"/></text:p>
          </table:table-cell>
          <table:table-cell office:value-type="float" office:value="-39726" table:style-name="ce118">
            <text:p><text:s/>-39 726</text:p>
          </table:table-cell>
          <table:table-cell office:value-type="float" office:value="-20.80810408766159" table:style-name="ce119">
            <text:p>-20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Mulheres</text:p>
          </table:table-cell>
          <table:table-cell office:value-type="float" office:value="193074" table:style-name="ce130">
            <text:p>193 074</text:p>
          </table:table-cell>
          <table:table-cell office:value-type="float" office:value="56.083122255013592" table:style-name="ce131">
            <text:p>56,1<text:s text:c="5"/></text:p>
          </table:table-cell>
          <table:table-cell office:value-type="float" office:value="200046" table:style-name="ce132">
            <text:p>200 046</text:p>
          </table:table-cell>
          <table:table-cell office:value-type="float" office:value="56.213539851855188" table:style-name="ce133">
            <text:p>56,2<text:s text:c="5"/></text:p>
          </table:table-cell>
          <table:table-cell office:value-type="float" office:value="240927" table:style-name="ce132">
            <text:p>240 927</text:p>
          </table:table-cell>
          <table:table-cell office:value-type="float" office:value="55.790414571962501" table:style-name="ce133">
            <text:p>55,8<text:s text:c="5"/></text:p>
          </table:table-cell>
          <table:table-cell office:value-type="float" office:value="-6972" table:style-name="ce118">
            <text:p><text:s/>-6 972</text:p>
          </table:table-cell>
          <table:table-cell office:value-type="float" office:value="-3.4851984043669959" table:style-name="ce119">
            <text:p>-3,5<text:s text:c="3"/></text:p>
          </table:table-cell>
          <table:table-cell office:value-type="float" office:value="-47853" table:style-name="ce118">
            <text:p><text:s/>-47 853</text:p>
          </table:table-cell>
          <table:table-cell office:value-type="float" office:value="-19.862032897931741" table:style-name="ce119">
            <text:p>-19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36514" table:style-name="ce130">
            <text:p>36 514</text:p>
          </table:table-cell>
          <table:table-cell office:value-type="float" office:value="10.606395092138591" table:style-name="ce131">
            <text:p>10,6<text:s text:c="5"/></text:p>
          </table:table-cell>
          <table:table-cell office:value-type="float" office:value="37818" table:style-name="ce132">
            <text:p>37 818</text:p>
          </table:table-cell>
          <table:table-cell office:value-type="float" office:value="10.626974046556589" table:style-name="ce133">
            <text:p>10,6<text:s text:c="5"/></text:p>
          </table:table-cell>
          <table:table-cell office:value-type="float" office:value="50517" table:style-name="ce132">
            <text:p>50 517</text:p>
          </table:table-cell>
          <table:table-cell office:value-type="float" office:value="11.698001356974641" table:style-name="ce133">
            <text:p>11,7<text:s text:c="5"/></text:p>
          </table:table-cell>
          <table:table-cell office:value-type="float" office:value="-1304" table:style-name="ce118">
            <text:p><text:s/>-1 304</text:p>
          </table:table-cell>
          <table:table-cell office:value-type="float" office:value="-3.4480935004495215" table:style-name="ce119">
            <text:p>-3,4<text:s text:c="3"/></text:p>
          </table:table-cell>
          <table:table-cell office:value-type="float" office:value="-14003" table:style-name="ce118">
            <text:p><text:s/>-14 003</text:p>
          </table:table-cell>
          <table:table-cell office:value-type="float" office:value="-27.719381594314786" table:style-name="ce119">
            <text:p>-27,7<text:s text:c="3"/></text:p>
          </table:table-cell>
          <table:table-cell table:style-name="ce20"/>
          <table:table-cell table:number-columns-repeated="2" table:style-name="ce345"/>
          <table:table-cell table:number-columns-repeated="3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307750" table:style-name="ce130">
            <text:p>307 750</text:p>
          </table:table-cell>
          <table:table-cell office:value-type="float" office:value="89.393604907861416" table:style-name="ce131">
            <text:p>89,4<text:s text:c="5"/></text:p>
          </table:table-cell>
          <table:table-cell office:value-type="float" office:value="318050" table:style-name="ce132">
            <text:p>318 050</text:p>
          </table:table-cell>
          <table:table-cell office:value-type="float" office:value="89.373025953443403" table:style-name="ce133">
            <text:p>89,4<text:s text:c="5"/></text:p>
          </table:table-cell>
          <table:table-cell office:value-type="float" office:value="381326" table:style-name="ce132">
            <text:p>381 326</text:p>
          </table:table-cell>
          <table:table-cell office:value-type="float" office:value="88.301998643025357" table:style-name="ce133">
            <text:p>88,3<text:s text:c="5"/></text:p>
          </table:table-cell>
          <table:table-cell office:value-type="float" office:value="-10300" table:style-name="ce118">
            <text:p><text:s/>-10 300</text:p>
          </table:table-cell>
          <table:table-cell office:value-type="float" office:value="-3.2384845150133632" table:style-name="ce119">
            <text:p>-3,2<text:s text:c="3"/></text:p>
          </table:table-cell>
          <table:table-cell office:value-type="float" office:value="-73576" table:style-name="ce118">
            <text:p><text:s/>-73 576</text:p>
          </table:table-cell>
          <table:table-cell office:value-type="float" office:value="-19.294776647802667" table:style-name="ce119">
            <text:p>-19,3<text:s text:c="3"/></text:p>
          </table:table-cell>
          <table:table-cell table:style-name="ce19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75241" table:style-name="ce130">
            <text:p>175 241</text:p>
          </table:table-cell>
          <table:table-cell office:value-type="float" office:value="50.90308600376455" table:style-name="ce131">
            <text:p>50,9<text:s text:c="5"/></text:p>
          </table:table-cell>
          <table:table-cell office:value-type="float" office:value="181527" table:style-name="ce132">
            <text:p>181 527</text:p>
          </table:table-cell>
          <table:table-cell office:value-type="float" office:value="51.00964402531276" table:style-name="ce133">
            <text:p>51,0<text:s text:c="5"/></text:p>
          </table:table-cell>
          <table:table-cell office:value-type="float" office:value="265943" table:style-name="ce132">
            <text:p>265 943</text:p>
          </table:table-cell>
          <table:table-cell office:value-type="float" office:value="61.583260583128599" table:style-name="ce133">
            <text:p>61,6<text:s text:c="5"/></text:p>
          </table:table-cell>
          <table:table-cell office:value-type="float" office:value="-6286" table:style-name="ce118">
            <text:p><text:s/>-6 286</text:p>
          </table:table-cell>
          <table:table-cell office:value-type="float" office:value="-3.4628457474645642" table:style-name="ce119">
            <text:p>-3,5<text:s text:c="3"/></text:p>
          </table:table-cell>
          <table:table-cell office:value-type="float" office:value="-90702" table:style-name="ce118">
            <text:p><text:s/>-90 702</text:p>
          </table:table-cell>
          <table:table-cell office:value-type="float" office:value="-34.105804627307357" table:style-name="ce119">
            <text:p>-34,1<text:s text:c="3"/></text:p>
          </table:table-cell>
          <table:table-cell table:style-name="ce20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69023" table:style-name="ce130">
            <text:p>169 023</text:p>
          </table:table-cell>
          <table:table-cell office:value-type="float" office:value="49.09691399623545" table:style-name="ce131">
            <text:p>49,1<text:s text:c="5"/></text:p>
          </table:table-cell>
          <table:table-cell office:value-type="float" office:value="174341" table:style-name="ce132">
            <text:p>174 341</text:p>
          </table:table-cell>
          <table:table-cell office:value-type="float" office:value="48.990355974687247" table:style-name="ce133">
            <text:p>49,0<text:s text:c="5"/></text:p>
          </table:table-cell>
          <table:table-cell office:value-type="float" office:value="165900" table:style-name="ce132">
            <text:p>165 900</text:p>
          </table:table-cell>
          <table:table-cell office:value-type="float" office:value="38.416739416871408" table:style-name="ce133">
            <text:p>38,4<text:s text:c="5"/></text:p>
          </table:table-cell>
          <table:table-cell office:value-type="float" office:value="-5318" table:style-name="ce118">
            <text:p><text:s/>-5 318</text:p>
          </table:table-cell>
          <table:table-cell office:value-type="float" office:value="-3.0503438663309264" table:style-name="ce119">
            <text:p>-3,1<text:s text:c="3"/></text:p>
          </table:table-cell>
          <table:table-cell office:value-type="float" office:value="3123" table:style-name="ce118">
            <text:p>+3 123</text:p>
          </table:table-cell>
          <table:table-cell office:value-type="float" office:value="1.8824593128390597" table:style-name="ce119">
            <text:p>+1,9<text:s text:c="3"/></text:p>
          </table:table-cell>
          <table:table-cell table:style-name="ce19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31921" table:style-name="ce130">
            <text:p>31 921</text:p>
          </table:table-cell>
          <table:table-cell office:value-type="float" office:value="9.2722445565031499" table:style-name="ce131">
            <text:p>9,3<text:s text:c="5"/></text:p>
          </table:table-cell>
          <table:table-cell office:value-type="float" office:value="32843" table:style-name="ce132">
            <text:p>32 843</text:p>
          </table:table-cell>
          <table:table-cell office:value-type="float" office:value="9.2289837805028831" table:style-name="ce133">
            <text:p>9,2<text:s text:c="5"/></text:p>
          </table:table-cell>
          <table:table-cell office:value-type="float" office:value="34012" table:style-name="ce132">
            <text:p>34 012</text:p>
          </table:table-cell>
          <table:table-cell office:value-type="float" office:value="7.8760104945547349" table:style-name="ce133">
            <text:p>7,9<text:s text:c="5"/></text:p>
          </table:table-cell>
          <table:table-cell office:value-type="float" office:value="-922" table:style-name="ce118">
            <text:p><text:s/>- 922</text:p>
          </table:table-cell>
          <table:table-cell office:value-type="float" office:value="-2.8072953140699695" table:style-name="ce119">
            <text:p>-2,8<text:s text:c="3"/></text:p>
          </table:table-cell>
          <table:table-cell office:value-type="float" office:value="-2091" table:style-name="ce118">
            <text:p><text:s/>-2 091</text:p>
          </table:table-cell>
          <table:table-cell office:value-type="float" office:value="-6.1478301775843818" table:style-name="ce119">
            <text:p>-6,1<text:s text:c="3"/></text:p>
          </table:table-cell>
          <table:table-cell table:style-name="ce20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312343" table:style-name="ce130">
            <text:p>312 343</text:p>
          </table:table-cell>
          <table:table-cell office:value-type="float" office:value="90.727755443496847" table:style-name="ce131">
            <text:p>90,7<text:s text:c="5"/></text:p>
          </table:table-cell>
          <table:table-cell office:value-type="float" office:value="323025" table:style-name="ce132">
            <text:p>323 025</text:p>
          </table:table-cell>
          <table:table-cell office:value-type="float" office:value="90.771016219497113" table:style-name="ce133">
            <text:p>90,8<text:s text:c="5"/></text:p>
          </table:table-cell>
          <table:table-cell office:value-type="float" office:value="397831" table:style-name="ce132">
            <text:p>397 831</text:p>
          </table:table-cell>
          <table:table-cell office:value-type="float" office:value="92.123989505445266" table:style-name="ce133">
            <text:p>92,1<text:s text:c="5"/></text:p>
          </table:table-cell>
          <table:table-cell office:value-type="float" office:value="-10682" table:style-name="ce118">
            <text:p><text:s/>-10 682</text:p>
          </table:table-cell>
          <table:table-cell office:value-type="float" office:value="-3.3068647937466138" table:style-name="ce119">
            <text:p>-3,3<text:s text:c="3"/></text:p>
          </table:table-cell>
          <table:table-cell office:value-type="float" office:value="-85488" table:style-name="ce118">
            <text:p><text:s/>-85 488</text:p>
          </table:table-cell>
          <table:table-cell office:value-type="float" office:value="-21.48852150787646" table:style-name="ce119">
            <text:p>-21,5<text:s text:c="3"/></text:p>
          </table:table-cell>
          <table:table-cell table:style-name="ce19"/>
          <table:table-cell table:style-name="ce345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30958" table:style-name="ce130">
            <text:p>30 958</text:p>
          </table:table-cell>
          <table:table-cell office:value-type="float" office:value="8.992517370390166" table:style-name="ce131">
            <text:p>9,0<text:s text:c="5"/></text:p>
          </table:table-cell>
          <table:table-cell office:value-type="float" office:value="31181" table:style-name="ce132">
            <text:p>31 181</text:p>
          </table:table-cell>
          <table:table-cell office:value-type="float" office:value="8.7619566805669518" table:style-name="ce133">
            <text:p>8,8<text:s text:c="5"/></text:p>
          </table:table-cell>
          <table:table-cell office:value-type="float" office:value="30486" table:style-name="ce132">
            <text:p>30 486</text:p>
          </table:table-cell>
          <table:table-cell office:value-type="float" office:value="7.0595100534221924" table:style-name="ce133">
            <text:p>7,1<text:s text:c="5"/></text:p>
          </table:table-cell>
          <table:table-cell office:value-type="float" office:value="-223" table:style-name="ce118">
            <text:p><text:s/>- 223</text:p>
          </table:table-cell>
          <table:table-cell office:value-type="float" office:value="-0.71517911548699531" table:style-name="ce119">
            <text:p>-0,7<text:s text:c="3"/></text:p>
          </table:table-cell>
          <table:table-cell office:value-type="float" office:value="472" table:style-name="ce118">
            <text:p>+ 472</text:p>
          </table:table-cell>
          <table:table-cell office:value-type="float" office:value="1.5482516564980648" table:style-name="ce119">
            <text:p>+1,5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9005" table:style-name="ce130">
            <text:p>49 005</text:p>
          </table:table-cell>
          <table:table-cell office:value-type="float" office:value="14.234715218553204" table:style-name="ce131">
            <text:p>14,2<text:s text:c="5"/></text:p>
          </table:table-cell>
          <table:table-cell office:value-type="float" office:value="49854" table:style-name="ce132">
            <text:p>49 854</text:p>
          </table:table-cell>
          <table:table-cell office:value-type="float" office:value="14.009126979666616" table:style-name="ce133">
            <text:p>14,0<text:s text:c="5"/></text:p>
          </table:table-cell>
          <table:table-cell office:value-type="float" office:value="60013" table:style-name="ce132">
            <text:p>60 013</text:p>
          </table:table-cell>
          <table:table-cell office:value-type="float" office:value="13.8969486595823" table:style-name="ce133">
            <text:p>13,9<text:s text:c="5"/></text:p>
          </table:table-cell>
          <table:table-cell office:value-type="float" office:value="-849" table:style-name="ce118">
            <text:p><text:s/>- 849</text:p>
          </table:table-cell>
          <table:table-cell office:value-type="float" office:value="-1.7029726802262606" table:style-name="ce119">
            <text:p>-1,7<text:s text:c="3"/></text:p>
          </table:table-cell>
          <table:table-cell office:value-type="float" office:value="-11008" table:style-name="ce118">
            <text:p><text:s/>-11 008</text:p>
          </table:table-cell>
          <table:table-cell office:value-type="float" office:value="-18.342692416643061" table:style-name="ce119">
            <text:p>-18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47700" table:style-name="ce130">
            <text:p>47 700</text:p>
          </table:table-cell>
          <table:table-cell office:value-type="float" office:value="13.855645667278599" table:style-name="ce131">
            <text:p>13,9<text:s text:c="5"/></text:p>
          </table:table-cell>
          <table:table-cell office:value-type="float" office:value="48917" table:style-name="ce132">
            <text:p>48 917</text:p>
          </table:table-cell>
          <table:table-cell office:value-type="float" office:value="13.74582710443198" table:style-name="ce133">
            <text:p>13,7<text:s text:c="5"/></text:p>
          </table:table-cell>
          <table:table-cell office:value-type="float" office:value="60818" table:style-name="ce132">
            <text:p>60 818</text:p>
          </table:table-cell>
          <table:table-cell office:value-type="float" office:value="14.083358998524927" table:style-name="ce133">
            <text:p>14,1<text:s text:c="5"/></text:p>
          </table:table-cell>
          <table:table-cell office:value-type="float" office:value="-1217" table:style-name="ce118">
            <text:p><text:s/>-1 217</text:p>
          </table:table-cell>
          <table:table-cell office:value-type="float" office:value="-2.4878876464214894" table:style-name="ce119">
            <text:p>-2,5<text:s text:c="3"/></text:p>
          </table:table-cell>
          <table:table-cell office:value-type="float" office:value="-13118" table:style-name="ce118">
            <text:p><text:s/>-13 118</text:p>
          </table:table-cell>
          <table:table-cell office:value-type="float" office:value="-21.569272254924527" table:style-name="ce119">
            <text:p>-21,6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13"/>Básico - 3º Ciclo</text:p>
          </table:table-cell>
          <table:table-cell office:value-type="float" office:value="66051" table:style-name="ce130">
            <text:p>66 051</text:p>
          </table:table-cell>
          <table:table-cell office:value-type="float" office:value="19.186147840029744" table:style-name="ce131">
            <text:p>19,2<text:s text:c="5"/></text:p>
          </table:table-cell>
          <table:table-cell office:value-type="float" office:value="68484" table:style-name="ce132">
            <text:p>68 484</text:p>
          </table:table-cell>
          <table:table-cell office:value-type="float" office:value="19.244214146818482" table:style-name="ce133">
            <text:p>19,2<text:s text:c="5"/></text:p>
          </table:table-cell>
          <table:table-cell office:value-type="float" office:value="87223" table:style-name="ce132">
            <text:p>87 223</text:p>
          </table:table-cell>
          <table:table-cell office:value-type="float" office:value="20.197849681481465" table:style-name="ce133">
            <text:p>20,2<text:s text:c="5"/></text:p>
          </table:table-cell>
          <table:table-cell office:value-type="float" office:value="-2433" table:style-name="ce118">
            <text:p><text:s/>-2 433</text:p>
          </table:table-cell>
          <table:table-cell office:value-type="float" office:value="-3.5526546346591905" table:style-name="ce119">
            <text:p>-3,6<text:s text:c="3"/></text:p>
          </table:table-cell>
          <table:table-cell office:value-type="float" office:value="-21172" table:style-name="ce118">
            <text:p><text:s/>-21 172</text:p>
          </table:table-cell>
          <table:table-cell office:value-type="float" office:value="-24.273414122421837" table:style-name="ce119">
            <text:p>-24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13"/>Secundário</text:p>
          </table:table-cell>
          <table:table-cell office:value-type="float" office:value="104581" table:style-name="ce130">
            <text:p>104 581</text:p>
          </table:table-cell>
          <table:table-cell office:value-type="float" office:value="30.378140032068412" table:style-name="ce131">
            <text:p>30,4<text:s text:c="5"/></text:p>
          </table:table-cell>
          <table:table-cell office:value-type="float" office:value="108465" table:style-name="ce132">
            <text:p>108 465</text:p>
          </table:table-cell>
          <table:table-cell office:value-type="float" office:value="30.478997830656311" table:style-name="ce133">
            <text:p>30,5<text:s text:c="5"/></text:p>
          </table:table-cell>
          <table:table-cell office:value-type="float" office:value="136082" table:style-name="ce132">
            <text:p>136 082</text:p>
          </table:table-cell>
          <table:table-cell office:value-type="float" office:value="31.511915209925828" table:style-name="ce133">
            <text:p>31,5<text:s text:c="5"/></text:p>
          </table:table-cell>
          <table:table-cell office:value-type="float" office:value="-3884" table:style-name="ce118">
            <text:p><text:s/>-3 884</text:p>
          </table:table-cell>
          <table:table-cell office:value-type="float" office:value="-3.580878624441064" table:style-name="ce119">
            <text:p>-3,6<text:s text:c="3"/></text:p>
          </table:table-cell>
          <table:table-cell office:value-type="float" office:value="-31501" table:style-name="ce118">
            <text:p><text:s/>-31 501</text:p>
          </table:table-cell>
          <table:table-cell office:value-type="float" office:value="-23.148542790376393" table:style-name="ce119">
            <text:p>-23,1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13"/>Superior</text:p>
          </table:table-cell>
          <table:table-cell office:value-type="float" office:value="45969" table:style-name="ce130">
            <text:p>45 969</text:p>
          </table:table-cell>
          <table:table-cell office:value-type="float" office:value="13.352833871679874" table:style-name="ce131">
            <text:p>13,4<text:s text:c="5"/></text:p>
          </table:table-cell>
          <table:table-cell office:value-type="float" office:value="48967" table:style-name="ce132">
            <text:p>48 967</text:p>
          </table:table-cell>
          <table:table-cell office:value-type="float" office:value="13.759877257859657" table:style-name="ce133">
            <text:p>13,8<text:s text:c="5"/></text:p>
          </table:table-cell>
          <table:table-cell office:value-type="float" office:value="57221" table:style-name="ce132">
            <text:p>57 221</text:p>
          </table:table-cell>
          <table:table-cell office:value-type="float" office:value="13.250417397063286" table:style-name="ce133">
            <text:p>13,3<text:s text:c="5"/></text:p>
          </table:table-cell>
          <table:table-cell office:value-type="float" office:value="-2998" table:style-name="ce118">
            <text:p><text:s/>-2 998</text:p>
          </table:table-cell>
          <table:table-cell office:value-type="float" office:value="-6.1224906569730635" table:style-name="ce119">
            <text:p>-6,1<text:s text:c="3"/></text:p>
          </table:table-cell>
          <table:table-cell office:value-type="float" office:value="-11252" table:style-name="ce118">
            <text:p><text:s/>-11 252</text:p>
          </table:table-cell>
          <table:table-cell office:value-type="float" office:value="-19.664109330490554" table:style-name="ce119">
            <text:p>-19,7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34">
            <text:p><text:s text:c="9"/>Homens</text:p>
          </table:table-cell>
          <table:table-cell office:value-type="float" office:value="151190" table:style-name="ce125">
            <text:p>151 190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55822" table:style-name="ce127">
            <text:p>155 82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90916" table:style-name="ce127">
            <text:p>190 91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4632" table:style-name="ce111">
            <text:p><text:s/>-4 632</text:p>
          </table:table-cell>
          <table:table-cell office:value-type="float" office:value="-2.9726226078474154" table:style-name="ce112">
            <text:p>-3,0<text:s text:c="3"/></text:p>
          </table:table-cell>
          <table:table-cell office:value-type="float" office:value="-39726" table:style-name="ce111">
            <text:p><text:s/>-39 726</text:p>
          </table:table-cell>
          <table:table-cell office:value-type="float" office:value="-20.80810408766159" table:style-name="ce112">
            <text:p>-20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16659" table:style-name="ce130">
            <text:p>16 659</text:p>
          </table:table-cell>
          <table:table-cell office:value-type="float" office:value="11.018585885309875" table:style-name="ce131">
            <text:p>11,0<text:s text:c="5"/></text:p>
          </table:table-cell>
          <table:table-cell office:value-type="float" office:value="17183" table:style-name="ce132">
            <text:p>17 183</text:p>
          </table:table-cell>
          <table:table-cell office:value-type="float" office:value="11.027326051520324" table:style-name="ce133">
            <text:p>11,0<text:s text:c="5"/></text:p>
          </table:table-cell>
          <table:table-cell office:value-type="float" office:value="23012" table:style-name="ce132">
            <text:p>23 012</text:p>
          </table:table-cell>
          <table:table-cell office:value-type="float" office:value="12.053468541138511" table:style-name="ce133">
            <text:p>12,1<text:s text:c="5"/></text:p>
          </table:table-cell>
          <table:table-cell office:value-type="float" office:value="-524" table:style-name="ce118">
            <text:p><text:s/>- 524</text:p>
          </table:table-cell>
          <table:table-cell office:value-type="float" office:value="-3.0495256939998838" table:style-name="ce119">
            <text:p>-3,0<text:s text:c="3"/></text:p>
          </table:table-cell>
          <table:table-cell office:value-type="float" office:value="-6353" table:style-name="ce118">
            <text:p><text:s/>-6 353</text:p>
          </table:table-cell>
          <table:table-cell office:value-type="float" office:value="-27.607335303320006" table:style-name="ce119">
            <text:p>-27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134531" table:style-name="ce130">
            <text:p>134 531</text:p>
          </table:table-cell>
          <table:table-cell office:value-type="float" office:value="88.981414114690125" table:style-name="ce131">
            <text:p>89,0<text:s text:c="5"/></text:p>
          </table:table-cell>
          <table:table-cell office:value-type="float" office:value="138639" table:style-name="ce132">
            <text:p>138 639</text:p>
          </table:table-cell>
          <table:table-cell office:value-type="float" office:value="88.972673948479681" table:style-name="ce133">
            <text:p>89,0<text:s text:c="5"/></text:p>
          </table:table-cell>
          <table:table-cell office:value-type="float" office:value="167904" table:style-name="ce132">
            <text:p>167 904</text:p>
          </table:table-cell>
          <table:table-cell office:value-type="float" office:value="87.946531458861486" table:style-name="ce133">
            <text:p>87,9<text:s text:c="5"/></text:p>
          </table:table-cell>
          <table:table-cell office:value-type="float" office:value="-4108" table:style-name="ce118">
            <text:p><text:s/>-4 108</text:p>
          </table:table-cell>
          <table:table-cell office:value-type="float" office:value="-2.9630911936756612" table:style-name="ce119">
            <text:p>-3,0<text:s text:c="3"/></text:p>
          </table:table-cell>
          <table:table-cell office:value-type="float" office:value="-33373" table:style-name="ce118">
            <text:p><text:s/>-33 373</text:p>
          </table:table-cell>
          <table:table-cell office:value-type="float" office:value="-19.876238803125595" table:style-name="ce119">
            <text:p>-19,9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79704" table:style-name="ce130">
            <text:p>79 704</text:p>
          </table:table-cell>
          <table:table-cell office:value-type="float" office:value="52.717772339440437" table:style-name="ce131">
            <text:p>52,7<text:s text:c="5"/></text:p>
          </table:table-cell>
          <table:table-cell office:value-type="float" office:value="82322" table:style-name="ce132">
            <text:p>82 322</text:p>
          </table:table-cell>
          <table:table-cell office:value-type="float" office:value="52.830794111229487" table:style-name="ce133">
            <text:p>52,8<text:s text:c="5"/></text:p>
          </table:table-cell>
          <table:table-cell office:value-type="float" office:value="120737" table:style-name="ce132">
            <text:p>120 737</text:p>
          </table:table-cell>
          <table:table-cell office:value-type="float" office:value="63.240901757841151" table:style-name="ce133">
            <text:p>63,2<text:s text:c="5"/></text:p>
          </table:table-cell>
          <table:table-cell office:value-type="float" office:value="-2618" table:style-name="ce118">
            <text:p><text:s/>-2 618</text:p>
          </table:table-cell>
          <table:table-cell office:value-type="float" office:value="-3.1801948446344839" table:style-name="ce119">
            <text:p>-3,2<text:s text:c="3"/></text:p>
          </table:table-cell>
          <table:table-cell office:value-type="float" office:value="-41033" table:style-name="ce118">
            <text:p><text:s/>-41 033</text:p>
          </table:table-cell>
          <table:table-cell office:value-type="float" office:value="-33.985439426190808" table:style-name="ce119">
            <text:p>-34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71486" table:style-name="ce130">
            <text:p>71 486</text:p>
          </table:table-cell>
          <table:table-cell office:value-type="float" office:value="47.282227660559563" table:style-name="ce131">
            <text:p>47,3<text:s text:c="5"/></text:p>
          </table:table-cell>
          <table:table-cell office:value-type="float" office:value="73500" table:style-name="ce132">
            <text:p>73 500</text:p>
          </table:table-cell>
          <table:table-cell office:value-type="float" office:value="47.16920588877052" table:style-name="ce133">
            <text:p>47,2<text:s text:c="5"/></text:p>
          </table:table-cell>
          <table:table-cell office:value-type="float" office:value="70179" table:style-name="ce132">
            <text:p>70 179</text:p>
          </table:table-cell>
          <table:table-cell office:value-type="float" office:value="36.759098242158856" table:style-name="ce133">
            <text:p>36,8<text:s text:c="5"/></text:p>
          </table:table-cell>
          <table:table-cell office:value-type="float" office:value="-2014" table:style-name="ce118">
            <text:p><text:s/>-2 014</text:p>
          </table:table-cell>
          <table:table-cell office:value-type="float" office:value="-2.740136054421769" table:style-name="ce119">
            <text:p>-2,7<text:s text:c="3"/></text:p>
          </table:table-cell>
          <table:table-cell office:value-type="float" office:value="1307" table:style-name="ce118">
            <text:p>+1 307</text:p>
          </table:table-cell>
          <table:table-cell office:value-type="float" office:value="1.8623804841904272" table:style-name="ce119">
            <text:p>+1,9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2686" table:style-name="ce130">
            <text:p>12 686</text:p>
          </table:table-cell>
          <table:table-cell office:value-type="float" office:value="8.3907665850916064" table:style-name="ce131">
            <text:p>8,4<text:s text:c="5"/></text:p>
          </table:table-cell>
          <table:table-cell office:value-type="float" office:value="12993" table:style-name="ce132">
            <text:p>12 993</text:p>
          </table:table-cell>
          <table:table-cell office:value-type="float" office:value="8.3383604369087809" table:style-name="ce133">
            <text:p>8,3<text:s text:c="5"/></text:p>
          </table:table-cell>
          <table:table-cell office:value-type="float" office:value="13549" table:style-name="ce132">
            <text:p>13 549</text:p>
          </table:table-cell>
          <table:table-cell office:value-type="float" office:value="7.0968384001340912" table:style-name="ce133">
            <text:p>7,1<text:s text:c="5"/></text:p>
          </table:table-cell>
          <table:table-cell office:value-type="float" office:value="-307" table:style-name="ce118">
            <text:p><text:s/>- 307</text:p>
          </table:table-cell>
          <table:table-cell office:value-type="float" office:value="-2.3628107442469024" table:style-name="ce119">
            <text:p>-2,4<text:s text:c="3"/></text:p>
          </table:table-cell>
          <table:table-cell office:value-type="float" office:value="-863" table:style-name="ce118">
            <text:p><text:s/>- 863</text:p>
          </table:table-cell>
          <table:table-cell office:value-type="float" office:value="-6.3694737619012471" table:style-name="ce119">
            <text:p>-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138504" table:style-name="ce130">
            <text:p>138 504</text:p>
          </table:table-cell>
          <table:table-cell office:value-type="float" office:value="91.609233414908402" table:style-name="ce131">
            <text:p>91,6<text:s text:c="5"/></text:p>
          </table:table-cell>
          <table:table-cell office:value-type="float" office:value="142829" table:style-name="ce132">
            <text:p>142 829</text:p>
          </table:table-cell>
          <table:table-cell office:value-type="float" office:value="91.661639563091228" table:style-name="ce133">
            <text:p>91,7<text:s text:c="5"/></text:p>
          </table:table-cell>
          <table:table-cell office:value-type="float" office:value="177367" table:style-name="ce132">
            <text:p>177 367</text:p>
          </table:table-cell>
          <table:table-cell office:value-type="float" office:value="92.903161599865911" table:style-name="ce133">
            <text:p>92,9<text:s text:c="5"/></text:p>
          </table:table-cell>
          <table:table-cell office:value-type="float" office:value="-4325" table:style-name="ce118">
            <text:p><text:s/>-4 325</text:p>
          </table:table-cell>
          <table:table-cell office:value-type="float" office:value="-3.0280965350173985" table:style-name="ce119">
            <text:p>-3,0<text:s text:c="3"/></text:p>
          </table:table-cell>
          <table:table-cell office:value-type="float" office:value="-38863" table:style-name="ce118">
            <text:p><text:s/>-38 863</text:p>
          </table:table-cell>
          <table:table-cell office:value-type="float" office:value="-21.911065756313182" table:style-name="ce119">
            <text:p>-21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4625" table:style-name="ce130">
            <text:p>14 625</text:p>
          </table:table-cell>
          <table:table-cell office:value-type="float" office:value="9.6732588134135842" table:style-name="ce131">
            <text:p>9,7<text:s text:c="5"/></text:p>
          </table:table-cell>
          <table:table-cell office:value-type="float" office:value="14827" table:style-name="ce132">
            <text:p>14 827</text:p>
          </table:table-cell>
          <table:table-cell office:value-type="float" office:value="9.5153444314666746" table:style-name="ce133">
            <text:p>9,5<text:s text:c="5"/></text:p>
          </table:table-cell>
          <table:table-cell office:value-type="float" office:value="14463" table:style-name="ce132">
            <text:p>14 463</text:p>
          </table:table-cell>
          <table:table-cell office:value-type="float" office:value="7.5755829789017151" table:style-name="ce133">
            <text:p>7,6<text:s text:c="5"/></text:p>
          </table:table-cell>
          <table:table-cell office:value-type="float" office:value="-202" table:style-name="ce118">
            <text:p><text:s/>- 202</text:p>
          </table:table-cell>
          <table:table-cell office:value-type="float" office:value="-1.3623794429082081" table:style-name="ce119">
            <text:p>-1,4<text:s text:c="3"/></text:p>
          </table:table-cell>
          <table:table-cell office:value-type="float" office:value="162" table:style-name="ce118">
            <text:p>+ 162</text:p>
          </table:table-cell>
          <table:table-cell office:value-type="float" office:value="1.120099564405725" table:style-name="ce119">
            <text:p>+1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3004" table:style-name="ce130">
            <text:p>23 004</text:p>
          </table:table-cell>
          <table:table-cell office:value-type="float" office:value="15.215292016667769" table:style-name="ce131">
            <text:p>15,2<text:s text:c="5"/></text:p>
          </table:table-cell>
          <table:table-cell office:value-type="float" office:value="23329" table:style-name="ce132">
            <text:p>23 329</text:p>
          </table:table-cell>
          <table:table-cell office:value-type="float" office:value="14.971570124886089" table:style-name="ce133">
            <text:p>15,0<text:s text:c="5"/></text:p>
          </table:table-cell>
          <table:table-cell office:value-type="float" office:value="28246" table:style-name="ce132">
            <text:p>28 246</text:p>
          </table:table-cell>
          <table:table-cell office:value-type="float" office:value="14.794988371849399" table:style-name="ce133">
            <text:p>14,8<text:s text:c="5"/></text:p>
          </table:table-cell>
          <table:table-cell office:value-type="float" office:value="-325" table:style-name="ce118">
            <text:p><text:s/>- 325</text:p>
          </table:table-cell>
          <table:table-cell office:value-type="float" office:value="-1.3931158643748125" table:style-name="ce119">
            <text:p>-1,4<text:s text:c="3"/></text:p>
          </table:table-cell>
          <table:table-cell office:value-type="float" office:value="-5242" table:style-name="ce118">
            <text:p><text:s/>-5 242</text:p>
          </table:table-cell>
          <table:table-cell office:value-type="float" office:value="-18.5583799476032" table:style-name="ce119">
            <text:p>-18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3419" table:style-name="ce130">
            <text:p>23 419</text:p>
          </table:table-cell>
          <table:table-cell office:value-type="float" office:value="15.489781070176601" table:style-name="ce131">
            <text:p>15,5<text:s text:c="5"/></text:p>
          </table:table-cell>
          <table:table-cell office:value-type="float" office:value="23914" table:style-name="ce132">
            <text:p>23 914</text:p>
          </table:table-cell>
          <table:table-cell office:value-type="float" office:value="15.346998498286506" table:style-name="ce133">
            <text:p>15,3<text:s text:c="5"/></text:p>
          </table:table-cell>
          <table:table-cell office:value-type="float" office:value="29764" table:style-name="ce132">
            <text:p>29 764</text:p>
          </table:table-cell>
          <table:table-cell office:value-type="float" office:value="15.590102453435017" table:style-name="ce133">
            <text:p>15,6<text:s text:c="5"/></text:p>
          </table:table-cell>
          <table:table-cell office:value-type="float" office:value="-495" table:style-name="ce118">
            <text:p><text:s/>- 495</text:p>
          </table:table-cell>
          <table:table-cell office:value-type="float" office:value="-2.0699172033118676" table:style-name="ce119">
            <text:p>-2,1<text:s text:c="3"/></text:p>
          </table:table-cell>
          <table:table-cell office:value-type="float" office:value="-6345" table:style-name="ce118">
            <text:p><text:s/>-6 345</text:p>
          </table:table-cell>
          <table:table-cell office:value-type="float" office:value="-21.317699233973926" table:style-name="ce119">
            <text:p>-2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29732" table:style-name="ce130">
            <text:p>29 732</text:p>
          </table:table-cell>
          <table:table-cell office:value-type="float" office:value="19.665321780541042" table:style-name="ce131">
            <text:p>19,7<text:s text:c="5"/></text:p>
          </table:table-cell>
          <table:table-cell office:value-type="float" office:value="30794" table:style-name="ce132">
            <text:p>30 794</text:p>
          </table:table-cell>
          <table:table-cell office:value-type="float" office:value="19.762292872636728" table:style-name="ce133">
            <text:p>19,8<text:s text:c="5"/></text:p>
          </table:table-cell>
          <table:table-cell office:value-type="float" office:value="39578" table:style-name="ce132">
            <text:p>39 578</text:p>
          </table:table-cell>
          <table:table-cell office:value-type="float" office:value="20.73058308365983" table:style-name="ce133">
            <text:p>20,7<text:s text:c="5"/></text:p>
          </table:table-cell>
          <table:table-cell office:value-type="float" office:value="-1062" table:style-name="ce118">
            <text:p><text:s/>-1 062</text:p>
          </table:table-cell>
          <table:table-cell office:value-type="float" office:value="-3.4487237773592256" table:style-name="ce119">
            <text:p>-3,4<text:s text:c="3"/></text:p>
          </table:table-cell>
          <table:table-cell office:value-type="float" office:value="-9846" table:style-name="ce118">
            <text:p><text:s/>-9 846</text:p>
          </table:table-cell>
          <table:table-cell office:value-type="float" office:value="-24.877457173177017" table:style-name="ce119">
            <text:p>-2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43891" table:style-name="ce130">
            <text:p>43 891</text:p>
          </table:table-cell>
          <table:table-cell office:value-type="float" office:value="29.030359150737482" table:style-name="ce131">
            <text:p>29,0<text:s text:c="5"/></text:p>
          </table:table-cell>
          <table:table-cell office:value-type="float" office:value="45444" table:style-name="ce132">
            <text:p>45 444</text:p>
          </table:table-cell>
          <table:table-cell office:value-type="float" office:value="29.164046155228402" table:style-name="ce133">
            <text:p>29,2<text:s text:c="5"/></text:p>
          </table:table-cell>
          <table:table-cell office:value-type="float" office:value="58113" table:style-name="ce132">
            <text:p>58 113</text:p>
          </table:table-cell>
          <table:table-cell office:value-type="float" office:value="30.439041253745103" table:style-name="ce133">
            <text:p>30,4<text:s text:c="5"/></text:p>
          </table:table-cell>
          <table:table-cell office:value-type="float" office:value="-1553" table:style-name="ce118">
            <text:p><text:s/>-1 553</text:p>
          </table:table-cell>
          <table:table-cell office:value-type="float" office:value="-3.4173928351377518" table:style-name="ce119">
            <text:p>-3,4<text:s text:c="3"/></text:p>
          </table:table-cell>
          <table:table-cell office:value-type="float" office:value="-14222" table:style-name="ce118">
            <text:p><text:s/>-14 222</text:p>
          </table:table-cell>
          <table:table-cell office:value-type="float" office:value="-24.47300948152737" table:style-name="ce119">
            <text:p>-2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16519" table:style-name="ce130">
            <text:p>16 519</text:p>
          </table:table-cell>
          <table:table-cell office:value-type="float" office:value="10.925987168463523" table:style-name="ce131">
            <text:p>10,9<text:s text:c="5"/></text:p>
          </table:table-cell>
          <table:table-cell office:value-type="float" office:value="17514" table:style-name="ce132">
            <text:p>17 514</text:p>
          </table:table-cell>
          <table:table-cell office:value-type="float" office:value="11.239747917495604" table:style-name="ce133">
            <text:p>11,2<text:s text:c="5"/></text:p>
          </table:table-cell>
          <table:table-cell office:value-type="float" office:value="20752" table:style-name="ce132">
            <text:p>20 752</text:p>
          </table:table-cell>
          <table:table-cell office:value-type="float" office:value="10.869701858408934" table:style-name="ce133">
            <text:p>10,9<text:s text:c="5"/></text:p>
          </table:table-cell>
          <table:table-cell office:value-type="float" office:value="-995" table:style-name="ce118">
            <text:p><text:s/>- 995</text:p>
          </table:table-cell>
          <table:table-cell office:value-type="float" office:value="-5.6811693502340983" table:style-name="ce119">
            <text:p>-5,7<text:s text:c="3"/></text:p>
          </table:table-cell>
          <table:table-cell office:value-type="float" office:value="-4233" table:style-name="ce118">
            <text:p><text:s/>-4 233</text:p>
          </table:table-cell>
          <table:table-cell office:value-type="float" office:value="-20.398033924441016" table:style-name="ce119">
            <text:p>-20,4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office:value-type="float" office:value="0" table:style-name="ce124">
            <text:p>0,0<text:s text:c="5"/></text:p>
          </table:table-cell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34">
            <text:p><text:s text:c="9"/>Mulheres</text:p>
          </table:table-cell>
          <table:table-cell office:value-type="float" office:value="193074" table:style-name="ce125">
            <text:p>193 074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200046" table:style-name="ce127">
            <text:p>200 04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40927" table:style-name="ce127">
            <text:p>240 92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6972" table:style-name="ce111">
            <text:p><text:s/>-6 972</text:p>
          </table:table-cell>
          <table:table-cell office:value-type="float" office:value="-3.4851984043669959" table:style-name="ce112">
            <text:p>-3,5<text:s text:c="3"/></text:p>
          </table:table-cell>
          <table:table-cell office:value-type="float" office:value="-47853" table:style-name="ce111">
            <text:p><text:s/>-47 853</text:p>
          </table:table-cell>
          <table:table-cell office:value-type="float" office:value="-19.862032897931741" table:style-name="ce112">
            <text:p>-1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19855" table:style-name="ce130">
            <text:p>19 855</text:p>
          </table:table-cell>
          <table:table-cell office:value-type="float" office:value="10.283621823756695" table:style-name="ce131">
            <text:p>10,3<text:s text:c="5"/></text:p>
          </table:table-cell>
          <table:table-cell office:value-type="float" office:value="20635" table:style-name="ce132">
            <text:p>20 635</text:p>
          </table:table-cell>
          <table:table-cell office:value-type="float" office:value="10.315127520670247" table:style-name="ce133">
            <text:p>10,3<text:s text:c="5"/></text:p>
          </table:table-cell>
          <table:table-cell office:value-type="float" office:value="27505" table:style-name="ce132">
            <text:p>27 505</text:p>
          </table:table-cell>
          <table:table-cell office:value-type="float" office:value="11.416321126316269" table:style-name="ce133">
            <text:p>11,4<text:s text:c="5"/></text:p>
          </table:table-cell>
          <table:table-cell office:value-type="float" office:value="-780" table:style-name="ce118">
            <text:p><text:s/>- 780</text:p>
          </table:table-cell>
          <table:table-cell office:value-type="float" office:value="-3.7799854615943782" table:style-name="ce119">
            <text:p>-3,8<text:s text:c="3"/></text:p>
          </table:table-cell>
          <table:table-cell office:value-type="float" office:value="-7650" table:style-name="ce118">
            <text:p><text:s/>-7 650</text:p>
          </table:table-cell>
          <table:table-cell office:value-type="float" office:value="-27.813124886384294" table:style-name="ce119">
            <text:p>-2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173219" table:style-name="ce130">
            <text:p>173 219</text:p>
          </table:table-cell>
          <table:table-cell office:value-type="float" office:value="89.71637817624331" table:style-name="ce131">
            <text:p>89,7<text:s text:c="5"/></text:p>
          </table:table-cell>
          <table:table-cell office:value-type="float" office:value="179411" table:style-name="ce132">
            <text:p>179 411</text:p>
          </table:table-cell>
          <table:table-cell office:value-type="float" office:value="89.684872479329755" table:style-name="ce133">
            <text:p>89,7<text:s text:c="5"/></text:p>
          </table:table-cell>
          <table:table-cell office:value-type="float" office:value="213422" table:style-name="ce132">
            <text:p>213 422</text:p>
          </table:table-cell>
          <table:table-cell office:value-type="float" office:value="88.583678873683724" table:style-name="ce133">
            <text:p>88,6<text:s text:c="5"/></text:p>
          </table:table-cell>
          <table:table-cell office:value-type="float" office:value="-6192" table:style-name="ce118">
            <text:p><text:s/>-6 192</text:p>
          </table:table-cell>
          <table:table-cell office:value-type="float" office:value="-3.451293398955471" table:style-name="ce119">
            <text:p>-3,5<text:s text:c="3"/></text:p>
          </table:table-cell>
          <table:table-cell office:value-type="float" office:value="-40203" table:style-name="ce118">
            <text:p><text:s/>-40 203</text:p>
          </table:table-cell>
          <table:table-cell office:value-type="float" office:value="-18.837326985971455" table:style-name="ce119">
            <text:p>-18,8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"/>
          <table:table-cell table:style-name="ce69"/>
          <table:table-cell table:number-columns-repeated="16370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95537" table:style-name="ce130">
            <text:p>95 537</text:p>
          </table:table-cell>
          <table:table-cell office:value-type="float" office:value="49.482063871883319" table:style-name="ce131">
            <text:p>49,5<text:s text:c="5"/></text:p>
          </table:table-cell>
          <table:table-cell office:value-type="float" office:value="99205" table:style-name="ce132">
            <text:p>99 205</text:p>
          </table:table-cell>
          <table:table-cell office:value-type="float" office:value="49.59109404836888" table:style-name="ce133">
            <text:p>49,6<text:s text:c="5"/></text:p>
          </table:table-cell>
          <table:table-cell office:value-type="float" office:value="145206" table:style-name="ce132">
            <text:p>145 206</text:p>
          </table:table-cell>
          <table:table-cell office:value-type="float" office:value="60.269708251877127" table:style-name="ce133">
            <text:p>60,3<text:s text:c="5"/></text:p>
          </table:table-cell>
          <table:table-cell office:value-type="float" office:value="-3668" table:style-name="ce118">
            <text:p><text:s/>-3 668</text:p>
          </table:table-cell>
          <table:table-cell office:value-type="float" office:value="-3.6973942845622698" table:style-name="ce119">
            <text:p>-3,7<text:s text:c="3"/></text:p>
          </table:table-cell>
          <table:table-cell office:value-type="float" office:value="-49669" table:style-name="ce118">
            <text:p><text:s/>-49 669</text:p>
          </table:table-cell>
          <table:table-cell office:value-type="float" office:value="-34.205886809085023" table:style-name="ce119">
            <text:p>-34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97537" table:style-name="ce130">
            <text:p>97 537</text:p>
          </table:table-cell>
          <table:table-cell office:value-type="float" office:value="50.517936128116681" table:style-name="ce131">
            <text:p>50,5<text:s text:c="5"/></text:p>
          </table:table-cell>
          <table:table-cell office:value-type="float" office:value="100841" table:style-name="ce132">
            <text:p>100 841</text:p>
          </table:table-cell>
          <table:table-cell office:value-type="float" office:value="50.40890595163112" table:style-name="ce133">
            <text:p>50,4<text:s text:c="5"/></text:p>
          </table:table-cell>
          <table:table-cell office:value-type="float" office:value="95721" table:style-name="ce132">
            <text:p>95 721</text:p>
          </table:table-cell>
          <table:table-cell office:value-type="float" office:value="39.730291748122873" table:style-name="ce133">
            <text:p>39,7<text:s text:c="5"/></text:p>
          </table:table-cell>
          <table:table-cell office:value-type="float" office:value="-3304" table:style-name="ce118">
            <text:p><text:s/>-3 304</text:p>
          </table:table-cell>
          <table:table-cell office:value-type="float" office:value="-3.2764450967364467" table:style-name="ce119">
            <text:p>-3,3<text:s text:c="3"/></text:p>
          </table:table-cell>
          <table:table-cell office:value-type="float" office:value="1816" table:style-name="ce118">
            <text:p>+1 816</text:p>
          </table:table-cell>
          <table:table-cell office:value-type="float" office:value="1.8971803470502817" table:style-name="ce119">
            <text:p>+1,9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9235" table:style-name="ce130">
            <text:p>19 235</text:p>
          </table:table-cell>
          <table:table-cell office:value-type="float" office:value="9.9625014243243513" table:style-name="ce131">
            <text:p>10,0<text:s text:c="5"/></text:p>
          </table:table-cell>
          <table:table-cell office:value-type="float" office:value="19850" table:style-name="ce132">
            <text:p>19 850</text:p>
          </table:table-cell>
          <table:table-cell office:value-type="float" office:value="9.922717774911769" table:style-name="ce133">
            <text:p>9,9<text:s text:c="5"/></text:p>
          </table:table-cell>
          <table:table-cell office:value-type="float" office:value="20463" table:style-name="ce132">
            <text:p>20 463</text:p>
          </table:table-cell>
          <table:table-cell office:value-type="float" office:value="8.4934440722708526" table:style-name="ce133">
            <text:p>8,5<text:s text:c="5"/></text:p>
          </table:table-cell>
          <table:table-cell office:value-type="float" office:value="-615" table:style-name="ce118">
            <text:p><text:s/>- 615</text:p>
          </table:table-cell>
          <table:table-cell office:value-type="float" office:value="-3.09823677581864" table:style-name="ce119">
            <text:p>-3,1<text:s text:c="3"/></text:p>
          </table:table-cell>
          <table:table-cell office:value-type="float" office:value="-1228" table:style-name="ce118">
            <text:p><text:s/>-1 228</text:p>
          </table:table-cell>
          <table:table-cell office:value-type="float" office:value="-6.0010751111762692" table:style-name="ce119">
            <text:p>-6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173839" table:style-name="ce130">
            <text:p>173 839</text:p>
          </table:table-cell>
          <table:table-cell office:value-type="float" office:value="90.037498575675642" table:style-name="ce131">
            <text:p>90,0<text:s text:c="5"/></text:p>
          </table:table-cell>
          <table:table-cell office:value-type="float" office:value="180196" table:style-name="ce132">
            <text:p>180 196</text:p>
          </table:table-cell>
          <table:table-cell office:value-type="float" office:value="90.077282225088226" table:style-name="ce133">
            <text:p>90,1<text:s text:c="5"/></text:p>
          </table:table-cell>
          <table:table-cell office:value-type="float" office:value="220464" table:style-name="ce132">
            <text:p>220 464</text:p>
          </table:table-cell>
          <table:table-cell office:value-type="float" office:value="91.506555927729153" table:style-name="ce133">
            <text:p>91,5<text:s text:c="5"/></text:p>
          </table:table-cell>
          <table:table-cell office:value-type="float" office:value="-6357" table:style-name="ce118">
            <text:p><text:s/>-6 357</text:p>
          </table:table-cell>
          <table:table-cell office:value-type="float" office:value="-3.5278252569424406" table:style-name="ce119">
            <text:p>-3,5<text:s text:c="3"/></text:p>
          </table:table-cell>
          <table:table-cell office:value-type="float" office:value="-46625" table:style-name="ce118">
            <text:p><text:s/>-46 625</text:p>
          </table:table-cell>
          <table:table-cell office:value-type="float" office:value="-21.148577545540313" table:style-name="ce119">
            <text:p>-21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6333" table:style-name="ce130">
            <text:p>16 333</text:p>
          </table:table-cell>
          <table:table-cell office:value-type="float" office:value="8.4594507805297461" table:style-name="ce131">
            <text:p>8,5<text:s text:c="5"/></text:p>
          </table:table-cell>
          <table:table-cell office:value-type="float" office:value="16354" table:style-name="ce132">
            <text:p>16 354</text:p>
          </table:table-cell>
          <table:table-cell office:value-type="float" office:value="8.1751197224638332" table:style-name="ce133">
            <text:p>8,2<text:s text:c="5"/></text:p>
          </table:table-cell>
          <table:table-cell office:value-type="float" office:value="16023" table:style-name="ce132">
            <text:p>16 023</text:p>
          </table:table-cell>
          <table:table-cell office:value-type="float" office:value="6.6505622034890228" table:style-name="ce133">
            <text:p>6,7<text:s text:c="5"/></text:p>
          </table:table-cell>
          <table:table-cell office:value-type="float" office:value="-21" table:style-name="ce118">
            <text:p><text:s/>- 21</text:p>
          </table:table-cell>
          <table:table-cell office:value-type="float" office:value="-0.12840895193836369" table:style-name="ce119">
            <text:p>-0,1<text:s text:c="3"/></text:p>
          </table:table-cell>
          <table:table-cell office:value-type="float" office:value="310" table:style-name="ce118">
            <text:p>+ 310</text:p>
          </table:table-cell>
          <table:table-cell office:value-type="float" office:value="1.9347188416651067" table:style-name="ce119">
            <text:p>+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6001" table:style-name="ce130">
            <text:p>26 001</text:p>
          </table:table-cell>
          <table:table-cell office:value-type="float" office:value="13.466857267161814" table:style-name="ce131">
            <text:p>13,5<text:s text:c="5"/></text:p>
          </table:table-cell>
          <table:table-cell office:value-type="float" office:value="26525" table:style-name="ce132">
            <text:p>26 525</text:p>
          </table:table-cell>
          <table:table-cell office:value-type="float" office:value="13.259450326424924" table:style-name="ce133">
            <text:p>13,3<text:s text:c="5"/></text:p>
          </table:table-cell>
          <table:table-cell office:value-type="float" office:value="31767" table:style-name="ce132">
            <text:p>31 767</text:p>
          </table:table-cell>
          <table:table-cell office:value-type="float" office:value="13.185321694953242" table:style-name="ce133">
            <text:p>13,2<text:s text:c="5"/></text:p>
          </table:table-cell>
          <table:table-cell office:value-type="float" office:value="-524" table:style-name="ce118">
            <text:p><text:s/>- 524</text:p>
          </table:table-cell>
          <table:table-cell office:value-type="float" office:value="-1.9754948162111214" table:style-name="ce119">
            <text:p>-2,0<text:s text:c="3"/></text:p>
          </table:table-cell>
          <table:table-cell office:value-type="float" office:value="-5766" table:style-name="ce118">
            <text:p><text:s/>-5 766</text:p>
          </table:table-cell>
          <table:table-cell office:value-type="float" office:value="-18.15091132307111" table:style-name="ce119">
            <text:p>-1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4281" table:style-name="ce130">
            <text:p>24 281</text:p>
          </table:table-cell>
          <table:table-cell office:value-type="float" office:value="12.576007126801123" table:style-name="ce131">
            <text:p>12,6<text:s text:c="5"/></text:p>
          </table:table-cell>
          <table:table-cell office:value-type="float" office:value="25003" table:style-name="ce132">
            <text:p>25 003</text:p>
          </table:table-cell>
          <table:table-cell office:value-type="float" office:value="12.498625316177279" table:style-name="ce133">
            <text:p>12,5<text:s text:c="5"/></text:p>
          </table:table-cell>
          <table:table-cell office:value-type="float" office:value="31054" table:style-name="ce132">
            <text:p>31 054</text:p>
          </table:table-cell>
          <table:table-cell office:value-type="float" office:value="12.889381430889854" table:style-name="ce133">
            <text:p>12,9<text:s text:c="5"/></text:p>
          </table:table-cell>
          <table:table-cell office:value-type="float" office:value="-722" table:style-name="ce118">
            <text:p><text:s/>- 722</text:p>
          </table:table-cell>
          <table:table-cell office:value-type="float" office:value="-2.8876534815822099" table:style-name="ce119">
            <text:p>-2,9<text:s text:c="3"/></text:p>
          </table:table-cell>
          <table:table-cell office:value-type="float" office:value="-6773" table:style-name="ce118">
            <text:p><text:s/>-6 773</text:p>
          </table:table-cell>
          <table:table-cell office:value-type="float" office:value="-21.810394796161525" table:style-name="ce119">
            <text:p>-2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36319" table:style-name="ce130">
            <text:p>36 319</text:p>
          </table:table-cell>
          <table:table-cell office:value-type="float" office:value="18.810922237069725" table:style-name="ce131">
            <text:p>18,8<text:s text:c="5"/></text:p>
          </table:table-cell>
          <table:table-cell office:value-type="float" office:value="37690" table:style-name="ce132">
            <text:p>37 690</text:p>
          </table:table-cell>
          <table:table-cell office:value-type="float" office:value="18.840666646671266" table:style-name="ce133">
            <text:p>18,8<text:s text:c="5"/></text:p>
          </table:table-cell>
          <table:table-cell office:value-type="float" office:value="47645" table:style-name="ce132">
            <text:p>47 645</text:p>
          </table:table-cell>
          <table:table-cell office:value-type="float" office:value="19.775699693268084" table:style-name="ce133">
            <text:p>19,8<text:s text:c="5"/></text:p>
          </table:table-cell>
          <table:table-cell office:value-type="float" office:value="-1371" table:style-name="ce118">
            <text:p><text:s/>-1 371</text:p>
          </table:table-cell>
          <table:table-cell office:value-type="float" office:value="-3.6375696471212526" table:style-name="ce119">
            <text:p>-3,6<text:s text:c="3"/></text:p>
          </table:table-cell>
          <table:table-cell office:value-type="float" office:value="-11326" table:style-name="ce118">
            <text:p><text:s/>-11 326</text:p>
          </table:table-cell>
          <table:table-cell office:value-type="float" office:value="-23.771644453772694" table:style-name="ce119">
            <text:p>-23,8<text:s text:c="3"/></text:p>
          </table:table-cell>
          <table:table-cell table:style-name="ce1"/>
          <table:table-cell table:style-name="ce69"/>
          <table:table-cell table:number-columns-repeated="16370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60690" table:style-name="ce130">
            <text:p>60 690</text:p>
          </table:table-cell>
          <table:table-cell office:value-type="float" office:value="31.433543615401348" table:style-name="ce131">
            <text:p>31,4<text:s text:c="5"/></text:p>
          </table:table-cell>
          <table:table-cell office:value-type="float" office:value="63021" table:style-name="ce132">
            <text:p>63 021</text:p>
          </table:table-cell>
          <table:table-cell office:value-type="float" office:value="31.503254251522151" table:style-name="ce133">
            <text:p>31,5<text:s text:c="5"/></text:p>
          </table:table-cell>
          <table:table-cell office:value-type="float" office:value="77969" table:style-name="ce132">
            <text:p>77 969</text:p>
          </table:table-cell>
          <table:table-cell office:value-type="float" office:value="32.362084780867235" table:style-name="ce133">
            <text:p>32,4<text:s text:c="5"/></text:p>
          </table:table-cell>
          <table:table-cell office:value-type="float" office:value="-2331" table:style-name="ce118">
            <text:p><text:s/>-2 331</text:p>
          </table:table-cell>
          <table:table-cell office:value-type="float" office:value="-3.6987670776407864" table:style-name="ce119">
            <text:p>-3,7<text:s text:c="3"/></text:p>
          </table:table-cell>
          <table:table-cell office:value-type="float" office:value="-17279" table:style-name="ce118">
            <text:p><text:s/>-17 279</text:p>
          </table:table-cell>
          <table:table-cell office:value-type="float" office:value="-22.161371827264681" table:style-name="ce119">
            <text:p>-22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29450" table:style-name="ce130">
            <text:p>29 450</text:p>
          </table:table-cell>
          <table:table-cell office:value-type="float" office:value="15.253218973036246" table:style-name="ce131">
            <text:p>15,3<text:s text:c="5"/></text:p>
          </table:table-cell>
          <table:table-cell office:value-type="float" office:value="31453" table:style-name="ce132">
            <text:p>31 453</text:p>
          </table:table-cell>
          <table:table-cell office:value-type="float" office:value="15.722883736740551" table:style-name="ce133">
            <text:p>15,7<text:s text:c="5"/></text:p>
          </table:table-cell>
          <table:table-cell office:value-type="float" office:value="36469" table:style-name="ce132">
            <text:p>36 469</text:p>
          </table:table-cell>
          <table:table-cell office:value-type="float" office:value="15.136950196532558" table:style-name="ce133">
            <text:p>15,1<text:s text:c="5"/></text:p>
          </table:table-cell>
          <table:table-cell office:value-type="float" office:value="-2003" table:style-name="ce118">
            <text:p><text:s/>-2 003</text:p>
          </table:table-cell>
          <table:table-cell office:value-type="float" office:value="-6.3682319651543571" table:style-name="ce119">
            <text:p>-6,4<text:s text:c="3"/></text:p>
          </table:table-cell>
          <table:table-cell office:value-type="float" office:value="-7019" table:style-name="ce118">
            <text:p><text:s/>-7 019</text:p>
          </table:table-cell>
          <table:table-cell office:value-type="float" office:value="-19.24648331459596" table:style-name="ce119">
            <text:p>-19,2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13">
          <table:table-cell/>
          <table:table-cell office:value-type="string" table:style-name="ce160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38"/>
          <table:table-cell table:number-columns-repeated="16372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9" table:default-cell-style-name="ce1"/>
        <table:table-column table:style-name="co19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55868in" svg:height="0.6280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853in" svg:y="0.23261in" svg:width="1.95236in" svg:height="0.4953in">
                <draw:text-box>
                  <text:p text:style-name="a25" text:class-names="" text:cond-style-name=""><text:span text:style-name="a23" text:class-names="">FEVEREIRO 2022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5" draw:style-name="a21" draw:name="Text Box 122" svg:x="0in" svg:y="0in" svg:width="0.97917in" svg:height="0.31121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19">
          <table:table-cell/>
          <table:table-cell office:value-type="string" table:style-name="ce158">
            <text:p>Quadro 2 - PEDIDOS DE EMPREGO <text:s text:c="2"/>E <text:s text:c="3"/>DESEMPREGO REGISTADO</text:p>
          </table:table-cell>
          <table:table-cell table:number-columns-repeated="8" table:style-name="ce158"/>
          <table:table-cell office:value-type="string" table:number-columns-spanned="2" table:number-rows-spanned="1" table:style-name="ce374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2">
          <table:table-cell/>
          <table:table-cell table:style-name="ce28"/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22">
          <table:table-cell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4">
          <table:table-cell/>
          <table:table-cell office:value-type="string" table:style-name="ce106">
            <text:p>PEDIDOS DE EMPREGO</text:p>
          </table:table-cell>
          <table:table-cell office:value-type="float" office:value="485250" table:style-name="ce107">
            <text:p>485 250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495912" table:style-name="ce109">
            <text:p>495 91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69166" table:style-name="ce109">
            <text:p>569 166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10662" table:style-name="ce111">
            <text:p><text:s/>-10 662</text:p>
          </table:table-cell>
          <table:table-cell office:value-type="float" office:value="-2.1499782219426029" table:style-name="ce112">
            <text:p>-2,1<text:s text:c="3"/></text:p>
          </table:table-cell>
          <table:table-cell office:value-type="float" office:value="-83916" table:style-name="ce111">
            <text:p><text:s/>-83 916</text:p>
          </table:table-cell>
          <table:table-cell office:value-type="float" office:value="-14.743677591423241" table:style-name="ce112">
            <text:p>-14,7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7"/>DESEMPREGO REGISTADO</text:p>
          </table:table-cell>
          <table:table-cell office:value-type="float" office:value="323388" table:style-name="ce114">
            <text:p>323 388</text:p>
          </table:table-cell>
          <table:table-cell office:value-type="float" office:value="66.643585780525498" table:style-name="ce115">
            <text:p>66,6<text:s text:c="5"/></text:p>
          </table:table-cell>
          <table:table-cell office:value-type="float" office:value="334984" table:style-name="ce116">
            <text:p>334 984</text:p>
          </table:table-cell>
          <table:table-cell office:value-type="float" office:value="67.549081288615724" table:style-name="ce117">
            <text:p>67,5<text:s text:c="5"/></text:p>
          </table:table-cell>
          <table:table-cell office:value-type="float" office:value="404456" table:style-name="ce116">
            <text:p>404 456</text:p>
          </table:table-cell>
          <table:table-cell office:value-type="float" office:value="71.061166689507104" table:style-name="ce117">
            <text:p>71,1<text:s text:c="5"/></text:p>
          </table:table-cell>
          <table:table-cell office:value-type="float" office:value="-11596" table:style-name="ce118">
            <text:p><text:s/>-11 596</text:p>
          </table:table-cell>
          <table:table-cell office:value-type="float" office:value="-3.4616578702266381" table:style-name="ce119">
            <text:p>-3,5<text:s text:c="3"/></text:p>
          </table:table-cell>
          <table:table-cell office:value-type="float" office:value="-81068" table:style-name="ce118">
            <text:p><text:s/>-81 068</text:p>
          </table:table-cell>
          <table:table-cell office:value-type="float" office:value="-20.043713036770377" table:style-name="ce119">
            <text:p>-20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EMPREGADOS</text:p>
          </table:table-cell>
          <table:table-cell office:value-type="float" office:value="46507" table:style-name="ce114">
            <text:p>46 507</text:p>
          </table:table-cell>
          <table:table-cell office:value-type="float" office:value="9.5841318907779502" table:style-name="ce115">
            <text:p>9,6<text:s text:c="5"/></text:p>
          </table:table-cell>
          <table:table-cell office:value-type="float" office:value="47560" table:style-name="ce116">
            <text:p>47 560</text:p>
          </table:table-cell>
          <table:table-cell office:value-type="float" office:value="9.5904112019874486" table:style-name="ce117">
            <text:p>9,6<text:s text:c="5"/></text:p>
          </table:table-cell>
          <table:table-cell office:value-type="float" office:value="44685" table:style-name="ce116">
            <text:p>44 685</text:p>
          </table:table-cell>
          <table:table-cell office:value-type="float" office:value="7.8509608796027877" table:style-name="ce117">
            <text:p>7,9<text:s text:c="5"/></text:p>
          </table:table-cell>
          <table:table-cell office:value-type="float" office:value="-1053" table:style-name="ce118">
            <text:p><text:s/>-1 053</text:p>
          </table:table-cell>
          <table:table-cell office:value-type="float" office:value="-2.2140454163162322" table:style-name="ce119">
            <text:p>-2,2<text:s text:c="3"/></text:p>
          </table:table-cell>
          <table:table-cell office:value-type="float" office:value="1822" table:style-name="ce118">
            <text:p>+1 822</text:p>
          </table:table-cell>
          <table:table-cell office:value-type="float" office:value="4.0774309052254676" table:style-name="ce119">
            <text:p>+4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OCUPADOS</text:p>
          </table:table-cell>
          <table:table-cell office:value-type="float" office:value="97023" table:style-name="ce114">
            <text:p>97 023</text:p>
          </table:table-cell>
          <table:table-cell office:value-type="float" office:value="19.994435857805254" table:style-name="ce115">
            <text:p>20,0<text:s text:c="5"/></text:p>
          </table:table-cell>
          <table:table-cell office:value-type="float" office:value="95002" table:style-name="ce116">
            <text:p>95 002</text:p>
          </table:table-cell>
          <table:table-cell office:value-type="float" office:value="19.157027859781575" table:style-name="ce117">
            <text:p>19,2<text:s text:c="5"/></text:p>
          </table:table-cell>
          <table:table-cell office:value-type="float" office:value="104333" table:style-name="ce116">
            <text:p>104 333</text:p>
          </table:table-cell>
          <table:table-cell office:value-type="float" office:value="18.330856024428726" table:style-name="ce117">
            <text:p>18,3<text:s text:c="5"/></text:p>
          </table:table-cell>
          <table:table-cell office:value-type="float" office:value="2021" table:style-name="ce118">
            <text:p>+2 021</text:p>
          </table:table-cell>
          <table:table-cell office:value-type="float" office:value="2.1273236352918885" table:style-name="ce119">
            <text:p>+2,1<text:s text:c="3"/></text:p>
          </table:table-cell>
          <table:table-cell office:value-type="float" office:value="-7310" table:style-name="ce118">
            <text:p><text:s/>-7 310</text:p>
          </table:table-cell>
          <table:table-cell office:value-type="float" office:value="-7.0064121610612178" table:style-name="ce119">
            <text:p>-7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7"/>INDISPONIVEIS TEMPORÁRIAMENTE</text:p>
          </table:table-cell>
          <table:table-cell office:value-type="float" office:value="18332" table:style-name="ce114">
            <text:p>18 332</text:p>
          </table:table-cell>
          <table:table-cell office:value-type="float" office:value="3.7778464708912933" table:style-name="ce115">
            <text:p>3,8<text:s text:c="5"/></text:p>
          </table:table-cell>
          <table:table-cell office:value-type="float" office:value="18366" table:style-name="ce116">
            <text:p>18 366</text:p>
          </table:table-cell>
          <table:table-cell office:value-type="float" office:value="3.7034796496152547" table:style-name="ce117">
            <text:p>3,7<text:s text:c="5"/></text:p>
          </table:table-cell>
          <table:table-cell office:value-type="float" office:value="15692" table:style-name="ce116">
            <text:p>15 692</text:p>
          </table:table-cell>
          <table:table-cell office:value-type="float" office:value="2.7570164064613838" table:style-name="ce117">
            <text:p>2,8<text:s text:c="5"/></text:p>
          </table:table-cell>
          <table:table-cell office:value-type="float" office:value="-34" table:style-name="ce118">
            <text:p><text:s/>- 34</text:p>
          </table:table-cell>
          <table:table-cell office:value-type="float" office:value="-0.18512468692148534" table:style-name="ce119">
            <text:p>-0,2<text:s text:c="3"/></text:p>
          </table:table-cell>
          <table:table-cell office:value-type="float" office:value="2640" table:style-name="ce118">
            <text:p>+2 640</text:p>
          </table:table-cell>
          <table:table-cell office:value-type="float" office:value="16.823859291358652" table:style-name="ce119">
            <text:p>+16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8">
          <table:table-cell/>
          <table:table-cell table:style-name="ce113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06">
            <text:p><text:s text:c="5"/>DESEMPREGO REGISTADO</text:p>
          </table:table-cell>
          <table:table-cell office:value-type="float" office:value="323388" table:style-name="ce125">
            <text:p>323 388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334984" table:style-name="ce127">
            <text:p>334 98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04456" table:style-name="ce127">
            <text:p>404 45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11596" table:style-name="ce111">
            <text:p><text:s/>-11 596</text:p>
          </table:table-cell>
          <table:table-cell office:value-type="float" office:value="-3.4616578702266381" table:style-name="ce112">
            <text:p>-3,5<text:s text:c="3"/></text:p>
          </table:table-cell>
          <table:table-cell office:value-type="float" office:value="-81068" table:style-name="ce111">
            <text:p><text:s/>-81 068</text:p>
          </table:table-cell>
          <table:table-cell office:value-type="float" office:value="-20.043713036770377" table:style-name="ce112">
            <text:p>-20,0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Homens<text:s/></text:p>
          </table:table-cell>
          <table:table-cell office:value-type="float" office:value="141561" table:style-name="ce130">
            <text:p>141 561</text:p>
          </table:table-cell>
          <table:table-cell office:value-type="float" office:value="43.774351552933318" table:style-name="ce131">
            <text:p>43,8<text:s text:c="5"/></text:p>
          </table:table-cell>
          <table:table-cell office:value-type="float" office:value="146150" table:style-name="ce132">
            <text:p>146 150</text:p>
          </table:table-cell>
          <table:table-cell office:value-type="float" office:value="43.628949442361424" table:style-name="ce133">
            <text:p>43,6<text:s text:c="5"/></text:p>
          </table:table-cell>
          <table:table-cell office:value-type="float" office:value="177921" table:style-name="ce132">
            <text:p>177 921</text:p>
          </table:table-cell>
          <table:table-cell office:value-type="float" office:value="43.9901991811223" table:style-name="ce133">
            <text:p>44,0<text:s text:c="5"/></text:p>
          </table:table-cell>
          <table:table-cell office:value-type="float" office:value="-4589" table:style-name="ce118">
            <text:p><text:s/>-4 589</text:p>
          </table:table-cell>
          <table:table-cell office:value-type="float" office:value="-3.1399247348614434" table:style-name="ce119">
            <text:p>-3,1<text:s text:c="3"/></text:p>
          </table:table-cell>
          <table:table-cell office:value-type="float" office:value="-36360" table:style-name="ce118">
            <text:p><text:s/>-36 360</text:p>
          </table:table-cell>
          <table:table-cell office:value-type="float" office:value="-20.436036218321615" table:style-name="ce119">
            <text:p>-20,4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Mulheres</text:p>
          </table:table-cell>
          <table:table-cell office:value-type="float" office:value="181827" table:style-name="ce130">
            <text:p>181 827</text:p>
          </table:table-cell>
          <table:table-cell office:value-type="float" office:value="56.225648447066675" table:style-name="ce131">
            <text:p>56,2<text:s text:c="5"/></text:p>
          </table:table-cell>
          <table:table-cell office:value-type="float" office:value="188834" table:style-name="ce132">
            <text:p>188 834</text:p>
          </table:table-cell>
          <table:table-cell office:value-type="float" office:value="56.371050557638569" table:style-name="ce133">
            <text:p>56,4<text:s text:c="5"/></text:p>
          </table:table-cell>
          <table:table-cell office:value-type="float" office:value="226535" table:style-name="ce132">
            <text:p>226 535</text:p>
          </table:table-cell>
          <table:table-cell office:value-type="float" office:value="56.0098008188777" table:style-name="ce133">
            <text:p>56,0<text:s text:c="5"/></text:p>
          </table:table-cell>
          <table:table-cell office:value-type="float" office:value="-7007" table:style-name="ce118">
            <text:p><text:s/>-7 007</text:p>
          </table:table-cell>
          <table:table-cell office:value-type="float" office:value="-3.7106665113274095" table:style-name="ce119">
            <text:p>-3,7<text:s text:c="3"/></text:p>
          </table:table-cell>
          <table:table-cell office:value-type="float" office:value="-44708" table:style-name="ce118">
            <text:p><text:s/>-44 708</text:p>
          </table:table-cell>
          <table:table-cell office:value-type="float" office:value="-19.73558169819233" table:style-name="ce119">
            <text:p>-19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5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33966" table:style-name="ce130">
            <text:p>33 966</text:p>
          </table:table-cell>
          <table:table-cell office:value-type="float" office:value="10.503172659467884" table:style-name="ce131">
            <text:p>10,5<text:s text:c="5"/></text:p>
          </table:table-cell>
          <table:table-cell office:value-type="float" office:value="35326" table:style-name="ce132">
            <text:p>35 326</text:p>
          </table:table-cell>
          <table:table-cell office:value-type="float" office:value="10.545578296276839" table:style-name="ce133">
            <text:p>10,5<text:s text:c="5"/></text:p>
          </table:table-cell>
          <table:table-cell office:value-type="float" office:value="46751" table:style-name="ce132">
            <text:p>46 751</text:p>
          </table:table-cell>
          <table:table-cell office:value-type="float" office:value="11.55898293015804" table:style-name="ce133">
            <text:p>11,6<text:s text:c="5"/></text:p>
          </table:table-cell>
          <table:table-cell office:value-type="float" office:value="-1360" table:style-name="ce118">
            <text:p><text:s/>-1 360</text:p>
          </table:table-cell>
          <table:table-cell office:value-type="float" office:value="-3.8498556304138591" table:style-name="ce119">
            <text:p>-3,8<text:s text:c="3"/></text:p>
          </table:table-cell>
          <table:table-cell office:value-type="float" office:value="-12785" table:style-name="ce118">
            <text:p><text:s/>-12 785</text:p>
          </table:table-cell>
          <table:table-cell office:value-type="float" office:value="-27.347008620136471" table:style-name="ce119">
            <text:p>-27,3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289422" table:style-name="ce130">
            <text:p>289 422</text:p>
          </table:table-cell>
          <table:table-cell office:value-type="float" office:value="89.496827340532121" table:style-name="ce131">
            <text:p>89,5<text:s text:c="5"/></text:p>
          </table:table-cell>
          <table:table-cell office:value-type="float" office:value="299658" table:style-name="ce132">
            <text:p>299 658</text:p>
          </table:table-cell>
          <table:table-cell office:value-type="float" office:value="89.45442170372317" table:style-name="ce133">
            <text:p>89,5<text:s text:c="5"/></text:p>
          </table:table-cell>
          <table:table-cell office:value-type="float" office:value="357705" table:style-name="ce132">
            <text:p>357 705</text:p>
          </table:table-cell>
          <table:table-cell office:value-type="float" office:value="88.441017069841962" table:style-name="ce133">
            <text:p>88,4<text:s text:c="5"/></text:p>
          </table:table-cell>
          <table:table-cell office:value-type="float" office:value="-10236" table:style-name="ce118">
            <text:p><text:s/>-10 236</text:p>
          </table:table-cell>
          <table:table-cell office:value-type="float" office:value="-3.4158941192959973" table:style-name="ce119">
            <text:p>-3,4<text:s text:c="3"/></text:p>
          </table:table-cell>
          <table:table-cell office:value-type="float" office:value="-68283" table:style-name="ce118">
            <text:p><text:s/>-68 283</text:p>
          </table:table-cell>
          <table:table-cell office:value-type="float" office:value="-19.089193609259027" table:style-name="ce119">
            <text:p>-19,1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65391" table:style-name="ce130">
            <text:p>165 391</text:p>
          </table:table-cell>
          <table:table-cell office:value-type="float" office:value="51.143208777072743" table:style-name="ce131">
            <text:p>51,1<text:s text:c="5"/></text:p>
          </table:table-cell>
          <table:table-cell office:value-type="float" office:value="171605" table:style-name="ce132">
            <text:p>171 605</text:p>
          </table:table-cell>
          <table:table-cell office:value-type="float" office:value="51.227819836171285" table:style-name="ce133">
            <text:p>51,2<text:s text:c="5"/></text:p>
          </table:table-cell>
          <table:table-cell office:value-type="float" office:value="251449" table:style-name="ce132">
            <text:p>251 449</text:p>
          </table:table-cell>
          <table:table-cell office:value-type="float" office:value="62.169679767391258" table:style-name="ce133">
            <text:p>62,2<text:s text:c="5"/></text:p>
          </table:table-cell>
          <table:table-cell office:value-type="float" office:value="-6214" table:style-name="ce118">
            <text:p><text:s/>-6 214</text:p>
          </table:table-cell>
          <table:table-cell office:value-type="float" office:value="-3.6211066111127295" table:style-name="ce119">
            <text:p>-3,6<text:s text:c="3"/></text:p>
          </table:table-cell>
          <table:table-cell office:value-type="float" office:value="-86058" table:style-name="ce118">
            <text:p><text:s/>-86 058</text:p>
          </table:table-cell>
          <table:table-cell office:value-type="float" office:value="-34.224832868693056" table:style-name="ce119">
            <text:p>-34,2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57997" table:style-name="ce130">
            <text:p>157 997</text:p>
          </table:table-cell>
          <table:table-cell office:value-type="float" office:value="48.856791222927257" table:style-name="ce131">
            <text:p>48,9<text:s text:c="5"/></text:p>
          </table:table-cell>
          <table:table-cell office:value-type="float" office:value="163379" table:style-name="ce132">
            <text:p>163 379</text:p>
          </table:table-cell>
          <table:table-cell office:value-type="float" office:value="48.772180163828722" table:style-name="ce133">
            <text:p>48,8<text:s text:c="5"/></text:p>
          </table:table-cell>
          <table:table-cell office:value-type="float" office:value="153007" table:style-name="ce132">
            <text:p>153 007</text:p>
          </table:table-cell>
          <table:table-cell office:value-type="float" office:value="37.830320232608742" table:style-name="ce133">
            <text:p>37,8<text:s text:c="5"/></text:p>
          </table:table-cell>
          <table:table-cell office:value-type="float" office:value="-5382" table:style-name="ce118">
            <text:p><text:s/>-5 382</text:p>
          </table:table-cell>
          <table:table-cell office:value-type="float" office:value="-3.2941810146958912" table:style-name="ce119">
            <text:p>-3,3<text:s text:c="3"/></text:p>
          </table:table-cell>
          <table:table-cell office:value-type="float" office:value="4990" table:style-name="ce118">
            <text:p>+4 990</text:p>
          </table:table-cell>
          <table:table-cell office:value-type="float" office:value="3.2612886992098402" table:style-name="ce119">
            <text:p>+3,3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29923" table:style-name="ce130">
            <text:p>29 923</text:p>
          </table:table-cell>
          <table:table-cell office:value-type="float" office:value="9.2529716625230378" table:style-name="ce131">
            <text:p>9,3<text:s text:c="5"/></text:p>
          </table:table-cell>
          <table:table-cell office:value-type="float" office:value="30841" table:style-name="ce132">
            <text:p>30 841</text:p>
          </table:table-cell>
          <table:table-cell office:value-type="float" office:value="9.2067083801017358" table:style-name="ce133">
            <text:p>9,2<text:s text:c="5"/></text:p>
          </table:table-cell>
          <table:table-cell office:value-type="float" office:value="31702" table:style-name="ce132">
            <text:p>31 702</text:p>
          </table:table-cell>
          <table:table-cell office:value-type="float" office:value="7.8381826453310124" table:style-name="ce133">
            <text:p>7,8<text:s text:c="5"/></text:p>
          </table:table-cell>
          <table:table-cell office:value-type="float" office:value="-918" table:style-name="ce118">
            <text:p><text:s/>- 918</text:p>
          </table:table-cell>
          <table:table-cell office:value-type="float" office:value="-2.9765571803767714" table:style-name="ce119">
            <text:p>-3,0<text:s text:c="3"/></text:p>
          </table:table-cell>
          <table:table-cell office:value-type="float" office:value="-1779" table:style-name="ce118">
            <text:p><text:s/>-1 779</text:p>
          </table:table-cell>
          <table:table-cell office:value-type="float" office:value="-5.6116333354362506" table:style-name="ce119">
            <text:p>-5,6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293465" table:style-name="ce130">
            <text:p>293 465</text:p>
          </table:table-cell>
          <table:table-cell office:value-type="float" office:value="90.747028337476962" table:style-name="ce131">
            <text:p>90,7<text:s text:c="5"/></text:p>
          </table:table-cell>
          <table:table-cell office:value-type="float" office:value="304143" table:style-name="ce132">
            <text:p>304 143</text:p>
          </table:table-cell>
          <table:table-cell office:value-type="float" office:value="90.79329161989827" table:style-name="ce133">
            <text:p>90,8<text:s text:c="5"/></text:p>
          </table:table-cell>
          <table:table-cell office:value-type="float" office:value="372754" table:style-name="ce132">
            <text:p>372 754</text:p>
          </table:table-cell>
          <table:table-cell office:value-type="float" office:value="92.161817354668983" table:style-name="ce133">
            <text:p>92,2<text:s text:c="5"/></text:p>
          </table:table-cell>
          <table:table-cell office:value-type="float" office:value="-10678" table:style-name="ce118">
            <text:p><text:s/>-10 678</text:p>
          </table:table-cell>
          <table:table-cell office:value-type="float" office:value="-3.5108485153365359" table:style-name="ce119">
            <text:p>-3,5<text:s text:c="3"/></text:p>
          </table:table-cell>
          <table:table-cell office:value-type="float" office:value="-79289" table:style-name="ce118">
            <text:p><text:s/>-79 289</text:p>
          </table:table-cell>
          <table:table-cell office:value-type="float" office:value="-21.271133240689569" table:style-name="ce119">
            <text:p>-21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5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29822" table:style-name="ce130">
            <text:p>29 822</text:p>
          </table:table-cell>
          <table:table-cell office:value-type="float" office:value="9.2217398295545916" table:style-name="ce131">
            <text:p>9,2<text:s text:c="5"/></text:p>
          </table:table-cell>
          <table:table-cell office:value-type="float" office:value="30062" table:style-name="ce132">
            <text:p>30 062</text:p>
          </table:table-cell>
          <table:table-cell office:value-type="float" office:value="8.9741599598786799" table:style-name="ce133">
            <text:p>9,0<text:s text:c="5"/></text:p>
          </table:table-cell>
          <table:table-cell office:value-type="float" office:value="29196" table:style-name="ce132">
            <text:p>29 196</text:p>
          </table:table-cell>
          <table:table-cell office:value-type="float" office:value="7.2185849635065376" table:style-name="ce133">
            <text:p>7,2<text:s text:c="5"/></text:p>
          </table:table-cell>
          <table:table-cell office:value-type="float" office:value="-240" table:style-name="ce118">
            <text:p><text:s/>- 240</text:p>
          </table:table-cell>
          <table:table-cell office:value-type="float" office:value="-0.79835007650854906" table:style-name="ce119">
            <text:p>-0,8<text:s text:c="3"/></text:p>
          </table:table-cell>
          <table:table-cell office:value-type="float" office:value="626" table:style-name="ce118">
            <text:p>+ 626</text:p>
          </table:table-cell>
          <table:table-cell office:value-type="float" office:value="2.144129332785313" table:style-name="ce119">
            <text:p>+2,1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5092" table:style-name="ce130">
            <text:p>45 092</text:p>
          </table:table-cell>
          <table:table-cell office:value-type="float" office:value="13.943621903100919" table:style-name="ce131">
            <text:p>13,9<text:s text:c="5"/></text:p>
          </table:table-cell>
          <table:table-cell office:value-type="float" office:value="45939" table:style-name="ce132">
            <text:p>45 939</text:p>
          </table:table-cell>
          <table:table-cell office:value-type="float" office:value="13.713789315310581" table:style-name="ce133">
            <text:p>13,7<text:s text:c="5"/></text:p>
          </table:table-cell>
          <table:table-cell office:value-type="float" office:value="55250" table:style-name="ce132">
            <text:p>55 250</text:p>
          </table:table-cell>
          <table:table-cell office:value-type="float" office:value="13.660323990743123" table:style-name="ce133">
            <text:p>13,7<text:s text:c="5"/></text:p>
          </table:table-cell>
          <table:table-cell office:value-type="float" office:value="-847" table:style-name="ce118">
            <text:p><text:s/>- 847</text:p>
          </table:table-cell>
          <table:table-cell office:value-type="float" office:value="-1.8437493197501036" table:style-name="ce119">
            <text:p>-1,8<text:s text:c="3"/></text:p>
          </table:table-cell>
          <table:table-cell office:value-type="float" office:value="-10158" table:style-name="ce118">
            <text:p><text:s/>-10 158</text:p>
          </table:table-cell>
          <table:table-cell office:value-type="float" office:value="-18.385520361990952" table:style-name="ce119">
            <text:p>-18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43781" table:style-name="ce130">
            <text:p>43 781</text:p>
          </table:table-cell>
          <table:table-cell office:value-type="float" office:value="13.538226526649103" table:style-name="ce131">
            <text:p>13,5<text:s text:c="5"/></text:p>
          </table:table-cell>
          <table:table-cell office:value-type="float" office:value="44927" table:style-name="ce132">
            <text:p>44 927</text:p>
          </table:table-cell>
          <table:table-cell office:value-type="float" office:value="13.411685334224918" table:style-name="ce133">
            <text:p>13,4<text:s text:c="5"/></text:p>
          </table:table-cell>
          <table:table-cell office:value-type="float" office:value="55762" table:style-name="ce132">
            <text:p>55 762</text:p>
          </table:table-cell>
          <table:table-cell office:value-type="float" office:value="13.786913780485394" table:style-name="ce133">
            <text:p>13,8<text:s text:c="5"/></text:p>
          </table:table-cell>
          <table:table-cell office:value-type="float" office:value="-1146" table:style-name="ce118">
            <text:p><text:s/>-1 146</text:p>
          </table:table-cell>
          <table:table-cell office:value-type="float" office:value="-2.5508046386360097" table:style-name="ce119">
            <text:p>-2,6<text:s text:c="3"/></text:p>
          </table:table-cell>
          <table:table-cell office:value-type="float" office:value="-11981" table:style-name="ce118">
            <text:p><text:s/>-11 981</text:p>
          </table:table-cell>
          <table:table-cell office:value-type="float" office:value="-21.48595817940533" table:style-name="ce119">
            <text:p>-21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13"/>Básico - 3º Ciclo</text:p>
          </table:table-cell>
          <table:table-cell office:value-type="float" office:value="61939" table:style-name="ce130">
            <text:p>61 939</text:p>
          </table:table-cell>
          <table:table-cell office:value-type="float" office:value="19.153153487451608" table:style-name="ce131">
            <text:p>19,2<text:s text:c="5"/></text:p>
          </table:table-cell>
          <table:table-cell office:value-type="float" office:value="64366" table:style-name="ce132">
            <text:p>64 366</text:p>
          </table:table-cell>
          <table:table-cell office:value-type="float" office:value="19.214649057865451" table:style-name="ce133">
            <text:p>19,2<text:s text:c="5"/></text:p>
          </table:table-cell>
          <table:table-cell office:value-type="float" office:value="82027" table:style-name="ce132">
            <text:p>82 027</text:p>
          </table:table-cell>
          <table:table-cell office:value-type="float" office:value="20.280821646854047" table:style-name="ce133">
            <text:p>20,3<text:s text:c="5"/></text:p>
          </table:table-cell>
          <table:table-cell office:value-type="float" office:value="-2427" table:style-name="ce118">
            <text:p><text:s/>-2 427</text:p>
          </table:table-cell>
          <table:table-cell office:value-type="float" office:value="-3.7706242426125596" table:style-name="ce119">
            <text:p>-3,8<text:s text:c="3"/></text:p>
          </table:table-cell>
          <table:table-cell office:value-type="float" office:value="-20088" table:style-name="ce118">
            <text:p><text:s/>-20 088</text:p>
          </table:table-cell>
          <table:table-cell office:value-type="float" office:value="-24.489497360625158" table:style-name="ce119">
            <text:p>-24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13"/>Secundário</text:p>
          </table:table-cell>
          <table:table-cell office:value-type="float" office:value="98613" table:style-name="ce130">
            <text:p>98 613</text:p>
          </table:table-cell>
          <table:table-cell office:value-type="float" office:value="30.493710341756653" table:style-name="ce131">
            <text:p>30,5<text:s text:c="5"/></text:p>
          </table:table-cell>
          <table:table-cell office:value-type="float" office:value="102577" table:style-name="ce132">
            <text:p>102 577</text:p>
          </table:table-cell>
          <table:table-cell office:value-type="float" office:value="30.62146251761278" table:style-name="ce133">
            <text:p>30,6<text:s text:c="5"/></text:p>
          </table:table-cell>
          <table:table-cell office:value-type="float" office:value="127467" table:style-name="ce132">
            <text:p>127 467</text:p>
          </table:table-cell>
          <table:table-cell office:value-type="float" office:value="31.515665486480604" table:style-name="ce133">
            <text:p>31,5<text:s text:c="5"/></text:p>
          </table:table-cell>
          <table:table-cell office:value-type="float" office:value="-3964" table:style-name="ce118">
            <text:p><text:s/>-3 964</text:p>
          </table:table-cell>
          <table:table-cell office:value-type="float" office:value="-3.8644140499332207" table:style-name="ce119">
            <text:p>-3,9<text:s text:c="3"/></text:p>
          </table:table-cell>
          <table:table-cell office:value-type="float" office:value="-28854" table:style-name="ce118">
            <text:p><text:s/>-28 854</text:p>
          </table:table-cell>
          <table:table-cell office:value-type="float" office:value="-22.636447080420815" table:style-name="ce119">
            <text:p>-22,6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13"/>Superior</text:p>
          </table:table-cell>
          <table:table-cell office:value-type="float" office:value="44141" table:style-name="ce130">
            <text:p>44 141</text:p>
          </table:table-cell>
          <table:table-cell office:value-type="float" office:value="13.649547911487131" table:style-name="ce131">
            <text:p>13,6<text:s text:c="5"/></text:p>
          </table:table-cell>
          <table:table-cell office:value-type="float" office:value="47113" table:style-name="ce132">
            <text:p>47 113</text:p>
          </table:table-cell>
          <table:table-cell office:value-type="float" office:value="14.064253815107589" table:style-name="ce133">
            <text:p>14,1<text:s text:c="5"/></text:p>
          </table:table-cell>
          <table:table-cell office:value-type="float" office:value="54754" table:style-name="ce132">
            <text:p>54 754</text:p>
          </table:table-cell>
          <table:table-cell office:value-type="float" office:value="13.537690131930297" table:style-name="ce133">
            <text:p>13,5<text:s text:c="5"/></text:p>
          </table:table-cell>
          <table:table-cell office:value-type="float" office:value="-2972" table:style-name="ce118">
            <text:p><text:s/>-2 972</text:p>
          </table:table-cell>
          <table:table-cell office:value-type="float" office:value="-6.308237641415321" table:style-name="ce119">
            <text:p>-6,3<text:s text:c="3"/></text:p>
          </table:table-cell>
          <table:table-cell office:value-type="float" office:value="-10613" table:style-name="ce118">
            <text:p><text:s/>-10 613</text:p>
          </table:table-cell>
          <table:table-cell office:value-type="float" office:value="-19.383058771961867" table:style-name="ce119">
            <text:p>-19,4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34">
            <text:p><text:s text:c="9"/>Homens</text:p>
          </table:table-cell>
          <table:table-cell office:value-type="float" office:value="141561" table:style-name="ce125">
            <text:p>141 561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46150" table:style-name="ce127">
            <text:p>146 15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7921" table:style-name="ce127">
            <text:p>177 92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4589" table:style-name="ce111">
            <text:p><text:s/>-4 589</text:p>
          </table:table-cell>
          <table:table-cell office:value-type="float" office:value="-3.1399247348614434" table:style-name="ce112">
            <text:p>-3,1<text:s text:c="3"/></text:p>
          </table:table-cell>
          <table:table-cell office:value-type="float" office:value="-36360" table:style-name="ce111">
            <text:p><text:s/>-36 360</text:p>
          </table:table-cell>
          <table:table-cell office:value-type="float" office:value="-20.436036218321615" table:style-name="ce112">
            <text:p>-2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15404" table:style-name="ce130">
            <text:p>15 404</text:p>
          </table:table-cell>
          <table:table-cell office:value-type="float" office:value="10.881528104492057" table:style-name="ce131">
            <text:p>10,9<text:s text:c="5"/></text:p>
          </table:table-cell>
          <table:table-cell office:value-type="float" office:value="15969" table:style-name="ce132">
            <text:p>15 969</text:p>
          </table:table-cell>
          <table:table-cell office:value-type="float" office:value="10.926445432774546" table:style-name="ce133">
            <text:p>10,9<text:s text:c="5"/></text:p>
          </table:table-cell>
          <table:table-cell office:value-type="float" office:value="21137" table:style-name="ce132">
            <text:p>21 137</text:p>
          </table:table-cell>
          <table:table-cell office:value-type="float" office:value="11.87999168170143" table:style-name="ce133">
            <text:p>11,9<text:s text:c="5"/></text:p>
          </table:table-cell>
          <table:table-cell office:value-type="float" office:value="-565" table:style-name="ce118">
            <text:p><text:s/>- 565</text:p>
          </table:table-cell>
          <table:table-cell office:value-type="float" office:value="-3.5381050785897679" table:style-name="ce119">
            <text:p>-3,5<text:s text:c="3"/></text:p>
          </table:table-cell>
          <table:table-cell office:value-type="float" office:value="-5733" table:style-name="ce118">
            <text:p><text:s/>-5 733</text:p>
          </table:table-cell>
          <table:table-cell office:value-type="float" office:value="-27.123054359653686" table:style-name="ce119">
            <text:p>-27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126157" table:style-name="ce130">
            <text:p>126 157</text:p>
          </table:table-cell>
          <table:table-cell office:value-type="float" office:value="89.118471895507952" table:style-name="ce131">
            <text:p>89,1<text:s text:c="5"/></text:p>
          </table:table-cell>
          <table:table-cell office:value-type="float" office:value="130181" table:style-name="ce132">
            <text:p>130 181</text:p>
          </table:table-cell>
          <table:table-cell office:value-type="float" office:value="89.073554567225457" table:style-name="ce133">
            <text:p>89,1<text:s text:c="5"/></text:p>
          </table:table-cell>
          <table:table-cell office:value-type="float" office:value="156784" table:style-name="ce132">
            <text:p>156 784</text:p>
          </table:table-cell>
          <table:table-cell office:value-type="float" office:value="88.120008318298574" table:style-name="ce133">
            <text:p>88,1<text:s text:c="5"/></text:p>
          </table:table-cell>
          <table:table-cell office:value-type="float" office:value="-4024" table:style-name="ce118">
            <text:p><text:s/>-4 024</text:p>
          </table:table-cell>
          <table:table-cell office:value-type="float" office:value="-3.0910808796982661" table:style-name="ce119">
            <text:p>-3,1<text:s text:c="3"/></text:p>
          </table:table-cell>
          <table:table-cell office:value-type="float" office:value="-30627" table:style-name="ce118">
            <text:p><text:s/>-30 627</text:p>
          </table:table-cell>
          <table:table-cell office:value-type="float" office:value="-19.534518828451883" table:style-name="ce119">
            <text:p>-19,5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75078" table:style-name="ce130">
            <text:p>75 078</text:p>
          </table:table-cell>
          <table:table-cell office:value-type="float" office:value="53.035793756755034" table:style-name="ce131">
            <text:p>53,0<text:s text:c="5"/></text:p>
          </table:table-cell>
          <table:table-cell office:value-type="float" office:value="77613" table:style-name="ce132">
            <text:p>77 613</text:p>
          </table:table-cell>
          <table:table-cell office:value-type="float" office:value="53.105029079712629" table:style-name="ce133">
            <text:p>53,1<text:s text:c="5"/></text:p>
          </table:table-cell>
          <table:table-cell office:value-type="float" office:value="113600" table:style-name="ce132">
            <text:p>113 600</text:p>
          </table:table-cell>
          <table:table-cell office:value-type="float" office:value="63.848562002236953" table:style-name="ce133">
            <text:p>63,8<text:s text:c="5"/></text:p>
          </table:table-cell>
          <table:table-cell office:value-type="float" office:value="-2535" table:style-name="ce118">
            <text:p><text:s/>-2 535</text:p>
          </table:table-cell>
          <table:table-cell office:value-type="float" office:value="-3.2662054037339106" table:style-name="ce119">
            <text:p>-3,3<text:s text:c="3"/></text:p>
          </table:table-cell>
          <table:table-cell office:value-type="float" office:value="-38522" table:style-name="ce118">
            <text:p><text:s/>-38 522</text:p>
          </table:table-cell>
          <table:table-cell office:value-type="float" office:value="-33.910211267605632" table:style-name="ce119">
            <text:p>-3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66483" table:style-name="ce130">
            <text:p>66 483</text:p>
          </table:table-cell>
          <table:table-cell office:value-type="float" office:value="46.964206243244959" table:style-name="ce131">
            <text:p>47,0<text:s text:c="5"/></text:p>
          </table:table-cell>
          <table:table-cell office:value-type="float" office:value="68537" table:style-name="ce132">
            <text:p>68 537</text:p>
          </table:table-cell>
          <table:table-cell office:value-type="float" office:value="46.894970920287378" table:style-name="ce133">
            <text:p>46,9<text:s text:c="5"/></text:p>
          </table:table-cell>
          <table:table-cell office:value-type="float" office:value="64321" table:style-name="ce132">
            <text:p>64 321</text:p>
          </table:table-cell>
          <table:table-cell office:value-type="float" office:value="36.151437997763054" table:style-name="ce133">
            <text:p>36,2<text:s text:c="5"/></text:p>
          </table:table-cell>
          <table:table-cell office:value-type="float" office:value="-2054" table:style-name="ce118">
            <text:p><text:s/>-2 054</text:p>
          </table:table-cell>
          <table:table-cell office:value-type="float" office:value="-2.9969213709383253" table:style-name="ce119">
            <text:p>-3,0<text:s text:c="3"/></text:p>
          </table:table-cell>
          <table:table-cell office:value-type="float" office:value="2162" table:style-name="ce118">
            <text:p>+2 162</text:p>
          </table:table-cell>
          <table:table-cell office:value-type="float" office:value="3.3612661494690692" table:style-name="ce119">
            <text:p>+3,4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1790" table:style-name="ce130">
            <text:p>11 790</text:p>
          </table:table-cell>
          <table:table-cell office:value-type="float" office:value="8.3285650708881676" table:style-name="ce131">
            <text:p>8,3<text:s text:c="5"/></text:p>
          </table:table-cell>
          <table:table-cell office:value-type="float" office:value="12111" table:style-name="ce132">
            <text:p>12 111</text:p>
          </table:table-cell>
          <table:table-cell office:value-type="float" office:value="8.2866917550461849" table:style-name="ce133">
            <text:p>8,3<text:s text:c="5"/></text:p>
          </table:table-cell>
          <table:table-cell office:value-type="float" office:value="12493" table:style-name="ce132">
            <text:p>12 493</text:p>
          </table:table-cell>
          <table:table-cell office:value-type="float" office:value="7.0216556786438931" table:style-name="ce133">
            <text:p>7,0<text:s text:c="5"/></text:p>
          </table:table-cell>
          <table:table-cell office:value-type="float" office:value="-321" table:style-name="ce118">
            <text:p><text:s/>- 321</text:p>
          </table:table-cell>
          <table:table-cell office:value-type="float" office:value="-2.6504830319544217" table:style-name="ce119">
            <text:p>-2,7<text:s text:c="3"/></text:p>
          </table:table-cell>
          <table:table-cell office:value-type="float" office:value="-703" table:style-name="ce118">
            <text:p><text:s/>- 703</text:p>
          </table:table-cell>
          <table:table-cell office:value-type="float" office:value="-5.6271512046746182" table:style-name="ce119">
            <text:p>-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129771" table:style-name="ce130">
            <text:p>129 771</text:p>
          </table:table-cell>
          <table:table-cell office:value-type="float" office:value="91.671434929111825" table:style-name="ce131">
            <text:p>91,7<text:s text:c="5"/></text:p>
          </table:table-cell>
          <table:table-cell office:value-type="float" office:value="134039" table:style-name="ce132">
            <text:p>134 039</text:p>
          </table:table-cell>
          <table:table-cell office:value-type="float" office:value="91.713308244953822" table:style-name="ce133">
            <text:p>91,7<text:s text:c="5"/></text:p>
          </table:table-cell>
          <table:table-cell office:value-type="float" office:value="165428" table:style-name="ce132">
            <text:p>165 428</text:p>
          </table:table-cell>
          <table:table-cell office:value-type="float" office:value="92.978344321356104" table:style-name="ce133">
            <text:p>93,0<text:s text:c="5"/></text:p>
          </table:table-cell>
          <table:table-cell office:value-type="float" office:value="-4268" table:style-name="ce118">
            <text:p><text:s/>-4 268</text:p>
          </table:table-cell>
          <table:table-cell office:value-type="float" office:value="-3.184147897253784" table:style-name="ce119">
            <text:p>-3,2<text:s text:c="3"/></text:p>
          </table:table-cell>
          <table:table-cell office:value-type="float" office:value="-35657" table:style-name="ce118">
            <text:p><text:s/>-35 657</text:p>
          </table:table-cell>
          <table:table-cell office:value-type="float" office:value="-21.554392243151099" table:style-name="ce119">
            <text:p>-21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3935" table:style-name="ce130">
            <text:p>13 935</text:p>
          </table:table-cell>
          <table:table-cell office:value-type="float" office:value="9.8438129145739293" table:style-name="ce131">
            <text:p>9,8<text:s text:c="5"/></text:p>
          </table:table-cell>
          <table:table-cell office:value-type="float" office:value="14144" table:style-name="ce132">
            <text:p>14 144</text:p>
          </table:table-cell>
          <table:table-cell office:value-type="float" office:value="9.6777283612726652" table:style-name="ce133">
            <text:p>9,7<text:s text:c="5"/></text:p>
          </table:table-cell>
          <table:table-cell office:value-type="float" office:value="13650" table:style-name="ce132">
            <text:p>13 650</text:p>
          </table:table-cell>
          <table:table-cell office:value-type="float" office:value="7.6719442898814645" table:style-name="ce133">
            <text:p>7,7<text:s text:c="5"/></text:p>
          </table:table-cell>
          <table:table-cell office:value-type="float" office:value="-209" table:style-name="ce118">
            <text:p><text:s/>- 209</text:p>
          </table:table-cell>
          <table:table-cell office:value-type="float" office:value="-1.4776583710407238" table:style-name="ce119">
            <text:p>-1,5<text:s text:c="3"/></text:p>
          </table:table-cell>
          <table:table-cell office:value-type="float" office:value="285" table:style-name="ce118">
            <text:p>+ 285</text:p>
          </table:table-cell>
          <table:table-cell office:value-type="float" office:value="2.0879120879120876" table:style-name="ce119">
            <text:p>+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0979" table:style-name="ce130">
            <text:p>20 979</text:p>
          </table:table-cell>
          <table:table-cell office:value-type="float" office:value="14.819759679572764" table:style-name="ce131">
            <text:p>14,8<text:s text:c="5"/></text:p>
          </table:table-cell>
          <table:table-cell office:value-type="float" office:value="21280" table:style-name="ce132">
            <text:p>21 280</text:p>
          </table:table-cell>
          <table:table-cell office:value-type="float" office:value="14.560383167978106" table:style-name="ce133">
            <text:p>14,6<text:s text:c="5"/></text:p>
          </table:table-cell>
          <table:table-cell office:value-type="float" office:value="25688" table:style-name="ce132">
            <text:p>25 688</text:p>
          </table:table-cell>
          <table:table-cell office:value-type="float" office:value="14.437868492195975" table:style-name="ce133">
            <text:p>14,4<text:s text:c="5"/></text:p>
          </table:table-cell>
          <table:table-cell office:value-type="float" office:value="-301" table:style-name="ce118">
            <text:p><text:s/>- 301</text:p>
          </table:table-cell>
          <table:table-cell office:value-type="float" office:value="-1.4144736842105263" table:style-name="ce119">
            <text:p>-1,4<text:s text:c="3"/></text:p>
          </table:table-cell>
          <table:table-cell office:value-type="float" office:value="-4709" table:style-name="ce118">
            <text:p><text:s/>-4 709</text:p>
          </table:table-cell>
          <table:table-cell office:value-type="float" office:value="-18.331516661476176" table:style-name="ce119">
            <text:p>-18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1479" table:style-name="ce130">
            <text:p>21 479</text:p>
          </table:table-cell>
          <table:table-cell office:value-type="float" office:value="15.172964305140541" table:style-name="ce131">
            <text:p>15,2<text:s text:c="5"/></text:p>
          </table:table-cell>
          <table:table-cell office:value-type="float" office:value="21936" table:style-name="ce132">
            <text:p>21 936</text:p>
          </table:table-cell>
          <table:table-cell office:value-type="float" office:value="15.009237085186452" table:style-name="ce133">
            <text:p>15,0<text:s text:c="5"/></text:p>
          </table:table-cell>
          <table:table-cell office:value-type="float" office:value="27168" table:style-name="ce132">
            <text:p>27 168</text:p>
          </table:table-cell>
          <table:table-cell office:value-type="float" office:value="15.269698349267372" table:style-name="ce133">
            <text:p>15,3<text:s text:c="5"/></text:p>
          </table:table-cell>
          <table:table-cell office:value-type="float" office:value="-457" table:style-name="ce118">
            <text:p><text:s/>- 457</text:p>
          </table:table-cell>
          <table:table-cell office:value-type="float" office:value="-2.083333333333333" table:style-name="ce119">
            <text:p>-2,1<text:s text:c="3"/></text:p>
          </table:table-cell>
          <table:table-cell office:value-type="float" office:value="-5689" table:style-name="ce118">
            <text:p><text:s/>-5 689</text:p>
          </table:table-cell>
          <table:table-cell office:value-type="float" office:value="-20.940076560659598" table:style-name="ce119">
            <text:p>-20,9<text:s text:c="3"/></text:p>
          </table:table-cell>
          <table:table-cell table:style-name="ce1"/>
          <table:table-cell table:style-name="ce346"/>
          <table:table-cell table:number-columns-repeated="16370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27830" table:style-name="ce130">
            <text:p>27 830</text:p>
          </table:table-cell>
          <table:table-cell office:value-type="float" office:value="19.659369459102436" table:style-name="ce131">
            <text:p>19,7<text:s text:c="5"/></text:p>
          </table:table-cell>
          <table:table-cell office:value-type="float" office:value="28886" table:style-name="ce132">
            <text:p>28 886</text:p>
          </table:table-cell>
          <table:table-cell office:value-type="float" office:value="19.764625384878549" table:style-name="ce133">
            <text:p>19,8<text:s text:c="5"/></text:p>
          </table:table-cell>
          <table:table-cell office:value-type="float" office:value="37042" table:style-name="ce132">
            <text:p>37 042</text:p>
          </table:table-cell>
          <table:table-cell office:value-type="float" office:value="20.819352409215323" table:style-name="ce133">
            <text:p>20,8<text:s text:c="5"/></text:p>
          </table:table-cell>
          <table:table-cell office:value-type="float" office:value="-1056" table:style-name="ce118">
            <text:p><text:s/>-1 056</text:p>
          </table:table-cell>
          <table:table-cell office:value-type="float" office:value="-3.6557501904036558" table:style-name="ce119">
            <text:p>-3,7<text:s text:c="3"/></text:p>
          </table:table-cell>
          <table:table-cell office:value-type="float" office:value="-9212" table:style-name="ce118">
            <text:p><text:s/>-9 212</text:p>
          </table:table-cell>
          <table:table-cell office:value-type="float" office:value="-24.86906754494898" table:style-name="ce119">
            <text:p>-2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41477" table:style-name="ce130">
            <text:p>41 477</text:p>
          </table:table-cell>
          <table:table-cell office:value-type="float" office:value="29.299736509349326" table:style-name="ce131">
            <text:p>29,3<text:s text:c="5"/></text:p>
          </table:table-cell>
          <table:table-cell office:value-type="float" office:value="43044" table:style-name="ce132">
            <text:p>43 044</text:p>
          </table:table-cell>
          <table:table-cell office:value-type="float" office:value="29.451932945603833" table:style-name="ce133">
            <text:p>29,5<text:s text:c="5"/></text:p>
          </table:table-cell>
          <table:table-cell office:value-type="float" office:value="54511" table:style-name="ce132">
            <text:p>54 511</text:p>
          </table:table-cell>
          <table:table-cell office:value-type="float" office:value="30.637754958661429" table:style-name="ce133">
            <text:p>30,6<text:s text:c="5"/></text:p>
          </table:table-cell>
          <table:table-cell office:value-type="float" office:value="-1567" table:style-name="ce118">
            <text:p><text:s/>-1 567</text:p>
          </table:table-cell>
          <table:table-cell office:value-type="float" office:value="-3.6404609237059753" table:style-name="ce119">
            <text:p>-3,6<text:s text:c="3"/></text:p>
          </table:table-cell>
          <table:table-cell office:value-type="float" office:value="-13034" table:style-name="ce118">
            <text:p><text:s/>-13 034</text:p>
          </table:table-cell>
          <table:table-cell office:value-type="float" office:value="-23.910770303241545" table:style-name="ce119">
            <text:p>-2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15861" table:style-name="ce130">
            <text:p>15 861</text:p>
          </table:table-cell>
          <table:table-cell office:value-type="float" office:value="11.204357132261004" table:style-name="ce131">
            <text:p>11,2<text:s text:c="5"/></text:p>
          </table:table-cell>
          <table:table-cell office:value-type="float" office:value="16860" table:style-name="ce132">
            <text:p>16 860</text:p>
          </table:table-cell>
          <table:table-cell office:value-type="float" office:value="11.536093055080396" table:style-name="ce133">
            <text:p>11,5<text:s text:c="5"/></text:p>
          </table:table-cell>
          <table:table-cell office:value-type="float" office:value="19862" table:style-name="ce132">
            <text:p>19 862</text:p>
          </table:table-cell>
          <table:table-cell office:value-type="float" office:value="11.163381500778435" table:style-name="ce133">
            <text:p>11,2<text:s text:c="5"/></text:p>
          </table:table-cell>
          <table:table-cell office:value-type="float" office:value="-999" table:style-name="ce118">
            <text:p><text:s/>- 999</text:p>
          </table:table-cell>
          <table:table-cell office:value-type="float" office:value="-5.9252669039145909" table:style-name="ce119">
            <text:p>-5,9<text:s text:c="3"/></text:p>
          </table:table-cell>
          <table:table-cell office:value-type="float" office:value="-4001" table:style-name="ce118">
            <text:p><text:s/>-4 001</text:p>
          </table:table-cell>
          <table:table-cell office:value-type="float" office:value="-20.143993555533179" table:style-name="ce119">
            <text:p>-20,1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office:value-type="float" office:value="0" table:style-name="ce124">
            <text:p>0,0<text:s text:c="5"/></text:p>
          </table:table-cell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34">
            <text:p><text:s text:c="9"/>Mulheres</text:p>
          </table:table-cell>
          <table:table-cell office:value-type="float" office:value="181827" table:style-name="ce125">
            <text:p>181 827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88834" table:style-name="ce127">
            <text:p>188 83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26535" table:style-name="ce127">
            <text:p>226 53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7007" table:style-name="ce111">
            <text:p><text:s/>-7 007</text:p>
          </table:table-cell>
          <table:table-cell office:value-type="float" office:value="-3.7106665113274095" table:style-name="ce112">
            <text:p>-3,7<text:s text:c="3"/></text:p>
          </table:table-cell>
          <table:table-cell office:value-type="float" office:value="-44708" table:style-name="ce111">
            <text:p><text:s/>-44 708</text:p>
          </table:table-cell>
          <table:table-cell office:value-type="float" office:value="-19.73558169819233" table:style-name="ce112">
            <text:p>-19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18562" table:style-name="ce130">
            <text:p>18 562</text:p>
          </table:table-cell>
          <table:table-cell office:value-type="float" office:value="10.208604882663192" table:style-name="ce131">
            <text:p>10,2<text:s text:c="5"/></text:p>
          </table:table-cell>
          <table:table-cell office:value-type="float" office:value="19357" table:style-name="ce132">
            <text:p>19 357</text:p>
          </table:table-cell>
          <table:table-cell office:value-type="float" office:value="10.250802291960134" table:style-name="ce133">
            <text:p>10,3<text:s text:c="5"/></text:p>
          </table:table-cell>
          <table:table-cell office:value-type="float" office:value="25614" table:style-name="ce132">
            <text:p>25 614</text:p>
          </table:table-cell>
          <table:table-cell office:value-type="float" office:value="11.306862074293155" table:style-name="ce133">
            <text:p>11,3<text:s text:c="5"/></text:p>
          </table:table-cell>
          <table:table-cell office:value-type="float" office:value="-795" table:style-name="ce118">
            <text:p><text:s/>- 795</text:p>
          </table:table-cell>
          <table:table-cell office:value-type="float" office:value="-4.107041380379191" table:style-name="ce119">
            <text:p>-4,1<text:s text:c="3"/></text:p>
          </table:table-cell>
          <table:table-cell office:value-type="float" office:value="-7052" table:style-name="ce118">
            <text:p><text:s/>-7 052</text:p>
          </table:table-cell>
          <table:table-cell office:value-type="float" office:value="-27.531818536737724" table:style-name="ce119">
            <text:p>-27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163265" table:style-name="ce130">
            <text:p>163 265</text:p>
          </table:table-cell>
          <table:table-cell office:value-type="float" office:value="89.791395117336819" table:style-name="ce131">
            <text:p>89,8<text:s text:c="5"/></text:p>
          </table:table-cell>
          <table:table-cell office:value-type="float" office:value="169477" table:style-name="ce132">
            <text:p>169 477</text:p>
          </table:table-cell>
          <table:table-cell office:value-type="float" office:value="89.749197708039858" table:style-name="ce133">
            <text:p>89,7<text:s text:c="5"/></text:p>
          </table:table-cell>
          <table:table-cell office:value-type="float" office:value="200921" table:style-name="ce132">
            <text:p>200 921</text:p>
          </table:table-cell>
          <table:table-cell office:value-type="float" office:value="88.69313792570685" table:style-name="ce133">
            <text:p>88,7<text:s text:c="5"/></text:p>
          </table:table-cell>
          <table:table-cell office:value-type="float" office:value="-6212" table:style-name="ce118">
            <text:p><text:s/>-6 212</text:p>
          </table:table-cell>
          <table:table-cell office:value-type="float" office:value="-3.6653941242764505" table:style-name="ce119">
            <text:p>-3,7<text:s text:c="3"/></text:p>
          </table:table-cell>
          <table:table-cell office:value-type="float" office:value="-37656" table:style-name="ce118">
            <text:p><text:s/>-37 656</text:p>
          </table:table-cell>
          <table:table-cell office:value-type="float" office:value="-18.741694496842044" table:style-name="ce119">
            <text:p>-18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90313" table:style-name="ce130">
            <text:p>90 313</text:p>
          </table:table-cell>
          <table:table-cell office:value-type="float" office:value="49.669741017560646" table:style-name="ce131">
            <text:p>49,7<text:s text:c="5"/></text:p>
          </table:table-cell>
          <table:table-cell office:value-type="float" office:value="93992" table:style-name="ce132">
            <text:p>93 992</text:p>
          </table:table-cell>
          <table:table-cell office:value-type="float" office:value="49.774934598642197" table:style-name="ce133">
            <text:p>49,8<text:s text:c="5"/></text:p>
          </table:table-cell>
          <table:table-cell office:value-type="float" office:value="137849" table:style-name="ce132">
            <text:p>137 849</text:p>
          </table:table-cell>
          <table:table-cell office:value-type="float" office:value="60.851082614165584" table:style-name="ce133">
            <text:p>60,9<text:s text:c="5"/></text:p>
          </table:table-cell>
          <table:table-cell office:value-type="float" office:value="-3679" table:style-name="ce118">
            <text:p><text:s/>-3 679</text:p>
          </table:table-cell>
          <table:table-cell office:value-type="float" office:value="-3.9141629074814879" table:style-name="ce119">
            <text:p>-3,9<text:s text:c="3"/></text:p>
          </table:table-cell>
          <table:table-cell office:value-type="float" office:value="-47536" table:style-name="ce118">
            <text:p><text:s/>-47 536</text:p>
          </table:table-cell>
          <table:table-cell office:value-type="float" office:value="-34.484109424079975" table:style-name="ce119">
            <text:p>-3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91514" table:style-name="ce130">
            <text:p>91 514</text:p>
          </table:table-cell>
          <table:table-cell office:value-type="float" office:value="50.330258982439346" table:style-name="ce131">
            <text:p>50,3<text:s text:c="5"/></text:p>
          </table:table-cell>
          <table:table-cell office:value-type="float" office:value="94842" table:style-name="ce132">
            <text:p>94 842</text:p>
          </table:table-cell>
          <table:table-cell office:value-type="float" office:value="50.225065401357803" table:style-name="ce133">
            <text:p>50,2<text:s text:c="5"/></text:p>
          </table:table-cell>
          <table:table-cell office:value-type="float" office:value="88686" table:style-name="ce132">
            <text:p>88 686</text:p>
          </table:table-cell>
          <table:table-cell office:value-type="float" office:value="39.148917385834423" table:style-name="ce133">
            <text:p>39,1<text:s text:c="5"/></text:p>
          </table:table-cell>
          <table:table-cell office:value-type="float" office:value="-3328" table:style-name="ce118">
            <text:p><text:s/>-3 328</text:p>
          </table:table-cell>
          <table:table-cell office:value-type="float" office:value="-3.5089939056536132" table:style-name="ce119">
            <text:p>-3,5<text:s text:c="3"/></text:p>
          </table:table-cell>
          <table:table-cell office:value-type="float" office:value="2828" table:style-name="ce118">
            <text:p>+2 828</text:p>
          </table:table-cell>
          <table:table-cell office:value-type="float" office:value="3.1887783866675687" table:style-name="ce119">
            <text:p>+3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8133" table:style-name="ce130">
            <text:p>18 133</text:p>
          </table:table-cell>
          <table:table-cell office:value-type="float" office:value="9.9726663256832051" table:style-name="ce131">
            <text:p>10,0<text:s text:c="5"/></text:p>
          </table:table-cell>
          <table:table-cell office:value-type="float" office:value="18730" table:style-name="ce132">
            <text:p>18 730</text:p>
          </table:table-cell>
          <table:table-cell office:value-type="float" office:value="9.918764629251088" table:style-name="ce133">
            <text:p>9,9<text:s text:c="5"/></text:p>
          </table:table-cell>
          <table:table-cell office:value-type="float" office:value="19209" table:style-name="ce132">
            <text:p>19 209</text:p>
          </table:table-cell>
          <table:table-cell office:value-type="float" office:value="8.4794844063831203" table:style-name="ce133">
            <text:p>8,5<text:s text:c="5"/></text:p>
          </table:table-cell>
          <table:table-cell office:value-type="float" office:value="-597" table:style-name="ce118">
            <text:p><text:s/>- 597</text:p>
          </table:table-cell>
          <table:table-cell office:value-type="float" office:value="-3.1873998932194345" table:style-name="ce119">
            <text:p>-3,2<text:s text:c="3"/></text:p>
          </table:table-cell>
          <table:table-cell office:value-type="float" office:value="-1076" table:style-name="ce118">
            <text:p><text:s/>-1 076</text:p>
          </table:table-cell>
          <table:table-cell office:value-type="float" office:value="-5.6015409443490034" table:style-name="ce119">
            <text:p>-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163694" table:style-name="ce130">
            <text:p>163 694</text:p>
          </table:table-cell>
          <table:table-cell office:value-type="float" office:value="90.027333674316807" table:style-name="ce131">
            <text:p>90,0<text:s text:c="5"/></text:p>
          </table:table-cell>
          <table:table-cell office:value-type="float" office:value="170104" table:style-name="ce132">
            <text:p>170 104</text:p>
          </table:table-cell>
          <table:table-cell office:value-type="float" office:value="90.081235370748914" table:style-name="ce133">
            <text:p>90,1<text:s text:c="5"/></text:p>
          </table:table-cell>
          <table:table-cell office:value-type="float" office:value="207326" table:style-name="ce132">
            <text:p>207 326</text:p>
          </table:table-cell>
          <table:table-cell office:value-type="float" office:value="91.520515593616878" table:style-name="ce133">
            <text:p>91,5<text:s text:c="5"/></text:p>
          </table:table-cell>
          <table:table-cell office:value-type="float" office:value="-6410" table:style-name="ce118">
            <text:p><text:s/>-6 410</text:p>
          </table:table-cell>
          <table:table-cell office:value-type="float" office:value="-3.768282932794055" table:style-name="ce119">
            <text:p>-3,8<text:s text:c="3"/></text:p>
          </table:table-cell>
          <table:table-cell office:value-type="float" office:value="-43632" table:style-name="ce118">
            <text:p><text:s/>-43 632</text:p>
          </table:table-cell>
          <table:table-cell office:value-type="float" office:value="-21.045117351417574" table:style-name="ce119">
            <text:p>-21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"/>
          <table:table-cell table:style-name="ce346"/>
          <table:table-cell table:number-columns-repeated="16370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5887" table:style-name="ce130">
            <text:p>15 887</text:p>
          </table:table-cell>
          <table:table-cell office:value-type="float" office:value="8.7374262348276108" table:style-name="ce131">
            <text:p>8,7<text:s text:c="5"/></text:p>
          </table:table-cell>
          <table:table-cell office:value-type="float" office:value="15918" table:style-name="ce132">
            <text:p>15 918</text:p>
          </table:table-cell>
          <table:table-cell office:value-type="float" office:value="8.4296260207377909" table:style-name="ce133">
            <text:p>8,4<text:s text:c="5"/></text:p>
          </table:table-cell>
          <table:table-cell office:value-type="float" office:value="15546" table:style-name="ce132">
            <text:p>15 546</text:p>
          </table:table-cell>
          <table:table-cell office:value-type="float" office:value="6.8625157260467473" table:style-name="ce133">
            <text:p>6,9<text:s text:c="5"/></text:p>
          </table:table-cell>
          <table:table-cell office:value-type="float" office:value="-31" table:style-name="ce118">
            <text:p><text:s/>- 31</text:p>
          </table:table-cell>
          <table:table-cell office:value-type="float" office:value="-0.19474808393014198" table:style-name="ce119">
            <text:p>-0,2<text:s text:c="3"/></text:p>
          </table:table-cell>
          <table:table-cell office:value-type="float" office:value="341" table:style-name="ce118">
            <text:p>+ 341</text:p>
          </table:table-cell>
          <table:table-cell office:value-type="float" office:value="2.1934902868905182" table:style-name="ce119">
            <text:p>+2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4113" table:style-name="ce130">
            <text:p>24 113</text:p>
          </table:table-cell>
          <table:table-cell office:value-type="float" office:value="13.261506816919381" table:style-name="ce131">
            <text:p>13,3<text:s text:c="5"/></text:p>
          </table:table-cell>
          <table:table-cell office:value-type="float" office:value="24659" table:style-name="ce132">
            <text:p>24 659</text:p>
          </table:table-cell>
          <table:table-cell office:value-type="float" office:value="13.058559369605049" table:style-name="ce133">
            <text:p>13,1<text:s text:c="5"/></text:p>
          </table:table-cell>
          <table:table-cell office:value-type="float" office:value="29562" table:style-name="ce132">
            <text:p>29 562</text:p>
          </table:table-cell>
          <table:table-cell office:value-type="float" office:value="13.049639128611473" table:style-name="ce133">
            <text:p>13,0<text:s text:c="5"/></text:p>
          </table:table-cell>
          <table:table-cell office:value-type="float" office:value="-546" table:style-name="ce118">
            <text:p><text:s/>- 546</text:p>
          </table:table-cell>
          <table:table-cell office:value-type="float" office:value="-2.2142017113427146" table:style-name="ce119">
            <text:p>-2,2<text:s text:c="3"/></text:p>
          </table:table-cell>
          <table:table-cell office:value-type="float" office:value="-5449" table:style-name="ce118">
            <text:p><text:s/>-5 449</text:p>
          </table:table-cell>
          <table:table-cell office:value-type="float" office:value="-18.432447060415399" table:style-name="ce119">
            <text:p>-18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2302" table:style-name="ce130">
            <text:p>22 302</text:p>
          </table:table-cell>
          <table:table-cell office:value-type="float" office:value="12.265505123001534" table:style-name="ce131">
            <text:p>12,3<text:s text:c="5"/></text:p>
          </table:table-cell>
          <table:table-cell office:value-type="float" office:value="22991" table:style-name="ce132">
            <text:p>22 991</text:p>
          </table:table-cell>
          <table:table-cell office:value-type="float" office:value="12.175243864981942" table:style-name="ce133">
            <text:p>12,2<text:s text:c="5"/></text:p>
          </table:table-cell>
          <table:table-cell office:value-type="float" office:value="28594" table:style-name="ce132">
            <text:p>28 594</text:p>
          </table:table-cell>
          <table:table-cell office:value-type="float" office:value="12.622332089964022" table:style-name="ce133">
            <text:p>12,6<text:s text:c="5"/></text:p>
          </table:table-cell>
          <table:table-cell office:value-type="float" office:value="-689" table:style-name="ce118">
            <text:p><text:s/>- 689</text:p>
          </table:table-cell>
          <table:table-cell office:value-type="float" office:value="-2.9968248445043715" table:style-name="ce119">
            <text:p>-3,0<text:s text:c="3"/></text:p>
          </table:table-cell>
          <table:table-cell office:value-type="float" office:value="-6292" table:style-name="ce118">
            <text:p><text:s/>-6 292</text:p>
          </table:table-cell>
          <table:table-cell office:value-type="float" office:value="-22.004616353081065" table:style-name="ce119">
            <text:p>-2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34109" table:style-name="ce130">
            <text:p>34 109</text:p>
          </table:table-cell>
          <table:table-cell office:value-type="float" office:value="18.759040186550951" table:style-name="ce131">
            <text:p>18,8<text:s text:c="5"/></text:p>
          </table:table-cell>
          <table:table-cell office:value-type="float" office:value="35480" table:style-name="ce132">
            <text:p>35 480</text:p>
          </table:table-cell>
          <table:table-cell office:value-type="float" office:value="18.788989270999927" table:style-name="ce133">
            <text:p>18,8<text:s text:c="5"/></text:p>
          </table:table-cell>
          <table:table-cell office:value-type="float" office:value="44985" table:style-name="ce132">
            <text:p>44 985</text:p>
          </table:table-cell>
          <table:table-cell office:value-type="float" office:value="19.85785860904496" table:style-name="ce133">
            <text:p>19,9<text:s text:c="5"/></text:p>
          </table:table-cell>
          <table:table-cell office:value-type="float" office:value="-1371" table:style-name="ce118">
            <text:p><text:s/>-1 371</text:p>
          </table:table-cell>
          <table:table-cell office:value-type="float" office:value="-3.8641488162344988" table:style-name="ce119">
            <text:p>-3,9<text:s text:c="3"/></text:p>
          </table:table-cell>
          <table:table-cell office:value-type="float" office:value="-10876" table:style-name="ce118">
            <text:p><text:s/>-10 876</text:p>
          </table:table-cell>
          <table:table-cell office:value-type="float" office:value="-24.176947871512727" table:style-name="ce119">
            <text:p>-24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57136" table:style-name="ce130">
            <text:p>57 136</text:p>
          </table:table-cell>
          <table:table-cell office:value-type="float" office:value="31.423275971115398" table:style-name="ce131">
            <text:p>31,4<text:s text:c="5"/></text:p>
          </table:table-cell>
          <table:table-cell office:value-type="float" office:value="59533" table:style-name="ce132">
            <text:p>59 533</text:p>
          </table:table-cell>
          <table:table-cell office:value-type="float" office:value="31.526631856551258" table:style-name="ce133">
            <text:p>31,5<text:s text:c="5"/></text:p>
          </table:table-cell>
          <table:table-cell office:value-type="float" office:value="72956" table:style-name="ce132">
            <text:p>72 956</text:p>
          </table:table-cell>
          <table:table-cell office:value-type="float" office:value="32.205178007813359" table:style-name="ce133">
            <text:p>32,2<text:s text:c="5"/></text:p>
          </table:table-cell>
          <table:table-cell office:value-type="float" office:value="-2397" table:style-name="ce118">
            <text:p><text:s/>-2 397</text:p>
          </table:table-cell>
          <table:table-cell office:value-type="float" office:value="-4.0263383333613287" table:style-name="ce119">
            <text:p>-4,0<text:s text:c="3"/></text:p>
          </table:table-cell>
          <table:table-cell office:value-type="float" office:value="-15820" table:style-name="ce118">
            <text:p><text:s/>-15 820</text:p>
          </table:table-cell>
          <table:table-cell office:value-type="float" office:value="-21.684302867481769" table:style-name="ce119">
            <text:p>-2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28280" table:style-name="ce130">
            <text:p>28 280</text:p>
          </table:table-cell>
          <table:table-cell office:value-type="float" office:value="15.553245667585122" table:style-name="ce131">
            <text:p>15,6<text:s text:c="5"/></text:p>
          </table:table-cell>
          <table:table-cell office:value-type="float" office:value="30253" table:style-name="ce132">
            <text:p>30 253</text:p>
          </table:table-cell>
          <table:table-cell office:value-type="float" office:value="16.020949617124035" table:style-name="ce133">
            <text:p>16,0<text:s text:c="5"/></text:p>
          </table:table-cell>
          <table:table-cell office:value-type="float" office:value="34892" table:style-name="ce132">
            <text:p>34 892</text:p>
          </table:table-cell>
          <table:table-cell office:value-type="float" office:value="15.402476438519432" table:style-name="ce133">
            <text:p>15,4<text:s text:c="5"/></text:p>
          </table:table-cell>
          <table:table-cell office:value-type="float" office:value="-1973" table:style-name="ce118">
            <text:p><text:s/>-1 973</text:p>
          </table:table-cell>
          <table:table-cell office:value-type="float" office:value="-6.5216672726671741" table:style-name="ce119">
            <text:p>-6,5<text:s text:c="3"/></text:p>
          </table:table-cell>
          <table:table-cell office:value-type="float" office:value="-6612" table:style-name="ce118">
            <text:p><text:s/>-6 612</text:p>
          </table:table-cell>
          <table:table-cell office:value-type="float" office:value="-18.949902556459932" table:style-name="ce119">
            <text:p>-18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13">
          <table:table-cell/>
          <table:table-cell office:value-type="string" table:style-name="ce160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0" table:default-cell-style-name="ce1"/>
        <table:table-column table:style-name="co16" table:default-cell-style-name="ce1"/>
        <table:table-column table:style-name="co41" table:default-cell-style-name="ce1"/>
        <table:table-column table:style-name="co33" table:default-cell-style-name="ce58"/>
        <table:table-column table:style-name="co7" table:default-cell-style-name="ce58"/>
        <table:table-column table:style-name="co42" table:default-cell-style-name="ce1"/>
        <table:table-column table:style-name="co41" table:default-cell-style-name="ce1"/>
        <table:table-column table:style-name="co35" table:default-cell-style-name="ce1"/>
        <table:table-column table:style-name="co36" table:default-cell-style-name="ce1"/>
        <table:table-column table:style-name="co35" table:default-cell-style-name="ce1"/>
        <table:table-column table:style-name="co41" table:default-cell-style-name="ce1"/>
        <table:table-column table:style-name="co19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53882in" svg:height="0.6372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9994in" svg:y="0.23696in" svg:width="1.93721in" svg:height="0.50251in">
                <draw:text-box>
                  <text:p text:style-name="a37" text:class-names="" text:cond-style-name=""><text:span text:style-name="a35" text:class-names="">FEVEREIRO 2022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9" draw:style-name="a33" draw:name="Text Box 122" svg:x="0in" svg:y="0in" svg:width="0.97917in" svg:height="0.31424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19">
          <table:table-cell/>
          <table:table-cell office:value-type="string" table:style-name="ce158">
            <text:p>Quadro 3 - <text:s/>DESEMPREGO REGISTADO, <text:s text:c="2"/>POR <text:s/>REGIÕES<text:s text:c="3"/></text:p>
          </table:table-cell>
          <table:table-cell table:number-columns-repeated="8" table:style-name="ce158"/>
          <table:table-cell table:number-columns-spanned="2" table:number-rows-spanned="1" table:style-name="ce374"/>
          <table:covered-table-cell/>
          <table:table-cell table:style-name="ce2"/>
          <table:table-cell table:number-columns-repeated="16371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4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7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4">
          <table:table-cell/>
          <table:table-cell table:style-name="ce28"/>
          <table:table-cell office:value-type="string" table:style-name="ce176">
            <text:p>FEVEREIRO 2022</text:p>
          </table:table-cell>
          <table:table-cell office:value-type="string" table:style-name="ce90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56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388">
            <text:p>Mês <text:s/>anterior</text:p>
          </table:table-cell>
          <table:covered-table-cell/>
          <table:table-cell office:value-type="string" table:number-columns-spanned="2" table:number-rows-spanned="1" table:style-name="ce389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4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244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24">
          <table:table-cell/>
          <table:table-cell table:style-name="ce259"/>
          <table:table-cell table:style-name="ce270"/>
          <table:table-cell table:style-name="ce260"/>
          <table:table-cell table:style-name="ce274"/>
          <table:table-cell table:style-name="ce261"/>
          <table:table-cell table:style-name="ce274"/>
          <table:table-cell table:style-name="ce261"/>
          <table:table-cell table:style-name="ce262"/>
          <table:table-cell table:number-columns-repeated="3" table:style-name="ce263"/>
          <table:table-cell table:style-name="ce5"/>
          <table:table-cell table:number-columns-repeated="16371"/>
        </table:table-row>
        <table:table-row table:style-name="ro11">
          <table:table-cell/>
          <table:table-cell office:value-type="string" table:style-name="ce264">
            <text:p>PORTUGAL</text:p>
          </table:table-cell>
          <table:table-cell office:value-type="float" office:value="344264" table:style-name="ce271">
            <text:p>344 264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355868" table:style-name="ce275">
            <text:p>355 868</text:p>
          </table:table-cell>
          <table:table-cell office:value-type="float" office:value="100" table:style-name="ce254">
            <text:p>100,0<text:s text:c="5"/></text:p>
          </table:table-cell>
          <table:table-cell office:value-type="float" office:value="431843" table:style-name="ce275">
            <text:p>431 843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-11604" table:style-name="ce111">
            <text:p><text:s/>-11 604</text:p>
          </table:table-cell>
          <table:table-cell office:value-type="float" office:value="-3.2607596074949141" table:style-name="ce112">
            <text:p>-3,3<text:s text:c="3"/></text:p>
          </table:table-cell>
          <table:table-cell office:value-type="float" office:value="-87579" table:style-name="ce111">
            <text:p><text:s/>-87 579</text:p>
          </table:table-cell>
          <table:table-cell office:value-type="float" office:value="-20.280287048765409" table:style-name="ce112">
            <text:p>-20,3<text:s text:c="3"/></text:p>
          </table:table-cell>
          <table:table-cell table:style-name="ce8"/>
          <table:table-cell table:number-columns-repeated="16371"/>
        </table:table-row>
        <table:table-row table:style-name="ro29">
          <table:table-cell/>
          <table:table-cell office:value-type="string" table:style-name="ce278">
            <text:p>CONTINENTE</text:p>
          </table:table-cell>
          <table:table-cell office:value-type="float" office:value="323388" table:style-name="ce271">
            <text:p>323 388</text:p>
          </table:table-cell>
          <table:table-cell office:value-type="float" office:value="93.93604907861409" table:style-name="ce253">
            <text:p>93,9<text:s text:c="5"/></text:p>
          </table:table-cell>
          <table:table-cell office:value-type="float" office:value="334984" table:style-name="ce275">
            <text:p>334 984</text:p>
          </table:table-cell>
          <table:table-cell office:value-type="float" office:value="94.131531916328527" table:style-name="ce254">
            <text:p>94,1<text:s text:c="5"/></text:p>
          </table:table-cell>
          <table:table-cell office:value-type="float" office:value="404456" table:style-name="ce275">
            <text:p>404 456</text:p>
          </table:table-cell>
          <table:table-cell office:value-type="float" office:value="93.658111860097307" table:style-name="ce255">
            <text:p>93,7<text:s text:c="5"/></text:p>
          </table:table-cell>
          <table:table-cell office:value-type="float" office:value="-11596" table:style-name="ce111">
            <text:p><text:s/>-11 596</text:p>
          </table:table-cell>
          <table:table-cell office:value-type="float" office:value="-3.4616578702266381" table:style-name="ce112">
            <text:p>-3,5<text:s text:c="3"/></text:p>
          </table:table-cell>
          <table:table-cell office:value-type="float" office:value="-81068" table:style-name="ce111">
            <text:p><text:s/>-81 068</text:p>
          </table:table-cell>
          <table:table-cell office:value-type="float" office:value="-20.043713036770377" table:style-name="ce112">
            <text:p>-20,0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79">
            <text:p>Norte</text:p>
          </table:table-cell>
          <table:table-cell office:value-type="float" office:value="128022" table:style-name="ce272">
            <text:p>128 022</text:p>
          </table:table-cell>
          <table:table-cell office:value-type="float" office:value="37.187158692166477" table:style-name="ce256">
            <text:p>37,2<text:s text:c="5"/></text:p>
          </table:table-cell>
          <table:table-cell office:value-type="float" office:value="131444" table:style-name="ce276">
            <text:p>131 444</text:p>
          </table:table-cell>
          <table:table-cell office:value-type="float" office:value="36.936167342947385" table:style-name="ce257">
            <text:p>36,9<text:s text:c="5"/></text:p>
          </table:table-cell>
          <table:table-cell office:value-type="float" office:value="159942" table:style-name="ce276">
            <text:p>159 942</text:p>
          </table:table-cell>
          <table:table-cell office:value-type="float" office:value="37.037071343057548" table:style-name="ce258">
            <text:p>37,0<text:s text:c="5"/></text:p>
          </table:table-cell>
          <table:table-cell office:value-type="float" office:value="-3422" table:style-name="ce118">
            <text:p><text:s/>-3 422</text:p>
          </table:table-cell>
          <table:table-cell office:value-type="float" office:value="-2.6033900368217644" table:style-name="ce119">
            <text:p>-2,6<text:s text:c="3"/></text:p>
          </table:table-cell>
          <table:table-cell office:value-type="float" office:value="-31920" table:style-name="ce118">
            <text:p><text:s/>-31 920</text:p>
          </table:table-cell>
          <table:table-cell office:value-type="float" office:value="-19.957234497505347" table:style-name="ce119">
            <text:p>-20,0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79">
            <text:p>Centro</text:p>
          </table:table-cell>
          <table:table-cell office:value-type="float" office:value="42560" table:style-name="ce272">
            <text:p>42 560</text:p>
          </table:table-cell>
          <table:table-cell office:value-type="float" office:value="12.362605442334953" table:style-name="ce256">
            <text:p>12,4<text:s text:c="5"/></text:p>
          </table:table-cell>
          <table:table-cell office:value-type="float" office:value="43971" table:style-name="ce276">
            <text:p>43 971</text:p>
          </table:table-cell>
          <table:table-cell office:value-type="float" office:value="12.355985927366326" table:style-name="ce257">
            <text:p>12,4<text:s text:c="5"/></text:p>
          </table:table-cell>
          <table:table-cell office:value-type="float" office:value="51498" table:style-name="ce276">
            <text:p>51 498</text:p>
          </table:table-cell>
          <table:table-cell office:value-type="float" office:value="11.925167248282362" table:style-name="ce258">
            <text:p>11,9<text:s text:c="5"/></text:p>
          </table:table-cell>
          <table:table-cell office:value-type="float" office:value="-1411" table:style-name="ce118">
            <text:p><text:s/>-1 411</text:p>
          </table:table-cell>
          <table:table-cell office:value-type="float" office:value="-3.2089331604921423" table:style-name="ce119">
            <text:p>-3,2<text:s text:c="3"/></text:p>
          </table:table-cell>
          <table:table-cell office:value-type="float" office:value="-8938" table:style-name="ce118">
            <text:p><text:s/>-8 938</text:p>
          </table:table-cell>
          <table:table-cell office:value-type="float" office:value="-17.356013825779641" table:style-name="ce119">
            <text:p>-17,4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79">
            <text:p>Lisboa V. Tejo</text:p>
          </table:table-cell>
          <table:table-cell office:value-type="float" office:value="114725" table:style-name="ce272">
            <text:p>114 725</text:p>
          </table:table-cell>
          <table:table-cell office:value-type="float" office:value="33.324715915692607" table:style-name="ce256">
            <text:p>33,3<text:s text:c="5"/></text:p>
          </table:table-cell>
          <table:table-cell office:value-type="float" office:value="118273" table:style-name="ce276">
            <text:p>118 273</text:p>
          </table:table-cell>
          <table:table-cell office:value-type="float" office:value="33.235075927029122" table:style-name="ce257">
            <text:p>33,2<text:s text:c="5"/></text:p>
          </table:table-cell>
          <table:table-cell office:value-type="float" office:value="141326" table:style-name="ce276">
            <text:p>141 326</text:p>
          </table:table-cell>
          <table:table-cell office:value-type="float" office:value="32.72624541789493" table:style-name="ce258">
            <text:p>32,7<text:s text:c="5"/></text:p>
          </table:table-cell>
          <table:table-cell office:value-type="float" office:value="-3548" table:style-name="ce118">
            <text:p><text:s/>-3 548</text:p>
          </table:table-cell>
          <table:table-cell office:value-type="float" office:value="-2.9998393547132483" table:style-name="ce119">
            <text:p>-3,0<text:s text:c="3"/></text:p>
          </table:table-cell>
          <table:table-cell office:value-type="float" office:value="-26601" table:style-name="ce118">
            <text:p><text:s/>-26 601</text:p>
          </table:table-cell>
          <table:table-cell office:value-type="float" office:value="-18.822438900131612" table:style-name="ce119">
            <text:p>-18,8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79">
            <text:p>Alentejo</text:p>
          </table:table-cell>
          <table:table-cell office:value-type="float" office:value="14933" table:style-name="ce272">
            <text:p>14 933</text:p>
          </table:table-cell>
          <table:table-cell office:value-type="float" office:value="4.3376594706388119" table:style-name="ce256">
            <text:p>4,3<text:s text:c="5"/></text:p>
          </table:table-cell>
          <table:table-cell office:value-type="float" office:value="15673" table:style-name="ce276">
            <text:p>15 673</text:p>
          </table:table-cell>
          <table:table-cell office:value-type="float" office:value="4.4041610934391411" table:style-name="ce257">
            <text:p>4,4<text:s text:c="5"/></text:p>
          </table:table-cell>
          <table:table-cell office:value-type="float" office:value="18231" table:style-name="ce276">
            <text:p>18 231</text:p>
          </table:table-cell>
          <table:table-cell office:value-type="float" office:value="4.2216731543639705" table:style-name="ce258">
            <text:p>4,2<text:s text:c="5"/></text:p>
          </table:table-cell>
          <table:table-cell office:value-type="float" office:value="-740" table:style-name="ce118">
            <text:p><text:s/>- 740</text:p>
          </table:table-cell>
          <table:table-cell office:value-type="float" office:value="-4.7214955656224076" table:style-name="ce119">
            <text:p>-4,7<text:s text:c="3"/></text:p>
          </table:table-cell>
          <table:table-cell office:value-type="float" office:value="-3298" table:style-name="ce118">
            <text:p><text:s/>-3 298</text:p>
          </table:table-cell>
          <table:table-cell office:value-type="float" office:value="-18.090066370467884" table:style-name="ce119">
            <text:p>-18,1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79">
            <text:p>Algarve</text:p>
          </table:table-cell>
          <table:table-cell office:value-type="float" office:value="23148" table:style-name="ce272">
            <text:p>23 148</text:p>
          </table:table-cell>
          <table:table-cell office:value-type="float" office:value="6.723909557781238" table:style-name="ce256">
            <text:p>6,7<text:s text:c="5"/></text:p>
          </table:table-cell>
          <table:table-cell office:value-type="float" office:value="25623" table:style-name="ce276">
            <text:p>25 623</text:p>
          </table:table-cell>
          <table:table-cell office:value-type="float" office:value="7.2001416255465509" table:style-name="ce257">
            <text:p>7,2<text:s text:c="5"/></text:p>
          </table:table-cell>
          <table:table-cell office:value-type="float" office:value="33459" table:style-name="ce276">
            <text:p>33 459</text:p>
          </table:table-cell>
          <table:table-cell office:value-type="float" office:value="7.7479546964984962" table:style-name="ce258">
            <text:p>7,7<text:s text:c="5"/></text:p>
          </table:table-cell>
          <table:table-cell office:value-type="float" office:value="-2475" table:style-name="ce118">
            <text:p><text:s/>-2 475</text:p>
          </table:table-cell>
          <table:table-cell office:value-type="float" office:value="-9.6592904812082896" table:style-name="ce119">
            <text:p>-9,7<text:s text:c="3"/></text:p>
          </table:table-cell>
          <table:table-cell office:value-type="float" office:value="-10311" table:style-name="ce118">
            <text:p><text:s/>-10 311</text:p>
          </table:table-cell>
          <table:table-cell office:value-type="float" office:value="-30.816820586389309" table:style-name="ce119">
            <text:p>-30,8<text:s text:c="3"/></text:p>
          </table:table-cell>
          <table:table-cell table:style-name="ce7"/>
          <table:table-cell table:number-columns-repeated="16371"/>
        </table:table-row>
        <table:table-row table:style-name="ro29">
          <table:table-cell/>
          <table:table-cell office:value-type="string" table:style-name="ce278">
            <text:p>REG.AUTÓNOMAS</text:p>
          </table:table-cell>
          <table:table-cell office:value-type="float" office:value="20876" table:style-name="ce271">
            <text:p>20 876</text:p>
          </table:table-cell>
          <table:table-cell office:value-type="float" office:value="6.0639509213859135" table:style-name="ce253">
            <text:p>6,1<text:s text:c="5"/></text:p>
          </table:table-cell>
          <table:table-cell office:value-type="float" office:value="20884" table:style-name="ce275">
            <text:p>20 884</text:p>
          </table:table-cell>
          <table:table-cell office:value-type="float" office:value="5.8684680836714733" table:style-name="ce254">
            <text:p>5,9<text:s text:c="5"/></text:p>
          </table:table-cell>
          <table:table-cell office:value-type="float" office:value="27387" table:style-name="ce275">
            <text:p>27 387</text:p>
          </table:table-cell>
          <table:table-cell office:value-type="float" office:value="6.3418881399026965" table:style-name="ce255">
            <text:p>6,3<text:s text:c="5"/></text:p>
          </table:table-cell>
          <table:table-cell office:value-type="float" office:value="-8" table:style-name="ce111">
            <text:p><text:s/>- 8</text:p>
          </table:table-cell>
          <table:table-cell office:value-type="float" office:value="-3.8306837770542043E-2" table:style-name="ce112">
            <text:p>-0,0<text:s text:c="3"/></text:p>
          </table:table-cell>
          <table:table-cell office:value-type="float" office:value="-6511" table:style-name="ce111">
            <text:p><text:s/>-6 511</text:p>
          </table:table-cell>
          <table:table-cell office:value-type="float" office:value="-23.77405338299193" table:style-name="ce112">
            <text:p>-23,8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79">
            <text:p>Açores</text:p>
          </table:table-cell>
          <table:table-cell office:value-type="float" office:value="6433" table:style-name="ce272">
            <text:p>6 433</text:p>
          </table:table-cell>
          <table:table-cell office:value-type="float" office:value="1.8686240791950364" table:style-name="ce256">
            <text:p>1,9<text:s text:c="5"/></text:p>
          </table:table-cell>
          <table:table-cell office:value-type="float" office:value="6415" table:style-name="ce276">
            <text:p>6 415</text:p>
          </table:table-cell>
          <table:table-cell office:value-type="float" office:value="1.8026346847707577" table:style-name="ce257">
            <text:p>1,8<text:s text:c="5"/></text:p>
          </table:table-cell>
          <table:table-cell office:value-type="float" office:value="7056" table:style-name="ce276">
            <text:p>7 056</text:p>
          </table:table-cell>
          <table:table-cell office:value-type="float" office:value="1.6339271448188346" table:style-name="ce258">
            <text:p>1,6<text:s text:c="5"/></text:p>
          </table:table-cell>
          <table:table-cell office:value-type="float" office:value="18" table:style-name="ce118">
            <text:p>+ 18</text:p>
          </table:table-cell>
          <table:table-cell office:value-type="float" office:value="0.28059236165237722" table:style-name="ce119">
            <text:p>+0,3<text:s text:c="3"/></text:p>
          </table:table-cell>
          <table:table-cell office:value-type="float" office:value="-623" table:style-name="ce118">
            <text:p><text:s/>- 623</text:p>
          </table:table-cell>
          <table:table-cell office:value-type="float" office:value="-8.8293650793650791" table:style-name="ce119">
            <text:p>-8,8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79">
            <text:p>Madeira</text:p>
          </table:table-cell>
          <table:table-cell office:value-type="float" office:value="14443" table:style-name="ce272">
            <text:p>14 443</text:p>
          </table:table-cell>
          <table:table-cell office:value-type="float" office:value="4.1953268421908767" table:style-name="ce256">
            <text:p>4,2<text:s text:c="5"/></text:p>
          </table:table-cell>
          <table:table-cell office:value-type="float" office:value="14469" table:style-name="ce276">
            <text:p>14 469</text:p>
          </table:table-cell>
          <table:table-cell office:value-type="float" office:value="4.0658333989007156" table:style-name="ce257">
            <text:p>4,1<text:s text:c="5"/></text:p>
          </table:table-cell>
          <table:table-cell office:value-type="float" office:value="20331" table:style-name="ce276">
            <text:p>20 331</text:p>
          </table:table-cell>
          <table:table-cell office:value-type="float" office:value="4.7079609950838615" table:style-name="ce258">
            <text:p>4,7<text:s text:c="5"/></text:p>
          </table:table-cell>
          <table:table-cell office:value-type="float" office:value="-26" table:style-name="ce118">
            <text:p><text:s/>- 26</text:p>
          </table:table-cell>
          <table:table-cell office:value-type="float" office:value="-0.17969451931716085" table:style-name="ce119">
            <text:p>-0,2<text:s text:c="3"/></text:p>
          </table:table-cell>
          <table:table-cell office:value-type="float" office:value="-5888" table:style-name="ce118">
            <text:p><text:s/>-5 888</text:p>
          </table:table-cell>
          <table:table-cell office:value-type="float" office:value="-28.960700408243568" table:style-name="ce119">
            <text:p>-29,0<text:s text:c="3"/></text:p>
          </table:table-cell>
          <table:table-cell table:style-name="ce6"/>
          <table:table-cell table:number-columns-repeated="16371"/>
        </table:table-row>
        <table:table-row table:style-name="ro20">
          <table:table-cell/>
          <table:table-cell table:style-name="ce265"/>
          <table:table-cell table:style-name="ce273"/>
          <table:table-cell table:style-name="ce241"/>
          <table:table-cell table:style-name="ce277"/>
          <table:table-cell table:style-name="ce266"/>
          <table:table-cell table:style-name="ce277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80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9">
          <table:table-cell/>
          <table:table-cell office:value-type="string" table:style-name="ce158">
            <text:p><text:s/>Quadro 4 - DESEMPREGO REGISTADO, <text:s text:c="2"/>POR <text:s/>GRUPOS <text:s/>DE <text:s/>PROFISSÕES<text:s/></text:p>
          </table:table-cell>
          <table:table-cell table:number-columns-repeated="8" table:style-name="ce158"/>
          <table:table-cell office:value-type="string" table:number-columns-spanned="2" table:number-rows-spanned="1" table:style-name="ce374">
            <text:p>CONTINENTE</text:p>
          </table:table-cell>
          <table:covered-table-cell/>
          <table:table-cell table:number-columns-repeated="16372" table:style-name="ce1"/>
        </table:table-row>
        <table:table-row table:style-name="ro19">
          <table:table-cell/>
          <table:table-cell office:value-type="string" table:style-name="ce18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4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28"/>
          <table:table-cell table:style-name="ce100"/>
          <table:table-cell table:style-name="ce247"/>
          <table:table-cell table:style-name="ce98"/>
          <table:table-cell table:style-name="ce249"/>
          <table:table-cell table:style-name="ce59"/>
          <table:table-cell table:style-name="ce251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10">
          <table:table-cell/>
          <table:table-cell office:value-type="string" table:style-name="ce187">
            <text:p>Total</text:p>
          </table:table-cell>
          <table:table-cell office:value-type="float" office:value="323388" table:style-name="ce107">
            <text:p>323 388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334984" table:style-name="ce147">
            <text:p>334 984</text:p>
          </table:table-cell>
          <table:table-cell office:value-type="float" office:value="99.999999999999986" table:style-name="ce242">
            <text:p>100,0<text:s text:c="5"/></text:p>
          </table:table-cell>
          <table:table-cell office:value-type="float" office:value="404456" table:style-name="ce109">
            <text:p>404 456</text:p>
          </table:table-cell>
          <table:table-cell office:value-type="float" office:value="100" table:style-name="ce245">
            <text:p>100,0<text:s text:c="5"/></text:p>
          </table:table-cell>
          <table:table-cell office:value-type="float" office:value="-11596" table:style-name="ce111">
            <text:p><text:s/>-11 596</text:p>
          </table:table-cell>
          <table:table-cell office:value-type="float" office:value="-3.4616578702266381" table:style-name="ce112">
            <text:p>-3,5<text:s text:c="3"/></text:p>
          </table:table-cell>
          <table:table-cell office:value-type="float" office:value="-81068" table:style-name="ce111">
            <text:p><text:s/>-81 068</text:p>
          </table:table-cell>
          <table:table-cell office:value-type="float" office:value="-20.043713036770377" table:style-name="ce112">
            <text:p>-20,0<text:s text:c="3"/></text:p>
          </table:table-cell>
          <table:table-cell table:style-name="ce12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6">
            <text:p>1- Repres. poder legisla., órgãos exec., dirig., dir. e gestores execu.</text:p>
          </table:table-cell>
          <table:table-cell office:value-type="float" office:value="8240" table:style-name="ce114">
            <text:p>8 240</text:p>
          </table:table-cell>
          <table:table-cell office:value-type="float" office:value="2.5480228085148489" table:style-name="ce240">
            <text:p>2,5<text:s text:c="5"/></text:p>
          </table:table-cell>
          <table:table-cell office:value-type="float" office:value="8676" table:style-name="ce149">
            <text:p>8 676</text:p>
          </table:table-cell>
          <table:table-cell office:value-type="float" office:value="2.5899744465407304" table:style-name="ce243">
            <text:p>2,6<text:s text:c="5"/></text:p>
          </table:table-cell>
          <table:table-cell office:value-type="float" office:value="9755" table:style-name="ce116">
            <text:p>9 755</text:p>
          </table:table-cell>
          <table:table-cell office:value-type="float" office:value="2.4118816385465909" table:style-name="ce246">
            <text:p>2,4<text:s text:c="5"/></text:p>
          </table:table-cell>
          <table:table-cell office:value-type="float" office:value="-436" table:style-name="ce118">
            <text:p><text:s/>- 436</text:p>
          </table:table-cell>
          <table:table-cell office:value-type="float" office:value="-5.0253573075149838" table:style-name="ce119">
            <text:p>-5,0<text:s text:c="3"/></text:p>
          </table:table-cell>
          <table:table-cell office:value-type="float" office:value="-1515" table:style-name="ce118">
            <text:p><text:s/>-1 515</text:p>
          </table:table-cell>
          <table:table-cell office:value-type="float" office:value="-15.530497180932857" table:style-name="ce119">
            <text:p>-15,5<text:s text:c="3"/></text:p>
          </table:table-cell>
          <table:table-cell table:style-name="ce12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6">
            <text:p>2- Especialistas das atividades intelectuais e científicas</text:p>
          </table:table-cell>
          <table:table-cell office:value-type="float" office:value="33850" table:style-name="ce114">
            <text:p>33 850</text:p>
          </table:table-cell>
          <table:table-cell office:value-type="float" office:value="10.46730243546452" table:style-name="ce240">
            <text:p>10,5<text:s text:c="5"/></text:p>
          </table:table-cell>
          <table:table-cell office:value-type="float" office:value="35919" table:style-name="ce149">
            <text:p>35 919</text:p>
          </table:table-cell>
          <table:table-cell office:value-type="float" office:value="10.722601676497982" table:style-name="ce243">
            <text:p>10,7<text:s text:c="5"/></text:p>
          </table:table-cell>
          <table:table-cell office:value-type="float" office:value="39966" table:style-name="ce116">
            <text:p>39 966</text:p>
          </table:table-cell>
          <table:table-cell office:value-type="float" office:value="9.8814209703898559" table:style-name="ce246">
            <text:p>9,9<text:s text:c="5"/></text:p>
          </table:table-cell>
          <table:table-cell office:value-type="float" office:value="-2069" table:style-name="ce118">
            <text:p><text:s/>-2 069</text:p>
          </table:table-cell>
          <table:table-cell office:value-type="float" office:value="-5.7601826331468029" table:style-name="ce119">
            <text:p>-5,8<text:s text:c="3"/></text:p>
          </table:table-cell>
          <table:table-cell office:value-type="float" office:value="-6116" table:style-name="ce118">
            <text:p><text:s/>-6 116</text:p>
          </table:table-cell>
          <table:table-cell office:value-type="float" office:value="-15.30300755642296" table:style-name="ce119">
            <text:p>-15,3<text:s text:c="3"/></text:p>
          </table:table-cell>
          <table:table-cell table:style-name="ce15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6">
            <text:p>3- Técnicos e profissões de nível intermédio</text:p>
          </table:table-cell>
          <table:table-cell office:value-type="float" office:value="30607" table:style-name="ce114">
            <text:p>30 607</text:p>
          </table:table-cell>
          <table:table-cell office:value-type="float" office:value="9.4644822937152906" table:style-name="ce240">
            <text:p>9,5<text:s text:c="5"/></text:p>
          </table:table-cell>
          <table:table-cell office:value-type="float" office:value="31767" table:style-name="ce149">
            <text:p>31 767</text:p>
          </table:table-cell>
          <table:table-cell office:value-type="float" office:value="9.4831394932295261" table:style-name="ce243">
            <text:p>9,5<text:s text:c="5"/></text:p>
          </table:table-cell>
          <table:table-cell office:value-type="float" office:value="36383" table:style-name="ce116">
            <text:p>36 383</text:p>
          </table:table-cell>
          <table:table-cell office:value-type="float" office:value="8.9955396878770486" table:style-name="ce246">
            <text:p>9,0<text:s text:c="5"/></text:p>
          </table:table-cell>
          <table:table-cell office:value-type="float" office:value="-1160" table:style-name="ce118">
            <text:p><text:s/>-1 160</text:p>
          </table:table-cell>
          <table:table-cell office:value-type="float" office:value="-3.6515881260427485" table:style-name="ce119">
            <text:p>-3,7<text:s text:c="3"/></text:p>
          </table:table-cell>
          <table:table-cell office:value-type="float" office:value="-5776" table:style-name="ce118">
            <text:p><text:s/>-5 776</text:p>
          </table:table-cell>
          <table:table-cell office:value-type="float" office:value="-15.875546271610366" table:style-name="ce119">
            <text:p>-15,9<text:s text:c="3"/></text:p>
          </table:table-cell>
          <table:table-cell table:style-name="ce15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8">
            <text:p>4- Pessoal administrativo</text:p>
          </table:table-cell>
          <table:table-cell office:value-type="float" office:value="38019" table:style-name="ce114">
            <text:p>38 019</text:p>
          </table:table-cell>
          <table:table-cell office:value-type="float" office:value="11.756465917102675" table:style-name="ce240">
            <text:p>11,8<text:s text:c="5"/></text:p>
          </table:table-cell>
          <table:table-cell office:value-type="float" office:value="39176" table:style-name="ce149">
            <text:p>39 176</text:p>
          </table:table-cell>
          <table:table-cell office:value-type="float" office:value="11.694886919972298" table:style-name="ce243">
            <text:p>11,7<text:s text:c="5"/></text:p>
          </table:table-cell>
          <table:table-cell office:value-type="float" office:value="46579" table:style-name="ce116">
            <text:p>46 579</text:p>
          </table:table-cell>
          <table:table-cell office:value-type="float" office:value="11.516456672666495" table:style-name="ce246">
            <text:p>11,5<text:s text:c="5"/></text:p>
          </table:table-cell>
          <table:table-cell office:value-type="float" office:value="-1157" table:style-name="ce118">
            <text:p><text:s/>-1 157</text:p>
          </table:table-cell>
          <table:table-cell office:value-type="float" office:value="-2.9533387788441905" table:style-name="ce119">
            <text:p>-3,0<text:s text:c="3"/></text:p>
          </table:table-cell>
          <table:table-cell office:value-type="float" office:value="-8560" table:style-name="ce118">
            <text:p><text:s/>-8 560</text:p>
          </table:table-cell>
          <table:table-cell office:value-type="float" office:value="-18.377380364541963" table:style-name="ce119">
            <text:p>-18,4<text:s text:c="3"/></text:p>
          </table:table-cell>
          <table:table-cell table:style-name="ce16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9">
            <text:p>5- Trab. serviços pessoais, de proteção e segurança e vendedores</text:p>
          </table:table-cell>
          <table:table-cell office:value-type="float" office:value="69705" table:style-name="ce114">
            <text:p>69 705</text:p>
          </table:table-cell>
          <table:table-cell office:value-type="float" office:value="21.554603139263051" table:style-name="ce240">
            <text:p>21,6<text:s text:c="5"/></text:p>
          </table:table-cell>
          <table:table-cell office:value-type="float" office:value="72250" table:style-name="ce149">
            <text:p>72 250</text:p>
          </table:table-cell>
          <table:table-cell office:value-type="float" office:value="21.5681943018174" table:style-name="ce243">
            <text:p>21,6<text:s text:c="5"/></text:p>
          </table:table-cell>
          <table:table-cell office:value-type="float" office:value="93900" table:style-name="ce116">
            <text:p>93 900</text:p>
          </table:table-cell>
          <table:table-cell office:value-type="float" office:value="23.216369642186045" table:style-name="ce246">
            <text:p>23,2<text:s text:c="5"/></text:p>
          </table:table-cell>
          <table:table-cell office:value-type="float" office:value="-2545" table:style-name="ce118">
            <text:p><text:s/>-2 545</text:p>
          </table:table-cell>
          <table:table-cell office:value-type="float" office:value="-3.5224913494809691" table:style-name="ce119">
            <text:p>-3,5<text:s text:c="3"/></text:p>
          </table:table-cell>
          <table:table-cell office:value-type="float" office:value="-24195" table:style-name="ce118">
            <text:p><text:s/>-24 195</text:p>
          </table:table-cell>
          <table:table-cell office:value-type="float" office:value="-25.766773162939298" table:style-name="ce119">
            <text:p>-25,8<text:s text:c="3"/></text:p>
          </table:table-cell>
          <table:table-cell table:style-name="ce16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6">
            <text:p>6- Agricultores e trab. qualificados da agric., <text:s/>pesca e floresta</text:p>
          </table:table-cell>
          <table:table-cell office:value-type="float" office:value="10520" table:style-name="ce114">
            <text:p>10 520</text:p>
          </table:table-cell>
          <table:table-cell office:value-type="float" office:value="3.253058245822356" table:style-name="ce240">
            <text:p>3,3<text:s text:c="5"/></text:p>
          </table:table-cell>
          <table:table-cell office:value-type="float" office:value="10300" table:style-name="ce149">
            <text:p>10 300</text:p>
          </table:table-cell>
          <table:table-cell office:value-type="float" office:value="3.074773720535906" table:style-name="ce243">
            <text:p>3,1<text:s text:c="5"/></text:p>
          </table:table-cell>
          <table:table-cell office:value-type="float" office:value="11492" table:style-name="ce116">
            <text:p>11 492</text:p>
          </table:table-cell>
          <table:table-cell office:value-type="float" office:value="2.8413473900745689" table:style-name="ce246">
            <text:p>2,8<text:s text:c="5"/></text:p>
          </table:table-cell>
          <table:table-cell office:value-type="float" office:value="220" table:style-name="ce118">
            <text:p>+ 220</text:p>
          </table:table-cell>
          <table:table-cell office:value-type="float" office:value="2.1359223300970873" table:style-name="ce119">
            <text:p>+2,1<text:s text:c="3"/></text:p>
          </table:table-cell>
          <table:table-cell office:value-type="float" office:value="-972" table:style-name="ce118">
            <text:p><text:s/>- 972</text:p>
          </table:table-cell>
          <table:table-cell office:value-type="float" office:value="-8.4580577793247471" table:style-name="ce119">
            <text:p>-8,5<text:s text:c="3"/></text:p>
          </table:table-cell>
          <table:table-cell table:style-name="ce21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6">
            <text:p>7- Trabalhadores qualificados da indústria, construção e artífices</text:p>
          </table:table-cell>
          <table:table-cell office:value-type="float" office:value="31161" table:style-name="ce114">
            <text:p>31 161</text:p>
          </table:table-cell>
          <table:table-cell office:value-type="float" office:value="9.6357935359382552" table:style-name="ce240">
            <text:p>9,6<text:s text:c="5"/></text:p>
          </table:table-cell>
          <table:table-cell office:value-type="float" office:value="32188" table:style-name="ce149">
            <text:p>32 188</text:p>
          </table:table-cell>
          <table:table-cell office:value-type="float" office:value="9.6088171375349258" table:style-name="ce243">
            <text:p>9,6<text:s text:c="5"/></text:p>
          </table:table-cell>
          <table:table-cell office:value-type="float" office:value="40263" table:style-name="ce116">
            <text:p>40 263</text:p>
          </table:table-cell>
          <table:table-cell office:value-type="float" office:value="9.9548529382676989" table:style-name="ce246">
            <text:p>10,0<text:s text:c="5"/></text:p>
          </table:table-cell>
          <table:table-cell office:value-type="float" office:value="-1027" table:style-name="ce118">
            <text:p><text:s/>-1 027</text:p>
          </table:table-cell>
          <table:table-cell office:value-type="float" office:value="-3.1906300484652665" table:style-name="ce119">
            <text:p>-3,2<text:s text:c="3"/></text:p>
          </table:table-cell>
          <table:table-cell office:value-type="float" office:value="-9102" table:style-name="ce118">
            <text:p><text:s/>-9 102</text:p>
          </table:table-cell>
          <table:table-cell office:value-type="float" office:value="-22.606363162208478" table:style-name="ce119">
            <text:p>-22,6<text:s text:c="3"/></text:p>
          </table:table-cell>
          <table:table-cell table:style-name="ce19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90">
            <text:p>8- Operadores de instalações e máquinas e trab. da montagem</text:p>
          </table:table-cell>
          <table:table-cell office:value-type="float" office:value="18797" table:style-name="ce114">
            <text:p>18 797</text:p>
          </table:table-cell>
          <table:table-cell office:value-type="float" office:value="5.8125224188900022" table:style-name="ce240">
            <text:p>5,8<text:s text:c="5"/></text:p>
          </table:table-cell>
          <table:table-cell office:value-type="float" office:value="19578" table:style-name="ce149">
            <text:p>19 578</text:p>
          </table:table-cell>
          <table:table-cell office:value-type="float" office:value="5.8444582427817453" table:style-name="ce243">
            <text:p>5,8<text:s text:c="5"/></text:p>
          </table:table-cell>
          <table:table-cell office:value-type="float" office:value="24569" table:style-name="ce116">
            <text:p>24 569</text:p>
          </table:table-cell>
          <table:table-cell office:value-type="float" office:value="6.0745791878473803" table:style-name="ce246">
            <text:p>6,1<text:s text:c="5"/></text:p>
          </table:table-cell>
          <table:table-cell office:value-type="float" office:value="-781" table:style-name="ce118">
            <text:p><text:s/>- 781</text:p>
          </table:table-cell>
          <table:table-cell office:value-type="float" office:value="-3.9891715190519967" table:style-name="ce119">
            <text:p>-4,0<text:s text:c="3"/></text:p>
          </table:table-cell>
          <table:table-cell office:value-type="float" office:value="-5772" table:style-name="ce118">
            <text:p><text:s/>-5 772</text:p>
          </table:table-cell>
          <table:table-cell office:value-type="float" office:value="-23.493019658919778" table:style-name="ce119">
            <text:p>-23,5<text:s text:c="3"/></text:p>
          </table:table-cell>
          <table:table-cell table:style-name="ce20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9">
            <text:p>9- Trabalhadores não qualificados</text:p>
          </table:table-cell>
          <table:table-cell office:value-type="float" office:value="82326" table:style-name="ce114">
            <text:p>82 326</text:p>
          </table:table-cell>
          <table:table-cell office:value-type="float" office:value="25.4573453560429" table:style-name="ce240">
            <text:p>25,5<text:s text:c="5"/></text:p>
          </table:table-cell>
          <table:table-cell office:value-type="float" office:value="84954" table:style-name="ce149">
            <text:p>84 954</text:p>
          </table:table-cell>
          <table:table-cell office:value-type="float" office:value="25.36061423829198" table:style-name="ce243">
            <text:p>25,4<text:s text:c="5"/></text:p>
          </table:table-cell>
          <table:table-cell office:value-type="float" office:value="101365" table:style-name="ce116">
            <text:p>101 365</text:p>
          </table:table-cell>
          <table:table-cell office:value-type="float" office:value="25.062058666455684" table:style-name="ce246">
            <text:p>25,1<text:s text:c="5"/></text:p>
          </table:table-cell>
          <table:table-cell office:value-type="float" office:value="-2628" table:style-name="ce118">
            <text:p><text:s/>-2 628</text:p>
          </table:table-cell>
          <table:table-cell office:value-type="float" office:value="-3.093438802175295" table:style-name="ce119">
            <text:p>-3,1<text:s text:c="3"/></text:p>
          </table:table-cell>
          <table:table-cell office:value-type="float" office:value="-19039" table:style-name="ce118">
            <text:p><text:s/>-19 039</text:p>
          </table:table-cell>
          <table:table-cell office:value-type="float" office:value="-18.782617274207073" table:style-name="ce119">
            <text:p>-18,8<text:s text:c="3"/></text:p>
          </table:table-cell>
          <table:table-cell table:style-name="ce19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9">
            <text:p>0- Profissões das Forças Armadas</text:p>
          </table:table-cell>
          <table:table-cell office:value-type="float" office:value="160" table:style-name="ce114">
            <text:p><text:s/>160</text:p>
          </table:table-cell>
          <table:table-cell office:value-type="float" office:value="4.9476171039123287E-2" table:style-name="ce240">
            <text:p>0,0<text:s text:c="5"/></text:p>
          </table:table-cell>
          <table:table-cell office:value-type="float" office:value="174" table:style-name="ce149">
            <text:p><text:s/>174</text:p>
          </table:table-cell>
          <table:table-cell office:value-type="float" office:value="5.1942779356625987E-2" table:style-name="ce243">
            <text:p>0,1<text:s text:c="5"/></text:p>
          </table:table-cell>
          <table:table-cell office:value-type="float" office:value="174" table:style-name="ce116">
            <text:p><text:s/>174</text:p>
          </table:table-cell>
          <table:table-cell office:value-type="float" office:value="4.3020748857724944E-2" table:style-name="ce246">
            <text:p>0,0<text:s text:c="5"/></text:p>
          </table:table-cell>
          <table:table-cell office:value-type="float" office:value="-14" table:style-name="ce118">
            <text:p><text:s/>- 14</text:p>
          </table:table-cell>
          <table:table-cell office:value-type="float" office:value="-8.0459770114942533" table:style-name="ce119">
            <text:p>-8,0<text:s text:c="3"/></text:p>
          </table:table-cell>
          <table:table-cell office:value-type="float" office:value="-14" table:style-name="ce118">
            <text:p><text:s/>- 14</text:p>
          </table:table-cell>
          <table:table-cell office:value-type="float" office:value="-8.0459770114942533" table:style-name="ce119">
            <text:p>-8,0<text:s text:c="3"/></text:p>
          </table:table-cell>
          <table:table-cell table:style-name="ce20"/>
          <table:table-cell table:style-name="ce347"/>
          <table:table-cell table:number-columns-repeated="16370"/>
        </table:table-row>
        <table:table-row table:style-name="ro4">
          <table:table-cell/>
          <table:table-cell office:value-type="string" table:style-name="ce189">
            <text:p><text:s text:c="5"/>Outros</text:p>
          </table:table-cell>
          <table:table-cell office:value-type="float" office:value="3" table:style-name="ce114">
            <text:p><text:s/>3</text:p>
          </table:table-cell>
          <table:table-cell office:value-type="float" office:value="9.2767820698356151E-4" table:style-name="ce240">
            <text:p>0,0<text:s text:c="5"/></text:p>
          </table:table-cell>
          <table:table-cell office:value-type="float" office:value="2" table:style-name="ce149">
            <text:p><text:s/>2</text:p>
          </table:table-cell>
          <table:table-cell office:value-type="float" office:value="5.9704344088075845E-4" table:style-name="ce243">
            <text:p>0,0<text:s text:c="5"/></text:p>
          </table:table-cell>
          <table:table-cell office:value-type="float" office:value="10" table:style-name="ce116">
            <text:p><text:s/>10</text:p>
          </table:table-cell>
          <table:table-cell office:value-type="float" office:value="2.4724568309037326E-3" table:style-name="ce246">
            <text:p>0,0<text:s text:c="5"/></text:p>
          </table:table-cell>
          <table:table-cell office:value-type="float" office:value="1" table:style-name="ce118">
            <text:p>+ 1</text:p>
          </table:table-cell>
          <table:table-cell office:value-type="float" office:value="50" table:style-name="ce119">
            <text:p>+50,0<text:s text:c="3"/></text:p>
          </table:table-cell>
          <table:table-cell office:value-type="float" office:value="-7" table:style-name="ce118">
            <text:p><text:s/>- 7</text:p>
          </table:table-cell>
          <table:table-cell office:value-type="float" office:value="-70" table:style-name="ce119">
            <text:p>-70,0<text:s text:c="3"/></text:p>
          </table:table-cell>
          <table:table-cell table:style-name="ce19"/>
          <table:table-cell table:style-name="ce347"/>
          <table:table-cell table:number-columns-repeated="16370"/>
        </table:table-row>
        <table:table-row table:style-name="ro31">
          <table:table-cell/>
          <table:table-cell table:style-name="ce177"/>
          <table:table-cell table:style-name="ce155"/>
          <table:table-cell table:style-name="ce248"/>
          <table:table-cell table:style-name="ce156"/>
          <table:table-cell table:style-name="ce250"/>
          <table:table-cell table:style-name="ce157"/>
          <table:table-cell table:style-name="ce252"/>
          <table:table-cell table:style-name="ce140"/>
          <table:table-cell table:style-name="ce141"/>
          <table:table-cell table:style-name="ce140"/>
          <table:table-cell table:style-name="ce141"/>
          <table:table-cell table:style-name="ce19"/>
          <table:table-cell table:number-columns-repeated="16371" table:style-name="ce1"/>
        </table:table-row>
        <table:table-row table:style-name="ro26">
          <table:table-cell/>
          <table:table-cell office:value-type="string" table:style-name="ce281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 table:style-name="ce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 table:style-name="ce1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3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3" table:default-cell-style-name="ce1"/>
        <table:table-column table:style-name="co3" table:default-cell-style-name="ce1"/>
        <table:table-column table:style-name="co30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1" table:default-cell-style-name="ce1"/>
        <table:table-column table:style-name="co19" table:default-cell-style-name="ce1"/>
        <table:table-column table:style-name="co44" table:default-cell-style-name="ce1"/>
        <table:table-column table:style-name="co19" table:number-columns-repeated="3" table:default-cell-style-name="ce1"/>
        <table:table-column table:style-name="co45" table:default-cell-style-name="ce1"/>
        <table:table-column table:style-name="co19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61253in" svg:height="0.63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8919in" svg:y="0.25741in" svg:width="1.99346in" svg:height="0.50327in">
                <draw:text-box>
                  <text:p text:style-name="a52" text:class-names="" text:cond-style-name=""><text:span text:style-name="a50" text:class-names="">FEVEREIRO 2022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3" draw:style-name="a45" draw:name="Text Box 122" svg:x="0in" svg:y="0in" svg:width="0.97917in" svg:height="0.31458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40049in" svg:height="0.29618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3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/>
          <table:table-cell office:value-type="string" table:style-name="ce158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8"/>
          <table:table-cell office:value-type="string" table:number-columns-spanned="2" table:number-rows-spanned="1" table:style-name="ce374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22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3">
          <table:table-cell/>
          <table:table-cell office:value-type="string" table:style-name="ce28">
            <text:p>CAE <text:s/>Rev.3</text:p>
          </table:table-cell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3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style-name="ce5"/>
          <table:table-cell table:number-columns-repeated="16371"/>
        </table:table-row>
        <table:table-row table:style-name="ro32">
          <table:table-cell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12">
          <table:table-cell/>
          <table:table-cell office:value-type="string" table:style-name="ce178">
            <text:p><text:s text:c="2"/>Total</text:p>
          </table:table-cell>
          <table:table-cell office:value-type="float" office:value="293465" table:style-name="ce107">
            <text:p>293 465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304143" table:style-name="ce109">
            <text:p>304 14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372754" table:style-name="ce109">
            <text:p>372 754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10678" table:style-name="ce111">
            <text:p><text:s/>-10 678</text:p>
          </table:table-cell>
          <table:table-cell office:value-type="float" office:value="-3.5108485153365359" table:style-name="ce112">
            <text:p>-3,5<text:s text:c="3"/></text:p>
          </table:table-cell>
          <table:table-cell office:value-type="float" office:value="-79289" table:style-name="ce111">
            <text:p><text:s/>-79 289</text:p>
          </table:table-cell>
          <table:table-cell office:value-type="float" office:value="-21.271133240689569" table:style-name="ce112">
            <text:p>-21,3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232"/>
          <table:table-cell office:value-type="string" table:style-name="ce179">
            <text:p>Agricultura, produção animal, caça, floresta e pesca</text:p>
          </table:table-cell>
          <table:table-cell office:value-type="float" office:value="13663" table:style-name="ce107">
            <text:p>13 663</text:p>
          </table:table-cell>
          <table:table-cell office:value-type="float" office:value="4.6557511117169001" table:style-name="ce108">
            <text:p>4,7<text:s text:c="5"/></text:p>
          </table:table-cell>
          <table:table-cell office:value-type="float" office:value="13558" table:style-name="ce109">
            <text:p>13 558</text:p>
          </table:table-cell>
          <table:table-cell office:value-type="float" office:value="4.4577715087968492" table:style-name="ce110">
            <text:p>4,5<text:s text:c="5"/></text:p>
          </table:table-cell>
          <table:table-cell office:value-type="float" office:value="15939" table:style-name="ce109">
            <text:p>15 939</text:p>
          </table:table-cell>
          <table:table-cell office:value-type="float" office:value="4.2760104519334465" table:style-name="ce110">
            <text:p>4,3<text:s text:c="5"/></text:p>
          </table:table-cell>
          <table:table-cell office:value-type="float" office:value="105" table:style-name="ce111">
            <text:p>+ 105</text:p>
          </table:table-cell>
          <table:table-cell office:value-type="float" office:value="0.77445050892462008" table:style-name="ce112">
            <text:p>+0,8<text:s text:c="3"/></text:p>
          </table:table-cell>
          <table:table-cell office:value-type="float" office:value="-2276" table:style-name="ce111">
            <text:p><text:s/>-2 276</text:p>
          </table:table-cell>
          <table:table-cell office:value-type="float" office:value="-14.279440366396889" table:style-name="ce112">
            <text:p>-14,3<text:s text:c="3"/></text:p>
          </table:table-cell>
          <table:table-cell table:style-name="ce154"/>
          <table:table-cell table:number-columns-repeated="16371" table:style-name="ce232"/>
        </table:table-row>
        <table:table-row table:style-name="ro33">
          <table:table-cell table:style-name="ce232"/>
          <table:table-cell office:value-type="string" table:style-name="ce180">
            <text:p>Indústria, energia e água e construção</text:p>
          </table:table-cell>
          <table:table-cell office:value-type="float" office:value="56616" table:style-name="ce125">
            <text:p>56 616</text:p>
          </table:table-cell>
          <table:table-cell office:value-type="float" office:value="19.29224950164415" table:style-name="ce126">
            <text:p>19,3<text:s text:c="5"/></text:p>
          </table:table-cell>
          <table:table-cell office:value-type="float" office:value="58561" table:style-name="ce109">
            <text:p>58 561</text:p>
          </table:table-cell>
          <table:table-cell office:value-type="float" office:value="19.254429659732427" table:style-name="ce110">
            <text:p>19,3<text:s text:c="5"/></text:p>
          </table:table-cell>
          <table:table-cell office:value-type="float" office:value="73229" table:style-name="ce109">
            <text:p>73 229</text:p>
          </table:table-cell>
          <table:table-cell office:value-type="float" office:value="19.64539615939735" table:style-name="ce110">
            <text:p>19,6<text:s text:c="5"/></text:p>
          </table:table-cell>
          <table:table-cell office:value-type="float" office:value="-1945" table:style-name="ce111">
            <text:p><text:s/>-1 945</text:p>
          </table:table-cell>
          <table:table-cell office:value-type="float" office:value="-3.3213230648383738" table:style-name="ce112">
            <text:p>-3,3<text:s text:c="3"/></text:p>
          </table:table-cell>
          <table:table-cell office:value-type="float" office:value="-16613" table:style-name="ce111">
            <text:p><text:s/>-16 613</text:p>
          </table:table-cell>
          <table:table-cell office:value-type="float" office:value="-22.686367422742357" table:style-name="ce112">
            <text:p>-22,7<text:s text:c="3"/></text:p>
          </table:table-cell>
          <table:table-cell table:style-name="ce154"/>
          <table:table-cell table:number-columns-repeated="16371" table:style-name="ce232"/>
        </table:table-row>
        <table:table-row table:style-name="ro34">
          <table:table-cell/>
          <table:table-cell office:value-type="string" table:style-name="ce181">
            <text:p>Indústrias extrativas</text:p>
          </table:table-cell>
          <table:table-cell office:value-type="float" office:value="1567" table:style-name="ce114">
            <text:p>1 567</text:p>
          </table:table-cell>
          <table:table-cell office:value-type="float" office:value="0.53396486804218557" table:style-name="ce115">
            <text:p>0,5<text:s text:c="5"/></text:p>
          </table:table-cell>
          <table:table-cell office:value-type="float" office:value="1640" table:style-name="ce116">
            <text:p>1 640</text:p>
          </table:table-cell>
          <table:table-cell office:value-type="float" office:value="0.53922003794267837" table:style-name="ce117">
            <text:p>0,5<text:s text:c="5"/></text:p>
          </table:table-cell>
          <table:table-cell office:value-type="float" office:value="1958" table:style-name="ce116">
            <text:p>1 958</text:p>
          </table:table-cell>
          <table:table-cell office:value-type="float" office:value="0.52527940679375673" table:style-name="ce117">
            <text:p>0,5<text:s text:c="5"/></text:p>
          </table:table-cell>
          <table:table-cell office:value-type="float" office:value="-73" table:style-name="ce118">
            <text:p><text:s/>- 73</text:p>
          </table:table-cell>
          <table:table-cell office:value-type="float" office:value="-4.4512195121951219" table:style-name="ce119">
            <text:p>-4,5<text:s text:c="3"/></text:p>
          </table:table-cell>
          <table:table-cell office:value-type="float" office:value="-391" table:style-name="ce118">
            <text:p><text:s/>- 391</text:p>
          </table:table-cell>
          <table:table-cell office:value-type="float" office:value="-19.969356486210419" table:style-name="ce119">
            <text:p>-20,0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2">
            <text:p>Indústrias alimentares das bebidas e do tabaco</text:p>
          </table:table-cell>
          <table:table-cell office:value-type="float" office:value="5969" table:style-name="ce114">
            <text:p>5 969</text:p>
          </table:table-cell>
          <table:table-cell office:value-type="float" office:value="2.0339733869456325" table:style-name="ce115">
            <text:p>2,0<text:s text:c="5"/></text:p>
          </table:table-cell>
          <table:table-cell office:value-type="float" office:value="6106" table:style-name="ce116">
            <text:p>6 106</text:p>
          </table:table-cell>
          <table:table-cell office:value-type="float" office:value="2.0076082632182888" table:style-name="ce117">
            <text:p>2,0<text:s text:c="5"/></text:p>
          </table:table-cell>
          <table:table-cell office:value-type="float" office:value="8073" table:style-name="ce116">
            <text:p>8 073</text:p>
          </table:table-cell>
          <table:table-cell office:value-type="float" office:value="2.1657715276026548" table:style-name="ce117">
            <text:p>2,2<text:s text:c="5"/></text:p>
          </table:table-cell>
          <table:table-cell office:value-type="float" office:value="-137" table:style-name="ce118">
            <text:p><text:s/>- 137</text:p>
          </table:table-cell>
          <table:table-cell office:value-type="float" office:value="-2.2436947264985263" table:style-name="ce119">
            <text:p>-2,2<text:s text:c="3"/></text:p>
          </table:table-cell>
          <table:table-cell office:value-type="float" office:value="-2104" table:style-name="ce118">
            <text:p><text:s/>-2 104</text:p>
          </table:table-cell>
          <table:table-cell office:value-type="float" office:value="-26.062182583921718" table:style-name="ce119">
            <text:p>-26,1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2">
            <text:p>Fabricação de têxteis</text:p>
          </table:table-cell>
          <table:table-cell office:value-type="float" office:value="2428" table:style-name="ce114">
            <text:p>2 428</text:p>
          </table:table-cell>
          <table:table-cell office:value-type="float" office:value="0.82735590274819815" table:style-name="ce151">
            <text:p>0,8<text:s text:c="5"/></text:p>
          </table:table-cell>
          <table:table-cell office:value-type="float" office:value="2530" table:style-name="ce152">
            <text:p>2 530</text:p>
          </table:table-cell>
          <table:table-cell office:value-type="float" office:value="0.83184554633840002" table:style-name="ce153">
            <text:p>0,8<text:s text:c="5"/></text:p>
          </table:table-cell>
          <table:table-cell office:value-type="float" office:value="3205" table:style-name="ce116">
            <text:p>3 205</text:p>
          </table:table-cell>
          <table:table-cell office:value-type="float" office:value="0.85981639365372342" table:style-name="ce153">
            <text:p>0,9<text:s text:c="5"/></text:p>
          </table:table-cell>
          <table:table-cell office:value-type="float" office:value="-102" table:style-name="ce118">
            <text:p><text:s/>- 102</text:p>
          </table:table-cell>
          <table:table-cell office:value-type="float" office:value="-4.0316205533596845" table:style-name="ce119">
            <text:p>-4,0<text:s text:c="3"/></text:p>
          </table:table-cell>
          <table:table-cell office:value-type="float" office:value="-777" table:style-name="ce118">
            <text:p><text:s/>- 777</text:p>
          </table:table-cell>
          <table:table-cell office:value-type="float" office:value="-24.24336973478939" table:style-name="ce119">
            <text:p>-24,2<text:s text:c="3"/></text:p>
          </table:table-cell>
          <table:table-cell table:style-name="ce7"/>
          <table:table-cell table:number-columns-repeated="16371"/>
        </table:table-row>
        <table:table-row table:style-name="ro34">
          <table:table-cell/>
          <table:table-cell office:value-type="string" table:style-name="ce183">
            <text:p>Indústria do vestuário</text:p>
          </table:table-cell>
          <table:table-cell office:value-type="float" office:value="7135" table:style-name="ce114">
            <text:p>7 135</text:p>
          </table:table-cell>
          <table:table-cell office:value-type="float" office:value="2.4312950437019745" table:style-name="ce131">
            <text:p>2,4<text:s text:c="5"/></text:p>
          </table:table-cell>
          <table:table-cell office:value-type="float" office:value="7510" table:style-name="ce132">
            <text:p>7 510</text:p>
          </table:table-cell>
          <table:table-cell office:value-type="float" office:value="2.4692332225301912" table:style-name="ce133">
            <text:p>2,5<text:s text:c="5"/></text:p>
          </table:table-cell>
          <table:table-cell office:value-type="float" office:value="9879" table:style-name="ce116">
            <text:p>9 879</text:p>
          </table:table-cell>
          <table:table-cell office:value-type="float" office:value="2.6502733706412274" table:style-name="ce133">
            <text:p>2,7<text:s text:c="5"/></text:p>
          </table:table-cell>
          <table:table-cell office:value-type="float" office:value="-375" table:style-name="ce118">
            <text:p><text:s/>- 375</text:p>
          </table:table-cell>
          <table:table-cell office:value-type="float" office:value="-4.9933422103861513" table:style-name="ce119">
            <text:p>-5,0<text:s text:c="3"/></text:p>
          </table:table-cell>
          <table:table-cell office:value-type="float" office:value="-2744" table:style-name="ce118">
            <text:p><text:s/>-2 744</text:p>
          </table:table-cell>
          <table:table-cell office:value-type="float" office:value="-27.77609069743901" table:style-name="ce119">
            <text:p>-27,8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4">
            <text:p>Indústria do couro e dos produtos do couro</text:p>
          </table:table-cell>
          <table:table-cell office:value-type="float" office:value="2912" table:style-name="ce114">
            <text:p>2 912</text:p>
          </table:table-cell>
          <table:table-cell office:value-type="float" office:value="0.99228187347724595" table:style-name="ce131">
            <text:p>1,0<text:s text:c="5"/></text:p>
          </table:table-cell>
          <table:table-cell office:value-type="float" office:value="3077" table:style-name="ce132">
            <text:p>3 077</text:p>
          </table:table-cell>
          <table:table-cell office:value-type="float" office:value="1.011695156554647" table:style-name="ce133">
            <text:p>1,0<text:s text:c="5"/></text:p>
          </table:table-cell>
          <table:table-cell office:value-type="float" office:value="4564" table:style-name="ce116">
            <text:p>4 564</text:p>
          </table:table-cell>
          <table:table-cell office:value-type="float" office:value="1.2244000064385627" table:style-name="ce133">
            <text:p>1,2<text:s text:c="5"/></text:p>
          </table:table-cell>
          <table:table-cell office:value-type="float" office:value="-165" table:style-name="ce118">
            <text:p><text:s/>- 165</text:p>
          </table:table-cell>
          <table:table-cell office:value-type="float" office:value="-5.362365940851479" table:style-name="ce119">
            <text:p>-5,4<text:s text:c="3"/></text:p>
          </table:table-cell>
          <table:table-cell office:value-type="float" office:value="-1652" table:style-name="ce118">
            <text:p><text:s/>-1 652</text:p>
          </table:table-cell>
          <table:table-cell office:value-type="float" office:value="-36.196319018404907" table:style-name="ce119">
            <text:p>-36,2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4">
            <text:p>Indústria da madeira e da cortiça</text:p>
          </table:table-cell>
          <table:table-cell office:value-type="float" office:value="1733" table:style-name="ce114">
            <text:p>1 733</text:p>
          </table:table-cell>
          <table:table-cell office:value-type="float" office:value="0.59053038692859461" table:style-name="ce131">
            <text:p>0,6<text:s text:c="5"/></text:p>
          </table:table-cell>
          <table:table-cell office:value-type="float" office:value="1782" table:style-name="ce132">
            <text:p>1 782</text:p>
          </table:table-cell>
          <table:table-cell office:value-type="float" office:value="0.58590860220356866" table:style-name="ce133">
            <text:p>0,6<text:s text:c="5"/></text:p>
          </table:table-cell>
          <table:table-cell office:value-type="float" office:value="2163" table:style-name="ce116">
            <text:p>2 163</text:p>
          </table:table-cell>
          <table:table-cell office:value-type="float" office:value="0.58027546317410406" table:style-name="ce133">
            <text:p>0,6<text:s text:c="5"/></text:p>
          </table:table-cell>
          <table:table-cell office:value-type="float" office:value="-49" table:style-name="ce118">
            <text:p><text:s/>- 49</text:p>
          </table:table-cell>
          <table:table-cell office:value-type="float" office:value="-2.7497194163860832" table:style-name="ce119">
            <text:p>-2,7<text:s text:c="3"/></text:p>
          </table:table-cell>
          <table:table-cell office:value-type="float" office:value="-430" table:style-name="ce118">
            <text:p><text:s/>- 430</text:p>
          </table:table-cell>
          <table:table-cell office:value-type="float" office:value="-19.879796578825708" table:style-name="ce119">
            <text:p>-19,9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4">
            <text:p>Indústrias do papel, impressão e reprodução</text:p>
          </table:table-cell>
          <table:table-cell office:value-type="float" office:value="1112" table:style-name="ce114">
            <text:p>1 112</text:p>
          </table:table-cell>
          <table:table-cell office:value-type="float" office:value="0.37892082531136589" table:style-name="ce131">
            <text:p>0,4<text:s text:c="5"/></text:p>
          </table:table-cell>
          <table:table-cell office:value-type="float" office:value="1168" table:style-name="ce132">
            <text:p>1 168</text:p>
          </table:table-cell>
          <table:table-cell office:value-type="float" office:value="0.38402988068112698" table:style-name="ce133">
            <text:p>0,4<text:s text:c="5"/></text:p>
          </table:table-cell>
          <table:table-cell office:value-type="float" office:value="1346" table:style-name="ce116">
            <text:p>1 346</text:p>
          </table:table-cell>
          <table:table-cell office:value-type="float" office:value="0.36109605798998801" table:style-name="ce133">
            <text:p>0,4<text:s text:c="5"/></text:p>
          </table:table-cell>
          <table:table-cell office:value-type="float" office:value="-56" table:style-name="ce118">
            <text:p><text:s/>- 56</text:p>
          </table:table-cell>
          <table:table-cell office:value-type="float" office:value="-4.7945205479452051" table:style-name="ce119">
            <text:p>-4,8<text:s text:c="3"/></text:p>
          </table:table-cell>
          <table:table-cell office:value-type="float" office:value="-234" table:style-name="ce118">
            <text:p><text:s/>- 234</text:p>
          </table:table-cell>
          <table:table-cell office:value-type="float" office:value="-17.384843982169389" table:style-name="ce119">
            <text:p>-17,4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4">
            <text:p>Fab. produtos petrolíferos, químicos, farmacêuticos, borracha e plástico</text:p>
          </table:table-cell>
          <table:table-cell office:value-type="float" office:value="2097" table:style-name="ce114">
            <text:p>2 097</text:p>
          </table:table-cell>
          <table:table-cell office:value-type="float" office:value="0.71456562111325028" table:style-name="ce131">
            <text:p>0,7<text:s text:c="5"/></text:p>
          </table:table-cell>
          <table:table-cell office:value-type="float" office:value="2164" table:style-name="ce132">
            <text:p>2 164</text:p>
          </table:table-cell>
          <table:table-cell office:value-type="float" office:value="0.7115074159194853" table:style-name="ce133">
            <text:p>0,7<text:s text:c="5"/></text:p>
          </table:table-cell>
          <table:table-cell office:value-type="float" office:value="2489" table:style-name="ce116">
            <text:p>2 489</text:p>
          </table:table-cell>
          <table:table-cell office:value-type="float" office:value="0.6677326064911443" table:style-name="ce133">
            <text:p>0,7<text:s text:c="5"/></text:p>
          </table:table-cell>
          <table:table-cell office:value-type="float" office:value="-67" table:style-name="ce118">
            <text:p><text:s/>- 67</text:p>
          </table:table-cell>
          <table:table-cell office:value-type="float" office:value="-3.0961182994454712" table:style-name="ce119">
            <text:p>-3,1<text:s text:c="3"/></text:p>
          </table:table-cell>
          <table:table-cell office:value-type="float" office:value="-392" table:style-name="ce118">
            <text:p><text:s/>- 392</text:p>
          </table:table-cell>
          <table:table-cell office:value-type="float" office:value="-15.749296906388107" table:style-name="ce119">
            <text:p>-15,7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Fabricação de outros produtos minerais não metálicos</text:p>
          </table:table-cell>
          <table:table-cell office:value-type="float" office:value="1526" table:style-name="ce114">
            <text:p>1 526</text:p>
          </table:table-cell>
          <table:table-cell office:value-type="float" office:value="0.51999386638951828" table:style-name="ce131">
            <text:p>0,5<text:s text:c="5"/></text:p>
          </table:table-cell>
          <table:table-cell office:value-type="float" office:value="1619" table:style-name="ce132">
            <text:p>1 619</text:p>
          </table:table-cell>
          <table:table-cell office:value-type="float" office:value="0.53231539111536352" table:style-name="ce133">
            <text:p>0,5<text:s text:c="5"/></text:p>
          </table:table-cell>
          <table:table-cell office:value-type="float" office:value="1902" table:style-name="ce116">
            <text:p>1 902</text:p>
          </table:table-cell>
          <table:table-cell office:value-type="float" office:value="0.51025609383132042" table:style-name="ce133">
            <text:p>0,5<text:s text:c="5"/></text:p>
          </table:table-cell>
          <table:table-cell office:value-type="float" office:value="-93" table:style-name="ce118">
            <text:p><text:s/>- 93</text:p>
          </table:table-cell>
          <table:table-cell office:value-type="float" office:value="-5.7442865966646082" table:style-name="ce119">
            <text:p>-5,7<text:s text:c="3"/></text:p>
          </table:table-cell>
          <table:table-cell office:value-type="float" office:value="-376" table:style-name="ce118">
            <text:p><text:s/>- 376</text:p>
          </table:table-cell>
          <table:table-cell office:value-type="float" office:value="-19.768664563617243" table:style-name="ce119">
            <text:p>-19,8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Indústria metalúrgica de base e fab. produtos metálicos</text:p>
          </table:table-cell>
          <table:table-cell office:value-type="float" office:value="3269" table:style-name="ce114">
            <text:p>3 269</text:p>
          </table:table-cell>
          <table:table-cell office:value-type="float" office:value="1.1139318146968122" table:style-name="ce131">
            <text:p>1,1<text:s text:c="5"/></text:p>
          </table:table-cell>
          <table:table-cell office:value-type="float" office:value="3415" table:style-name="ce132">
            <text:p>3 415</text:p>
          </table:table-cell>
          <table:table-cell office:value-type="float" office:value="1.1228270912038087" table:style-name="ce133">
            <text:p>1,1<text:s text:c="5"/></text:p>
          </table:table-cell>
          <table:table-cell office:value-type="float" office:value="4119" table:style-name="ce116">
            <text:p>4 119</text:p>
          </table:table-cell>
          <table:table-cell office:value-type="float" office:value="1.1050183230763453" table:style-name="ce133">
            <text:p>1,1<text:s text:c="5"/></text:p>
          </table:table-cell>
          <table:table-cell office:value-type="float" office:value="-146" table:style-name="ce118">
            <text:p><text:s/>- 146</text:p>
          </table:table-cell>
          <table:table-cell office:value-type="float" office:value="-4.2752562225475836" table:style-name="ce119">
            <text:p>-4,3<text:s text:c="3"/></text:p>
          </table:table-cell>
          <table:table-cell office:value-type="float" office:value="-850" table:style-name="ce118">
            <text:p><text:s/>- 850</text:p>
          </table:table-cell>
          <table:table-cell office:value-type="float" office:value="-20.636076717649914" table:style-name="ce119">
            <text:p>-20,6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Fab. equipamento informático, elétrico, máquinas e equipamentos n.e.</text:p>
          </table:table-cell>
          <table:table-cell office:value-type="float" office:value="2089" table:style-name="ce114">
            <text:p>2 089</text:p>
          </table:table-cell>
          <table:table-cell office:value-type="float" office:value="0.7118395720102908" table:style-name="ce131">
            <text:p>0,7<text:s text:c="5"/></text:p>
          </table:table-cell>
          <table:table-cell office:value-type="float" office:value="2145" table:style-name="ce132">
            <text:p>2 145</text:p>
          </table:table-cell>
          <table:table-cell office:value-type="float" office:value="0.70526035450429569" table:style-name="ce133">
            <text:p>0,7<text:s text:c="5"/></text:p>
          </table:table-cell>
          <table:table-cell office:value-type="float" office:value="2687" table:style-name="ce116">
            <text:p>2 687</text:p>
          </table:table-cell>
          <table:table-cell office:value-type="float" office:value="0.72085074875118715" table:style-name="ce133">
            <text:p>0,7<text:s text:c="5"/></text:p>
          </table:table-cell>
          <table:table-cell office:value-type="float" office:value="-56" table:style-name="ce118">
            <text:p><text:s/>- 56</text:p>
          </table:table-cell>
          <table:table-cell office:value-type="float" office:value="-2.6107226107226107" table:style-name="ce119">
            <text:p>-2,6<text:s text:c="3"/></text:p>
          </table:table-cell>
          <table:table-cell office:value-type="float" office:value="-598" table:style-name="ce118">
            <text:p><text:s/>- 598</text:p>
          </table:table-cell>
          <table:table-cell office:value-type="float" office:value="-22.255303312244138" table:style-name="ce119">
            <text:p>-22,3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Fab. veículos automóveis, componentes e outro equipa. de transporte</text:p>
          </table:table-cell>
          <table:table-cell office:value-type="float" office:value="2011" table:style-name="ce114">
            <text:p>2 011</text:p>
          </table:table-cell>
          <table:table-cell office:value-type="float" office:value="0.68526059325643607" table:style-name="ce131">
            <text:p>0,7<text:s text:c="5"/></text:p>
          </table:table-cell>
          <table:table-cell office:value-type="float" office:value="2167" table:style-name="ce132">
            <text:p>2 167</text:p>
          </table:table-cell>
          <table:table-cell office:value-type="float" office:value="0.7124937940376731" table:style-name="ce133">
            <text:p>0,7<text:s text:c="5"/></text:p>
          </table:table-cell>
          <table:table-cell office:value-type="float" office:value="2590" table:style-name="ce116">
            <text:p>2 590</text:p>
          </table:table-cell>
          <table:table-cell office:value-type="float" office:value="0.69482822451268134" table:style-name="ce133">
            <text:p>0,7<text:s text:c="5"/></text:p>
          </table:table-cell>
          <table:table-cell office:value-type="float" office:value="-156" table:style-name="ce118">
            <text:p><text:s/>- 156</text:p>
          </table:table-cell>
          <table:table-cell office:value-type="float" office:value="-7.1988924780802961" table:style-name="ce119">
            <text:p>-7,2<text:s text:c="3"/></text:p>
          </table:table-cell>
          <table:table-cell office:value-type="float" office:value="-579" table:style-name="ce118">
            <text:p><text:s/>- 579</text:p>
          </table:table-cell>
          <table:table-cell office:value-type="float" office:value="-22.355212355212355" table:style-name="ce119">
            <text:p>-22,4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Fab. mobiliário, repar. instal. máq. e equipa. e outras ind. transformadoras</text:p>
          </table:table-cell>
          <table:table-cell office:value-type="float" office:value="3285" table:style-name="ce114">
            <text:p>3 285</text:p>
          </table:table-cell>
          <table:table-cell office:value-type="float" office:value="1.1193839129027312" table:style-name="ce131">
            <text:p>1,1<text:s text:c="5"/></text:p>
          </table:table-cell>
          <table:table-cell office:value-type="float" office:value="3361" table:style-name="ce132">
            <text:p>3 361</text:p>
          </table:table-cell>
          <table:table-cell office:value-type="float" office:value="1.1050722850764279" table:style-name="ce133">
            <text:p>1,1<text:s text:c="5"/></text:p>
          </table:table-cell>
          <table:table-cell office:value-type="float" office:value="4205" table:style-name="ce116">
            <text:p>4 205</text:p>
          </table:table-cell>
          <table:table-cell office:value-type="float" office:value="1.1280898394115153" table:style-name="ce133">
            <text:p>1,1<text:s text:c="5"/></text:p>
          </table:table-cell>
          <table:table-cell office:value-type="float" office:value="-76" table:style-name="ce118">
            <text:p><text:s/>- 76</text:p>
          </table:table-cell>
          <table:table-cell office:value-type="float" office:value="-2.2612317762570662" table:style-name="ce119">
            <text:p>-2,3<text:s text:c="3"/></text:p>
          </table:table-cell>
          <table:table-cell office:value-type="float" office:value="-920" table:style-name="ce118">
            <text:p><text:s/>- 920</text:p>
          </table:table-cell>
          <table:table-cell office:value-type="float" office:value="-21.878715814506538" table:style-name="ce119">
            <text:p>-21,9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Eletricidade, gás e água, saneamento, resíduos e despoluição</text:p>
          </table:table-cell>
          <table:table-cell office:value-type="float" office:value="1100" table:style-name="ce114">
            <text:p>1 100</text:p>
          </table:table-cell>
          <table:table-cell office:value-type="float" office:value="0.37483175165692673" table:style-name="ce131">
            <text:p>0,4<text:s text:c="5"/></text:p>
          </table:table-cell>
          <table:table-cell office:value-type="float" office:value="1109" table:style-name="ce132">
            <text:p>1 109</text:p>
          </table:table-cell>
          <table:table-cell office:value-type="float" office:value="0.36463111102343304" table:style-name="ce133">
            <text:p>0,4<text:s text:c="5"/></text:p>
          </table:table-cell>
          <table:table-cell office:value-type="float" office:value="1301" table:style-name="ce116">
            <text:p>1 301</text:p>
          </table:table-cell>
          <table:table-cell office:value-type="float" office:value="0.34902375293088739" table:style-name="ce133">
            <text:p>0,3<text:s text:c="5"/></text:p>
          </table:table-cell>
          <table:table-cell office:value-type="float" office:value="-9" table:style-name="ce118">
            <text:p><text:s/>- 9</text:p>
          </table:table-cell>
          <table:table-cell office:value-type="float" office:value="-0.81154192966636607" table:style-name="ce119">
            <text:p>-0,8<text:s text:c="3"/></text:p>
          </table:table-cell>
          <table:table-cell office:value-type="float" office:value="-201" table:style-name="ce118">
            <text:p><text:s/>- 201</text:p>
          </table:table-cell>
          <table:table-cell office:value-type="float" office:value="-15.449654112221367" table:style-name="ce119">
            <text:p>-15,4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Construção</text:p>
          </table:table-cell>
          <table:table-cell office:value-type="float" office:value="18383" table:style-name="ce114">
            <text:p>18 383</text:p>
          </table:table-cell>
          <table:table-cell office:value-type="float" office:value="6.2641200824629859" table:style-name="ce131">
            <text:p>6,3<text:s text:c="5"/></text:p>
          </table:table-cell>
          <table:table-cell office:value-type="float" office:value="18768" table:style-name="ce132">
            <text:p>18 768</text:p>
          </table:table-cell>
          <table:table-cell office:value-type="float" office:value="6.1707815073830403" table:style-name="ce133">
            <text:p>6,2<text:s text:c="5"/></text:p>
          </table:table-cell>
          <table:table-cell office:value-type="float" office:value="22748" table:style-name="ce116">
            <text:p>22 748</text:p>
          </table:table-cell>
          <table:table-cell office:value-type="float" office:value="6.1026843440982521" table:style-name="ce133">
            <text:p>6,1<text:s text:c="5"/></text:p>
          </table:table-cell>
          <table:table-cell office:value-type="float" office:value="-385" table:style-name="ce118">
            <text:p><text:s/>- 385</text:p>
          </table:table-cell>
          <table:table-cell office:value-type="float" office:value="-2.0513640238704176" table:style-name="ce119">
            <text:p>-2,1<text:s text:c="3"/></text:p>
          </table:table-cell>
          <table:table-cell office:value-type="float" office:value="-4365" table:style-name="ce118">
            <text:p><text:s/>-4 365</text:p>
          </table:table-cell>
          <table:table-cell office:value-type="float" office:value="-19.188500087919817" table:style-name="ce119">
            <text:p>-19,2<text:s text:c="3"/></text:p>
          </table:table-cell>
          <table:table-cell table:number-columns-repeated="16372" table:style-name="ce1"/>
        </table:table-row>
        <table:table-row table:style-name="ro10">
          <table:table-cell table:style-name="ce232"/>
          <table:table-cell office:value-type="string" table:style-name="ce180">
            <text:p>Serviços</text:p>
          </table:table-cell>
          <table:table-cell office:value-type="float" office:value="214731" table:style-name="ce125">
            <text:p>214 731</text:p>
          </table:table-cell>
          <table:table-cell office:value-type="float" office:value="73.170906240948668" table:style-name="ce126">
            <text:p>73,2<text:s text:c="5"/></text:p>
          </table:table-cell>
          <table:table-cell office:value-type="float" office:value="223115" table:style-name="ce127">
            <text:p>223 115</text:p>
          </table:table-cell>
          <table:table-cell office:value-type="float" office:value="73.358584613158939" table:style-name="ce128">
            <text:p>73,4<text:s text:c="5"/></text:p>
          </table:table-cell>
          <table:table-cell office:value-type="float" office:value="273082" table:style-name="ce127">
            <text:p>273 082</text:p>
          </table:table-cell>
          <table:table-cell office:value-type="float" office:value="73.260649114429356" table:style-name="ce128">
            <text:p>73,3<text:s text:c="5"/></text:p>
          </table:table-cell>
          <table:table-cell office:value-type="float" office:value="-8384" table:style-name="ce111">
            <text:p><text:s/>-8 384</text:p>
          </table:table-cell>
          <table:table-cell office:value-type="float" office:value="-3.7577034264840998" table:style-name="ce112">
            <text:p>-3,8<text:s text:c="3"/></text:p>
          </table:table-cell>
          <table:table-cell office:value-type="float" office:value="-58351" table:style-name="ce111">
            <text:p><text:s/>-58 351</text:p>
          </table:table-cell>
          <table:table-cell office:value-type="float" office:value="-21.367574574669877" table:style-name="ce112">
            <text:p>-21,4<text:s text:c="3"/></text:p>
          </table:table-cell>
          <table:table-cell table:number-columns-repeated="16372" table:style-name="ce232"/>
        </table:table-row>
        <table:table-row table:style-name="ro34">
          <table:table-cell/>
          <table:table-cell office:value-type="string" table:style-name="ce181">
            <text:p>Comércio, manut. repar. de veículos automóveis e motociclos</text:p>
          </table:table-cell>
          <table:table-cell office:value-type="float" office:value="3650" table:style-name="ce114">
            <text:p>3 650</text:p>
          </table:table-cell>
          <table:table-cell office:value-type="float" office:value="1.2437599032252569" table:style-name="ce131">
            <text:p>1,2<text:s text:c="5"/></text:p>
          </table:table-cell>
          <table:table-cell office:value-type="float" office:value="3771" table:style-name="ce132">
            <text:p>3 771</text:p>
          </table:table-cell>
          <table:table-cell office:value-type="float" office:value="1.2398772945620975" table:style-name="ce133">
            <text:p>1,2<text:s text:c="5"/></text:p>
          </table:table-cell>
          <table:table-cell office:value-type="float" office:value="4481" table:style-name="ce132">
            <text:p>4 481</text:p>
          </table:table-cell>
          <table:table-cell office:value-type="float" office:value="1.202133310440666" table:style-name="ce133">
            <text:p>1,2<text:s text:c="5"/></text:p>
          </table:table-cell>
          <table:table-cell office:value-type="float" office:value="-121" table:style-name="ce118">
            <text:p><text:s/>- 121</text:p>
          </table:table-cell>
          <table:table-cell office:value-type="float" office:value="-3.2086979581012995" table:style-name="ce119">
            <text:p>-3,2<text:s text:c="3"/></text:p>
          </table:table-cell>
          <table:table-cell office:value-type="float" office:value="-831" table:style-name="ce118">
            <text:p><text:s/>- 831</text:p>
          </table:table-cell>
          <table:table-cell office:value-type="float" office:value="-18.544967641151526" table:style-name="ce119">
            <text:p>-18,5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Comércio por grosso e a retalho</text:p>
          </table:table-cell>
          <table:table-cell office:value-type="float" office:value="30549" table:style-name="ce114">
            <text:p>30 549</text:p>
          </table:table-cell>
          <table:table-cell office:value-type="float" office:value="10.409759255788595" table:style-name="ce131">
            <text:p>10,4<text:s text:c="5"/></text:p>
          </table:table-cell>
          <table:table-cell office:value-type="float" office:value="31256" table:style-name="ce132">
            <text:p>31 256</text:p>
          </table:table-cell>
          <table:table-cell office:value-type="float" office:value="10.276744820692898" table:style-name="ce133">
            <text:p>10,3<text:s text:c="5"/></text:p>
          </table:table-cell>
          <table:table-cell office:value-type="float" office:value="39947" table:style-name="ce132">
            <text:p>39 947</text:p>
          </table:table-cell>
          <table:table-cell office:value-type="float" office:value="10.716719337686516" table:style-name="ce133">
            <text:p>10,7<text:s text:c="5"/></text:p>
          </table:table-cell>
          <table:table-cell office:value-type="float" office:value="-707" table:style-name="ce118">
            <text:p><text:s/>- 707</text:p>
          </table:table-cell>
          <table:table-cell office:value-type="float" office:value="-2.2619657025851039" table:style-name="ce119">
            <text:p>-2,3<text:s text:c="3"/></text:p>
          </table:table-cell>
          <table:table-cell office:value-type="float" office:value="-9398" table:style-name="ce118">
            <text:p><text:s/>-9 398</text:p>
          </table:table-cell>
          <table:table-cell office:value-type="float" office:value="-23.526172178136029" table:style-name="ce119">
            <text:p>-23,5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Transportes e armazenagem</text:p>
          </table:table-cell>
          <table:table-cell office:value-type="float" office:value="5670" table:style-name="ce114">
            <text:p>5 670</text:p>
          </table:table-cell>
          <table:table-cell office:value-type="float" office:value="1.9320873017225224" table:style-name="ce151">
            <text:p>1,9<text:s text:c="5"/></text:p>
          </table:table-cell>
          <table:table-cell office:value-type="float" office:value="5833" table:style-name="ce132">
            <text:p>5 833</text:p>
          </table:table-cell>
          <table:table-cell office:value-type="float" office:value="1.9178478544631967" table:style-name="ce153">
            <text:p>1,9<text:s text:c="5"/></text:p>
          </table:table-cell>
          <table:table-cell office:value-type="float" office:value="7355" table:style-name="ce132">
            <text:p>7 355</text:p>
          </table:table-cell>
          <table:table-cell office:value-type="float" office:value="1.9731511935485602" table:style-name="ce153">
            <text:p>2,0<text:s text:c="5"/></text:p>
          </table:table-cell>
          <table:table-cell office:value-type="float" office:value="-163" table:style-name="ce118">
            <text:p><text:s/>- 163</text:p>
          </table:table-cell>
          <table:table-cell office:value-type="float" office:value="-2.7944453968798215" table:style-name="ce119">
            <text:p>-2,8<text:s text:c="3"/></text:p>
          </table:table-cell>
          <table:table-cell office:value-type="float" office:value="-1685" table:style-name="ce118">
            <text:p><text:s/>-1 685</text:p>
          </table:table-cell>
          <table:table-cell office:value-type="float" office:value="-22.909585316111489" table:style-name="ce119">
            <text:p>-22,9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Alojamento, restauração e similares</text:p>
          </table:table-cell>
          <table:table-cell office:value-type="float" office:value="32780" table:style-name="ce114">
            <text:p>32 780</text:p>
          </table:table-cell>
          <table:table-cell office:value-type="float" office:value="11.169986199376417" table:style-name="ce131">
            <text:p>11,2<text:s text:c="5"/></text:p>
          </table:table-cell>
          <table:table-cell office:value-type="float" office:value="35078" table:style-name="ce132">
            <text:p>35 078</text:p>
          </table:table-cell>
          <table:table-cell office:value-type="float" office:value="11.533390543264188" table:style-name="ce133">
            <text:p>11,5<text:s text:c="5"/></text:p>
          </table:table-cell>
          <table:table-cell office:value-type="float" office:value="49844" table:style-name="ce132">
            <text:p>49 844</text:p>
          </table:table-cell>
          <table:table-cell office:value-type="float" office:value="13.371821630351386" table:style-name="ce133">
            <text:p>13,4<text:s text:c="5"/></text:p>
          </table:table-cell>
          <table:table-cell office:value-type="float" office:value="-2298" table:style-name="ce118">
            <text:p><text:s/>-2 298</text:p>
          </table:table-cell>
          <table:table-cell office:value-type="float" office:value="-6.5511146587604765" table:style-name="ce119">
            <text:p>-6,6<text:s text:c="3"/></text:p>
          </table:table-cell>
          <table:table-cell office:value-type="float" office:value="-17064" table:style-name="ce118">
            <text:p><text:s/>-17 064</text:p>
          </table:table-cell>
          <table:table-cell office:value-type="float" office:value="-34.234812615359921" table:style-name="ce119">
            <text:p>-34,2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Atividades de informação e de comunicação</text:p>
          </table:table-cell>
          <table:table-cell office:value-type="float" office:value="3650" table:style-name="ce114">
            <text:p>3 650</text:p>
          </table:table-cell>
          <table:table-cell office:value-type="float" office:value="1.2437599032252569" table:style-name="ce131">
            <text:p>1,2<text:s text:c="5"/></text:p>
          </table:table-cell>
          <table:table-cell office:value-type="float" office:value="3804" table:style-name="ce132">
            <text:p>3 804</text:p>
          </table:table-cell>
          <table:table-cell office:value-type="float" office:value="1.2507274538621636" table:style-name="ce133">
            <text:p>1,3<text:s text:c="5"/></text:p>
          </table:table-cell>
          <table:table-cell office:value-type="float" office:value="4444" table:style-name="ce132">
            <text:p>4 444</text:p>
          </table:table-cell>
          <table:table-cell office:value-type="float" office:value="1.1922071929476277" table:style-name="ce133">
            <text:p>1,2<text:s text:c="5"/></text:p>
          </table:table-cell>
          <table:table-cell office:value-type="float" office:value="-154" table:style-name="ce118">
            <text:p><text:s/>- 154</text:p>
          </table:table-cell>
          <table:table-cell office:value-type="float" office:value="-4.0483701366982121" table:style-name="ce119">
            <text:p>-4,0<text:s text:c="3"/></text:p>
          </table:table-cell>
          <table:table-cell office:value-type="float" office:value="-794" table:style-name="ce118">
            <text:p><text:s/>- 794</text:p>
          </table:table-cell>
          <table:table-cell office:value-type="float" office:value="-17.866786678667868" table:style-name="ce119">
            <text:p>-17,9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Atividades financeiras e de seguros</text:p>
          </table:table-cell>
          <table:table-cell office:value-type="float" office:value="2494" table:style-name="ce114">
            <text:p>2 494</text:p>
          </table:table-cell>
          <table:table-cell office:value-type="float" office:value="0.84984580784761388" table:style-name="ce131">
            <text:p>0,8<text:s text:c="5"/></text:p>
          </table:table-cell>
          <table:table-cell office:value-type="float" office:value="2589" table:style-name="ce132">
            <text:p>2 589</text:p>
          </table:table-cell>
          <table:table-cell office:value-type="float" office:value="0.85124431599609396" table:style-name="ce133">
            <text:p>0,9<text:s text:c="5"/></text:p>
          </table:table-cell>
          <table:table-cell office:value-type="float" office:value="2738" table:style-name="ce132">
            <text:p>2 738</text:p>
          </table:table-cell>
          <table:table-cell office:value-type="float" office:value="0.73453269448483449" table:style-name="ce133">
            <text:p>0,7<text:s text:c="5"/></text:p>
          </table:table-cell>
          <table:table-cell office:value-type="float" office:value="-95" table:style-name="ce118">
            <text:p><text:s/>- 95</text:p>
          </table:table-cell>
          <table:table-cell office:value-type="float" office:value="-3.6693704132869835" table:style-name="ce119">
            <text:p>-3,7<text:s text:c="3"/></text:p>
          </table:table-cell>
          <table:table-cell office:value-type="float" office:value="-244" table:style-name="ce118">
            <text:p><text:s/>- 244</text:p>
          </table:table-cell>
          <table:table-cell office:value-type="float" office:value="-8.9116143170197226" table:style-name="ce119">
            <text:p>-8,9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Atividades imobiliárias, administrativas e dos serviços de apoio</text:p>
          </table:table-cell>
          <table:table-cell office:value-type="float" office:value="89160" table:style-name="ce114">
            <text:p>89 160</text:p>
          </table:table-cell>
          <table:table-cell office:value-type="float" office:value="30.381817252483263" table:style-name="ce131">
            <text:p>30,4<text:s text:c="5"/></text:p>
          </table:table-cell>
          <table:table-cell office:value-type="float" office:value="92340" table:style-name="ce132">
            <text:p>92 340</text:p>
          </table:table-cell>
          <table:table-cell office:value-type="float" office:value="30.360718477821287" table:style-name="ce133">
            <text:p>30,4<text:s text:c="5"/></text:p>
          </table:table-cell>
          <table:table-cell office:value-type="float" office:value="108502" table:style-name="ce132">
            <text:p>108 502</text:p>
          </table:table-cell>
          <table:table-cell office:value-type="float" office:value="29.108205411611948" table:style-name="ce133">
            <text:p>29,1<text:s text:c="5"/></text:p>
          </table:table-cell>
          <table:table-cell office:value-type="float" office:value="-3180" table:style-name="ce118">
            <text:p><text:s/>-3 180</text:p>
          </table:table-cell>
          <table:table-cell office:value-type="float" office:value="-3.4437946718648469" table:style-name="ce119">
            <text:p>-3,4<text:s text:c="3"/></text:p>
          </table:table-cell>
          <table:table-cell office:value-type="float" office:value="-19342" table:style-name="ce118">
            <text:p><text:s/>-19 342</text:p>
          </table:table-cell>
          <table:table-cell office:value-type="float" office:value="-17.826399513373026" table:style-name="ce119">
            <text:p>-17,8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Atividades de consultoria, científicas, técnicas e similares</text:p>
          </table:table-cell>
          <table:table-cell office:value-type="float" office:value="5759" table:style-name="ce114">
            <text:p>5 759</text:p>
          </table:table-cell>
          <table:table-cell office:value-type="float" office:value="1.9624145979929464" table:style-name="ce131">
            <text:p>2,0<text:s text:c="5"/></text:p>
          </table:table-cell>
          <table:table-cell office:value-type="float" office:value="6021" table:style-name="ce132">
            <text:p>6 021</text:p>
          </table:table-cell>
          <table:table-cell office:value-type="float" office:value="1.9796608832029672" table:style-name="ce133">
            <text:p>2,0<text:s text:c="5"/></text:p>
          </table:table-cell>
          <table:table-cell office:value-type="float" office:value="7145" table:style-name="ce132">
            <text:p>7 145</text:p>
          </table:table-cell>
          <table:table-cell office:value-type="float" office:value="1.9168137699394239" table:style-name="ce133">
            <text:p>1,9<text:s text:c="5"/></text:p>
          </table:table-cell>
          <table:table-cell office:value-type="float" office:value="-262" table:style-name="ce118">
            <text:p><text:s/>- 262</text:p>
          </table:table-cell>
          <table:table-cell office:value-type="float" office:value="-4.3514366384321539" table:style-name="ce119">
            <text:p>-4,4<text:s text:c="3"/></text:p>
          </table:table-cell>
          <table:table-cell office:value-type="float" office:value="-1386" table:style-name="ce118">
            <text:p><text:s/>-1 386</text:p>
          </table:table-cell>
          <table:table-cell office:value-type="float" office:value="-19.398180545836251" table:style-name="ce119">
            <text:p>-19,4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Admin. pública, educação, atividades de saúde e apoio social</text:p>
          </table:table-cell>
          <table:table-cell office:value-type="float" office:value="20517" table:style-name="ce114">
            <text:p>20 517</text:p>
          </table:table-cell>
          <table:table-cell office:value-type="float" office:value="6.9912936806774226" table:style-name="ce131">
            <text:p>7,0<text:s text:c="5"/></text:p>
          </table:table-cell>
          <table:table-cell office:value-type="float" office:value="21355" table:style-name="ce132">
            <text:p>21 355</text:p>
          </table:table-cell>
          <table:table-cell office:value-type="float" office:value="7.0213682379670086" table:style-name="ce133">
            <text:p>7,0<text:s text:c="5"/></text:p>
          </table:table-cell>
          <table:table-cell office:value-type="float" office:value="22969" table:style-name="ce132">
            <text:p>22 969</text:p>
          </table:table-cell>
          <table:table-cell office:value-type="float" office:value="6.1619727756107245" table:style-name="ce133">
            <text:p>6,2<text:s text:c="5"/></text:p>
          </table:table-cell>
          <table:table-cell office:value-type="float" office:value="-838" table:style-name="ce118">
            <text:p><text:s/>- 838</text:p>
          </table:table-cell>
          <table:table-cell office:value-type="float" office:value="-3.9241395457738233" table:style-name="ce119">
            <text:p>-3,9<text:s text:c="3"/></text:p>
          </table:table-cell>
          <table:table-cell office:value-type="float" office:value="-2452" table:style-name="ce118">
            <text:p><text:s/>-2 452</text:p>
          </table:table-cell>
          <table:table-cell office:value-type="float" office:value="-10.675257956375985" table:style-name="ce119">
            <text:p>-10,7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Outras atividades de serviços</text:p>
          </table:table-cell>
          <table:table-cell office:value-type="float" office:value="20502" table:style-name="ce114">
            <text:p>20 502</text:p>
          </table:table-cell>
          <table:table-cell office:value-type="float" office:value="6.9861823386093747" table:style-name="ce131">
            <text:p>7,0<text:s text:c="5"/></text:p>
          </table:table-cell>
          <table:table-cell office:value-type="float" office:value="21068" table:style-name="ce132">
            <text:p>21 068</text:p>
          </table:table-cell>
          <table:table-cell office:value-type="float" office:value="6.92700473132704" table:style-name="ce133">
            <text:p>6,9<text:s text:c="5"/></text:p>
          </table:table-cell>
          <table:table-cell office:value-type="float" office:value="25657" table:style-name="ce132">
            <text:p>25 657</text:p>
          </table:table-cell>
          <table:table-cell office:value-type="float" office:value="6.8830917978076691" table:style-name="ce133">
            <text:p>6,9<text:s text:c="5"/></text:p>
          </table:table-cell>
          <table:table-cell office:value-type="float" office:value="-566" table:style-name="ce118">
            <text:p><text:s/>- 566</text:p>
          </table:table-cell>
          <table:table-cell office:value-type="float" office:value="-2.6865388266565406" table:style-name="ce119">
            <text:p>-2,7<text:s text:c="3"/></text:p>
          </table:table-cell>
          <table:table-cell office:value-type="float" office:value="-5155" table:style-name="ce118">
            <text:p><text:s/>-5 155</text:p>
          </table:table-cell>
          <table:table-cell office:value-type="float" office:value="-20.091982694781152" table:style-name="ce119">
            <text:p>-20,1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Sem classificação</text:p>
          </table:table-cell>
          <table:table-cell office:value-type="float" office:value="8455" table:style-name="ce114">
            <text:p>8 455</text:p>
          </table:table-cell>
          <table:table-cell office:value-type="float" office:value="2.8810931456902868" table:style-name="ce131">
            <text:p>2,9<text:s text:c="5"/></text:p>
          </table:table-cell>
          <table:table-cell office:value-type="float" office:value="8909" table:style-name="ce132">
            <text:p>8 909</text:p>
          </table:table-cell>
          <table:table-cell office:value-type="float" office:value="2.9292142183117811" table:style-name="ce133">
            <text:p>2,9<text:s text:c="5"/></text:p>
          </table:table-cell>
          <table:table-cell office:value-type="float" office:value="10504" table:style-name="ce132">
            <text:p>10 504</text:p>
          </table:table-cell>
          <table:table-cell office:value-type="float" office:value="2.8179442742398471" table:style-name="ce133">
            <text:p>2,8<text:s text:c="5"/></text:p>
          </table:table-cell>
          <table:table-cell office:value-type="float" office:value="-454" table:style-name="ce118">
            <text:p><text:s/>- 454</text:p>
          </table:table-cell>
          <table:table-cell office:value-type="float" office:value="-5.0959703670445622" table:style-name="ce119">
            <text:p>-5,1<text:s text:c="3"/></text:p>
          </table:table-cell>
          <table:table-cell office:value-type="float" office:value="-2049" table:style-name="ce118">
            <text:p><text:s/>-2 049</text:p>
          </table:table-cell>
          <table:table-cell office:value-type="float" office:value="-19.506854531607008" table:style-name="ce119">
            <text:p>-19,5<text:s text:c="3"/></text:p>
          </table:table-cell>
          <table:table-cell table:number-columns-repeated="16372"/>
        </table:table-row>
        <table:table-row table:style-name="ro20">
          <table:table-cell/>
          <table:table-cell table:style-name="ce27"/>
          <table:table-cell table:style-name="ce95"/>
          <table:table-cell table:style-name="ce96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3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8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24">
          <table:table-cell table:number-columns-repeated="16384"/>
        </table:table-row>
        <table:table-row table:number-rows-repeated="12" table:style-name="ro34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46" table:default-cell-style-name="ce1"/>
        <table:table-column table:style-name="co17" table:default-cell-style-name="ce1"/>
        <table:table-column table:style-name="co19" table:default-cell-style-name="ce1"/>
        <table:table-column table:style-name="co18" table:default-cell-style-name="ce58"/>
        <table:table-column table:style-name="co7" table:default-cell-style-name="ce58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19" table:default-cell-style-name="ce1"/>
        <table:table-column table:style-name="co47" table:default-cell-style-name="ce1"/>
        <table:table-column table:style-name="co19" table:number-columns-repeated="2" table:default-cell-style-name="ce1"/>
        <table:table-column table:style-name="co44" table:default-cell-style-name="ce1"/>
        <table:table-column table:style-name="co19" table:number-columns-repeated="3" table:default-cell-style-name="ce1"/>
        <table:table-column table:style-name="co45" table:default-cell-style-name="ce1"/>
        <table:table-column table:style-name="co19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94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9108in" svg:y="0.24554in" svg:width="2.05623in" svg:height="0.51284in">
                <draw:text-box>
                  <text:p text:style-name="a64" text:class-names="" text:cond-style-name=""><text:span text:style-name="a62" text:class-names="">FEVEREIRO 2022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60" draw:name="Text Box 122" svg:x="0.0336in" svg:y="0in" svg:width="0.94556in" svg:height="0.28961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9">
          <table:table-cell/>
          <table:table-cell office:value-type="string" table:style-name="ce158">
            <text:p><text:s/>Quadro 6 - OFERTAS DE EMPREGO, POR <text:s/>REGIÕES<text:s text:c="3"/></text:p>
          </table:table-cell>
          <table:table-cell table:number-columns-repeated="8" table:style-name="ce104"/>
          <table:table-cell table:number-columns-repeated="2" table:style-name="ce105"/>
          <table:table-cell table:number-columns-repeated="16372" table:style-name="ce1"/>
        </table:table-row>
        <table:table-row table:style-name="ro19">
          <table:table-cell/>
          <table:table-cell office:value-type="string" table:style-name="ce18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3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1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4">
          <table:table-cell/>
          <table:table-cell table:style-name="ce34"/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8">
            <text:p>Mês <text:s/>anterior</text:p>
          </table:table-cell>
          <table:covered-table-cell/>
          <table:table-cell office:value-type="string" table:number-columns-spanned="2" table:number-rows-spanned="1" table:style-name="ce38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4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9"/>
          <table:table-cell table:style-name="ce270"/>
          <table:table-cell table:style-name="ce260"/>
          <table:table-cell table:style-name="ce274"/>
          <table:table-cell table:style-name="ce261"/>
          <table:table-cell table:style-name="ce274"/>
          <table:table-cell table:style-name="ce261"/>
          <table:table-cell table:style-name="ce262"/>
          <table:table-cell table:number-columns-repeated="3" table:style-name="ce263"/>
          <table:table-cell table:style-name="ce16"/>
          <table:table-cell table:number-columns-repeated="16371" table:style-name="ce1"/>
        </table:table-row>
        <table:table-row table:style-name="ro33">
          <table:table-cell/>
          <table:table-cell office:value-type="string" table:style-name="ce264">
            <text:p>PORTUGAL</text:p>
          </table:table-cell>
          <table:table-cell office:value-type="float" office:value="17291" table:style-name="ce271">
            <text:p>17 291</text:p>
          </table:table-cell>
          <table:table-cell office:value-type="float" office:value="99.999999999999986" table:style-name="ce253">
            <text:p>100,0<text:s text:c="5"/></text:p>
          </table:table-cell>
          <table:table-cell office:value-type="float" office:value="15629" table:style-name="ce275">
            <text:p>15 629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11714" table:style-name="ce275">
            <text:p>11 714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1662" table:style-name="ce111">
            <text:p>+1 662</text:p>
          </table:table-cell>
          <table:table-cell office:value-type="float" office:value="10.634077676114915" table:style-name="ce112">
            <text:p>+10,6<text:s text:c="3"/></text:p>
          </table:table-cell>
          <table:table-cell office:value-type="float" office:value="5577" table:style-name="ce111">
            <text:p>+5 577</text:p>
          </table:table-cell>
          <table:table-cell office:value-type="float" office:value="47.609697797507252" table:style-name="ce112">
            <text:p>+47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78">
            <text:p>CONTINENTE</text:p>
          </table:table-cell>
          <table:table-cell office:value-type="float" office:value="16768" table:style-name="ce271">
            <text:p>16 768</text:p>
          </table:table-cell>
          <table:table-cell office:value-type="float" office:value="96.975305072002769" table:style-name="ce253">
            <text:p>97,0<text:s text:c="5"/></text:p>
          </table:table-cell>
          <table:table-cell office:value-type="float" office:value="15174" table:style-name="ce275">
            <text:p>15 174</text:p>
          </table:table-cell>
          <table:table-cell office:value-type="float" office:value="97.088745281208006" table:style-name="ce254">
            <text:p>97,1<text:s text:c="5"/></text:p>
          </table:table-cell>
          <table:table-cell office:value-type="float" office:value="11453" table:style-name="ce275">
            <text:p>11 453</text:p>
          </table:table-cell>
          <table:table-cell office:value-type="float" office:value="97.771896875533542" table:style-name="ce255">
            <text:p>97,8<text:s text:c="5"/></text:p>
          </table:table-cell>
          <table:table-cell office:value-type="float" office:value="1594" table:style-name="ce111">
            <text:p>+1 594</text:p>
          </table:table-cell>
          <table:table-cell office:value-type="float" office:value="10.504810860682747" table:style-name="ce112">
            <text:p>+10,5<text:s text:c="3"/></text:p>
          </table:table-cell>
          <table:table-cell office:value-type="float" office:value="5315" table:style-name="ce111">
            <text:p>+5 315</text:p>
          </table:table-cell>
          <table:table-cell office:value-type="float" office:value="46.407054920108273" table:style-name="ce112">
            <text:p>+46,4<text:s text:c="3"/></text:p>
          </table:table-cell>
          <table:table-cell table:style-name="ce1"/>
          <table:table-cell table:style-name="ce346"/>
          <table:table-cell table:number-columns-repeated="16370"/>
        </table:table-row>
        <table:table-row table:style-name="ro11">
          <table:table-cell/>
          <table:table-cell office:value-type="string" table:style-name="ce279">
            <text:p>Norte</text:p>
          </table:table-cell>
          <table:table-cell office:value-type="float" office:value="3146" table:style-name="ce272">
            <text:p>3 146</text:p>
          </table:table-cell>
          <table:table-cell office:value-type="float" office:value="18.194436412006247" table:style-name="ce256">
            <text:p>18,2<text:s text:c="5"/></text:p>
          </table:table-cell>
          <table:table-cell office:value-type="float" office:value="2862" table:style-name="ce276">
            <text:p>2 862</text:p>
          </table:table-cell>
          <table:table-cell office:value-type="float" office:value="18.312112099302581" table:style-name="ce257">
            <text:p>18,3<text:s text:c="5"/></text:p>
          </table:table-cell>
          <table:table-cell office:value-type="float" office:value="2475" table:style-name="ce276">
            <text:p>2 475</text:p>
          </table:table-cell>
          <table:table-cell office:value-type="float" office:value="21.12856411131979" table:style-name="ce258">
            <text:p>21,1<text:s text:c="5"/></text:p>
          </table:table-cell>
          <table:table-cell office:value-type="float" office:value="284" table:style-name="ce118">
            <text:p>+ 284</text:p>
          </table:table-cell>
          <table:table-cell office:value-type="float" office:value="9.9231306778476593" table:style-name="ce119">
            <text:p>+9,9<text:s text:c="3"/></text:p>
          </table:table-cell>
          <table:table-cell office:value-type="float" office:value="671" table:style-name="ce118">
            <text:p>+ 671</text:p>
          </table:table-cell>
          <table:table-cell office:value-type="float" office:value="27.111111111111114" table:style-name="ce119">
            <text:p>+27,1<text:s text:c="3"/></text:p>
          </table:table-cell>
          <table:table-cell table:style-name="ce1"/>
          <table:table-cell table:style-name="ce346"/>
          <table:table-cell table:number-columns-repeated="16370"/>
        </table:table-row>
        <table:table-row table:style-name="ro4">
          <table:table-cell/>
          <table:table-cell office:value-type="string" table:style-name="ce279">
            <text:p>Centro</text:p>
          </table:table-cell>
          <table:table-cell office:value-type="float" office:value="3957" table:style-name="ce272">
            <text:p>3 957</text:p>
          </table:table-cell>
          <table:table-cell office:value-type="float" office:value="22.884737724827943" table:style-name="ce256">
            <text:p>22,9<text:s text:c="5"/></text:p>
          </table:table-cell>
          <table:table-cell office:value-type="float" office:value="3717" table:style-name="ce276">
            <text:p>3 717</text:p>
          </table:table-cell>
          <table:table-cell office:value-type="float" office:value="23.782711625823787" table:style-name="ce257">
            <text:p>23,8<text:s text:c="5"/></text:p>
          </table:table-cell>
          <table:table-cell office:value-type="float" office:value="3058" table:style-name="ce276">
            <text:p>3 058</text:p>
          </table:table-cell>
          <table:table-cell office:value-type="float" office:value="26.105514768652892" table:style-name="ce258">
            <text:p>26,1<text:s text:c="5"/></text:p>
          </table:table-cell>
          <table:table-cell office:value-type="float" office:value="240" table:style-name="ce118">
            <text:p>+ 240</text:p>
          </table:table-cell>
          <table:table-cell office:value-type="float" office:value="6.456820016142049" table:style-name="ce119">
            <text:p>+6,5<text:s text:c="3"/></text:p>
          </table:table-cell>
          <table:table-cell office:value-type="float" office:value="899" table:style-name="ce118">
            <text:p>+ 899</text:p>
          </table:table-cell>
          <table:table-cell office:value-type="float" office:value="29.398299542184436" table:style-name="ce119">
            <text:p>+29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9">
            <text:p>Lisboa V. Tejo</text:p>
          </table:table-cell>
          <table:table-cell office:value-type="float" office:value="6522" table:style-name="ce272">
            <text:p>6 522</text:p>
          </table:table-cell>
          <table:table-cell office:value-type="float" office:value="37.719044589670922" table:style-name="ce256">
            <text:p>37,7<text:s text:c="5"/></text:p>
          </table:table-cell>
          <table:table-cell office:value-type="float" office:value="6261" table:style-name="ce276">
            <text:p>6 261</text:p>
          </table:table-cell>
          <table:table-cell office:value-type="float" office:value="40.060144602981637" table:style-name="ce257">
            <text:p>40,1<text:s text:c="5"/></text:p>
          </table:table-cell>
          <table:table-cell office:value-type="float" office:value="4143" table:style-name="ce276">
            <text:p>4 143</text:p>
          </table:table-cell>
          <table:table-cell office:value-type="float" office:value="35.367935803312278" table:style-name="ce258">
            <text:p>35,4<text:s text:c="5"/></text:p>
          </table:table-cell>
          <table:table-cell office:value-type="float" office:value="261" table:style-name="ce118">
            <text:p>+ 261</text:p>
          </table:table-cell>
          <table:table-cell office:value-type="float" office:value="4.1686631528509821" table:style-name="ce119">
            <text:p>+4,2<text:s text:c="3"/></text:p>
          </table:table-cell>
          <table:table-cell office:value-type="float" office:value="2379" table:style-name="ce118">
            <text:p>+2 379</text:p>
          </table:table-cell>
          <table:table-cell office:value-type="float" office:value="57.422157856625631" table:style-name="ce119">
            <text:p>+57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79">
            <text:p>Alentejo</text:p>
          </table:table-cell>
          <table:table-cell office:value-type="float" office:value="1867" table:style-name="ce272">
            <text:p>1 867</text:p>
          </table:table-cell>
          <table:table-cell office:value-type="float" office:value="10.797524723844774" table:style-name="ce256">
            <text:p>10,8<text:s text:c="5"/></text:p>
          </table:table-cell>
          <table:table-cell office:value-type="float" office:value="1547" table:style-name="ce276">
            <text:p>1 547</text:p>
          </table:table-cell>
          <table:table-cell office:value-type="float" office:value="9.8982660438927628" table:style-name="ce257">
            <text:p>9,9<text:s text:c="5"/></text:p>
          </table:table-cell>
          <table:table-cell office:value-type="float" office:value="1511" table:style-name="ce276">
            <text:p>1 511</text:p>
          </table:table-cell>
          <table:table-cell office:value-type="float" office:value="12.899095099880483" table:style-name="ce258">
            <text:p>12,9<text:s text:c="5"/></text:p>
          </table:table-cell>
          <table:table-cell office:value-type="float" office:value="320" table:style-name="ce118">
            <text:p>+ 320</text:p>
          </table:table-cell>
          <table:table-cell office:value-type="float" office:value="20.685197155785389" table:style-name="ce119">
            <text:p>+20,7<text:s text:c="3"/></text:p>
          </table:table-cell>
          <table:table-cell office:value-type="float" office:value="356" table:style-name="ce118">
            <text:p>+ 356</text:p>
          </table:table-cell>
          <table:table-cell office:value-type="float" office:value="23.560555923229646" table:style-name="ce119">
            <text:p>+2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79">
            <text:p>Algarve</text:p>
          </table:table-cell>
          <table:table-cell office:value-type="float" office:value="1276" table:style-name="ce272">
            <text:p>1 276</text:p>
          </table:table-cell>
          <table:table-cell office:value-type="float" office:value="7.3795616216528828" table:style-name="ce256">
            <text:p>7,4<text:s text:c="5"/></text:p>
          </table:table-cell>
          <table:table-cell office:value-type="float" office:value="787" table:style-name="ce276">
            <text:p><text:s/>787</text:p>
          </table:table-cell>
          <table:table-cell office:value-type="float" office:value="5.0355109092072432" table:style-name="ce257">
            <text:p>5,0<text:s text:c="5"/></text:p>
          </table:table-cell>
          <table:table-cell office:value-type="float" office:value="266" table:style-name="ce276">
            <text:p><text:s/>266</text:p>
          </table:table-cell>
          <table:table-cell office:value-type="float" office:value="2.2707870923681064" table:style-name="ce258">
            <text:p>2,3<text:s text:c="5"/></text:p>
          </table:table-cell>
          <table:table-cell office:value-type="float" office:value="489" table:style-name="ce118">
            <text:p>+ 489</text:p>
          </table:table-cell>
          <table:table-cell office:value-type="float" office:value="62.134688691232533" table:style-name="ce119">
            <text:p>+62,1<text:s text:c="3"/></text:p>
          </table:table-cell>
          <table:table-cell office:value-type="float" office:value="1010" table:style-name="ce118">
            <text:p>+1 010</text:p>
          </table:table-cell>
          <table:table-cell office:value-type="float" office:value="379.69924812030075" table:style-name="ce119">
            <text:p>+379,7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78">
            <text:p>REG.AUTÓNOMAS</text:p>
          </table:table-cell>
          <table:table-cell office:value-type="float" office:value="523" table:style-name="ce271">
            <text:p><text:s/>523</text:p>
          </table:table-cell>
          <table:table-cell office:value-type="float" office:value="3.0246949279972237" table:style-name="ce253">
            <text:p>3,0<text:s text:c="5"/></text:p>
          </table:table-cell>
          <table:table-cell office:value-type="float" office:value="455" table:style-name="ce275">
            <text:p><text:s/>455</text:p>
          </table:table-cell>
          <table:table-cell office:value-type="float" office:value="2.9112547187919895" table:style-name="ce254">
            <text:p>2,9<text:s text:c="5"/></text:p>
          </table:table-cell>
          <table:table-cell office:value-type="float" office:value="261" table:style-name="ce275">
            <text:p><text:s/>261</text:p>
          </table:table-cell>
          <table:table-cell office:value-type="float" office:value="2.2281031244664504" table:style-name="ce255">
            <text:p>2,2<text:s text:c="5"/></text:p>
          </table:table-cell>
          <table:table-cell office:value-type="float" office:value="68" table:style-name="ce111">
            <text:p>+ 68</text:p>
          </table:table-cell>
          <table:table-cell office:value-type="float" office:value="14.945054945054945" table:style-name="ce112">
            <text:p>+14,9<text:s text:c="3"/></text:p>
          </table:table-cell>
          <table:table-cell office:value-type="float" office:value="262" table:style-name="ce111">
            <text:p>+ 262</text:p>
          </table:table-cell>
          <table:table-cell office:value-type="float" office:value="100.38314176245211" table:style-name="ce112">
            <text:p>+100,4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79">
            <text:p>Açores</text:p>
          </table:table-cell>
          <table:table-cell office:value-type="float" office:value="52" table:style-name="ce272">
            <text:p><text:s/>52</text:p>
          </table:table-cell>
          <table:table-cell office:value-type="float" office:value="0.30073448614886356" table:style-name="ce256">
            <text:p>0,3<text:s text:c="5"/></text:p>
          </table:table-cell>
          <table:table-cell office:value-type="float" office:value="39" table:style-name="ce276">
            <text:p><text:s/>39</text:p>
          </table:table-cell>
          <table:table-cell office:value-type="float" office:value="0.24953611875359907" table:style-name="ce257">
            <text:p>0,2<text:s text:c="5"/></text:p>
          </table:table-cell>
          <table:table-cell office:value-type="float" office:value="11" table:style-name="ce276">
            <text:p><text:s/>11</text:p>
          </table:table-cell>
          <table:table-cell office:value-type="float" office:value="9.3904729383643498E-2" table:style-name="ce258">
            <text:p>0,1<text:s text:c="5"/></text:p>
          </table:table-cell>
          <table:table-cell office:value-type="float" office:value="13" table:style-name="ce118">
            <text:p>+ 13</text:p>
          </table:table-cell>
          <table:table-cell office:value-type="float" office:value="33.333333333333329" table:style-name="ce119">
            <text:p>+33,3<text:s text:c="3"/></text:p>
          </table:table-cell>
          <table:table-cell office:value-type="float" office:value="41" table:style-name="ce118">
            <text:p>+ 41</text:p>
          </table:table-cell>
          <table:table-cell office:value-type="float" office:value="372.72727272727269" table:style-name="ce119">
            <text:p>+372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79">
            <text:p>Madeira</text:p>
          </table:table-cell>
          <table:table-cell office:value-type="float" office:value="471" table:style-name="ce272">
            <text:p><text:s/>471</text:p>
          </table:table-cell>
          <table:table-cell office:value-type="float" office:value="2.7239604418483601" table:style-name="ce256">
            <text:p>2,7<text:s text:c="5"/></text:p>
          </table:table-cell>
          <table:table-cell office:value-type="float" office:value="416" table:style-name="ce276">
            <text:p><text:s/>416</text:p>
          </table:table-cell>
          <table:table-cell office:value-type="float" office:value="2.6617186000383901" table:style-name="ce257">
            <text:p>2,7<text:s text:c="5"/></text:p>
          </table:table-cell>
          <table:table-cell office:value-type="float" office:value="250" table:style-name="ce276">
            <text:p><text:s/>250</text:p>
          </table:table-cell>
          <table:table-cell office:value-type="float" office:value="2.134198395082807" table:style-name="ce258">
            <text:p>2,1<text:s text:c="5"/></text:p>
          </table:table-cell>
          <table:table-cell office:value-type="float" office:value="55" table:style-name="ce118">
            <text:p>+ 55</text:p>
          </table:table-cell>
          <table:table-cell office:value-type="float" office:value="13.221153846153847" table:style-name="ce119">
            <text:p>+13,2<text:s text:c="3"/></text:p>
          </table:table-cell>
          <table:table-cell office:value-type="float" office:value="221" table:style-name="ce118">
            <text:p>+ 221</text:p>
          </table:table-cell>
          <table:table-cell office:value-type="float" office:value="88.4" table:style-name="ce119">
            <text:p>+88,4<text:s text:c="3"/></text:p>
          </table:table-cell>
          <table:table-cell table:number-columns-repeated="16372"/>
        </table:table-row>
        <table:table-row table:style-name="ro30">
          <table:table-cell/>
          <table:table-cell table:style-name="ce265"/>
          <table:table-cell table:style-name="ce273"/>
          <table:table-cell table:style-name="ce241"/>
          <table:table-cell table:style-name="ce277"/>
          <table:table-cell table:style-name="ce266"/>
          <table:table-cell table:style-name="ce277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number-columns-repeated="16372"/>
        </table:table-row>
        <table:table-row table:style-name="ro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3"/>
          <table:table-cell table:number-columns-repeated="16372"/>
        </table:table-row>
        <table:table-row table:style-name="ro19">
          <table:table-cell/>
          <table:table-cell office:value-type="string" table:style-name="ce158">
            <text:p><text:s/>Quadro 7 - DESEMPREGADOS <text:s/>INSCRITOS, <text:s text:c="2"/>POR <text:s/>REGIÕES<text:s text:c="3"/></text:p>
          </table:table-cell>
          <table:table-cell table:number-columns-repeated="10" table:style-name="ce104"/>
          <table:table-cell table:number-columns-repeated="16372"/>
        </table:table-row>
        <table:table-row table:style-name="ro19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3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28"/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8">
            <text:p>Mês <text:s/>anterior</text:p>
          </table:table-cell>
          <table:covered-table-cell/>
          <table:table-cell office:value-type="string" table:number-columns-spanned="2" table:number-rows-spanned="1" table:style-name="ce38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9"/>
          <table:table-cell table:style-name="ce270"/>
          <table:table-cell table:style-name="ce260"/>
          <table:table-cell table:style-name="ce274"/>
          <table:table-cell table:style-name="ce261"/>
          <table:table-cell table:style-name="ce274"/>
          <table:table-cell table:style-name="ce261"/>
          <table:table-cell table:style-name="ce262"/>
          <table:table-cell table:number-columns-repeated="3" table:style-name="ce263"/>
          <table:table-cell table:style-name="ce16"/>
          <table:table-cell table:number-columns-repeated="16371"/>
        </table:table-row>
        <table:table-row table:style-name="ro12">
          <table:table-cell/>
          <table:table-cell office:value-type="string" table:style-name="ce264">
            <text:p>PORTUGAL</text:p>
          </table:table-cell>
          <table:table-cell office:value-type="float" office:value="36802" table:style-name="ce271">
            <text:p>36 802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42694" table:style-name="ce275">
            <text:p>42 694</text:p>
          </table:table-cell>
          <table:table-cell office:value-type="float" office:value="100" table:style-name="ce254">
            <text:p>100,0<text:s text:c="5"/></text:p>
          </table:table-cell>
          <table:table-cell office:value-type="float" office:value="41580" table:style-name="ce275">
            <text:p>41 580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-5892" table:style-name="ce111">
            <text:p><text:s/>-5 892</text:p>
          </table:table-cell>
          <table:table-cell office:value-type="float" office:value="-13.800534032885183" table:style-name="ce112">
            <text:p>-13,8<text:s text:c="3"/></text:p>
          </table:table-cell>
          <table:table-cell office:value-type="float" office:value="-4778" table:style-name="ce111">
            <text:p><text:s/>-4 778</text:p>
          </table:table-cell>
          <table:table-cell office:value-type="float" office:value="-11.491101491101491" table:style-name="ce112">
            <text:p>-11,5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78">
            <text:p>CONTINENTE</text:p>
          </table:table-cell>
          <table:table-cell office:value-type="float" office:value="34978" table:style-name="ce271">
            <text:p>34 978</text:p>
          </table:table-cell>
          <table:table-cell office:value-type="float" office:value="95.043747622411829" table:style-name="ce253">
            <text:p>95,0<text:s text:c="5"/></text:p>
          </table:table-cell>
          <table:table-cell office:value-type="float" office:value="40254" table:style-name="ce275">
            <text:p>40 254</text:p>
          </table:table-cell>
          <table:table-cell office:value-type="float" office:value="94.284911228744079" table:style-name="ce254">
            <text:p>94,3<text:s text:c="5"/></text:p>
          </table:table-cell>
          <table:table-cell office:value-type="float" office:value="39672" table:style-name="ce275">
            <text:p>39 672</text:p>
          </table:table-cell>
          <table:table-cell office:value-type="float" office:value="95.411255411255411" table:style-name="ce255">
            <text:p>95,4<text:s text:c="5"/></text:p>
          </table:table-cell>
          <table:table-cell office:value-type="float" office:value="-5276" table:style-name="ce111">
            <text:p><text:s/>-5 276</text:p>
          </table:table-cell>
          <table:table-cell office:value-type="float" office:value="-13.106771997813881" table:style-name="ce112">
            <text:p>-13,1<text:s text:c="3"/></text:p>
          </table:table-cell>
          <table:table-cell office:value-type="float" office:value="-4694" table:style-name="ce111">
            <text:p><text:s/>-4 694</text:p>
          </table:table-cell>
          <table:table-cell office:value-type="float" office:value="-11.832022585198629" table:style-name="ce112">
            <text:p>-11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79">
            <text:p>Norte</text:p>
          </table:table-cell>
          <table:table-cell office:value-type="float" office:value="12654" table:style-name="ce272">
            <text:p>12 654</text:p>
          </table:table-cell>
          <table:table-cell office:value-type="float" office:value="34.384000869517962" table:style-name="ce256">
            <text:p>34,4<text:s text:c="5"/></text:p>
          </table:table-cell>
          <table:table-cell office:value-type="float" office:value="13980" table:style-name="ce276">
            <text:p>13 980</text:p>
          </table:table-cell>
          <table:table-cell office:value-type="float" office:value="32.744647959900689" table:style-name="ce257">
            <text:p>32,7<text:s text:c="5"/></text:p>
          </table:table-cell>
          <table:table-cell office:value-type="float" office:value="14154" table:style-name="ce276">
            <text:p>14 154</text:p>
          </table:table-cell>
          <table:table-cell office:value-type="float" office:value="34.040404040404042" table:style-name="ce258">
            <text:p>34,0<text:s text:c="5"/></text:p>
          </table:table-cell>
          <table:table-cell office:value-type="float" office:value="-1326" table:style-name="ce118">
            <text:p><text:s/>-1 326</text:p>
          </table:table-cell>
          <table:table-cell office:value-type="float" office:value="-9.4849785407725324" table:style-name="ce119">
            <text:p>-9,5<text:s text:c="3"/></text:p>
          </table:table-cell>
          <table:table-cell office:value-type="float" office:value="-1500" table:style-name="ce118">
            <text:p><text:s/>-1 500</text:p>
          </table:table-cell>
          <table:table-cell office:value-type="float" office:value="-10.597710894446799" table:style-name="ce119">
            <text:p>-1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9">
            <text:p>Centro</text:p>
          </table:table-cell>
          <table:table-cell office:value-type="float" office:value="5798" table:style-name="ce272">
            <text:p>5 798</text:p>
          </table:table-cell>
          <table:table-cell office:value-type="float" office:value="15.754578555513287" table:style-name="ce256">
            <text:p>15,8<text:s text:c="5"/></text:p>
          </table:table-cell>
          <table:table-cell office:value-type="float" office:value="6496" table:style-name="ce276">
            <text:p>6 496</text:p>
          </table:table-cell>
          <table:table-cell office:value-type="float" office:value="15.215252728720664" table:style-name="ce257">
            <text:p>15,2<text:s text:c="5"/></text:p>
          </table:table-cell>
          <table:table-cell office:value-type="float" office:value="5607" table:style-name="ce276">
            <text:p>5 607</text:p>
          </table:table-cell>
          <table:table-cell office:value-type="float" office:value="13.484848484848486" table:style-name="ce258">
            <text:p>13,5<text:s text:c="5"/></text:p>
          </table:table-cell>
          <table:table-cell office:value-type="float" office:value="-698" table:style-name="ce118">
            <text:p><text:s/>- 698</text:p>
          </table:table-cell>
          <table:table-cell office:value-type="float" office:value="-10.745073891625616" table:style-name="ce119">
            <text:p>-10,7<text:s text:c="3"/></text:p>
          </table:table-cell>
          <table:table-cell office:value-type="float" office:value="191" table:style-name="ce118">
            <text:p>+ 191</text:p>
          </table:table-cell>
          <table:table-cell office:value-type="float" office:value="3.4064562154449791" table:style-name="ce119">
            <text:p>+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9">
            <text:p>Lisboa V. Tejo</text:p>
          </table:table-cell>
          <table:table-cell office:value-type="float" office:value="12942" table:style-name="ce272">
            <text:p>12 942</text:p>
          </table:table-cell>
          <table:table-cell office:value-type="float" office:value="35.166567034400302" table:style-name="ce256">
            <text:p>35,2<text:s text:c="5"/></text:p>
          </table:table-cell>
          <table:table-cell office:value-type="float" office:value="14284" table:style-name="ce276">
            <text:p>14 284</text:p>
          </table:table-cell>
          <table:table-cell office:value-type="float" office:value="33.456691806811264" table:style-name="ce257">
            <text:p>33,5<text:s text:c="5"/></text:p>
          </table:table-cell>
          <table:table-cell office:value-type="float" office:value="15510" table:style-name="ce276">
            <text:p>15 510</text:p>
          </table:table-cell>
          <table:table-cell office:value-type="float" office:value="37.301587301587304" table:style-name="ce258">
            <text:p>37,3<text:s text:c="5"/></text:p>
          </table:table-cell>
          <table:table-cell office:value-type="float" office:value="-1342" table:style-name="ce118">
            <text:p><text:s/>-1 342</text:p>
          </table:table-cell>
          <table:table-cell office:value-type="float" office:value="-9.395127415289835" table:style-name="ce119">
            <text:p>-9,4<text:s text:c="3"/></text:p>
          </table:table-cell>
          <table:table-cell office:value-type="float" office:value="-2568" table:style-name="ce118">
            <text:p><text:s/>-2 568</text:p>
          </table:table-cell>
          <table:table-cell office:value-type="float" office:value="-16.557059961315279" table:style-name="ce119">
            <text:p>-16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9">
            <text:p>Alentejo</text:p>
          </table:table-cell>
          <table:table-cell office:value-type="float" office:value="1773" table:style-name="ce272">
            <text:p>1 773</text:p>
          </table:table-cell>
          <table:table-cell office:value-type="float" office:value="4.8176729525569266" table:style-name="ce256">
            <text:p>4,8<text:s text:c="5"/></text:p>
          </table:table-cell>
          <table:table-cell office:value-type="float" office:value="2294" table:style-name="ce276">
            <text:p>2 294</text:p>
          </table:table-cell>
          <table:table-cell office:value-type="float" office:value="5.3731203447791263" table:style-name="ce257">
            <text:p>5,4<text:s text:c="5"/></text:p>
          </table:table-cell>
          <table:table-cell office:value-type="float" office:value="1890" table:style-name="ce276">
            <text:p>1 890</text:p>
          </table:table-cell>
          <table:table-cell office:value-type="float" office:value="4.5454545454545459" table:style-name="ce258">
            <text:p>4,5<text:s text:c="5"/></text:p>
          </table:table-cell>
          <table:table-cell office:value-type="float" office:value="-521" table:style-name="ce118">
            <text:p><text:s/>- 521</text:p>
          </table:table-cell>
          <table:table-cell office:value-type="float" office:value="-22.711421098517874" table:style-name="ce119">
            <text:p>-22,7<text:s text:c="3"/></text:p>
          </table:table-cell>
          <table:table-cell office:value-type="float" office:value="-117" table:style-name="ce118">
            <text:p><text:s/>- 117</text:p>
          </table:table-cell>
          <table:table-cell office:value-type="float" office:value="-6.1904761904761907" table:style-name="ce119">
            <text:p>-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9">
            <text:p>Algarve</text:p>
          </table:table-cell>
          <table:table-cell office:value-type="float" office:value="1811" table:style-name="ce272">
            <text:p>1 811</text:p>
          </table:table-cell>
          <table:table-cell office:value-type="float" office:value="4.9209282104233463" table:style-name="ce256">
            <text:p>4,9<text:s text:c="5"/></text:p>
          </table:table-cell>
          <table:table-cell office:value-type="float" office:value="3200" table:style-name="ce276">
            <text:p>3 200</text:p>
          </table:table-cell>
          <table:table-cell office:value-type="float" office:value="7.495198388532347" table:style-name="ce257">
            <text:p>7,5<text:s text:c="5"/></text:p>
          </table:table-cell>
          <table:table-cell office:value-type="float" office:value="2511" table:style-name="ce276">
            <text:p>2 511</text:p>
          </table:table-cell>
          <table:table-cell office:value-type="float" office:value="6.0389610389610393" table:style-name="ce258">
            <text:p>6,0<text:s text:c="5"/></text:p>
          </table:table-cell>
          <table:table-cell office:value-type="float" office:value="-1389" table:style-name="ce118">
            <text:p><text:s/>-1 389</text:p>
          </table:table-cell>
          <table:table-cell office:value-type="float" office:value="-43.40625" table:style-name="ce119">
            <text:p>-43,4<text:s text:c="3"/></text:p>
          </table:table-cell>
          <table:table-cell office:value-type="float" office:value="-700" table:style-name="ce118">
            <text:p><text:s/>- 700</text:p>
          </table:table-cell>
          <table:table-cell office:value-type="float" office:value="-27.877339705296695" table:style-name="ce119">
            <text:p>-27,9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office:value-type="string" table:style-name="ce278">
            <text:p>REG.AUTÓNOMAS</text:p>
          </table:table-cell>
          <table:table-cell office:value-type="float" office:value="1824" table:style-name="ce271">
            <text:p>1 824</text:p>
          </table:table-cell>
          <table:table-cell office:value-type="float" office:value="4.9562523775881742" table:style-name="ce253">
            <text:p>5,0<text:s text:c="5"/></text:p>
          </table:table-cell>
          <table:table-cell office:value-type="float" office:value="2440" table:style-name="ce275">
            <text:p>2 440</text:p>
          </table:table-cell>
          <table:table-cell office:value-type="float" office:value="5.715088771255914" table:style-name="ce254">
            <text:p>5,7<text:s text:c="5"/></text:p>
          </table:table-cell>
          <table:table-cell office:value-type="float" office:value="1908" table:style-name="ce275">
            <text:p>1 908</text:p>
          </table:table-cell>
          <table:table-cell office:value-type="float" office:value="4.5887445887445883" table:style-name="ce255">
            <text:p>4,6<text:s text:c="5"/></text:p>
          </table:table-cell>
          <table:table-cell office:value-type="float" office:value="-616" table:style-name="ce111">
            <text:p><text:s/>- 616</text:p>
          </table:table-cell>
          <table:table-cell office:value-type="float" office:value="-25.245901639344265" table:style-name="ce112">
            <text:p>-25,2<text:s text:c="3"/></text:p>
          </table:table-cell>
          <table:table-cell office:value-type="float" office:value="-84" table:style-name="ce111">
            <text:p><text:s/>- 84</text:p>
          </table:table-cell>
          <table:table-cell office:value-type="float" office:value="-4.4025157232704402" table:style-name="ce112">
            <text:p>-4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79">
            <text:p>Açores</text:p>
          </table:table-cell>
          <table:table-cell office:value-type="float" office:value="882" table:style-name="ce272">
            <text:p><text:s/>882</text:p>
          </table:table-cell>
          <table:table-cell office:value-type="float" office:value="2.3966088799521765" table:style-name="ce256">
            <text:p>2,4<text:s text:c="5"/></text:p>
          </table:table-cell>
          <table:table-cell office:value-type="float" office:value="1251" table:style-name="ce276">
            <text:p>1 251</text:p>
          </table:table-cell>
          <table:table-cell office:value-type="float" office:value="2.9301541200168644" table:style-name="ce257">
            <text:p>2,9<text:s text:c="5"/></text:p>
          </table:table-cell>
          <table:table-cell office:value-type="float" office:value="946" table:style-name="ce276">
            <text:p><text:s/>946</text:p>
          </table:table-cell>
          <table:table-cell office:value-type="float" office:value="2.2751322751322753" table:style-name="ce258">
            <text:p>2,3<text:s text:c="5"/></text:p>
          </table:table-cell>
          <table:table-cell office:value-type="float" office:value="-369" table:style-name="ce118">
            <text:p><text:s/>- 369</text:p>
          </table:table-cell>
          <table:table-cell office:value-type="float" office:value="-29.496402877697843" table:style-name="ce119">
            <text:p>-29,5<text:s text:c="3"/></text:p>
          </table:table-cell>
          <table:table-cell office:value-type="float" office:value="-64" table:style-name="ce118">
            <text:p><text:s/>- 64</text:p>
          </table:table-cell>
          <table:table-cell office:value-type="float" office:value="-6.7653276955602539" table:style-name="ce119">
            <text:p>-6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9">
            <text:p>Madeira</text:p>
          </table:table-cell>
          <table:table-cell office:value-type="float" office:value="942" table:style-name="ce272">
            <text:p><text:s/>942</text:p>
          </table:table-cell>
          <table:table-cell office:value-type="float" office:value="2.5596434976359981" table:style-name="ce256">
            <text:p>2,6<text:s text:c="5"/></text:p>
          </table:table-cell>
          <table:table-cell office:value-type="float" office:value="1189" table:style-name="ce276">
            <text:p>1 189</text:p>
          </table:table-cell>
          <table:table-cell office:value-type="float" office:value="2.78493465123905" table:style-name="ce257">
            <text:p>2,8<text:s text:c="5"/></text:p>
          </table:table-cell>
          <table:table-cell office:value-type="float" office:value="962" table:style-name="ce276">
            <text:p><text:s/>962</text:p>
          </table:table-cell>
          <table:table-cell office:value-type="float" office:value="2.3136123136123135" table:style-name="ce258">
            <text:p>2,3<text:s text:c="5"/></text:p>
          </table:table-cell>
          <table:table-cell office:value-type="float" office:value="-247" table:style-name="ce118">
            <text:p><text:s/>- 247</text:p>
          </table:table-cell>
          <table:table-cell office:value-type="float" office:value="-20.773759461732549" table:style-name="ce119">
            <text:p>-20,8<text:s text:c="3"/></text:p>
          </table:table-cell>
          <table:table-cell office:value-type="float" office:value="-20" table:style-name="ce118">
            <text:p><text:s/>- 20</text:p>
          </table:table-cell>
          <table:table-cell office:value-type="float" office:value="-2.0790020790020791" table:style-name="ce119">
            <text:p>-2,1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65"/>
          <table:table-cell table:style-name="ce273"/>
          <table:table-cell table:style-name="ce241"/>
          <table:table-cell table:style-name="ce277"/>
          <table:table-cell table:style-name="ce266"/>
          <table:table-cell table:style-name="ce277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number-columns-repeated="16372" table:style-name="ce1"/>
        </table:table-row>
        <table:table-row table:style-name="ro34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84"/>
          <table:table-cell table:style-name="ce86"/>
          <table:table-cell table:style-name="ce87"/>
          <table:table-cell table:number-columns-repeated="4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0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2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0" table:default-cell-style-name="ce1"/>
        <table:table-column table:style-name="co16" table:default-cell-style-name="ce1"/>
        <table:table-column table:style-name="co41" table:default-cell-style-name="ce1"/>
        <table:table-column table:style-name="co33" table:default-cell-style-name="ce58"/>
        <table:table-column table:style-name="co41" table:default-cell-style-name="ce58"/>
        <table:table-column table:style-name="co42" table:default-cell-style-name="ce1"/>
        <table:table-column table:style-name="co41" table:default-cell-style-name="ce1"/>
        <table:table-column table:style-name="co35" table:default-cell-style-name="ce1"/>
        <table:table-column table:style-name="co41" table:default-cell-style-name="ce1"/>
        <table:table-column table:style-name="co35" table:default-cell-style-name="ce1"/>
        <table:table-column table:style-name="co41" table:default-cell-style-name="ce1"/>
        <table:table-column table:style-name="co19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6187in" svg:height="0.6552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9027in" svg:y="0.23094in" svg:width="2.1074in" svg:height="0.51675in">
                <draw:text-box>
                  <text:p text:style-name="a76" text:class-names="" text:cond-style-name=""><text:span text:style-name="a74" text:class-names="">FEVEREIRO 2022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2" draw:style-name="a72" draw:name="Text Box 122" svg:x="0in" svg:y="0in" svg:width="0.97917in" svg:height="0.3157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158">
            <text:p><text:s/>Quadro 8 - OFERTAS DE EMPREGO RECEBIDAS, <text:s text:c="2"/>POR <text:s/>REGIÕES<text:s text:c="3"/></text:p>
          </table:table-cell>
          <table:table-cell table:number-columns-repeated="10" table:style-name="ce158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7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28"/>
          <table:table-cell office:value-type="string" table:style-name="ce176">
            <text:p>FEVEREIRO 2022</text:p>
          </table:table-cell>
          <table:table-cell office:value-type="string" table:style-name="ce90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56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388">
            <text:p>Mês <text:s/>anterior</text:p>
          </table:table-cell>
          <table:covered-table-cell/>
          <table:table-cell office:value-type="string" table:number-columns-spanned="2" table:number-rows-spanned="1" table:style-name="ce389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244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style-name="ce259"/>
          <table:table-cell table:style-name="ce270"/>
          <table:table-cell table:style-name="ce260"/>
          <table:table-cell table:style-name="ce274"/>
          <table:table-cell table:style-name="ce261"/>
          <table:table-cell table:style-name="ce274"/>
          <table:table-cell table:style-name="ce261"/>
          <table:table-cell table:style-name="ce262"/>
          <table:table-cell table:number-columns-repeated="3" table:style-name="ce263"/>
          <table:table-cell table:style-name="ce16"/>
          <table:table-cell table:number-columns-repeated="16371" table:style-name="ce1"/>
        </table:table-row>
        <table:table-row table:style-name="ro4">
          <table:table-cell/>
          <table:table-cell office:value-type="string" table:style-name="ce264">
            <text:p>PORTUGAL</text:p>
          </table:table-cell>
          <table:table-cell office:value-type="float" office:value="11242" table:style-name="ce271">
            <text:p>11 242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12433" table:style-name="ce275">
            <text:p>12 433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7677" table:style-name="ce275">
            <text:p>7 677</text:p>
          </table:table-cell>
          <table:table-cell office:value-type="float" office:value="100.00000000000001" table:style-name="ce255">
            <text:p>100,0<text:s text:c="5"/></text:p>
          </table:table-cell>
          <table:table-cell office:value-type="float" office:value="-1191" table:style-name="ce111">
            <text:p><text:s/>-1 191</text:p>
          </table:table-cell>
          <table:table-cell office:value-type="float" office:value="-9.5793452907584644" table:style-name="ce112">
            <text:p>-9,6<text:s text:c="3"/></text:p>
          </table:table-cell>
          <table:table-cell office:value-type="float" office:value="3565" table:style-name="ce111">
            <text:p>+3 565</text:p>
          </table:table-cell>
          <table:table-cell office:value-type="float" office:value="46.437410446789116" table:style-name="ce112">
            <text:p>+46,4<text:s text:c="3"/></text:p>
          </table:table-cell>
          <table:table-cell table:style-name="ce21"/>
          <table:table-cell table:style-name="ce12"/>
          <table:table-cell table:number-columns-repeated="2" table:style-name="ce82"/>
          <table:table-cell table:number-columns-repeated="2" table:style-name="ce17"/>
          <table:table-cell table:number-columns-repeated="16366"/>
        </table:table-row>
        <table:table-row table:style-name="ro36">
          <table:table-cell/>
          <table:table-cell office:value-type="string" table:style-name="ce278">
            <text:p>CONTINENTE</text:p>
          </table:table-cell>
          <table:table-cell office:value-type="float" office:value="10634" table:style-name="ce271">
            <text:p>10 634</text:p>
          </table:table-cell>
          <table:table-cell office:value-type="float" office:value="94.59170966020281" table:style-name="ce253">
            <text:p>94,6<text:s text:c="5"/></text:p>
          </table:table-cell>
          <table:table-cell office:value-type="float" office:value="12002" table:style-name="ce275">
            <text:p>12 002</text:p>
          </table:table-cell>
          <table:table-cell office:value-type="float" office:value="96.53341912651814" table:style-name="ce254">
            <text:p>96,5<text:s text:c="5"/></text:p>
          </table:table-cell>
          <table:table-cell office:value-type="float" office:value="7422" table:style-name="ce275">
            <text:p>7 422</text:p>
          </table:table-cell>
          <table:table-cell office:value-type="float" office:value="96.678389996092235" table:style-name="ce255">
            <text:p>96,7<text:s text:c="5"/></text:p>
          </table:table-cell>
          <table:table-cell office:value-type="float" office:value="-1368" table:style-name="ce111">
            <text:p><text:s/>-1 368</text:p>
          </table:table-cell>
          <table:table-cell office:value-type="float" office:value="-11.398100316613897" table:style-name="ce112">
            <text:p>-11,4<text:s text:c="3"/></text:p>
          </table:table-cell>
          <table:table-cell office:value-type="float" office:value="3212" table:style-name="ce111">
            <text:p>+3 212</text:p>
          </table:table-cell>
          <table:table-cell office:value-type="float" office:value="43.276744812718945" table:style-name="ce112">
            <text:p>+43,3<text:s text:c="3"/></text:p>
          </table:table-cell>
          <table:table-cell table:style-name="ce19"/>
          <table:table-cell table:style-name="ce22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11">
          <table:table-cell/>
          <table:table-cell office:value-type="string" table:style-name="ce279">
            <text:p>Norte</text:p>
          </table:table-cell>
          <table:table-cell office:value-type="float" office:value="3369" table:style-name="ce272">
            <text:p>3 369</text:p>
          </table:table-cell>
          <table:table-cell office:value-type="float" office:value="29.967977228251204" table:style-name="ce256">
            <text:p>30,0<text:s text:c="5"/></text:p>
          </table:table-cell>
          <table:table-cell office:value-type="float" office:value="4359" table:style-name="ce276">
            <text:p>4 359</text:p>
          </table:table-cell>
          <table:table-cell office:value-type="float" office:value="35.059921177511463" table:style-name="ce257">
            <text:p>35,1<text:s text:c="5"/></text:p>
          </table:table-cell>
          <table:table-cell office:value-type="float" office:value="2718" table:style-name="ce276">
            <text:p>2 718</text:p>
          </table:table-cell>
          <table:table-cell office:value-type="float" office:value="35.404454865181712" table:style-name="ce258">
            <text:p>35,4<text:s text:c="5"/></text:p>
          </table:table-cell>
          <table:table-cell office:value-type="float" office:value="-990" table:style-name="ce118">
            <text:p><text:s/>- 990</text:p>
          </table:table-cell>
          <table:table-cell office:value-type="float" office:value="-22.711631108052305" table:style-name="ce119">
            <text:p>-22,7<text:s text:c="3"/></text:p>
          </table:table-cell>
          <table:table-cell office:value-type="float" office:value="651" table:style-name="ce118">
            <text:p>+ 651</text:p>
          </table:table-cell>
          <table:table-cell office:value-type="float" office:value="23.951434878587197" table:style-name="ce119">
            <text:p>+24,0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9">
            <text:p>Centro</text:p>
          </table:table-cell>
          <table:table-cell office:value-type="float" office:value="2286" table:style-name="ce272">
            <text:p>2 286</text:p>
          </table:table-cell>
          <table:table-cell office:value-type="float" office:value="20.334460060487459" table:style-name="ce256">
            <text:p>20,3<text:s text:c="5"/></text:p>
          </table:table-cell>
          <table:table-cell office:value-type="float" office:value="2698" table:style-name="ce276">
            <text:p>2 698</text:p>
          </table:table-cell>
          <table:table-cell office:value-type="float" office:value="21.700313681331941" table:style-name="ce257">
            <text:p>21,7<text:s text:c="5"/></text:p>
          </table:table-cell>
          <table:table-cell office:value-type="float" office:value="1927" table:style-name="ce276">
            <text:p>1 927</text:p>
          </table:table-cell>
          <table:table-cell office:value-type="float" office:value="25.10095089227563" table:style-name="ce258">
            <text:p>25,1<text:s text:c="5"/></text:p>
          </table:table-cell>
          <table:table-cell office:value-type="float" office:value="-412" table:style-name="ce118">
            <text:p><text:s/>- 412</text:p>
          </table:table-cell>
          <table:table-cell office:value-type="float" office:value="-15.270570793180132" table:style-name="ce119">
            <text:p>-15,3<text:s text:c="3"/></text:p>
          </table:table-cell>
          <table:table-cell office:value-type="float" office:value="359" table:style-name="ce118">
            <text:p>+ 359</text:p>
          </table:table-cell>
          <table:table-cell office:value-type="float" office:value="18.629994810586403" table:style-name="ce119">
            <text:p>+18,6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9">
            <text:p>Lisboa V. Tejo</text:p>
          </table:table-cell>
          <table:table-cell office:value-type="float" office:value="3027" table:style-name="ce272">
            <text:p>3 027</text:p>
          </table:table-cell>
          <table:table-cell office:value-type="float" office:value="26.925813912115281" table:style-name="ce256">
            <text:p>26,9<text:s text:c="5"/></text:p>
          </table:table-cell>
          <table:table-cell office:value-type="float" office:value="3498" table:style-name="ce276">
            <text:p>3 498</text:p>
          </table:table-cell>
          <table:table-cell office:value-type="float" office:value="28.134802541623099" table:style-name="ce257">
            <text:p>28,1<text:s text:c="5"/></text:p>
          </table:table-cell>
          <table:table-cell office:value-type="float" office:value="2060" table:style-name="ce276">
            <text:p>2 060</text:p>
          </table:table-cell>
          <table:table-cell office:value-type="float" office:value="26.833398462941254" table:style-name="ce258">
            <text:p>26,8<text:s text:c="5"/></text:p>
          </table:table-cell>
          <table:table-cell office:value-type="float" office:value="-471" table:style-name="ce118">
            <text:p><text:s/>- 471</text:p>
          </table:table-cell>
          <table:table-cell office:value-type="float" office:value="-13.464837049742709" table:style-name="ce119">
            <text:p>-13,5<text:s text:c="3"/></text:p>
          </table:table-cell>
          <table:table-cell office:value-type="float" office:value="967" table:style-name="ce118">
            <text:p>+ 967</text:p>
          </table:table-cell>
          <table:table-cell office:value-type="float" office:value="46.941747572815537" table:style-name="ce119">
            <text:p>+46,9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9">
            <text:p>Alentejo</text:p>
          </table:table-cell>
          <table:table-cell office:value-type="float" office:value="883" table:style-name="ce272">
            <text:p><text:s/>883</text:p>
          </table:table-cell>
          <table:table-cell office:value-type="float" office:value="7.8544742928304574" table:style-name="ce256">
            <text:p>7,9<text:s text:c="5"/></text:p>
          </table:table-cell>
          <table:table-cell office:value-type="float" office:value="925" table:style-name="ce276">
            <text:p><text:s/>925</text:p>
          </table:table-cell>
          <table:table-cell office:value-type="float" office:value="7.4398777447116551" table:style-name="ce257">
            <text:p>7,4<text:s text:c="5"/></text:p>
          </table:table-cell>
          <table:table-cell office:value-type="float" office:value="518" table:style-name="ce276">
            <text:p><text:s/>518</text:p>
          </table:table-cell>
          <table:table-cell office:value-type="float" office:value="6.7474273804871698" table:style-name="ce258">
            <text:p>6,7<text:s text:c="5"/></text:p>
          </table:table-cell>
          <table:table-cell office:value-type="float" office:value="-42" table:style-name="ce118">
            <text:p><text:s/>- 42</text:p>
          </table:table-cell>
          <table:table-cell office:value-type="float" office:value="-4.5405405405405403" table:style-name="ce119">
            <text:p>-4,5<text:s text:c="3"/></text:p>
          </table:table-cell>
          <table:table-cell office:value-type="float" office:value="365" table:style-name="ce118">
            <text:p>+ 365</text:p>
          </table:table-cell>
          <table:table-cell office:value-type="float" office:value="70.463320463320471" table:style-name="ce119">
            <text:p>+70,5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9">
            <text:p>Algarve</text:p>
          </table:table-cell>
          <table:table-cell office:value-type="float" office:value="1069" table:style-name="ce272">
            <text:p>1 069</text:p>
          </table:table-cell>
          <table:table-cell office:value-type="float" office:value="9.5089841665184132" table:style-name="ce256">
            <text:p>9,5<text:s text:c="5"/></text:p>
          </table:table-cell>
          <table:table-cell office:value-type="float" office:value="522" table:style-name="ce276">
            <text:p><text:s/>522</text:p>
          </table:table-cell>
          <table:table-cell office:value-type="float" office:value="4.1985039813399823" table:style-name="ce257">
            <text:p>4,2<text:s text:c="5"/></text:p>
          </table:table-cell>
          <table:table-cell office:value-type="float" office:value="199" table:style-name="ce276">
            <text:p><text:s/>199</text:p>
          </table:table-cell>
          <table:table-cell office:value-type="float" office:value="2.5921583952064609" table:style-name="ce258">
            <text:p>2,6<text:s text:c="5"/></text:p>
          </table:table-cell>
          <table:table-cell office:value-type="float" office:value="547" table:style-name="ce118">
            <text:p>+ 547</text:p>
          </table:table-cell>
          <table:table-cell office:value-type="float" office:value="104.78927203065133" table:style-name="ce119">
            <text:p>+104,8<text:s text:c="3"/></text:p>
          </table:table-cell>
          <table:table-cell office:value-type="float" office:value="870" table:style-name="ce118">
            <text:p>+ 870</text:p>
          </table:table-cell>
          <table:table-cell office:value-type="float" office:value="437.18592964824114" table:style-name="ce119">
            <text:p>+437,2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37">
          <table:table-cell/>
          <table:table-cell office:value-type="string" table:style-name="ce278">
            <text:p>REG.AUTÓNOMAS</text:p>
          </table:table-cell>
          <table:table-cell office:value-type="float" office:value="608" table:style-name="ce271">
            <text:p><text:s/>608</text:p>
          </table:table-cell>
          <table:table-cell office:value-type="float" office:value="5.4082903397971895" table:style-name="ce253">
            <text:p>5,4<text:s text:c="5"/></text:p>
          </table:table-cell>
          <table:table-cell office:value-type="float" office:value="431" table:style-name="ce275">
            <text:p><text:s/>431</text:p>
          </table:table-cell>
          <table:table-cell office:value-type="float" office:value="3.4665808734818628" table:style-name="ce254">
            <text:p>3,5<text:s text:c="5"/></text:p>
          </table:table-cell>
          <table:table-cell office:value-type="float" office:value="255" table:style-name="ce275">
            <text:p><text:s/>255</text:p>
          </table:table-cell>
          <table:table-cell office:value-type="float" office:value="3.3216100039077769" table:style-name="ce255">
            <text:p>3,3<text:s text:c="5"/></text:p>
          </table:table-cell>
          <table:table-cell office:value-type="float" office:value="177" table:style-name="ce111">
            <text:p>+ 177</text:p>
          </table:table-cell>
          <table:table-cell office:value-type="float" office:value="41.067285382830626" table:style-name="ce112">
            <text:p>+41,1<text:s text:c="3"/></text:p>
          </table:table-cell>
          <table:table-cell office:value-type="float" office:value="353" table:style-name="ce111">
            <text:p>+ 353</text:p>
          </table:table-cell>
          <table:table-cell office:value-type="float" office:value="138.43137254901961" table:style-name="ce112">
            <text:p>+138,4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11">
          <table:table-cell/>
          <table:table-cell office:value-type="string" table:style-name="ce279">
            <text:p>Açores</text:p>
          </table:table-cell>
          <table:table-cell office:value-type="float" office:value="291" table:style-name="ce272">
            <text:p><text:s/>291</text:p>
          </table:table-cell>
          <table:table-cell office:value-type="float" office:value="2.588507383027931" table:style-name="ce256">
            <text:p>2,6<text:s text:c="5"/></text:p>
          </table:table-cell>
          <table:table-cell office:value-type="float" office:value="267" table:style-name="ce276">
            <text:p><text:s/>267</text:p>
          </table:table-cell>
          <table:table-cell office:value-type="float" office:value="2.1475106571221749" table:style-name="ce257">
            <text:p>2,1<text:s text:c="5"/></text:p>
          </table:table-cell>
          <table:table-cell office:value-type="float" office:value="113" table:style-name="ce276">
            <text:p><text:s/>113</text:p>
          </table:table-cell>
          <table:table-cell office:value-type="float" office:value="1.4719291389865834" table:style-name="ce258">
            <text:p>1,5<text:s text:c="5"/></text:p>
          </table:table-cell>
          <table:table-cell office:value-type="float" office:value="24" table:style-name="ce118">
            <text:p>+ 24</text:p>
          </table:table-cell>
          <table:table-cell office:value-type="float" office:value="8.9887640449438209" table:style-name="ce119">
            <text:p>+9,0<text:s text:c="3"/></text:p>
          </table:table-cell>
          <table:table-cell office:value-type="float" office:value="178" table:style-name="ce118">
            <text:p>+ 178</text:p>
          </table:table-cell>
          <table:table-cell office:value-type="float" office:value="157.52212389380531" table:style-name="ce119">
            <text:p>+157,5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79">
            <text:p>Madeira</text:p>
          </table:table-cell>
          <table:table-cell office:value-type="float" office:value="317" table:style-name="ce272">
            <text:p><text:s/>317</text:p>
          </table:table-cell>
          <table:table-cell office:value-type="float" office:value="2.8197829567692581" table:style-name="ce256">
            <text:p>2,8<text:s text:c="5"/></text:p>
          </table:table-cell>
          <table:table-cell office:value-type="float" office:value="164" table:style-name="ce276">
            <text:p><text:s/>164</text:p>
          </table:table-cell>
          <table:table-cell office:value-type="float" office:value="1.3190702163596879" table:style-name="ce257">
            <text:p>1,3<text:s text:c="5"/></text:p>
          </table:table-cell>
          <table:table-cell office:value-type="float" office:value="142" table:style-name="ce276">
            <text:p><text:s/>142</text:p>
          </table:table-cell>
          <table:table-cell office:value-type="float" office:value="1.8496808649211931" table:style-name="ce258">
            <text:p>1,8<text:s text:c="5"/></text:p>
          </table:table-cell>
          <table:table-cell office:value-type="float" office:value="153" table:style-name="ce118">
            <text:p>+ 153</text:p>
          </table:table-cell>
          <table:table-cell office:value-type="float" office:value="93.292682926829272" table:style-name="ce119">
            <text:p>+93,3<text:s text:c="3"/></text:p>
          </table:table-cell>
          <table:table-cell office:value-type="float" office:value="175" table:style-name="ce118">
            <text:p>+ 175</text:p>
          </table:table-cell>
          <table:table-cell office:value-type="float" office:value="123.2394366197183" table:style-name="ce119">
            <text:p>+123,2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23">
          <table:table-cell/>
          <table:table-cell table:style-name="ce265"/>
          <table:table-cell table:style-name="ce273"/>
          <table:table-cell table:style-name="ce241"/>
          <table:table-cell table:style-name="ce277"/>
          <table:table-cell table:style-name="ce266"/>
          <table:table-cell table:style-name="ce277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number-columns-repeated="3" table:style-name="ce19"/>
          <table:table-cell table:style-name="ce81"/>
          <table:table-cell table:number-columns-repeated="2" table:style-name="ce19"/>
          <table:table-cell table:number-columns-repeated="16366"/>
        </table:table-row>
        <table:table-row table:style-name="ro13">
          <table:table-cell/>
          <table:table-cell office:value-type="string" table:style-name="ce280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9">
          <table:table-cell/>
          <table:table-cell office:value-type="string" table:style-name="ce158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8"/>
          <table:table-cell office:value-type="string" table:style-name="ce161">
            <text:p>CONTINENTE</text:p>
          </table:table-cell>
          <table:table-cell table:style-name="ce161"/>
          <table:table-cell table:number-columns-repeated="16372" table:style-name="ce1"/>
        </table:table-row>
        <table:table-row table:style-name="ro19">
          <table:table-cell/>
          <table:table-cell office:value-type="string" table:style-name="ce18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30">
          <table:table-cell/>
          <table:table-cell table:style-name="ce28"/>
          <table:table-cell table:style-name="ce100"/>
          <table:table-cell table:style-name="ce247"/>
          <table:table-cell table:style-name="ce98"/>
          <table:table-cell table:style-name="ce249"/>
          <table:table-cell table:style-name="ce59"/>
          <table:table-cell table:style-name="ce251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12">
          <table:table-cell/>
          <table:table-cell office:value-type="string" table:style-name="ce338">
            <text:p>Total</text:p>
          </table:table-cell>
          <table:table-cell office:value-type="float" office:value="10634" table:style-name="ce107">
            <text:p>10 634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12002" table:style-name="ce147">
            <text:p>12 002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7422" table:style-name="ce109">
            <text:p>7 422</text:p>
          </table:table-cell>
          <table:table-cell office:value-type="float" office:value="100.00000000000001" table:style-name="ce245">
            <text:p>100,0<text:s text:c="5"/></text:p>
          </table:table-cell>
          <table:table-cell office:value-type="float" office:value="-1368" table:style-name="ce111">
            <text:p><text:s/>-1 368</text:p>
          </table:table-cell>
          <table:table-cell office:value-type="float" office:value="-11.398100316613897" table:style-name="ce112">
            <text:p>-11,4<text:s text:c="3"/></text:p>
          </table:table-cell>
          <table:table-cell office:value-type="float" office:value="3212" table:style-name="ce111">
            <text:p>+3 212</text:p>
          </table:table-cell>
          <table:table-cell office:value-type="float" office:value="43.276744812718945" table:style-name="ce112">
            <text:p>+43,3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office:value-type="string" table:style-name="ce339">
            <text:p>1- Repres. do poder legislativo e de órgãos exec., dirigentes, dire. e gestores execu.</text:p>
          </table:table-cell>
          <table:table-cell office:value-type="float" office:value="98" table:style-name="ce114">
            <text:p><text:s/>98</text:p>
          </table:table-cell>
          <table:table-cell office:value-type="float" office:value="0.9215723152153471" table:style-name="ce240">
            <text:p>0,9<text:s text:c="5"/></text:p>
          </table:table-cell>
          <table:table-cell office:value-type="float" office:value="81" table:style-name="ce149">
            <text:p><text:s/>81</text:p>
          </table:table-cell>
          <table:table-cell office:value-type="float" office:value="0.67488751874687558" table:style-name="ce243">
            <text:p>0,7<text:s text:c="5"/></text:p>
          </table:table-cell>
          <table:table-cell office:value-type="float" office:value="58" table:style-name="ce116">
            <text:p><text:s/>58</text:p>
          </table:table-cell>
          <table:table-cell office:value-type="float" office:value="0.78146052277014277" table:style-name="ce246">
            <text:p>0,8<text:s text:c="5"/></text:p>
          </table:table-cell>
          <table:table-cell office:value-type="float" office:value="17" table:style-name="ce118">
            <text:p>+ 17</text:p>
          </table:table-cell>
          <table:table-cell office:value-type="float" office:value="20.987654320987652" table:style-name="ce119">
            <text:p>+21,0<text:s text:c="3"/></text:p>
          </table:table-cell>
          <table:table-cell office:value-type="float" office:value="40" table:style-name="ce118">
            <text:p>+ 40</text:p>
          </table:table-cell>
          <table:table-cell office:value-type="float" office:value="68.965517241379317" table:style-name="ce119">
            <text:p>+69,0<text:s text:c="3"/></text:p>
          </table:table-cell>
          <table:table-cell table:style-name="ce21"/>
          <table:table-cell table:style-name="ce12"/>
          <table:table-cell table:number-columns-repeated="2" table:style-name="ce82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339">
            <text:p>2- Especialistas das atividades intelectuais e científicas</text:p>
          </table:table-cell>
          <table:table-cell office:value-type="float" office:value="919" table:style-name="ce114">
            <text:p><text:s/>919</text:p>
          </table:table-cell>
          <table:table-cell office:value-type="float" office:value="8.6420914049275908" table:style-name="ce240">
            <text:p>8,6<text:s text:c="5"/></text:p>
          </table:table-cell>
          <table:table-cell office:value-type="float" office:value="758" table:style-name="ce149">
            <text:p><text:s/>758</text:p>
          </table:table-cell>
          <table:table-cell office:value-type="float" office:value="6.3156140643226122" table:style-name="ce243">
            <text:p>6,3<text:s text:c="5"/></text:p>
          </table:table-cell>
          <table:table-cell office:value-type="float" office:value="654" table:style-name="ce116">
            <text:p><text:s/>654</text:p>
          </table:table-cell>
          <table:table-cell office:value-type="float" office:value="8.8116410670978169" table:style-name="ce246">
            <text:p>8,8<text:s text:c="5"/></text:p>
          </table:table-cell>
          <table:table-cell office:value-type="float" office:value="161" table:style-name="ce118">
            <text:p>+ 161</text:p>
          </table:table-cell>
          <table:table-cell office:value-type="float" office:value="21.240105540897098" table:style-name="ce119">
            <text:p>+21,2<text:s text:c="3"/></text:p>
          </table:table-cell>
          <table:table-cell office:value-type="float" office:value="265" table:style-name="ce118">
            <text:p>+ 265</text:p>
          </table:table-cell>
          <table:table-cell office:value-type="float" office:value="40.519877675840974" table:style-name="ce119">
            <text:p>+40,5<text:s text:c="3"/></text:p>
          </table:table-cell>
          <table:table-cell table:style-name="ce19"/>
          <table:table-cell table:style-name="ce22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9">
            <text:p>3- Técnicos e profissões de nível intermédio</text:p>
          </table:table-cell>
          <table:table-cell office:value-type="float" office:value="778" table:style-name="ce114">
            <text:p><text:s/>778</text:p>
          </table:table-cell>
          <table:table-cell office:value-type="float" office:value="7.3161557269136726" table:style-name="ce240">
            <text:p>7,3<text:s text:c="5"/></text:p>
          </table:table-cell>
          <table:table-cell office:value-type="float" office:value="685" table:style-name="ce149">
            <text:p><text:s/>685</text:p>
          </table:table-cell>
          <table:table-cell office:value-type="float" office:value="5.7073821029828355" table:style-name="ce243">
            <text:p>5,7<text:s text:c="5"/></text:p>
          </table:table-cell>
          <table:table-cell office:value-type="float" office:value="517" table:style-name="ce116">
            <text:p><text:s/>517</text:p>
          </table:table-cell>
          <table:table-cell office:value-type="float" office:value="6.9657774184855832" table:style-name="ce246">
            <text:p>7,0<text:s text:c="5"/></text:p>
          </table:table-cell>
          <table:table-cell office:value-type="float" office:value="93" table:style-name="ce118">
            <text:p>+ 93</text:p>
          </table:table-cell>
          <table:table-cell office:value-type="float" office:value="13.576642335766422" table:style-name="ce119">
            <text:p>+13,6<text:s text:c="3"/></text:p>
          </table:table-cell>
          <table:table-cell office:value-type="float" office:value="261" table:style-name="ce118">
            <text:p>+ 261</text:p>
          </table:table-cell>
          <table:table-cell office:value-type="float" office:value="50.483558994197296" table:style-name="ce119">
            <text:p>+50,5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0">
            <text:p>4- Pessoal administrativo</text:p>
          </table:table-cell>
          <table:table-cell office:value-type="float" office:value="1004" table:style-name="ce114">
            <text:p>1 004</text:p>
          </table:table-cell>
          <table:table-cell office:value-type="float" office:value="9.4414143313898808" table:style-name="ce240">
            <text:p>9,4<text:s text:c="5"/></text:p>
          </table:table-cell>
          <table:table-cell office:value-type="float" office:value="962" table:style-name="ce149">
            <text:p><text:s/>962</text:p>
          </table:table-cell>
          <table:table-cell office:value-type="float" office:value="8.0153307782036336" table:style-name="ce243">
            <text:p>8,0<text:s text:c="5"/></text:p>
          </table:table-cell>
          <table:table-cell office:value-type="float" office:value="612" table:style-name="ce116">
            <text:p><text:s/>612</text:p>
          </table:table-cell>
          <table:table-cell office:value-type="float" office:value="8.2457558609539205" table:style-name="ce246">
            <text:p>8,2<text:s text:c="5"/></text:p>
          </table:table-cell>
          <table:table-cell office:value-type="float" office:value="42" table:style-name="ce118">
            <text:p>+ 42</text:p>
          </table:table-cell>
          <table:table-cell office:value-type="float" office:value="4.3659043659043659" table:style-name="ce119">
            <text:p>+4,4<text:s text:c="3"/></text:p>
          </table:table-cell>
          <table:table-cell office:value-type="float" office:value="392" table:style-name="ce118">
            <text:p>+ 392</text:p>
          </table:table-cell>
          <table:table-cell office:value-type="float" office:value="64.052287581699346" table:style-name="ce119">
            <text:p>+64,1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1">
            <text:p>5- Trabalhadores dos serviços pessoais, de proteção e segurança e vendedores</text:p>
          </table:table-cell>
          <table:table-cell office:value-type="float" office:value="2090" table:style-name="ce114">
            <text:p>2 090</text:p>
          </table:table-cell>
          <table:table-cell office:value-type="float" office:value="19.653940191837503" table:style-name="ce240">
            <text:p>19,7<text:s text:c="5"/></text:p>
          </table:table-cell>
          <table:table-cell office:value-type="float" office:value="1764" table:style-name="ce149">
            <text:p>1 764</text:p>
          </table:table-cell>
          <table:table-cell office:value-type="float" office:value="14.69755040826529" table:style-name="ce243">
            <text:p>14,7<text:s text:c="5"/></text:p>
          </table:table-cell>
          <table:table-cell office:value-type="float" office:value="645" table:style-name="ce116">
            <text:p><text:s/>645</text:p>
          </table:table-cell>
          <table:table-cell office:value-type="float" office:value="8.6903799514955544" table:style-name="ce246">
            <text:p>8,7<text:s text:c="5"/></text:p>
          </table:table-cell>
          <table:table-cell office:value-type="float" office:value="326" table:style-name="ce118">
            <text:p>+ 326</text:p>
          </table:table-cell>
          <table:table-cell office:value-type="float" office:value="18.480725623582767" table:style-name="ce119">
            <text:p>+18,5<text:s text:c="3"/></text:p>
          </table:table-cell>
          <table:table-cell office:value-type="float" office:value="1445" table:style-name="ce118">
            <text:p>+1 445</text:p>
          </table:table-cell>
          <table:table-cell office:value-type="float" office:value="224.03100775193798" table:style-name="ce119">
            <text:p>+224,0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9">
            <text:p>6- Agricultores e trabalhadores qualificados da agricultura, da pesca e da floresta</text:p>
          </table:table-cell>
          <table:table-cell office:value-type="float" office:value="334" table:style-name="ce114">
            <text:p><text:s/>334</text:p>
          </table:table-cell>
          <table:table-cell office:value-type="float" office:value="3.1408689110400601" table:style-name="ce240">
            <text:p>3,1<text:s text:c="5"/></text:p>
          </table:table-cell>
          <table:table-cell office:value-type="float" office:value="600" table:style-name="ce149">
            <text:p><text:s/>600</text:p>
          </table:table-cell>
          <table:table-cell office:value-type="float" office:value="4.9991668055324112" table:style-name="ce243">
            <text:p>5,0<text:s text:c="5"/></text:p>
          </table:table-cell>
          <table:table-cell office:value-type="float" office:value="178" table:style-name="ce116">
            <text:p><text:s/>178</text:p>
          </table:table-cell>
          <table:table-cell office:value-type="float" office:value="2.3982753974669899" table:style-name="ce246">
            <text:p>2,4<text:s text:c="5"/></text:p>
          </table:table-cell>
          <table:table-cell office:value-type="float" office:value="-266" table:style-name="ce118">
            <text:p><text:s/>- 266</text:p>
          </table:table-cell>
          <table:table-cell office:value-type="float" office:value="-44.333333333333336" table:style-name="ce119">
            <text:p>-44,3<text:s text:c="3"/></text:p>
          </table:table-cell>
          <table:table-cell office:value-type="float" office:value="156" table:style-name="ce118">
            <text:p>+ 156</text:p>
          </table:table-cell>
          <table:table-cell office:value-type="float" office:value="87.640449438202253" table:style-name="ce119">
            <text:p>+87,6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9">
            <text:p>7- Trabalhadores qualificados da indústria, construção e artífices</text:p>
          </table:table-cell>
          <table:table-cell office:value-type="float" office:value="1613" table:style-name="ce114">
            <text:p>1 613</text:p>
          </table:table-cell>
          <table:table-cell office:value-type="float" office:value="15.168328004513823" table:style-name="ce240">
            <text:p>15,2<text:s text:c="5"/></text:p>
          </table:table-cell>
          <table:table-cell office:value-type="float" office:value="2075" table:style-name="ce149">
            <text:p>2 075</text:p>
          </table:table-cell>
          <table:table-cell office:value-type="float" office:value="17.288785202466254" table:style-name="ce243">
            <text:p>17,3<text:s text:c="5"/></text:p>
          </table:table-cell>
          <table:table-cell office:value-type="float" office:value="1487" table:style-name="ce116">
            <text:p>1 487</text:p>
          </table:table-cell>
          <table:table-cell office:value-type="float" office:value="20.035030988951767" table:style-name="ce246">
            <text:p>20,0<text:s text:c="5"/></text:p>
          </table:table-cell>
          <table:table-cell office:value-type="float" office:value="-462" table:style-name="ce118">
            <text:p><text:s/>- 462</text:p>
          </table:table-cell>
          <table:table-cell office:value-type="float" office:value="-22.265060240963855" table:style-name="ce119">
            <text:p>-22,3<text:s text:c="3"/></text:p>
          </table:table-cell>
          <table:table-cell office:value-type="float" office:value="126" table:style-name="ce118">
            <text:p>+ 126</text:p>
          </table:table-cell>
          <table:table-cell office:value-type="float" office:value="8.4734364492266305" table:style-name="ce119">
            <text:p>+8,5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2">
            <text:p>8- Operadores de instalações e máquinas e trabalhadores da montagem</text:p>
          </table:table-cell>
          <table:table-cell office:value-type="float" office:value="1017" table:style-name="ce114">
            <text:p>1 017</text:p>
          </table:table-cell>
          <table:table-cell office:value-type="float" office:value="9.5636637201429391" table:style-name="ce240">
            <text:p>9,6<text:s text:c="5"/></text:p>
          </table:table-cell>
          <table:table-cell office:value-type="float" office:value="1215" table:style-name="ce149">
            <text:p>1 215</text:p>
          </table:table-cell>
          <table:table-cell office:value-type="float" office:value="10.123312781203133" table:style-name="ce243">
            <text:p>10,1<text:s text:c="5"/></text:p>
          </table:table-cell>
          <table:table-cell office:value-type="float" office:value="919" table:style-name="ce116">
            <text:p><text:s/>919</text:p>
          </table:table-cell>
          <table:table-cell office:value-type="float" office:value="12.382107248720022" table:style-name="ce246">
            <text:p>12,4<text:s text:c="5"/></text:p>
          </table:table-cell>
          <table:table-cell office:value-type="float" office:value="-198" table:style-name="ce118">
            <text:p><text:s/>- 198</text:p>
          </table:table-cell>
          <table:table-cell office:value-type="float" office:value="-16.296296296296298" table:style-name="ce119">
            <text:p>-16,3<text:s text:c="3"/></text:p>
          </table:table-cell>
          <table:table-cell office:value-type="float" office:value="98" table:style-name="ce118">
            <text:p>+ 98</text:p>
          </table:table-cell>
          <table:table-cell office:value-type="float" office:value="10.663764961915124" table:style-name="ce119">
            <text:p>+10,7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41">
            <text:p>9- Trabalhadores não qualificados</text:p>
          </table:table-cell>
          <table:table-cell office:value-type="float" office:value="2780" table:style-name="ce114">
            <text:p>2 780</text:p>
          </table:table-cell>
          <table:table-cell office:value-type="float" office:value="26.142561594884334" table:style-name="ce240">
            <text:p>26,1<text:s text:c="5"/></text:p>
          </table:table-cell>
          <table:table-cell office:value-type="float" office:value="3859" table:style-name="ce149">
            <text:p>3 859</text:p>
          </table:table-cell>
          <table:table-cell office:value-type="float" office:value="32.152974504249293" table:style-name="ce243">
            <text:p>32,2<text:s text:c="5"/></text:p>
          </table:table-cell>
          <table:table-cell office:value-type="float" office:value="2347" table:style-name="ce116">
            <text:p>2 347</text:p>
          </table:table-cell>
          <table:table-cell office:value-type="float" office:value="31.622204257612502" table:style-name="ce246">
            <text:p>31,6<text:s text:c="5"/></text:p>
          </table:table-cell>
          <table:table-cell office:value-type="float" office:value="-1079" table:style-name="ce118">
            <text:p><text:s/>-1 079</text:p>
          </table:table-cell>
          <table:table-cell office:value-type="float" office:value="-27.960611557398291" table:style-name="ce119">
            <text:p>-28,0<text:s text:c="3"/></text:p>
          </table:table-cell>
          <table:table-cell office:value-type="float" office:value="433" table:style-name="ce118">
            <text:p>+ 433</text:p>
          </table:table-cell>
          <table:table-cell office:value-type="float" office:value="18.449083936940774" table:style-name="ce119">
            <text:p>+18,4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41">
            <text:p>0- Profissões das Forças Armadas</text:p>
          </table:table-cell>
          <table:table-cell office:value-type="float" office:value="1" table:style-name="ce114">
            <text:p><text:s/>1</text:p>
          </table:table-cell>
          <table:table-cell office:value-type="float" office:value="9.4037991348504806E-3" table:style-name="ce240">
            <text:p>0,0<text:s text:c="5"/></text:p>
          </table:table-cell>
          <table:table-cell office:value-type="float" office:value="3" table:style-name="ce149">
            <text:p><text:s/>3</text:p>
          </table:table-cell>
          <table:table-cell office:value-type="float" office:value="2.4995834027662058E-2" table:style-name="ce243">
            <text:p>0,0<text:s text:c="5"/></text:p>
          </table:table-cell>
          <table:table-cell office:value-type="float" office:value="5" table:style-name="ce116">
            <text:p><text:s/>5</text:p>
          </table:table-cell>
          <table:table-cell office:value-type="float" office:value="6.7367286445701974E-2" table:style-name="ce246">
            <text:p>0,1<text:s text:c="5"/></text:p>
          </table:table-cell>
          <table:table-cell office:value-type="float" office:value="-2" table:style-name="ce118">
            <text:p><text:s/>- 2</text:p>
          </table:table-cell>
          <table:table-cell office:value-type="float" office:value="-66.666666666666657" table:style-name="ce119">
            <text:p>-66,7<text:s text:c="3"/></text:p>
          </table:table-cell>
          <table:table-cell office:value-type="float" office:value="-4" table:style-name="ce118">
            <text:p><text:s/>- 4</text:p>
          </table:table-cell>
          <table:table-cell office:value-type="float" office:value="-80" table:style-name="ce119">
            <text:p>-8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341">
            <text:p><text:s text:c="5"/>Outros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240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18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118">
            <text:p>+ 0</text:p>
          </table:table-cell>
          <table:table-cell office:value-type="string" table:style-name="ce370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3">
          <table:table-cell/>
          <table:table-cell table:style-name="ce177"/>
          <table:table-cell table:style-name="ce155"/>
          <table:table-cell table:style-name="ce248"/>
          <table:table-cell table:style-name="ce156"/>
          <table:table-cell table:style-name="ce250"/>
          <table:table-cell table:style-name="ce157"/>
          <table:table-cell table:style-name="ce252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13">
          <table:table-cell/>
          <table:table-cell office:value-type="string" table:style-name="ce281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3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3" table:default-cell-style-name="ce1"/>
        <table:table-column table:style-name="co3" table:default-cell-style-name="ce1"/>
        <table:table-column table:style-name="co30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19" table:default-cell-style-name="ce1"/>
        <table:table-column table:style-name="co44" table:default-cell-style-name="ce1"/>
        <table:table-column table:style-name="co19" table:number-columns-repeated="16370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8716in" svg:height="0.655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7339in" svg:y="0.29in" svg:width="1.82148in" svg:height="0.51705in">
                <draw:text-box>
                  <text:p text:style-name="a95" text:class-names="" text:cond-style-name=""><text:span text:style-name="a93" text:class-names="">FEVEREIRO 2022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6" draw:style-name="a84" draw:name="Text Box 122" svg:x="0in" svg:y="0in" svg:width="0.97917in" svg:height="0.31807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158">
            <text:p>Quadro 10 - OFERTAS DE EMPREGO <text:s/>RECEBIDAS, <text:s text:c="3"/>POR ATIVIDADE ECONÓMICA</text:p>
          </table:table-cell>
          <table:table-cell table:number-columns-repeated="8" table:style-name="ce158"/>
          <table:table-cell office:value-type="string" table:number-columns-spanned="2" table:number-rows-spanned="1" table:style-name="ce374">
            <text:p>CONTINENTE</text:p>
          </table:table-cell>
          <table:covered-table-cell/>
          <table:table-cell table:style-name="ce1"/>
          <table:table-cell table:number-columns-repeated="4" table:style-name="ce12"/>
          <table:table-cell table:number-columns-repeated="16367"/>
        </table:table-row>
        <table:table-row table:style-name="ro19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4" table:style-name="ce12"/>
          <table:table-cell table:number-columns-repeated="16367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4" table:style-name="ce12"/>
          <table:table-cell table:number-columns-repeated="16367"/>
        </table:table-row>
        <table:table-row table:style-name="ro13">
          <table:table-cell table:style-name="ce1"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number-columns-repeated="5" table:style-name="ce15"/>
          <table:table-cell table:number-columns-repeated="16367"/>
        </table:table-row>
        <table:table-row table:style-name="ro13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2">(1)<text:s/></text:span></text:p>
          </table:table-cell>
          <table:covered-table-cell/>
          <table:table-cell table:number-columns-repeated="5" table:style-name="ce15"/>
          <table:table-cell table:number-columns-repeated="16367"/>
        </table:table-row>
        <table:table-row table:style-name="ro13">
          <table:table-cell table:style-name="ce1"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5" table:style-name="ce16"/>
          <table:table-cell table:number-columns-repeated="16367"/>
        </table:table-row>
        <table:table-row table:style-name="ro32">
          <table:table-cell table:style-name="ce1"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number-columns-repeated="5" table:style-name="ce16"/>
          <table:table-cell table:number-columns-repeated="16367"/>
        </table:table-row>
        <table:table-row table:style-name="ro38">
          <table:table-cell table:style-name="ce1"/>
          <table:table-cell office:value-type="string" table:style-name="ce178">
            <text:p><text:s text:c="2"/>Total</text:p>
          </table:table-cell>
          <table:table-cell office:value-type="float" office:value="10634" table:style-name="ce107">
            <text:p>10 634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12002" table:style-name="ce109">
            <text:p>12 00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7422" table:style-name="ce109">
            <text:p>7 42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1368" table:style-name="ce111">
            <text:p><text:s/>-1 368</text:p>
          </table:table-cell>
          <table:table-cell office:value-type="float" office:value="-11.398100316613897" table:style-name="ce112">
            <text:p>-11,4<text:s text:c="3"/></text:p>
          </table:table-cell>
          <table:table-cell office:value-type="float" office:value="3212" table:style-name="ce111">
            <text:p>+3 212</text:p>
          </table:table-cell>
          <table:table-cell office:value-type="float" office:value="43.276744812718945" table:style-name="ce112">
            <text:p>+43,3<text:s text:c="3"/></text:p>
          </table:table-cell>
          <table:table-cell table:style-name="ce21"/>
          <table:table-cell table:style-name="ce1"/>
          <table:table-cell table:number-columns-repeated="3" table:style-name="ce17"/>
          <table:table-cell table:number-columns-repeated="16367"/>
        </table:table-row>
        <table:table-row table:style-name="ro38">
          <table:table-cell table:style-name="ce1"/>
          <table:table-cell office:value-type="string" table:style-name="ce179">
            <text:p>Agricultura, produção animal, caça, floresta e pesca</text:p>
          </table:table-cell>
          <table:table-cell office:value-type="float" office:value="371" table:style-name="ce107">
            <text:p><text:s/>371</text:p>
          </table:table-cell>
          <table:table-cell office:value-type="float" office:value="3.4888094790295283" table:style-name="ce108">
            <text:p>3,5<text:s text:c="5"/></text:p>
          </table:table-cell>
          <table:table-cell office:value-type="float" office:value="682" table:style-name="ce109">
            <text:p><text:s/>682</text:p>
          </table:table-cell>
          <table:table-cell office:value-type="float" office:value="5.6823862689551738" table:style-name="ce110">
            <text:p>5,7<text:s text:c="5"/></text:p>
          </table:table-cell>
          <table:table-cell office:value-type="float" office:value="208" table:style-name="ce109">
            <text:p><text:s/>208</text:p>
          </table:table-cell>
          <table:table-cell office:value-type="float" office:value="2.8024791161412019" table:style-name="ce110">
            <text:p>2,8<text:s text:c="5"/></text:p>
          </table:table-cell>
          <table:table-cell office:value-type="float" office:value="-311" table:style-name="ce111">
            <text:p><text:s/>- 311</text:p>
          </table:table-cell>
          <table:table-cell office:value-type="float" office:value="-45.60117302052786" table:style-name="ce112">
            <text:p>-45,6<text:s text:c="3"/></text:p>
          </table:table-cell>
          <table:table-cell office:value-type="float" office:value="163" table:style-name="ce111">
            <text:p>+ 163</text:p>
          </table:table-cell>
          <table:table-cell office:value-type="float" office:value="78.365384615384613" table:style-name="ce112">
            <text:p>+78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33">
          <table:table-cell table:style-name="ce1"/>
          <table:table-cell office:value-type="string" table:style-name="ce180">
            <text:p>Indústria, energia e água e construção</text:p>
          </table:table-cell>
          <table:table-cell office:value-type="float" office:value="2900" table:style-name="ce125">
            <text:p>2 900</text:p>
          </table:table-cell>
          <table:table-cell office:value-type="float" office:value="27.271017491066392" table:style-name="ce126">
            <text:p>27,3<text:s text:c="5"/></text:p>
          </table:table-cell>
          <table:table-cell office:value-type="float" office:value="3080" table:style-name="ce109">
            <text:p>3 080</text:p>
          </table:table-cell>
          <table:table-cell office:value-type="float" office:value="25.662389601733043" table:style-name="ce110">
            <text:p>25,7<text:s text:c="5"/></text:p>
          </table:table-cell>
          <table:table-cell office:value-type="float" office:value="2518" table:style-name="ce109">
            <text:p>2 518</text:p>
          </table:table-cell>
          <table:table-cell office:value-type="float" office:value="33.926165454055514" table:style-name="ce110">
            <text:p>33,9<text:s text:c="5"/></text:p>
          </table:table-cell>
          <table:table-cell office:value-type="float" office:value="-180" table:style-name="ce111">
            <text:p><text:s/>- 180</text:p>
          </table:table-cell>
          <table:table-cell office:value-type="float" office:value="-5.8441558441558437" table:style-name="ce112">
            <text:p>-5,8<text:s text:c="3"/></text:p>
          </table:table-cell>
          <table:table-cell office:value-type="float" office:value="382" table:style-name="ce111">
            <text:p>+ 382</text:p>
          </table:table-cell>
          <table:table-cell office:value-type="float" office:value="15.170770452740271" table:style-name="ce112">
            <text:p>+15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38">
          <table:table-cell table:style-name="ce1"/>
          <table:table-cell office:value-type="string" table:style-name="ce181">
            <text:p>Indústrias extrativas</text:p>
          </table:table-cell>
          <table:table-cell office:value-type="float" office:value="11" table:style-name="ce114">
            <text:p><text:s/>11</text:p>
          </table:table-cell>
          <table:table-cell office:value-type="float" office:value="0.10344179048335528" table:style-name="ce115">
            <text:p>0,1<text:s text:c="5"/></text:p>
          </table:table-cell>
          <table:table-cell office:value-type="float" office:value="6" table:style-name="ce116">
            <text:p><text:s/>6</text:p>
          </table:table-cell>
          <table:table-cell office:value-type="float" office:value="4.9991668055324116E-2" table:style-name="ce117">
            <text:p>0,0<text:s text:c="5"/></text:p>
          </table:table-cell>
          <table:table-cell office:value-type="float" office:value="17" table:style-name="ce116">
            <text:p><text:s/>17</text:p>
          </table:table-cell>
          <table:table-cell office:value-type="float" office:value="0.22904877391538669" table:style-name="ce117">
            <text:p>0,2<text:s text:c="5"/></text:p>
          </table:table-cell>
          <table:table-cell office:value-type="float" office:value="5" table:style-name="ce118">
            <text:p>+ 5</text:p>
          </table:table-cell>
          <table:table-cell office:value-type="float" office:value="83.333333333333343" table:style-name="ce119">
            <text:p>+83,3<text:s text:c="3"/></text:p>
          </table:table-cell>
          <table:table-cell office:value-type="float" office:value="-6" table:style-name="ce118">
            <text:p><text:s/>- 6</text:p>
          </table:table-cell>
          <table:table-cell office:value-type="float" office:value="-35.294117647058826" table:style-name="ce119">
            <text:p>-35,3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38">
          <table:table-cell/>
          <table:table-cell office:value-type="string" table:style-name="ce182">
            <text:p>Indústrias alimentares das bebidas e do tabaco</text:p>
          </table:table-cell>
          <table:table-cell office:value-type="float" office:value="238" table:style-name="ce114">
            <text:p><text:s/>238</text:p>
          </table:table-cell>
          <table:table-cell office:value-type="float" office:value="2.2381041940944142" table:style-name="ce115">
            <text:p>2,2<text:s text:c="5"/></text:p>
          </table:table-cell>
          <table:table-cell office:value-type="float" office:value="243" table:style-name="ce116">
            <text:p><text:s/>243</text:p>
          </table:table-cell>
          <table:table-cell office:value-type="float" office:value="2.0246625562406266" table:style-name="ce117">
            <text:p>2,0<text:s text:c="5"/></text:p>
          </table:table-cell>
          <table:table-cell office:value-type="float" office:value="186" table:style-name="ce116">
            <text:p><text:s/>186</text:p>
          </table:table-cell>
          <table:table-cell office:value-type="float" office:value="2.5060630557801131" table:style-name="ce117">
            <text:p>2,5<text:s text:c="5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2.0576131687242798" table:style-name="ce119">
            <text:p>-2,1<text:s text:c="3"/></text:p>
          </table:table-cell>
          <table:table-cell office:value-type="float" office:value="52" table:style-name="ce118">
            <text:p>+ 52</text:p>
          </table:table-cell>
          <table:table-cell office:value-type="float" office:value="27.956989247311824" table:style-name="ce119">
            <text:p>+28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38">
          <table:table-cell/>
          <table:table-cell office:value-type="string" table:style-name="ce182">
            <text:p>Fabricação de têxteis</text:p>
          </table:table-cell>
          <table:table-cell office:value-type="float" office:value="128" table:style-name="ce114">
            <text:p><text:s/>128</text:p>
          </table:table-cell>
          <table:table-cell office:value-type="float" office:value="1.2036862892608615" table:style-name="ce151">
            <text:p>1,2<text:s text:c="5"/></text:p>
          </table:table-cell>
          <table:table-cell office:value-type="float" office:value="131" table:style-name="ce152">
            <text:p><text:s/>131</text:p>
          </table:table-cell>
          <table:table-cell office:value-type="float" office:value="1.091484752541243" table:style-name="ce153">
            <text:p>1,1<text:s text:c="5"/></text:p>
          </table:table-cell>
          <table:table-cell office:value-type="float" office:value="94" table:style-name="ce116">
            <text:p><text:s/>94</text:p>
          </table:table-cell>
          <table:table-cell office:value-type="float" office:value="1.266504985179197" table:style-name="ce153">
            <text:p>1,3<text:s text:c="5"/></text:p>
          </table:table-cell>
          <table:table-cell office:value-type="float" office:value="-3" table:style-name="ce118">
            <text:p><text:s/>- 3</text:p>
          </table:table-cell>
          <table:table-cell office:value-type="float" office:value="-2.2900763358778624" table:style-name="ce119">
            <text:p>-2,3<text:s text:c="3"/></text:p>
          </table:table-cell>
          <table:table-cell office:value-type="float" office:value="34" table:style-name="ce118">
            <text:p>+ 34</text:p>
          </table:table-cell>
          <table:table-cell office:value-type="float" office:value="36.170212765957451" table:style-name="ce119">
            <text:p>+36,2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38">
          <table:table-cell/>
          <table:table-cell office:value-type="string" table:style-name="ce183">
            <text:p>Indústria do vestuário</text:p>
          </table:table-cell>
          <table:table-cell office:value-type="float" office:value="286" table:style-name="ce114">
            <text:p><text:s/>286</text:p>
          </table:table-cell>
          <table:table-cell office:value-type="float" office:value="2.6894865525672369" table:style-name="ce131">
            <text:p>2,7<text:s text:c="5"/></text:p>
          </table:table-cell>
          <table:table-cell office:value-type="float" office:value="270" table:style-name="ce132">
            <text:p><text:s/>270</text:p>
          </table:table-cell>
          <table:table-cell office:value-type="float" office:value="2.249625062489585" table:style-name="ce133">
            <text:p>2,2<text:s text:c="5"/></text:p>
          </table:table-cell>
          <table:table-cell office:value-type="float" office:value="261" table:style-name="ce116">
            <text:p><text:s/>261</text:p>
          </table:table-cell>
          <table:table-cell office:value-type="float" office:value="3.5165723524656425" table:style-name="ce133">
            <text:p>3,5<text:s text:c="5"/></text:p>
          </table:table-cell>
          <table:table-cell office:value-type="float" office:value="16" table:style-name="ce118">
            <text:p>+ 16</text:p>
          </table:table-cell>
          <table:table-cell office:value-type="float" office:value="5.9259259259259265" table:style-name="ce119">
            <text:p>+5,9<text:s text:c="3"/></text:p>
          </table:table-cell>
          <table:table-cell office:value-type="float" office:value="25" table:style-name="ce118">
            <text:p>+ 25</text:p>
          </table:table-cell>
          <table:table-cell office:value-type="float" office:value="9.5785440613026829" table:style-name="ce119">
            <text:p>+9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38">
          <table:table-cell/>
          <table:table-cell office:value-type="string" table:style-name="ce184">
            <text:p>Indústria do couro e dos produtos do couro</text:p>
          </table:table-cell>
          <table:table-cell office:value-type="float" office:value="207" table:style-name="ce114">
            <text:p><text:s/>207</text:p>
          </table:table-cell>
          <table:table-cell office:value-type="float" office:value="1.9465864209140493" table:style-name="ce131">
            <text:p>1,9<text:s text:c="5"/></text:p>
          </table:table-cell>
          <table:table-cell office:value-type="float" office:value="211" table:style-name="ce132">
            <text:p><text:s/>211</text:p>
          </table:table-cell>
          <table:table-cell office:value-type="float" office:value="1.7580403266122313" table:style-name="ce133">
            <text:p>1,8<text:s text:c="5"/></text:p>
          </table:table-cell>
          <table:table-cell office:value-type="float" office:value="141" table:style-name="ce116">
            <text:p><text:s/>141</text:p>
          </table:table-cell>
          <table:table-cell office:value-type="float" office:value="1.8997574777687956" table:style-name="ce133">
            <text:p>1,9<text:s text:c="5"/></text:p>
          </table:table-cell>
          <table:table-cell office:value-type="float" office:value="-4" table:style-name="ce118">
            <text:p><text:s/>- 4</text:p>
          </table:table-cell>
          <table:table-cell office:value-type="float" office:value="-1.8957345971563981" table:style-name="ce119">
            <text:p>-1,9<text:s text:c="3"/></text:p>
          </table:table-cell>
          <table:table-cell office:value-type="float" office:value="66" table:style-name="ce118">
            <text:p>+ 66</text:p>
          </table:table-cell>
          <table:table-cell office:value-type="float" office:value="46.808510638297875" table:style-name="ce119">
            <text:p>+46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38">
          <table:table-cell/>
          <table:table-cell office:value-type="string" table:style-name="ce184">
            <text:p>Indústria da madeira e da cortiça</text:p>
          </table:table-cell>
          <table:table-cell office:value-type="float" office:value="86" table:style-name="ce114">
            <text:p><text:s/>86</text:p>
          </table:table-cell>
          <table:table-cell office:value-type="float" office:value="0.80872672559714132" table:style-name="ce131">
            <text:p>0,8<text:s text:c="5"/></text:p>
          </table:table-cell>
          <table:table-cell office:value-type="float" office:value="48" table:style-name="ce132">
            <text:p><text:s/>48</text:p>
          </table:table-cell>
          <table:table-cell office:value-type="float" office:value="0.39993334444259293" table:style-name="ce133">
            <text:p>0,4<text:s text:c="5"/></text:p>
          </table:table-cell>
          <table:table-cell office:value-type="float" office:value="54" table:style-name="ce116">
            <text:p><text:s/>54</text:p>
          </table:table-cell>
          <table:table-cell office:value-type="float" office:value="0.72756669361358117" table:style-name="ce133">
            <text:p>0,7<text:s text:c="5"/></text:p>
          </table:table-cell>
          <table:table-cell office:value-type="float" office:value="38" table:style-name="ce118">
            <text:p>+ 38</text:p>
          </table:table-cell>
          <table:table-cell office:value-type="float" office:value="79.166666666666657" table:style-name="ce119">
            <text:p>+79,2<text:s text:c="3"/></text:p>
          </table:table-cell>
          <table:table-cell office:value-type="float" office:value="32" table:style-name="ce118">
            <text:p>+ 32</text:p>
          </table:table-cell>
          <table:table-cell office:value-type="float" office:value="59.259259259259252" table:style-name="ce119">
            <text:p>+59,3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38">
          <table:table-cell/>
          <table:table-cell office:value-type="string" table:style-name="ce184">
            <text:p>Indústrias do papel, impressão e reprodução</text:p>
          </table:table-cell>
          <table:table-cell office:value-type="float" office:value="57" table:style-name="ce114">
            <text:p><text:s/>57</text:p>
          </table:table-cell>
          <table:table-cell office:value-type="float" office:value="0.53601655068647736" table:style-name="ce131">
            <text:p>0,5<text:s text:c="5"/></text:p>
          </table:table-cell>
          <table:table-cell office:value-type="float" office:value="50" table:style-name="ce132">
            <text:p><text:s/>50</text:p>
          </table:table-cell>
          <table:table-cell office:value-type="float" office:value="0.41659723379436758" table:style-name="ce133">
            <text:p>0,4<text:s text:c="5"/></text:p>
          </table:table-cell>
          <table:table-cell office:value-type="float" office:value="25" table:style-name="ce116">
            <text:p><text:s/>25</text:p>
          </table:table-cell>
          <table:table-cell office:value-type="float" office:value="0.33683643222850984" table:style-name="ce133">
            <text:p>0,3<text:s text:c="5"/></text:p>
          </table:table-cell>
          <table:table-cell office:value-type="float" office:value="7" table:style-name="ce118">
            <text:p>+ 7</text:p>
          </table:table-cell>
          <table:table-cell office:value-type="float" office:value="14.000000000000002" table:style-name="ce119">
            <text:p>+14,0<text:s text:c="3"/></text:p>
          </table:table-cell>
          <table:table-cell office:value-type="float" office:value="32" table:style-name="ce118">
            <text:p>+ 32</text:p>
          </table:table-cell>
          <table:table-cell office:value-type="float" office:value="128" table:style-name="ce119">
            <text:p>+128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38">
          <table:table-cell/>
          <table:table-cell office:value-type="string" table:style-name="ce184">
            <text:p>Fab. produtos petrolíferos, químicos, farmacêuticos, borracha e plástico</text:p>
          </table:table-cell>
          <table:table-cell office:value-type="float" office:value="92" table:style-name="ce114">
            <text:p><text:s/>92</text:p>
          </table:table-cell>
          <table:table-cell office:value-type="float" office:value="0.86514952040624404" table:style-name="ce131">
            <text:p>0,9<text:s text:c="5"/></text:p>
          </table:table-cell>
          <table:table-cell office:value-type="float" office:value="102" table:style-name="ce132">
            <text:p><text:s/>102</text:p>
          </table:table-cell>
          <table:table-cell office:value-type="float" office:value="0.84985835694051004" table:style-name="ce133">
            <text:p>0,8<text:s text:c="5"/></text:p>
          </table:table-cell>
          <table:table-cell office:value-type="float" office:value="73" table:style-name="ce116">
            <text:p><text:s/>73</text:p>
          </table:table-cell>
          <table:table-cell office:value-type="float" office:value="0.98356238210724878" table:style-name="ce133">
            <text:p>1,0<text:s text:c="5"/></text:p>
          </table:table-cell>
          <table:table-cell office:value-type="float" office:value="-10" table:style-name="ce118">
            <text:p><text:s/>- 10</text:p>
          </table:table-cell>
          <table:table-cell office:value-type="float" office:value="-9.8039215686274517" table:style-name="ce119">
            <text:p>-9,8<text:s text:c="3"/></text:p>
          </table:table-cell>
          <table:table-cell office:value-type="float" office:value="19" table:style-name="ce118">
            <text:p>+ 19</text:p>
          </table:table-cell>
          <table:table-cell office:value-type="float" office:value="26.027397260273972" table:style-name="ce119">
            <text:p>+26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Fabricação de outros produtos minerais não metálicos</text:p>
          </table:table-cell>
          <table:table-cell office:value-type="float" office:value="91" table:style-name="ce114">
            <text:p><text:s/>91</text:p>
          </table:table-cell>
          <table:table-cell office:value-type="float" office:value="0.85574572127139359" table:style-name="ce131">
            <text:p>0,9<text:s text:c="5"/></text:p>
          </table:table-cell>
          <table:table-cell office:value-type="float" office:value="92" table:style-name="ce132">
            <text:p><text:s/>92</text:p>
          </table:table-cell>
          <table:table-cell office:value-type="float" office:value="0.76653891018163645" table:style-name="ce133">
            <text:p>0,8<text:s text:c="5"/></text:p>
          </table:table-cell>
          <table:table-cell office:value-type="float" office:value="117" table:style-name="ce116">
            <text:p><text:s/>117</text:p>
          </table:table-cell>
          <table:table-cell office:value-type="float" office:value="1.5763945028294262" table:style-name="ce133">
            <text:p>1,6<text:s text:c="5"/></text:p>
          </table:table-cell>
          <table:table-cell office:value-type="float" office:value="-1" table:style-name="ce118">
            <text:p><text:s/>- 1</text:p>
          </table:table-cell>
          <table:table-cell office:value-type="float" office:value="-1.0869565217391304" table:style-name="ce119">
            <text:p>-1,1<text:s text:c="3"/></text:p>
          </table:table-cell>
          <table:table-cell office:value-type="float" office:value="-26" table:style-name="ce118">
            <text:p><text:s/>- 26</text:p>
          </table:table-cell>
          <table:table-cell office:value-type="float" office:value="-22.222222222222221" table:style-name="ce119">
            <text:p>-22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Indústria metalúrgica de base e fab. produtos metálicos</text:p>
          </table:table-cell>
          <table:table-cell office:value-type="float" office:value="241" table:style-name="ce114">
            <text:p><text:s/>241</text:p>
          </table:table-cell>
          <table:table-cell office:value-type="float" office:value="2.2663155914989654" table:style-name="ce131">
            <text:p>2,3<text:s text:c="5"/></text:p>
          </table:table-cell>
          <table:table-cell office:value-type="float" office:value="261" table:style-name="ce132">
            <text:p><text:s/>261</text:p>
          </table:table-cell>
          <table:table-cell office:value-type="float" office:value="2.1746375604065991" table:style-name="ce133">
            <text:p>2,2<text:s text:c="5"/></text:p>
          </table:table-cell>
          <table:table-cell office:value-type="float" office:value="214" table:style-name="ce116">
            <text:p><text:s/>214</text:p>
          </table:table-cell>
          <table:table-cell office:value-type="float" office:value="2.8833198598760443" table:style-name="ce133">
            <text:p>2,9<text:s text:c="5"/></text:p>
          </table:table-cell>
          <table:table-cell office:value-type="float" office:value="-20" table:style-name="ce118">
            <text:p><text:s/>- 20</text:p>
          </table:table-cell>
          <table:table-cell office:value-type="float" office:value="-7.6628352490421454" table:style-name="ce119">
            <text:p>-7,7<text:s text:c="3"/></text:p>
          </table:table-cell>
          <table:table-cell office:value-type="float" office:value="27" table:style-name="ce118">
            <text:p>+ 27</text:p>
          </table:table-cell>
          <table:table-cell office:value-type="float" office:value="12.616822429906541" table:style-name="ce119">
            <text:p>+12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Fab. equipamento informático, elétrico, máquinas e equipamentos n.e.</text:p>
          </table:table-cell>
          <table:table-cell office:value-type="float" office:value="111" table:style-name="ce114">
            <text:p><text:s/>111</text:p>
          </table:table-cell>
          <table:table-cell office:value-type="float" office:value="1.0438217039684032" table:style-name="ce131">
            <text:p>1,0<text:s text:c="5"/></text:p>
          </table:table-cell>
          <table:table-cell office:value-type="float" office:value="123" table:style-name="ce132">
            <text:p><text:s/>123</text:p>
          </table:table-cell>
          <table:table-cell office:value-type="float" office:value="1.0248291951341444" table:style-name="ce133">
            <text:p>1,0<text:s text:c="5"/></text:p>
          </table:table-cell>
          <table:table-cell office:value-type="float" office:value="88" table:style-name="ce116">
            <text:p><text:s/>88</text:p>
          </table:table-cell>
          <table:table-cell office:value-type="float" office:value="1.1856642414443546" table:style-name="ce133">
            <text:p>1,2<text:s text:c="5"/></text:p>
          </table:table-cell>
          <table:table-cell office:value-type="float" office:value="-12" table:style-name="ce118">
            <text:p><text:s/>- 12</text:p>
          </table:table-cell>
          <table:table-cell office:value-type="float" office:value="-9.7560975609756095" table:style-name="ce119">
            <text:p>-9,8<text:s text:c="3"/></text:p>
          </table:table-cell>
          <table:table-cell office:value-type="float" office:value="23" table:style-name="ce118">
            <text:p>+ 23</text:p>
          </table:table-cell>
          <table:table-cell office:value-type="float" office:value="26.136363636363637" table:style-name="ce119">
            <text:p>+26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Fab. veículos automóveis, componentes e outro equipa. de transporte</text:p>
          </table:table-cell>
          <table:table-cell office:value-type="float" office:value="78" table:style-name="ce114">
            <text:p><text:s/>78</text:p>
          </table:table-cell>
          <table:table-cell office:value-type="float" office:value="0.73349633251833746" table:style-name="ce131">
            <text:p>0,7<text:s text:c="5"/></text:p>
          </table:table-cell>
          <table:table-cell office:value-type="float" office:value="166" table:style-name="ce132">
            <text:p><text:s/>166</text:p>
          </table:table-cell>
          <table:table-cell office:value-type="float" office:value="1.3831028161973005" table:style-name="ce133">
            <text:p>1,4<text:s text:c="5"/></text:p>
          </table:table-cell>
          <table:table-cell office:value-type="float" office:value="43" table:style-name="ce116">
            <text:p><text:s/>43</text:p>
          </table:table-cell>
          <table:table-cell office:value-type="float" office:value="0.57935866343303699" table:style-name="ce133">
            <text:p>0,6<text:s text:c="5"/></text:p>
          </table:table-cell>
          <table:table-cell office:value-type="float" office:value="-88" table:style-name="ce118">
            <text:p><text:s/>- 88</text:p>
          </table:table-cell>
          <table:table-cell office:value-type="float" office:value="-53.01204819277109" table:style-name="ce119">
            <text:p>-53,0<text:s text:c="3"/></text:p>
          </table:table-cell>
          <table:table-cell office:value-type="float" office:value="35" table:style-name="ce118">
            <text:p>+ 35</text:p>
          </table:table-cell>
          <table:table-cell office:value-type="float" office:value="81.395348837209298" table:style-name="ce119">
            <text:p>+81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Fab. mobiliário, repar. instal. máq. e equipa. e outras ind. transformadoras</text:p>
          </table:table-cell>
          <table:table-cell office:value-type="float" office:value="232" table:style-name="ce114">
            <text:p><text:s/>232</text:p>
          </table:table-cell>
          <table:table-cell office:value-type="float" office:value="2.1816813992853112" table:style-name="ce131">
            <text:p>2,2<text:s text:c="5"/></text:p>
          </table:table-cell>
          <table:table-cell office:value-type="float" office:value="248" table:style-name="ce132">
            <text:p><text:s/>248</text:p>
          </table:table-cell>
          <table:table-cell office:value-type="float" office:value="2.0663222796200631" table:style-name="ce133">
            <text:p>2,1<text:s text:c="5"/></text:p>
          </table:table-cell>
          <table:table-cell office:value-type="float" office:value="174" table:style-name="ce116">
            <text:p><text:s/>174</text:p>
          </table:table-cell>
          <table:table-cell office:value-type="float" office:value="2.3443815683104283" table:style-name="ce133">
            <text:p>2,3<text:s text:c="5"/></text:p>
          </table:table-cell>
          <table:table-cell office:value-type="float" office:value="-16" table:style-name="ce118">
            <text:p><text:s/>- 16</text:p>
          </table:table-cell>
          <table:table-cell office:value-type="float" office:value="-6.4516129032258061" table:style-name="ce119">
            <text:p>-6,5<text:s text:c="3"/></text:p>
          </table:table-cell>
          <table:table-cell office:value-type="float" office:value="58" table:style-name="ce118">
            <text:p>+ 58</text:p>
          </table:table-cell>
          <table:table-cell office:value-type="float" office:value="33.333333333333329" table:style-name="ce119">
            <text:p>+33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Eletricidade, gás e água, saneamento, resíduos e despoluição</text:p>
          </table:table-cell>
          <table:table-cell office:value-type="float" office:value="60" table:style-name="ce114">
            <text:p><text:s/>60</text:p>
          </table:table-cell>
          <table:table-cell office:value-type="float" office:value="0.56422794809102872" table:style-name="ce131">
            <text:p>0,6<text:s text:c="5"/></text:p>
          </table:table-cell>
          <table:table-cell office:value-type="float" office:value="69" table:style-name="ce132">
            <text:p><text:s/>69</text:p>
          </table:table-cell>
          <table:table-cell office:value-type="float" office:value="0.57490418263622722" table:style-name="ce133">
            <text:p>0,6<text:s text:c="5"/></text:p>
          </table:table-cell>
          <table:table-cell office:value-type="float" office:value="73" table:style-name="ce116">
            <text:p><text:s/>73</text:p>
          </table:table-cell>
          <table:table-cell office:value-type="float" office:value="0.98356238210724878" table:style-name="ce133">
            <text:p>1,0<text:s text:c="5"/></text:p>
          </table:table-cell>
          <table:table-cell office:value-type="float" office:value="-9" table:style-name="ce118">
            <text:p><text:s/>- 9</text:p>
          </table:table-cell>
          <table:table-cell office:value-type="float" office:value="-13.043478260869565" table:style-name="ce119">
            <text:p>-13,0<text:s text:c="3"/></text:p>
          </table:table-cell>
          <table:table-cell office:value-type="float" office:value="-13" table:style-name="ce118">
            <text:p><text:s/>- 13</text:p>
          </table:table-cell>
          <table:table-cell office:value-type="float" office:value="-17.80821917808219" table:style-name="ce119">
            <text:p>-17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4">
            <text:p>Construção</text:p>
          </table:table-cell>
          <table:table-cell office:value-type="float" office:value="982" table:style-name="ce114">
            <text:p><text:s/>982</text:p>
          </table:table-cell>
          <table:table-cell office:value-type="float" office:value="9.234530750423172" table:style-name="ce131">
            <text:p>9,2<text:s text:c="5"/></text:p>
          </table:table-cell>
          <table:table-cell office:value-type="float" office:value="1060" table:style-name="ce132">
            <text:p>1 060</text:p>
          </table:table-cell>
          <table:table-cell office:value-type="float" office:value="8.8318613564405926" table:style-name="ce133">
            <text:p>8,8<text:s text:c="5"/></text:p>
          </table:table-cell>
          <table:table-cell office:value-type="float" office:value="958" table:style-name="ce116">
            <text:p><text:s/>958</text:p>
          </table:table-cell>
          <table:table-cell office:value-type="float" office:value="12.907572082996497" table:style-name="ce133">
            <text:p>12,9<text:s text:c="5"/></text:p>
          </table:table-cell>
          <table:table-cell office:value-type="float" office:value="-78" table:style-name="ce118">
            <text:p><text:s/>- 78</text:p>
          </table:table-cell>
          <table:table-cell office:value-type="float" office:value="-7.3584905660377355" table:style-name="ce119">
            <text:p>-7,4<text:s text:c="3"/></text:p>
          </table:table-cell>
          <table:table-cell office:value-type="float" office:value="24" table:style-name="ce118">
            <text:p>+ 24</text:p>
          </table:table-cell>
          <table:table-cell office:value-type="float" office:value="2.5052192066805845" table:style-name="ce119">
            <text:p>+2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3">
          <table:table-cell/>
          <table:table-cell office:value-type="string" table:style-name="ce180">
            <text:p>Serviços</text:p>
          </table:table-cell>
          <table:table-cell office:value-type="float" office:value="7363" table:style-name="ce125">
            <text:p>7 363</text:p>
          </table:table-cell>
          <table:table-cell office:value-type="float" office:value="69.240173029904085" table:style-name="ce126">
            <text:p>69,2<text:s text:c="5"/></text:p>
          </table:table-cell>
          <table:table-cell office:value-type="float" office:value="8240" table:style-name="ce127">
            <text:p>8 240</text:p>
          </table:table-cell>
          <table:table-cell office:value-type="float" office:value="68.655224129311776" table:style-name="ce128">
            <text:p>68,7<text:s text:c="5"/></text:p>
          </table:table-cell>
          <table:table-cell office:value-type="float" office:value="4696" table:style-name="ce127">
            <text:p>4 696</text:p>
          </table:table-cell>
          <table:table-cell office:value-type="float" office:value="63.271355429803286" table:style-name="ce128">
            <text:p>63,3<text:s text:c="5"/></text:p>
          </table:table-cell>
          <table:table-cell office:value-type="float" office:value="-877" table:style-name="ce111">
            <text:p><text:s/>- 877</text:p>
          </table:table-cell>
          <table:table-cell office:value-type="float" office:value="-10.643203883495147" table:style-name="ce112">
            <text:p>-10,6<text:s text:c="3"/></text:p>
          </table:table-cell>
          <table:table-cell office:value-type="float" office:value="2667" table:style-name="ce111">
            <text:p>+2 667</text:p>
          </table:table-cell>
          <table:table-cell office:value-type="float" office:value="56.793015332197619" table:style-name="ce112">
            <text:p>+56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1">
            <text:p>Comércio, manut. repar. de veículos automóveis e motociclos</text:p>
          </table:table-cell>
          <table:table-cell office:value-type="float" office:value="188" table:style-name="ce114">
            <text:p><text:s/>188</text:p>
          </table:table-cell>
          <table:table-cell office:value-type="float" office:value="1.7679142373518901" table:style-name="ce131">
            <text:p>1,8<text:s text:c="5"/></text:p>
          </table:table-cell>
          <table:table-cell office:value-type="float" office:value="171" table:style-name="ce132">
            <text:p><text:s/>171</text:p>
          </table:table-cell>
          <table:table-cell office:value-type="float" office:value="1.4247625395767372" table:style-name="ce133">
            <text:p>1,4<text:s text:c="5"/></text:p>
          </table:table-cell>
          <table:table-cell office:value-type="float" office:value="130" table:style-name="ce132">
            <text:p><text:s/>130</text:p>
          </table:table-cell>
          <table:table-cell office:value-type="float" office:value="1.7515494475882509" table:style-name="ce133">
            <text:p>1,8<text:s text:c="5"/></text:p>
          </table:table-cell>
          <table:table-cell office:value-type="float" office:value="17" table:style-name="ce118">
            <text:p>+ 17</text:p>
          </table:table-cell>
          <table:table-cell office:value-type="float" office:value="9.9415204678362574" table:style-name="ce119">
            <text:p>+9,9<text:s text:c="3"/></text:p>
          </table:table-cell>
          <table:table-cell office:value-type="float" office:value="58" table:style-name="ce118">
            <text:p>+ 58</text:p>
          </table:table-cell>
          <table:table-cell office:value-type="float" office:value="44.61538461538462" table:style-name="ce119">
            <text:p>+44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38">
          <table:table-cell/>
          <table:table-cell office:value-type="string" table:style-name="ce181">
            <text:p>Comércio por grosso e a retalho</text:p>
          </table:table-cell>
          <table:table-cell office:value-type="float" office:value="1141" table:style-name="ce114">
            <text:p>1 141</text:p>
          </table:table-cell>
          <table:table-cell office:value-type="float" office:value="10.729734812864397" table:style-name="ce131">
            <text:p>10,7<text:s text:c="5"/></text:p>
          </table:table-cell>
          <table:table-cell office:value-type="float" office:value="1123" table:style-name="ce132">
            <text:p>1 123</text:p>
          </table:table-cell>
          <table:table-cell office:value-type="float" office:value="9.3567738710214972" table:style-name="ce133">
            <text:p>9,4<text:s text:c="5"/></text:p>
          </table:table-cell>
          <table:table-cell office:value-type="float" office:value="841" table:style-name="ce132">
            <text:p><text:s/>841</text:p>
          </table:table-cell>
          <table:table-cell office:value-type="float" office:value="11.33117758016707" table:style-name="ce133">
            <text:p>11,3<text:s text:c="5"/></text:p>
          </table:table-cell>
          <table:table-cell office:value-type="float" office:value="18" table:style-name="ce118">
            <text:p>+ 18</text:p>
          </table:table-cell>
          <table:table-cell office:value-type="float" office:value="1.6028495102404272" table:style-name="ce119">
            <text:p>+1,6<text:s text:c="3"/></text:p>
          </table:table-cell>
          <table:table-cell office:value-type="float" office:value="300" table:style-name="ce118">
            <text:p>+ 300</text:p>
          </table:table-cell>
          <table:table-cell office:value-type="float" office:value="35.6718192627824" table:style-name="ce119">
            <text:p>+35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Transportes e armazenagem</text:p>
          </table:table-cell>
          <table:table-cell office:value-type="float" office:value="172" table:style-name="ce114">
            <text:p><text:s/>172</text:p>
          </table:table-cell>
          <table:table-cell office:value-type="float" office:value="1.6174534511942826" table:style-name="ce151">
            <text:p>1,6<text:s text:c="5"/></text:p>
          </table:table-cell>
          <table:table-cell office:value-type="float" office:value="176" table:style-name="ce132">
            <text:p><text:s/>176</text:p>
          </table:table-cell>
          <table:table-cell office:value-type="float" office:value="1.4664222629561738" table:style-name="ce153">
            <text:p>1,5<text:s text:c="5"/></text:p>
          </table:table-cell>
          <table:table-cell office:value-type="float" office:value="131" table:style-name="ce132">
            <text:p><text:s/>131</text:p>
          </table:table-cell>
          <table:table-cell office:value-type="float" office:value="1.7650229048773916" table:style-name="ce153">
            <text:p>1,8<text:s text:c="5"/></text:p>
          </table:table-cell>
          <table:table-cell office:value-type="float" office:value="-4" table:style-name="ce118">
            <text:p><text:s/>- 4</text:p>
          </table:table-cell>
          <table:table-cell office:value-type="float" office:value="-2.2727272727272729" table:style-name="ce119">
            <text:p>-2,3<text:s text:c="3"/></text:p>
          </table:table-cell>
          <table:table-cell office:value-type="float" office:value="41" table:style-name="ce118">
            <text:p>+ 41</text:p>
          </table:table-cell>
          <table:table-cell office:value-type="float" office:value="31.297709923664126" table:style-name="ce119">
            <text:p>+31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Alojamento, restauração e similares</text:p>
          </table:table-cell>
          <table:table-cell office:value-type="float" office:value="1847" table:style-name="ce114">
            <text:p>1 847</text:p>
          </table:table-cell>
          <table:table-cell office:value-type="float" office:value="17.368817002068837" table:style-name="ce131">
            <text:p>17,4<text:s text:c="5"/></text:p>
          </table:table-cell>
          <table:table-cell office:value-type="float" office:value="1342" table:style-name="ce132">
            <text:p>1 342</text:p>
          </table:table-cell>
          <table:table-cell office:value-type="float" office:value="11.181469755040826" table:style-name="ce133">
            <text:p>11,2<text:s text:c="5"/></text:p>
          </table:table-cell>
          <table:table-cell office:value-type="float" office:value="371" table:style-name="ce132">
            <text:p><text:s/>371</text:p>
          </table:table-cell>
          <table:table-cell office:value-type="float" office:value="4.9986526542710861" table:style-name="ce133">
            <text:p>5,0<text:s text:c="5"/></text:p>
          </table:table-cell>
          <table:table-cell office:value-type="float" office:value="505" table:style-name="ce118">
            <text:p>+ 505</text:p>
          </table:table-cell>
          <table:table-cell office:value-type="float" office:value="37.630402384500741" table:style-name="ce119">
            <text:p>+37,6<text:s text:c="3"/></text:p>
          </table:table-cell>
          <table:table-cell office:value-type="float" office:value="1476" table:style-name="ce118">
            <text:p>+1 476</text:p>
          </table:table-cell>
          <table:table-cell office:value-type="float" office:value="397.84366576819406" table:style-name="ce119">
            <text:p>+397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Atividades de informação e de comunicação</text:p>
          </table:table-cell>
          <table:table-cell office:value-type="float" office:value="211" table:style-name="ce114">
            <text:p><text:s/>211</text:p>
          </table:table-cell>
          <table:table-cell office:value-type="float" office:value="1.9842016174534511" table:style-name="ce131">
            <text:p>2,0<text:s text:c="5"/></text:p>
          </table:table-cell>
          <table:table-cell office:value-type="float" office:value="138" table:style-name="ce132">
            <text:p><text:s/>138</text:p>
          </table:table-cell>
          <table:table-cell office:value-type="float" office:value="1.1498083652724544" table:style-name="ce133">
            <text:p>1,1<text:s text:c="5"/></text:p>
          </table:table-cell>
          <table:table-cell office:value-type="float" office:value="137" table:style-name="ce132">
            <text:p><text:s/>137</text:p>
          </table:table-cell>
          <table:table-cell office:value-type="float" office:value="1.8458636486122337" table:style-name="ce133">
            <text:p>1,8<text:s text:c="5"/></text:p>
          </table:table-cell>
          <table:table-cell office:value-type="float" office:value="73" table:style-name="ce118">
            <text:p>+ 73</text:p>
          </table:table-cell>
          <table:table-cell office:value-type="float" office:value="52.89855072463768" table:style-name="ce119">
            <text:p>+52,9<text:s text:c="3"/></text:p>
          </table:table-cell>
          <table:table-cell office:value-type="float" office:value="74" table:style-name="ce118">
            <text:p>+ 74</text:p>
          </table:table-cell>
          <table:table-cell office:value-type="float" office:value="54.014598540145982" table:style-name="ce119">
            <text:p>+54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Atividades financeiras e de seguros</text:p>
          </table:table-cell>
          <table:table-cell office:value-type="float" office:value="30" table:style-name="ce114">
            <text:p><text:s/>30</text:p>
          </table:table-cell>
          <table:table-cell office:value-type="float" office:value="0.28211397404551436" table:style-name="ce131">
            <text:p>0,3<text:s text:c="5"/></text:p>
          </table:table-cell>
          <table:table-cell office:value-type="float" office:value="27" table:style-name="ce132">
            <text:p><text:s/>27</text:p>
          </table:table-cell>
          <table:table-cell office:value-type="float" office:value="0.2249625062489585" table:style-name="ce133">
            <text:p>0,2<text:s text:c="5"/></text:p>
          </table:table-cell>
          <table:table-cell office:value-type="float" office:value="19" table:style-name="ce132">
            <text:p><text:s/>19</text:p>
          </table:table-cell>
          <table:table-cell office:value-type="float" office:value="0.25599568849366749" table:style-name="ce133">
            <text:p>0,3<text:s text:c="5"/></text:p>
          </table:table-cell>
          <table:table-cell office:value-type="float" office:value="3" table:style-name="ce118">
            <text:p>+ 3</text:p>
          </table:table-cell>
          <table:table-cell office:value-type="float" office:value="11.111111111111111" table:style-name="ce119">
            <text:p>+11,1<text:s text:c="3"/></text:p>
          </table:table-cell>
          <table:table-cell office:value-type="float" office:value="11" table:style-name="ce118">
            <text:p>+ 11</text:p>
          </table:table-cell>
          <table:table-cell office:value-type="float" office:value="57.894736842105267" table:style-name="ce119">
            <text:p>+57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Atividades imobiliárias, administrativas e dos serviços de apoio</text:p>
          </table:table-cell>
          <table:table-cell office:value-type="float" office:value="2172" table:style-name="ce114">
            <text:p>2 172</text:p>
          </table:table-cell>
          <table:table-cell office:value-type="float" office:value="20.42505172089524" table:style-name="ce131">
            <text:p>20,4<text:s text:c="5"/></text:p>
          </table:table-cell>
          <table:table-cell office:value-type="float" office:value="3617" table:style-name="ce132">
            <text:p>3 617</text:p>
          </table:table-cell>
          <table:table-cell office:value-type="float" office:value="30.13664389268455" table:style-name="ce133">
            <text:p>30,1<text:s text:c="5"/></text:p>
          </table:table-cell>
          <table:table-cell office:value-type="float" office:value="1965" table:style-name="ce132">
            <text:p>1 965</text:p>
          </table:table-cell>
          <table:table-cell office:value-type="float" office:value="26.475343573160874" table:style-name="ce133">
            <text:p>26,5<text:s text:c="5"/></text:p>
          </table:table-cell>
          <table:table-cell office:value-type="float" office:value="-1445" table:style-name="ce118">
            <text:p><text:s/>-1 445</text:p>
          </table:table-cell>
          <table:table-cell office:value-type="float" office:value="-39.95023500138236" table:style-name="ce119">
            <text:p>-40,0<text:s text:c="3"/></text:p>
          </table:table-cell>
          <table:table-cell office:value-type="float" office:value="207" table:style-name="ce118">
            <text:p>+ 207</text:p>
          </table:table-cell>
          <table:table-cell office:value-type="float" office:value="10.534351145038167" table:style-name="ce119">
            <text:p>+10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Atividades de consultoria, científicas, técnicas e similares</text:p>
          </table:table-cell>
          <table:table-cell office:value-type="float" office:value="528" table:style-name="ce114">
            <text:p><text:s/>528</text:p>
          </table:table-cell>
          <table:table-cell office:value-type="float" office:value="4.9652059432010534" table:style-name="ce131">
            <text:p>5,0<text:s text:c="5"/></text:p>
          </table:table-cell>
          <table:table-cell office:value-type="float" office:value="510" table:style-name="ce132">
            <text:p><text:s/>510</text:p>
          </table:table-cell>
          <table:table-cell office:value-type="float" office:value="4.2492917847025495" table:style-name="ce133">
            <text:p>4,2<text:s text:c="5"/></text:p>
          </table:table-cell>
          <table:table-cell office:value-type="float" office:value="455" table:style-name="ce132">
            <text:p><text:s/>455</text:p>
          </table:table-cell>
          <table:table-cell office:value-type="float" office:value="6.1304230665588788" table:style-name="ce133">
            <text:p>6,1<text:s text:c="5"/></text:p>
          </table:table-cell>
          <table:table-cell office:value-type="float" office:value="18" table:style-name="ce118">
            <text:p>+ 18</text:p>
          </table:table-cell>
          <table:table-cell office:value-type="float" office:value="3.5294117647058822" table:style-name="ce119">
            <text:p>+3,5<text:s text:c="3"/></text:p>
          </table:table-cell>
          <table:table-cell office:value-type="float" office:value="73" table:style-name="ce118">
            <text:p>+ 73</text:p>
          </table:table-cell>
          <table:table-cell office:value-type="float" office:value="16.043956043956044" table:style-name="ce119">
            <text:p>+16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38">
          <table:table-cell/>
          <table:table-cell office:value-type="string" table:style-name="ce184">
            <text:p>Admin. pública, educação, atividades de saúde e apoio social</text:p>
          </table:table-cell>
          <table:table-cell office:value-type="float" office:value="794" table:style-name="ce114">
            <text:p><text:s/>794</text:p>
          </table:table-cell>
          <table:table-cell office:value-type="float" office:value="7.4666165130712807" table:style-name="ce131">
            <text:p>7,5<text:s text:c="5"/></text:p>
          </table:table-cell>
          <table:table-cell office:value-type="float" office:value="905" table:style-name="ce132">
            <text:p><text:s/>905</text:p>
          </table:table-cell>
          <table:table-cell office:value-type="float" office:value="7.5404099316780533" table:style-name="ce133">
            <text:p>7,5<text:s text:c="5"/></text:p>
          </table:table-cell>
          <table:table-cell office:value-type="float" office:value="530" table:style-name="ce132">
            <text:p><text:s/>530</text:p>
          </table:table-cell>
          <table:table-cell office:value-type="float" office:value="7.1409323632444082" table:style-name="ce133">
            <text:p>7,1<text:s text:c="5"/></text:p>
          </table:table-cell>
          <table:table-cell office:value-type="float" office:value="-111" table:style-name="ce118">
            <text:p><text:s/>- 111</text:p>
          </table:table-cell>
          <table:table-cell office:value-type="float" office:value="-12.265193370165745" table:style-name="ce119">
            <text:p>-12,3<text:s text:c="3"/></text:p>
          </table:table-cell>
          <table:table-cell office:value-type="float" office:value="264" table:style-name="ce118">
            <text:p>+ 264</text:p>
          </table:table-cell>
          <table:table-cell office:value-type="float" office:value="49.811320754716981" table:style-name="ce119">
            <text:p>+49,8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Outras atividades de serviços</text:p>
          </table:table-cell>
          <table:table-cell office:value-type="float" office:value="280" table:style-name="ce114">
            <text:p><text:s/>280</text:p>
          </table:table-cell>
          <table:table-cell office:value-type="float" office:value="2.6330637577581344" table:style-name="ce131">
            <text:p>2,6<text:s text:c="5"/></text:p>
          </table:table-cell>
          <table:table-cell office:value-type="float" office:value="231" table:style-name="ce132">
            <text:p><text:s/>231</text:p>
          </table:table-cell>
          <table:table-cell office:value-type="float" office:value="1.9246792201299785" table:style-name="ce133">
            <text:p>1,9<text:s text:c="5"/></text:p>
          </table:table-cell>
          <table:table-cell office:value-type="float" office:value="117" table:style-name="ce132">
            <text:p><text:s/>117</text:p>
          </table:table-cell>
          <table:table-cell office:value-type="float" office:value="1.5763945028294262" table:style-name="ce133">
            <text:p>1,6<text:s text:c="5"/></text:p>
          </table:table-cell>
          <table:table-cell office:value-type="float" office:value="49" table:style-name="ce118">
            <text:p>+ 49</text:p>
          </table:table-cell>
          <table:table-cell office:value-type="float" office:value="21.212121212121211" table:style-name="ce119">
            <text:p>+21,2<text:s text:c="3"/></text:p>
          </table:table-cell>
          <table:table-cell office:value-type="float" office:value="163" table:style-name="ce118">
            <text:p>+ 163</text:p>
          </table:table-cell>
          <table:table-cell office:value-type="float" office:value="139.31623931623932" table:style-name="ce119">
            <text:p>+139,3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Sem classificação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31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18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118">
            <text:p>+ 0</text:p>
          </table:table-cell>
          <table:table-cell office:value-type="string" table:style-name="ce370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24">
          <table:table-cell/>
          <table:table-cell table:style-name="ce27"/>
          <table:table-cell table:style-name="ce95"/>
          <table:table-cell table:style-name="ce96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3">
          <table:table-cell/>
          <table:table-cell office:value-type="string" table:style-name="ce282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57986in" svg:y="6.18413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59493in" svg:y="5.04392in" svg:width="0.06769in" svg:height="0.21117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8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5">
          <table:table-cell table:number-columns-repeated="12" table:style-name="ce1"/>
          <table:table-cell table:number-columns-repeated="5" table:style-name="ce12"/>
          <table:table-cell table:number-columns-repeated="16367"/>
        </table:table-row>
        <table:table-row table:style-name="ro10">
          <table:table-cell table:style-name="ce26"/>
          <table:table-cell table:number-columns-repeated="12" table:style-name="ce1"/>
          <table:table-cell table:number-columns-repeated="4" table:style-name="ce12"/>
          <table:table-cell table:number-columns-repeated="16367"/>
        </table:table-row>
        <table:table-row table:style-name="ro13">
          <table:table-cell table:number-columns-repeated="12" table:style-name="ce1"/>
          <table:table-cell table:number-columns-repeated="5" table:style-name="ce12"/>
          <table:table-cell table:number-columns-repeated="16367"/>
        </table:table-row>
        <table:table-row table:number-rows-repeated="2" table:style-name="ro28">
          <table:table-cell table:number-columns-repeated="12" table:style-name="ce1"/>
          <table:table-cell table:number-columns-repeated="5" table:style-name="ce15"/>
          <table:table-cell table:number-columns-repeated="16367"/>
        </table:table-row>
        <table:table-row table:style-name="ro28">
          <table:table-cell table:number-columns-repeated="12" table:style-name="ce1"/>
          <table:table-cell table:number-columns-repeated="5" table:style-name="ce16"/>
          <table:table-cell table:number-columns-repeated="16367"/>
        </table:table-row>
        <table:table-row table:style-name="ro23">
          <table:table-cell table:number-columns-repeated="12" table:style-name="ce1"/>
          <table:table-cell table:number-columns-repeated="5" table:style-name="ce16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19"/>
          <table:table-cell table:style-name="ce12"/>
          <table:table-cell table:number-columns-repeated="3" table:style-name="ce17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number-rows-repeated="3" table:style-name="ro4">
          <table:table-cell table:number-columns-repeated="12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number-rows-repeated="3" table:style-name="ro4">
          <table:table-cell table:number-columns-repeated="12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style-name="ro4">
          <table:table-cell table:number-columns-repeated="12"/>
          <table:table-cell table:style-name="ce1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number-rows-repeated="2" table:style-name="ro4">
          <table:table-cell table:number-columns-repeated="12"/>
          <table:table-cell table:style-name="ce1"/>
          <table:table-cell table:style-name="ce72"/>
          <table:table-cell table:style-name="ce80"/>
          <table:table-cell table:style-name="ce71"/>
          <table:table-cell table:style-name="ce73"/>
          <table:table-cell table:number-columns-repeated="16367"/>
        </table:table-row>
        <table:table-row table:style-name="ro31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22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39" table:default-cell-style-name="ce1" table:visibility="collapse"/>
        <table:table-column table:style-name="co48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58"/>
        <table:table-column table:style-name="co37" table:default-cell-style-name="ce58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7" table:default-cell-style-name="ce1"/>
        <table:table-column table:style-name="co37" table:default-cell-style-name="ce1"/>
        <table:table-column table:style-name="co7" table:default-cell-style-name="ce1"/>
        <table:table-column table:style-name="co19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6577in" svg:height="0.6671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3119in" svg:y="0.30106in" svg:width="2.03408in" svg:height="0.52612in">
                <draw:text-box>
                  <text:p text:style-name="a107" text:class-names="" text:cond-style-name=""><text:span text:style-name="a105" text:class-names="">FEVEREIRO 2022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34" draw:style-name="a103" draw:name="Text Box 122" svg:x="0in" svg:y="0in" svg:width="0.97917in" svg:height="0.31758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158">
            <text:p><text:s/>Quadro 11 - <text:s/>COLOCAÇÕES EFETUADAS, <text:s text:c="2"/>POR <text:s/>REGIÕES<text:s text:c="3"/></text:p>
          </table:table-cell>
          <table:table-cell table:number-columns-repeated="10" table:style-name="ce104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3">
          <table:table-cell table:style-name="ce1"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7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3">
          <table:table-cell table:style-name="ce1"/>
          <table:table-cell table:style-name="ce28"/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8">
            <text:p>Mês <text:s/>anterior</text:p>
          </table:table-cell>
          <table:covered-table-cell/>
          <table:table-cell office:value-type="string" table:number-columns-spanned="2" table:number-rows-spanned="1" table:style-name="ce389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3">
          <table:table-cell table:style-name="ce1"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24">
          <table:table-cell table:style-name="ce1"/>
          <table:table-cell table:style-name="ce259"/>
          <table:table-cell table:style-name="ce270"/>
          <table:table-cell table:style-name="ce260"/>
          <table:table-cell table:style-name="ce274"/>
          <table:table-cell table:style-name="ce261"/>
          <table:table-cell table:style-name="ce274"/>
          <table:table-cell table:style-name="ce261"/>
          <table:table-cell table:style-name="ce262"/>
          <table:table-cell table:number-columns-repeated="3" table:style-name="ce263"/>
          <table:table-cell table:style-name="ce16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64">
            <text:p>PORTUGAL</text:p>
          </table:table-cell>
          <table:table-cell office:value-type="float" office:value="6493" table:style-name="ce271">
            <text:p>6 493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8521" table:style-name="ce275">
            <text:p>8 521</text:p>
          </table:table-cell>
          <table:table-cell office:value-type="float" office:value="100" table:style-name="ce254">
            <text:p>100,0<text:s text:c="5"/></text:p>
          </table:table-cell>
          <table:table-cell office:value-type="float" office:value="4844" table:style-name="ce275">
            <text:p>4 844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-2028" table:style-name="ce111">
            <text:p><text:s/>-2 028</text:p>
          </table:table-cell>
          <table:table-cell office:value-type="float" office:value="-23.800023471423543" table:style-name="ce112">
            <text:p>-23,8<text:s text:c="3"/></text:p>
          </table:table-cell>
          <table:table-cell office:value-type="float" office:value="1649" table:style-name="ce111">
            <text:p>+1 649</text:p>
          </table:table-cell>
          <table:table-cell office:value-type="float" office:value="34.042113955408752" table:style-name="ce112">
            <text:p>+34,0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78">
            <text:p>CONTINENTE</text:p>
          </table:table-cell>
          <table:table-cell office:value-type="float" office:value="6092" table:style-name="ce271">
            <text:p>6 092</text:p>
          </table:table-cell>
          <table:table-cell office:value-type="float" office:value="93.824118281225935" table:style-name="ce253">
            <text:p>93,8<text:s text:c="5"/></text:p>
          </table:table-cell>
          <table:table-cell office:value-type="float" office:value="8149" table:style-name="ce275">
            <text:p>8 149</text:p>
          </table:table-cell>
          <table:table-cell office:value-type="float" office:value="95.634315221218174" table:style-name="ce254">
            <text:p>95,6<text:s text:c="5"/></text:p>
          </table:table-cell>
          <table:table-cell office:value-type="float" office:value="4637" table:style-name="ce275">
            <text:p>4 637</text:p>
          </table:table-cell>
          <table:table-cell office:value-type="float" office:value="95.726672171758878" table:style-name="ce255">
            <text:p>95,7<text:s text:c="5"/></text:p>
          </table:table-cell>
          <table:table-cell office:value-type="float" office:value="-2057" table:style-name="ce111">
            <text:p><text:s/>-2 057</text:p>
          </table:table-cell>
          <table:table-cell office:value-type="float" office:value="-25.242361025892745" table:style-name="ce112">
            <text:p>-25,2<text:s text:c="3"/></text:p>
          </table:table-cell>
          <table:table-cell office:value-type="float" office:value="1455" table:style-name="ce111">
            <text:p>+1 455</text:p>
          </table:table-cell>
          <table:table-cell office:value-type="float" office:value="31.378046150528359" table:style-name="ce112">
            <text:p>+31,4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39">
          <table:table-cell table:style-name="ce1"/>
          <table:table-cell office:value-type="string" table:style-name="ce279">
            <text:p>Norte</text:p>
          </table:table-cell>
          <table:table-cell office:value-type="float" office:value="2270" table:style-name="ce272">
            <text:p>2 270</text:p>
          </table:table-cell>
          <table:table-cell office:value-type="float" office:value="34.960726936701064" table:style-name="ce256">
            <text:p>35,0<text:s text:c="5"/></text:p>
          </table:table-cell>
          <table:table-cell office:value-type="float" office:value="3267" table:style-name="ce276">
            <text:p>3 267</text:p>
          </table:table-cell>
          <table:table-cell office:value-type="float" office:value="38.340570355592071" table:style-name="ce257">
            <text:p>38,3<text:s text:c="5"/></text:p>
          </table:table-cell>
          <table:table-cell office:value-type="float" office:value="1783" table:style-name="ce276">
            <text:p>1 783</text:p>
          </table:table-cell>
          <table:table-cell office:value-type="float" office:value="36.808422791081753" table:style-name="ce258">
            <text:p>36,8<text:s text:c="5"/></text:p>
          </table:table-cell>
          <table:table-cell office:value-type="float" office:value="-997" table:style-name="ce118">
            <text:p><text:s/>- 997</text:p>
          </table:table-cell>
          <table:table-cell office:value-type="float" office:value="-30.517294153657794" table:style-name="ce119">
            <text:p>-30,5<text:s text:c="3"/></text:p>
          </table:table-cell>
          <table:table-cell office:value-type="float" office:value="487" table:style-name="ce118">
            <text:p>+ 487</text:p>
          </table:table-cell>
          <table:table-cell office:value-type="float" office:value="27.313516545148627" table:style-name="ce119">
            <text:p>+27,3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79">
            <text:p>Centro</text:p>
          </table:table-cell>
          <table:table-cell office:value-type="float" office:value="1458" table:style-name="ce272">
            <text:p>1 458</text:p>
          </table:table-cell>
          <table:table-cell office:value-type="float" office:value="22.454951486215926" table:style-name="ce256">
            <text:p>22,5<text:s text:c="5"/></text:p>
          </table:table-cell>
          <table:table-cell office:value-type="float" office:value="2164" table:style-name="ce276">
            <text:p>2 164</text:p>
          </table:table-cell>
          <table:table-cell office:value-type="float" office:value="25.396080272268513" table:style-name="ce257">
            <text:p>25,4<text:s text:c="5"/></text:p>
          </table:table-cell>
          <table:table-cell office:value-type="float" office:value="1314" table:style-name="ce276">
            <text:p>1 314</text:p>
          </table:table-cell>
          <table:table-cell office:value-type="float" office:value="27.126341866226262" table:style-name="ce258">
            <text:p>27,1<text:s text:c="5"/></text:p>
          </table:table-cell>
          <table:table-cell office:value-type="float" office:value="-706" table:style-name="ce118">
            <text:p><text:s/>- 706</text:p>
          </table:table-cell>
          <table:table-cell office:value-type="float" office:value="-32.624768946395562" table:style-name="ce119">
            <text:p>-32,6<text:s text:c="3"/></text:p>
          </table:table-cell>
          <table:table-cell office:value-type="float" office:value="144" table:style-name="ce118">
            <text:p>+ 144</text:p>
          </table:table-cell>
          <table:table-cell office:value-type="float" office:value="10.95890410958904" table:style-name="ce119">
            <text:p>+11,0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4">
          <table:table-cell/>
          <table:table-cell office:value-type="string" table:style-name="ce279">
            <text:p>Lisboa V. Tejo</text:p>
          </table:table-cell>
          <table:table-cell office:value-type="float" office:value="1585" table:style-name="ce272">
            <text:p>1 585</text:p>
          </table:table-cell>
          <table:table-cell office:value-type="float" office:value="24.410904050515942" table:style-name="ce256">
            <text:p>24,4<text:s text:c="5"/></text:p>
          </table:table-cell>
          <table:table-cell office:value-type="float" office:value="2133" table:style-name="ce276">
            <text:p>2 133</text:p>
          </table:table-cell>
          <table:table-cell office:value-type="float" office:value="25.032273207370025" table:style-name="ce257">
            <text:p>25,0<text:s text:c="5"/></text:p>
          </table:table-cell>
          <table:table-cell office:value-type="float" office:value="1181" table:style-name="ce276">
            <text:p>1 181</text:p>
          </table:table-cell>
          <table:table-cell office:value-type="float" office:value="24.380677126341865" table:style-name="ce258">
            <text:p>24,4<text:s text:c="5"/></text:p>
          </table:table-cell>
          <table:table-cell office:value-type="float" office:value="-548" table:style-name="ce118">
            <text:p><text:s/>- 548</text:p>
          </table:table-cell>
          <table:table-cell office:value-type="float" office:value="-25.691514299109237" table:style-name="ce119">
            <text:p>-25,7<text:s text:c="3"/></text:p>
          </table:table-cell>
          <table:table-cell office:value-type="float" office:value="404" table:style-name="ce118">
            <text:p>+ 404</text:p>
          </table:table-cell>
          <table:table-cell office:value-type="float" office:value="34.208298052497881" table:style-name="ce119">
            <text:p>+34,2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/>
          <table:table-cell office:value-type="string" table:style-name="ce279">
            <text:p>Alentejo</text:p>
          </table:table-cell>
          <table:table-cell office:value-type="float" office:value="286" table:style-name="ce272">
            <text:p><text:s/>286</text:p>
          </table:table-cell>
          <table:table-cell office:value-type="float" office:value="4.4047435699984598" table:style-name="ce256">
            <text:p>4,4<text:s text:c="5"/></text:p>
          </table:table-cell>
          <table:table-cell office:value-type="float" office:value="349" table:style-name="ce276">
            <text:p><text:s/>349</text:p>
          </table:table-cell>
          <table:table-cell office:value-type="float" office:value="4.0957634080506979" table:style-name="ce257">
            <text:p>4,1<text:s text:c="5"/></text:p>
          </table:table-cell>
          <table:table-cell office:value-type="float" office:value="238" table:style-name="ce276">
            <text:p><text:s/>238</text:p>
          </table:table-cell>
          <table:table-cell office:value-type="float" office:value="4.9132947976878611" table:style-name="ce258">
            <text:p>4,9<text:s text:c="5"/></text:p>
          </table:table-cell>
          <table:table-cell office:value-type="float" office:value="-63" table:style-name="ce118">
            <text:p><text:s/>- 63</text:p>
          </table:table-cell>
          <table:table-cell office:value-type="float" office:value="-18.05157593123209" table:style-name="ce119">
            <text:p>-18,1<text:s text:c="3"/></text:p>
          </table:table-cell>
          <table:table-cell office:value-type="float" office:value="48" table:style-name="ce118">
            <text:p>+ 48</text:p>
          </table:table-cell>
          <table:table-cell office:value-type="float" office:value="20.168067226890756" table:style-name="ce119">
            <text:p>+20,2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/>
          <table:table-cell office:value-type="string" table:style-name="ce279">
            <text:p>Algarve</text:p>
          </table:table-cell>
          <table:table-cell office:value-type="float" office:value="493" table:style-name="ce272">
            <text:p><text:s/>493</text:p>
          </table:table-cell>
          <table:table-cell office:value-type="float" office:value="7.5927922377945478" table:style-name="ce256">
            <text:p>7,6<text:s text:c="5"/></text:p>
          </table:table-cell>
          <table:table-cell office:value-type="float" office:value="236" table:style-name="ce276">
            <text:p><text:s/>236</text:p>
          </table:table-cell>
          <table:table-cell office:value-type="float" office:value="2.769627977936862" table:style-name="ce257">
            <text:p>2,8<text:s text:c="5"/></text:p>
          </table:table-cell>
          <table:table-cell office:value-type="float" office:value="121" table:style-name="ce276">
            <text:p><text:s/>121</text:p>
          </table:table-cell>
          <table:table-cell office:value-type="float" office:value="2.4979355904211396" table:style-name="ce258">
            <text:p>2,5<text:s text:c="5"/></text:p>
          </table:table-cell>
          <table:table-cell office:value-type="float" office:value="257" table:style-name="ce118">
            <text:p>+ 257</text:p>
          </table:table-cell>
          <table:table-cell office:value-type="float" office:value="108.89830508474576" table:style-name="ce119">
            <text:p>+108,9<text:s text:c="3"/></text:p>
          </table:table-cell>
          <table:table-cell office:value-type="float" office:value="372" table:style-name="ce118">
            <text:p>+ 372</text:p>
          </table:table-cell>
          <table:table-cell office:value-type="float" office:value="307.43801652892563" table:style-name="ce119">
            <text:p>+307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40">
          <table:table-cell/>
          <table:table-cell office:value-type="string" table:style-name="ce278">
            <text:p>REG.AUTÓNOMAS</text:p>
          </table:table-cell>
          <table:table-cell office:value-type="float" office:value="401" table:style-name="ce271">
            <text:p><text:s/>401</text:p>
          </table:table-cell>
          <table:table-cell office:value-type="float" office:value="6.1758817187740647" table:style-name="ce253">
            <text:p>6,2<text:s text:c="5"/></text:p>
          </table:table-cell>
          <table:table-cell office:value-type="float" office:value="372" table:style-name="ce275">
            <text:p><text:s/>372</text:p>
          </table:table-cell>
          <table:table-cell office:value-type="float" office:value="4.3656847787818327" table:style-name="ce254">
            <text:p>4,4<text:s text:c="5"/></text:p>
          </table:table-cell>
          <table:table-cell office:value-type="float" office:value="207" table:style-name="ce275">
            <text:p><text:s/>207</text:p>
          </table:table-cell>
          <table:table-cell office:value-type="float" office:value="4.2733278282411229" table:style-name="ce255">
            <text:p>4,3<text:s text:c="5"/></text:p>
          </table:table-cell>
          <table:table-cell office:value-type="float" office:value="29" table:style-name="ce111">
            <text:p>+ 29</text:p>
          </table:table-cell>
          <table:table-cell office:value-type="float" office:value="7.795698924731183" table:style-name="ce112">
            <text:p>+7,8<text:s text:c="3"/></text:p>
          </table:table-cell>
          <table:table-cell office:value-type="float" office:value="194" table:style-name="ce111">
            <text:p>+ 194</text:p>
          </table:table-cell>
          <table:table-cell office:value-type="float" office:value="93.719806763285035" table:style-name="ce112">
            <text:p>+93,7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1">
          <table:table-cell/>
          <table:table-cell office:value-type="string" table:style-name="ce279">
            <text:p>Açores</text:p>
          </table:table-cell>
          <table:table-cell office:value-type="float" office:value="237" table:style-name="ce272">
            <text:p><text:s/>237</text:p>
          </table:table-cell>
          <table:table-cell office:value-type="float" office:value="3.6500847066071151" table:style-name="ce256">
            <text:p>3,7<text:s text:c="5"/></text:p>
          </table:table-cell>
          <table:table-cell office:value-type="float" office:value="235" table:style-name="ce276">
            <text:p><text:s/>235</text:p>
          </table:table-cell>
          <table:table-cell office:value-type="float" office:value="2.7578922661659431" table:style-name="ce257">
            <text:p>2,8<text:s text:c="5"/></text:p>
          </table:table-cell>
          <table:table-cell office:value-type="float" office:value="100" table:style-name="ce276">
            <text:p><text:s/>100</text:p>
          </table:table-cell>
          <table:table-cell office:value-type="float" office:value="2.0644095788604462" table:style-name="ce258">
            <text:p>2,1<text:s text:c="5"/></text:p>
          </table:table-cell>
          <table:table-cell office:value-type="float" office:value="2" table:style-name="ce118">
            <text:p>+ 2</text:p>
          </table:table-cell>
          <table:table-cell office:value-type="float" office:value="0.85106382978723405" table:style-name="ce119">
            <text:p>+0,9<text:s text:c="3"/></text:p>
          </table:table-cell>
          <table:table-cell office:value-type="float" office:value="137" table:style-name="ce118">
            <text:p>+ 137</text:p>
          </table:table-cell>
          <table:table-cell office:value-type="float" office:value="137" table:style-name="ce119">
            <text:p>+137,0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4">
          <table:table-cell/>
          <table:table-cell office:value-type="string" table:style-name="ce279">
            <text:p>Madeira</text:p>
          </table:table-cell>
          <table:table-cell office:value-type="float" office:value="164" table:style-name="ce272">
            <text:p><text:s/>164</text:p>
          </table:table-cell>
          <table:table-cell office:value-type="float" office:value="2.5257970121669491" table:style-name="ce256">
            <text:p>2,5<text:s text:c="5"/></text:p>
          </table:table-cell>
          <table:table-cell office:value-type="float" office:value="137" table:style-name="ce276">
            <text:p><text:s/>137</text:p>
          </table:table-cell>
          <table:table-cell office:value-type="float" office:value="1.6077925126158903" table:style-name="ce257">
            <text:p>1,6<text:s text:c="5"/></text:p>
          </table:table-cell>
          <table:table-cell office:value-type="float" office:value="107" table:style-name="ce276">
            <text:p><text:s/>107</text:p>
          </table:table-cell>
          <table:table-cell office:value-type="float" office:value="2.2089182493806772" table:style-name="ce258">
            <text:p>2,2<text:s text:c="5"/></text:p>
          </table:table-cell>
          <table:table-cell office:value-type="float" office:value="27" table:style-name="ce118">
            <text:p>+ 27</text:p>
          </table:table-cell>
          <table:table-cell office:value-type="float" office:value="19.708029197080293" table:style-name="ce119">
            <text:p>+19,7<text:s text:c="3"/></text:p>
          </table:table-cell>
          <table:table-cell office:value-type="float" office:value="57" table:style-name="ce118">
            <text:p>+ 57</text:p>
          </table:table-cell>
          <table:table-cell office:value-type="float" office:value="53.271028037383175" table:style-name="ce119">
            <text:p>+53,3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8">
          <table:table-cell/>
          <table:table-cell table:style-name="ce265"/>
          <table:table-cell table:style-name="ce273"/>
          <table:table-cell table:style-name="ce241"/>
          <table:table-cell table:style-name="ce277"/>
          <table:table-cell table:style-name="ce266"/>
          <table:table-cell table:style-name="ce277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number-columns-repeated="16372" table:style-name="ce1"/>
        </table:table-row>
        <table:table-row table:style-name="ro3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3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9">
          <table:table-cell/>
          <table:table-cell office:value-type="string" table:style-name="ce158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4"/>
          <table:table-cell office:value-type="string" table:style-name="ce105">
            <text:p>CONTINENTE</text:p>
          </table:table-cell>
          <table:table-cell table:style-name="ce105"/>
          <table:table-cell table:number-columns-repeated="16372" table:style-name="ce1"/>
        </table:table-row>
        <table:table-row table:style-name="ro19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38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8">
            <text:p>Mês <text:s/>anterior</text:p>
          </table:table-cell>
          <table:covered-table-cell/>
          <table:table-cell office:value-type="string" table:number-columns-spanned="2" table:number-rows-spanned="1" table:style-name="ce38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8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23">
          <table:table-cell/>
          <table:table-cell table:style-name="ce28"/>
          <table:table-cell table:style-name="ce100"/>
          <table:table-cell table:style-name="ce101"/>
          <table:table-cell table:style-name="ce98"/>
          <table:table-cell table:style-name="ce64"/>
          <table:table-cell table:style-name="ce59"/>
          <table:table-cell table:style-name="ce61"/>
          <table:table-cell table:style-name="ce236"/>
          <table:table-cell table:style-name="ce237"/>
          <table:table-cell table:style-name="ce236"/>
          <table:table-cell table:style-name="ce29"/>
          <table:table-cell table:number-columns-repeated="16372"/>
        </table:table-row>
        <table:table-row table:style-name="ro34">
          <table:table-cell/>
          <table:table-cell office:value-type="string" table:style-name="ce35">
            <text:p>Total</text:p>
          </table:table-cell>
          <table:table-cell office:value-type="float" office:value="6092" table:style-name="ce107">
            <text:p>6 092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8149" table:style-name="ce147">
            <text:p>8 149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4637" table:style-name="ce109">
            <text:p>4 63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2057" table:style-name="ce233">
            <text:p><text:s/>-2 057</text:p>
          </table:table-cell>
          <table:table-cell office:value-type="float" office:value="-25.242361025892745" table:style-name="ce112">
            <text:p>-25,2<text:s text:c="3"/></text:p>
          </table:table-cell>
          <table:table-cell office:value-type="float" office:value="1455" table:style-name="ce233">
            <text:p>+1 455</text:p>
          </table:table-cell>
          <table:table-cell office:value-type="float" office:value="31.378046150528359" table:style-name="ce112">
            <text:p>+31,4<text:s text:c="3"/></text:p>
          </table:table-cell>
          <table:table-cell table:number-columns-repeated="16372"/>
        </table:table-row>
        <table:table-row table:style-name="ro4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74" table:style-name="ce114">
            <text:p><text:s/>74</text:p>
          </table:table-cell>
          <table:table-cell office:value-type="float" office:value="1.2147078135259357" table:style-name="ce115">
            <text:p>1,2<text:s text:c="5"/></text:p>
          </table:table-cell>
          <table:table-cell office:value-type="float" office:value="78" table:style-name="ce149">
            <text:p><text:s/>78</text:p>
          </table:table-cell>
          <table:table-cell office:value-type="float" office:value="0.95717265922199046" table:style-name="ce150">
            <text:p>1,0<text:s text:c="5"/></text:p>
          </table:table-cell>
          <table:table-cell office:value-type="float" office:value="24" table:style-name="ce116">
            <text:p><text:s/>24</text:p>
          </table:table-cell>
          <table:table-cell office:value-type="float" office:value="0.51757601897778738" table:style-name="ce117">
            <text:p>0,5<text:s text:c="5"/></text:p>
          </table:table-cell>
          <table:table-cell office:value-type="float" office:value="-4" table:style-name="ce234">
            <text:p><text:s/>- 4</text:p>
          </table:table-cell>
          <table:table-cell office:value-type="float" office:value="-5.1282051282051277" table:style-name="ce119">
            <text:p>-5,1<text:s text:c="3"/></text:p>
          </table:table-cell>
          <table:table-cell office:value-type="float" office:value="50" table:style-name="ce234">
            <text:p>+ 50</text:p>
          </table:table-cell>
          <table:table-cell office:value-type="float" office:value="208.33333333333334" table:style-name="ce119">
            <text:p>+20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513" table:style-name="ce114">
            <text:p><text:s/>513</text:p>
          </table:table-cell>
          <table:table-cell office:value-type="float" office:value="8.4208798424162836" table:style-name="ce115">
            <text:p>8,4<text:s text:c="5"/></text:p>
          </table:table-cell>
          <table:table-cell office:value-type="float" office:value="557" table:style-name="ce149">
            <text:p><text:s/>557</text:p>
          </table:table-cell>
          <table:table-cell office:value-type="float" office:value="6.8351945023929312" table:style-name="ce150">
            <text:p>6,8<text:s text:c="5"/></text:p>
          </table:table-cell>
          <table:table-cell office:value-type="float" office:value="330" table:style-name="ce116">
            <text:p><text:s/>330</text:p>
          </table:table-cell>
          <table:table-cell office:value-type="float" office:value="7.1166702609445753" table:style-name="ce117">
            <text:p>7,1<text:s text:c="5"/></text:p>
          </table:table-cell>
          <table:table-cell office:value-type="float" office:value="-44" table:style-name="ce234">
            <text:p><text:s/>- 44</text:p>
          </table:table-cell>
          <table:table-cell office:value-type="float" office:value="-7.8994614003590664" table:style-name="ce119">
            <text:p>-7,9<text:s text:c="3"/></text:p>
          </table:table-cell>
          <table:table-cell office:value-type="float" office:value="183" table:style-name="ce234">
            <text:p>+ 183</text:p>
          </table:table-cell>
          <table:table-cell office:value-type="float" office:value="55.454545454545453" table:style-name="ce119">
            <text:p>+5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472" table:style-name="ce114">
            <text:p><text:s/>472</text:p>
          </table:table-cell>
          <table:table-cell office:value-type="float" office:value="7.7478660538411033" table:style-name="ce115">
            <text:p>7,7<text:s text:c="5"/></text:p>
          </table:table-cell>
          <table:table-cell office:value-type="float" office:value="480" table:style-name="ce149">
            <text:p><text:s/>480</text:p>
          </table:table-cell>
          <table:table-cell office:value-type="float" office:value="5.890293287519941" table:style-name="ce150">
            <text:p>5,9<text:s text:c="5"/></text:p>
          </table:table-cell>
          <table:table-cell office:value-type="float" office:value="290" table:style-name="ce116">
            <text:p><text:s/>290</text:p>
          </table:table-cell>
          <table:table-cell office:value-type="float" office:value="6.2540435626482633" table:style-name="ce117">
            <text:p>6,3<text:s text:c="5"/></text:p>
          </table:table-cell>
          <table:table-cell office:value-type="float" office:value="-8" table:style-name="ce234">
            <text:p><text:s/>- 8</text:p>
          </table:table-cell>
          <table:table-cell office:value-type="float" office:value="-1.6666666666666667" table:style-name="ce119">
            <text:p>-1,7<text:s text:c="3"/></text:p>
          </table:table-cell>
          <table:table-cell office:value-type="float" office:value="182" table:style-name="ce234">
            <text:p>+ 182</text:p>
          </table:table-cell>
          <table:table-cell office:value-type="float" office:value="62.758620689655174" table:style-name="ce119">
            <text:p>+62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">
            <text:p>4- Pessoal administrativo</text:p>
          </table:table-cell>
          <table:table-cell office:value-type="float" office:value="632" table:style-name="ce114">
            <text:p><text:s/>632</text:p>
          </table:table-cell>
          <table:table-cell office:value-type="float" office:value="10.374261326329613" table:style-name="ce115">
            <text:p>10,4<text:s text:c="5"/></text:p>
          </table:table-cell>
          <table:table-cell office:value-type="float" office:value="614" table:style-name="ce149">
            <text:p><text:s/>614</text:p>
          </table:table-cell>
          <table:table-cell office:value-type="float" office:value="7.5346668302859241" table:style-name="ce150">
            <text:p>7,5<text:s text:c="5"/></text:p>
          </table:table-cell>
          <table:table-cell office:value-type="float" office:value="411" table:style-name="ce116">
            <text:p><text:s/>411</text:p>
          </table:table-cell>
          <table:table-cell office:value-type="float" office:value="8.8634893249946085" table:style-name="ce117">
            <text:p>8,9<text:s text:c="5"/></text:p>
          </table:table-cell>
          <table:table-cell office:value-type="float" office:value="18" table:style-name="ce234">
            <text:p>+ 18</text:p>
          </table:table-cell>
          <table:table-cell office:value-type="float" office:value="2.9315960912052117" table:style-name="ce119">
            <text:p>+2,9<text:s text:c="3"/></text:p>
          </table:table-cell>
          <table:table-cell office:value-type="float" office:value="221" table:style-name="ce234">
            <text:p>+ 221</text:p>
          </table:table-cell>
          <table:table-cell office:value-type="float" office:value="53.771289537712896" table:style-name="ce119">
            <text:p>+5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012" table:style-name="ce114">
            <text:p>1 012</text:p>
          </table:table-cell>
          <table:table-cell office:value-type="float" office:value="16.611950098489821" table:style-name="ce115">
            <text:p>16,6<text:s text:c="5"/></text:p>
          </table:table-cell>
          <table:table-cell office:value-type="float" office:value="1164" table:style-name="ce149">
            <text:p>1 164</text:p>
          </table:table-cell>
          <table:table-cell office:value-type="float" office:value="14.283961222235858" table:style-name="ce150">
            <text:p>14,3<text:s text:c="5"/></text:p>
          </table:table-cell>
          <table:table-cell office:value-type="float" office:value="527" table:style-name="ce116">
            <text:p><text:s/>527</text:p>
          </table:table-cell>
          <table:table-cell office:value-type="float" office:value="11.365106750053915" table:style-name="ce117">
            <text:p>11,4<text:s text:c="5"/></text:p>
          </table:table-cell>
          <table:table-cell office:value-type="float" office:value="-152" table:style-name="ce234">
            <text:p><text:s/>- 152</text:p>
          </table:table-cell>
          <table:table-cell office:value-type="float" office:value="-13.058419243986256" table:style-name="ce119">
            <text:p>-13,1<text:s text:c="3"/></text:p>
          </table:table-cell>
          <table:table-cell office:value-type="float" office:value="485" table:style-name="ce234">
            <text:p>+ 485</text:p>
          </table:table-cell>
          <table:table-cell office:value-type="float" office:value="92.030360531309299" table:style-name="ce119">
            <text:p>+92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58" table:style-name="ce114">
            <text:p><text:s/>158</text:p>
          </table:table-cell>
          <table:table-cell office:value-type="float" office:value="2.5935653315824032" table:style-name="ce115">
            <text:p>2,6<text:s text:c="5"/></text:p>
          </table:table-cell>
          <table:table-cell office:value-type="float" office:value="496" table:style-name="ce149">
            <text:p><text:s/>496</text:p>
          </table:table-cell>
          <table:table-cell office:value-type="float" office:value="6.0866363971039394" table:style-name="ce150">
            <text:p>6,1<text:s text:c="5"/></text:p>
          </table:table-cell>
          <table:table-cell office:value-type="float" office:value="65" table:style-name="ce116">
            <text:p><text:s/>65</text:p>
          </table:table-cell>
          <table:table-cell office:value-type="float" office:value="1.4017683847315074" table:style-name="ce117">
            <text:p>1,4<text:s text:c="5"/></text:p>
          </table:table-cell>
          <table:table-cell office:value-type="float" office:value="-338" table:style-name="ce234">
            <text:p><text:s/>- 338</text:p>
          </table:table-cell>
          <table:table-cell office:value-type="float" office:value="-68.145161290322577" table:style-name="ce119">
            <text:p>-68,1<text:s text:c="3"/></text:p>
          </table:table-cell>
          <table:table-cell office:value-type="float" office:value="93" table:style-name="ce234">
            <text:p>+ 93</text:p>
          </table:table-cell>
          <table:table-cell office:value-type="float" office:value="143.07692307692307" table:style-name="ce119">
            <text:p>+14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711" table:style-name="ce114">
            <text:p><text:s/>711</text:p>
          </table:table-cell>
          <table:table-cell office:value-type="float" office:value="11.671043992120813" table:style-name="ce115">
            <text:p>11,7<text:s text:c="5"/></text:p>
          </table:table-cell>
          <table:table-cell office:value-type="float" office:value="936" table:style-name="ce149">
            <text:p><text:s/>936</text:p>
          </table:table-cell>
          <table:table-cell office:value-type="float" office:value="11.486071910663885" table:style-name="ce150">
            <text:p>11,5<text:s text:c="5"/></text:p>
          </table:table-cell>
          <table:table-cell office:value-type="float" office:value="714" table:style-name="ce116">
            <text:p><text:s/>714</text:p>
          </table:table-cell>
          <table:table-cell office:value-type="float" office:value="15.397886564589175" table:style-name="ce117">
            <text:p>15,4<text:s text:c="5"/></text:p>
          </table:table-cell>
          <table:table-cell office:value-type="float" office:value="-225" table:style-name="ce234">
            <text:p><text:s/>- 225</text:p>
          </table:table-cell>
          <table:table-cell office:value-type="float" office:value="-24.03846153846154" table:style-name="ce119">
            <text:p>-24,0<text:s text:c="3"/></text:p>
          </table:table-cell>
          <table:table-cell office:value-type="float" office:value="-3" table:style-name="ce234">
            <text:p><text:s/>- 3</text:p>
          </table:table-cell>
          <table:table-cell office:value-type="float" office:value="-0.42016806722689076" table:style-name="ce119">
            <text:p>-0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563" table:style-name="ce114">
            <text:p><text:s/>563</text:p>
          </table:table-cell>
          <table:table-cell office:value-type="float" office:value="9.2416283650689444" table:style-name="ce115">
            <text:p>9,2<text:s text:c="5"/></text:p>
          </table:table-cell>
          <table:table-cell office:value-type="float" office:value="697" table:style-name="ce149">
            <text:p><text:s/>697</text:p>
          </table:table-cell>
          <table:table-cell office:value-type="float" office:value="8.5531967112529141" table:style-name="ce150">
            <text:p>8,6<text:s text:c="5"/></text:p>
          </table:table-cell>
          <table:table-cell office:value-type="float" office:value="550" table:style-name="ce116">
            <text:p><text:s/>550</text:p>
          </table:table-cell>
          <table:table-cell office:value-type="float" office:value="11.861117101574294" table:style-name="ce117">
            <text:p>11,9<text:s text:c="5"/></text:p>
          </table:table-cell>
          <table:table-cell office:value-type="float" office:value="-134" table:style-name="ce234">
            <text:p><text:s/>- 134</text:p>
          </table:table-cell>
          <table:table-cell office:value-type="float" office:value="-19.225251076040173" table:style-name="ce119">
            <text:p>-19,2<text:s text:c="3"/></text:p>
          </table:table-cell>
          <table:table-cell office:value-type="float" office:value="13" table:style-name="ce234">
            <text:p>+ 13</text:p>
          </table:table-cell>
          <table:table-cell office:value-type="float" office:value="2.3636363636363638" table:style-name="ce119">
            <text:p>+2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9- Trabalhadores não qualificados</text:p>
          </table:table-cell>
          <table:table-cell office:value-type="float" office:value="1956" table:style-name="ce114">
            <text:p>1 956</text:p>
          </table:table-cell>
          <table:table-cell office:value-type="float" office:value="32.107682206172029" table:style-name="ce115">
            <text:p>32,1<text:s text:c="5"/></text:p>
          </table:table-cell>
          <table:table-cell office:value-type="float" office:value="3125" table:style-name="ce149">
            <text:p>3 125</text:p>
          </table:table-cell>
          <table:table-cell office:value-type="float" office:value="38.348263590624612" table:style-name="ce150">
            <text:p>38,3<text:s text:c="5"/></text:p>
          </table:table-cell>
          <table:table-cell office:value-type="float" office:value="1726" table:style-name="ce116">
            <text:p>1 726</text:p>
          </table:table-cell>
          <table:table-cell office:value-type="float" office:value="37.222342031485873" table:style-name="ce117">
            <text:p>37,2<text:s text:c="5"/></text:p>
          </table:table-cell>
          <table:table-cell office:value-type="float" office:value="-1169" table:style-name="ce234">
            <text:p><text:s/>-1 169</text:p>
          </table:table-cell>
          <table:table-cell office:value-type="float" office:value="-37.408000000000001" table:style-name="ce119">
            <text:p>-37,4<text:s text:c="3"/></text:p>
          </table:table-cell>
          <table:table-cell office:value-type="float" office:value="230" table:style-name="ce234">
            <text:p>+ 230</text:p>
          </table:table-cell>
          <table:table-cell office:value-type="float" office:value="13.32560834298957" table:style-name="ce119">
            <text:p>+1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0- Profissões das Forças Armadas</text:p>
          </table:table-cell>
          <table:table-cell office:value-type="float" office:value="1" table:style-name="ce114">
            <text:p><text:s/>1</text:p>
          </table:table-cell>
          <table:table-cell office:value-type="float" office:value="1.6414970453053183E-2" table:style-name="ce115">
            <text:p>0,0<text:s text:c="5"/></text:p>
          </table:table-cell>
          <table:table-cell office:value-type="float" office:value="2" table:style-name="ce149">
            <text:p><text:s/>2</text:p>
          </table:table-cell>
          <table:table-cell office:value-type="float" office:value="2.4542888697999754E-2" table:style-name="ce150">
            <text:p>0,0<text:s text:c="5"/></text:p>
          </table:table-cell>
          <table:table-cell office:value-type="string" table:style-name="ce116">
            <text:p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-1" table:style-name="ce234">
            <text:p><text:s/>- 1</text:p>
          </table:table-cell>
          <table:table-cell office:value-type="float" office:value="-50" table:style-name="ce119">
            <text:p>-50,0<text:s text:c="3"/></text:p>
          </table:table-cell>
          <table:table-cell office:value-type="float" office:value="1" table:style-name="ce234">
            <text:p>+ 1</text:p>
          </table:table-cell>
          <table:table-cell office:value-type="string" table:style-name="ce370">
            <text:p>-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15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234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234">
            <text:p>+ 0</text:p>
          </table:table-cell>
          <table:table-cell office:value-type="string" table:style-name="ce370">
            <text:p>-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43"/>
          <table:table-cell table:style-name="ce102"/>
          <table:table-cell table:style-name="ce103"/>
          <table:table-cell table:style-name="ce99"/>
          <table:table-cell table:style-name="ce63"/>
          <table:table-cell table:style-name="ce60"/>
          <table:table-cell table:style-name="ce62"/>
          <table:table-cell table:style-name="ce235"/>
          <table:table-cell table:style-name="ce238"/>
          <table:table-cell table:style-name="ce235"/>
          <table:table-cell table:style-name="ce30"/>
          <table:table-cell table:number-columns-repeated="16372" table:style-name="ce1"/>
        </table:table-row>
        <table:table-row table:style-name="ro13">
          <table:table-cell/>
          <table:table-cell office:value-type="string" table:style-name="ce84">
            <text:p><text:s text:c="4"/>(1) - Mês homólogo do ano anterior</text:p>
          </table:table-cell>
          <table:table-cell table:style-name="ce86"/>
          <table:table-cell table:style-name="ce87"/>
          <table:table-cell table:number-columns-repeated="4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8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3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3" table:default-cell-style-name="ce1"/>
        <table:table-column table:style-name="co3" table:default-cell-style-name="ce1"/>
        <table:table-column table:style-name="co30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49" table:default-cell-style-name="ce1"/>
        <table:table-column table:style-name="co37" table:default-cell-style-name="ce1"/>
        <table:table-column table:style-name="co7" table:default-cell-style-name="ce1"/>
        <table:table-column table:style-name="co19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59249in" svg:height="0.6274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2469in" svg:y="0.22704in" svg:width="1.97816in" svg:height="0.49478in">
                <draw:text-box>
                  <text:p text:style-name="a122" text:class-names="" text:cond-style-name=""><text:span text:style-name="a120" text:class-names="">FEVEREIRO 2022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623in" svg:height="0.29393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/>
          <table:table-cell table:style-name="ce1">
            <draw:frame draw:z-index="1" draw:id="id38" draw:style-name="a115" draw:name="Text Box 122" svg:x="0in" svg:y="0in" svg:width="0.97917in" svg:height="0.3125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3"/>
          <table:table-cell table:number-columns-repeated="2" table:style-name="ce12"/>
          <table:table-cell table:number-columns-repeated="16370"/>
        </table:table-row>
        <table:table-row table:style-name="ro13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158">
            <text:p>Quadro 13 <text:s/>- <text:s/>COLOCAÇÕES EFETUADAS, <text:s text:c="2"/>POR <text:s/>ATIVIDADE <text:s/>ECONÓMICA</text:p>
          </table:table-cell>
          <table:table-cell table:number-columns-repeated="8" table:style-name="ce158"/>
          <table:table-cell office:value-type="string" table:number-columns-spanned="2" table:number-rows-spanned="1" table:style-name="ce374">
            <text:p>CONTINENTE</text:p>
          </table:table-cell>
          <table:covered-table-cell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4">
          <table:table-cell table:style-name="ce1"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375">
            <text:p>Variação</text:p>
          </table:table-cell>
          <table:covered-table-cell table:number-columns-repeated="3"/>
          <table:table-cell table:number-columns-repeated="2" table:style-name="ce15"/>
          <table:table-cell table:number-columns-repeated="16370"/>
        </table:table-row>
        <table:table-row table:style-name="ro13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6">
            <text:p>FEVEREIRO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FEVEREIRO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386">
            <text:p>Mês <text:s/>anterior</text:p>
          </table:table-cell>
          <table:covered-table-cell/>
          <table:table-cell office:value-type="string" table:number-columns-spanned="2" table:number-rows-spanned="1" table:style-name="ce377">
            <text:p>Mês <text:s/>homólogo<text:span text:style-name="T2">(1)<text:s/></text:span></text:p>
          </table:table-cell>
          <table:covered-table-cell/>
          <table:table-cell table:number-columns-repeated="2" table:style-name="ce15"/>
          <table:table-cell table:number-columns-repeated="16370"/>
        </table:table-row>
        <table:table-row table:style-name="ro13">
          <table:table-cell table:style-name="ce1"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2" table:style-name="ce16"/>
          <table:table-cell table:number-columns-repeated="16370"/>
        </table:table-row>
        <table:table-row table:style-name="ro32">
          <table:table-cell table:style-name="ce1"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number-columns-repeated="2" table:style-name="ce16"/>
          <table:table-cell table:number-columns-repeated="16370"/>
        </table:table-row>
        <table:table-row table:style-name="ro38">
          <table:table-cell table:style-name="ce1"/>
          <table:table-cell office:value-type="string" table:style-name="ce178">
            <text:p><text:s text:c="2"/>Total</text:p>
          </table:table-cell>
          <table:table-cell office:value-type="float" office:value="6092" table:style-name="ce107">
            <text:p>6 092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8149" table:style-name="ce109">
            <text:p>8 14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637" table:style-name="ce109">
            <text:p>4 63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2057" table:style-name="ce111">
            <text:p><text:s/>-2 057</text:p>
          </table:table-cell>
          <table:table-cell office:value-type="float" office:value="-25.242361025892745" table:style-name="ce112">
            <text:p>-25,2<text:s text:c="3"/></text:p>
          </table:table-cell>
          <table:table-cell office:value-type="float" office:value="1455" table:style-name="ce111">
            <text:p>+1 455</text:p>
          </table:table-cell>
          <table:table-cell office:value-type="float" office:value="31.378046150528359" table:style-name="ce112">
            <text:p>+31,4<text:s text:c="3"/></text:p>
          </table:table-cell>
          <table:table-cell table:style-name="ce12"/>
          <table:table-cell table:style-name="ce17"/>
          <table:table-cell table:number-columns-repeated="16370"/>
        </table:table-row>
        <table:table-row table:style-name="ro8">
          <table:table-cell table:style-name="ce1"/>
          <table:table-cell office:value-type="string" table:style-name="ce179">
            <text:p>Agricultura, produção animal, caça, floresta e pesca</text:p>
          </table:table-cell>
          <table:table-cell office:value-type="float" office:value="169" table:style-name="ce107">
            <text:p><text:s/>169</text:p>
          </table:table-cell>
          <table:table-cell office:value-type="float" office:value="2.7741300065659882" table:style-name="ce108">
            <text:p>2,8<text:s text:c="5"/></text:p>
          </table:table-cell>
          <table:table-cell office:value-type="float" office:value="527" table:style-name="ce109">
            <text:p><text:s/>527</text:p>
          </table:table-cell>
          <table:table-cell office:value-type="float" office:value="6.467051171922936" table:style-name="ce110">
            <text:p>6,5<text:s text:c="5"/></text:p>
          </table:table-cell>
          <table:table-cell office:value-type="float" office:value="93" table:style-name="ce109">
            <text:p><text:s/>93</text:p>
          </table:table-cell>
          <table:table-cell office:value-type="float" office:value="2.005607073538926" table:style-name="ce110">
            <text:p>2,0<text:s text:c="5"/></text:p>
          </table:table-cell>
          <table:table-cell office:value-type="float" office:value="-358" table:style-name="ce111">
            <text:p><text:s/>- 358</text:p>
          </table:table-cell>
          <table:table-cell office:value-type="float" office:value="-67.931688804554085" table:style-name="ce112">
            <text:p>-67,9<text:s text:c="3"/></text:p>
          </table:table-cell>
          <table:table-cell office:value-type="float" office:value="76" table:style-name="ce111">
            <text:p>+ 76</text:p>
          </table:table-cell>
          <table:table-cell office:value-type="float" office:value="81.72043010752688" table:style-name="ce112">
            <text:p>+81,7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37">
          <table:table-cell table:style-name="ce1"/>
          <table:table-cell office:value-type="string" table:style-name="ce180">
            <text:p>Indústria, energia e água e construção</text:p>
          </table:table-cell>
          <table:table-cell office:value-type="float" office:value="1468" table:style-name="ce125">
            <text:p>1 468</text:p>
          </table:table-cell>
          <table:table-cell office:value-type="float" office:value="24.097176625082074" table:style-name="ce126">
            <text:p>24,1<text:s text:c="5"/></text:p>
          </table:table-cell>
          <table:table-cell office:value-type="float" office:value="1580" table:style-name="ce109">
            <text:p>1 580</text:p>
          </table:table-cell>
          <table:table-cell office:value-type="float" office:value="19.388882071419804" table:style-name="ce110">
            <text:p>19,4<text:s text:c="5"/></text:p>
          </table:table-cell>
          <table:table-cell office:value-type="float" office:value="1286" table:style-name="ce109">
            <text:p>1 286</text:p>
          </table:table-cell>
          <table:table-cell office:value-type="float" office:value="27.733448350226443" table:style-name="ce110">
            <text:p>27,7<text:s text:c="5"/></text:p>
          </table:table-cell>
          <table:table-cell office:value-type="float" office:value="-112" table:style-name="ce111">
            <text:p><text:s/>- 112</text:p>
          </table:table-cell>
          <table:table-cell office:value-type="float" office:value="-7.0886075949367093" table:style-name="ce112">
            <text:p>-7,1<text:s text:c="3"/></text:p>
          </table:table-cell>
          <table:table-cell office:value-type="float" office:value="182" table:style-name="ce111">
            <text:p>+ 182</text:p>
          </table:table-cell>
          <table:table-cell office:value-type="float" office:value="14.152410575427682" table:style-name="ce112">
            <text:p>+14,2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38">
          <table:table-cell table:style-name="ce1"/>
          <table:table-cell office:value-type="string" table:style-name="ce181">
            <text:p>Indústrias extrativas</text:p>
          </table:table-cell>
          <table:table-cell office:value-type="float" office:value="2" table:style-name="ce114">
            <text:p><text:s/>2</text:p>
          </table:table-cell>
          <table:table-cell office:value-type="float" office:value="3.2829940906106365E-2" table:style-name="ce115">
            <text:p>0,0<text:s text:c="5"/></text:p>
          </table:table-cell>
          <table:table-cell office:value-type="float" office:value="7" table:style-name="ce116">
            <text:p><text:s/>7</text:p>
          </table:table-cell>
          <table:table-cell office:value-type="float" office:value="8.5900110442999139E-2" table:style-name="ce117">
            <text:p>0,1<text:s text:c="5"/></text:p>
          </table:table-cell>
          <table:table-cell office:value-type="float" office:value="7" table:style-name="ce116">
            <text:p><text:s/>7</text:p>
          </table:table-cell>
          <table:table-cell office:value-type="float" office:value="0.15095967220185466" table:style-name="ce117">
            <text:p>0,2<text:s text:c="5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71.428571428571431" table:style-name="ce119">
            <text:p>-71,4<text:s text:c="3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71.428571428571431" table:style-name="ce119">
            <text:p>-71,4<text:s text:c="3"/></text:p>
          </table:table-cell>
          <table:table-cell table:style-name="ce20"/>
          <table:table-cell table:style-name="ce18"/>
          <table:table-cell table:number-columns-repeated="16370"/>
        </table:table-row>
        <table:table-row table:style-name="ro38">
          <table:table-cell/>
          <table:table-cell office:value-type="string" table:style-name="ce182">
            <text:p>Indústrias alimentares das bebidas e do tabaco</text:p>
          </table:table-cell>
          <table:table-cell office:value-type="float" office:value="148" table:style-name="ce114">
            <text:p><text:s/>148</text:p>
          </table:table-cell>
          <table:table-cell office:value-type="float" office:value="2.4294156270518714" table:style-name="ce115">
            <text:p>2,4<text:s text:c="5"/></text:p>
          </table:table-cell>
          <table:table-cell office:value-type="float" office:value="144" table:style-name="ce116">
            <text:p><text:s/>144</text:p>
          </table:table-cell>
          <table:table-cell office:value-type="float" office:value="1.7670879862559823" table:style-name="ce117">
            <text:p>1,8<text:s text:c="5"/></text:p>
          </table:table-cell>
          <table:table-cell office:value-type="float" office:value="137" table:style-name="ce116">
            <text:p><text:s/>137</text:p>
          </table:table-cell>
          <table:table-cell office:value-type="float" office:value="2.9544964416648694" table:style-name="ce117">
            <text:p>3,0<text:s text:c="5"/></text:p>
          </table:table-cell>
          <table:table-cell office:value-type="float" office:value="4" table:style-name="ce118">
            <text:p>+ 4</text:p>
          </table:table-cell>
          <table:table-cell office:value-type="float" office:value="2.7777777777777777" table:style-name="ce119">
            <text:p>+2,8<text:s text:c="3"/></text:p>
          </table:table-cell>
          <table:table-cell office:value-type="float" office:value="11" table:style-name="ce118">
            <text:p>+ 11</text:p>
          </table:table-cell>
          <table:table-cell office:value-type="float" office:value="8.0291970802919703" table:style-name="ce119">
            <text:p>+8,0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38">
          <table:table-cell/>
          <table:table-cell office:value-type="string" table:style-name="ce182">
            <text:p>Fabricação de têxteis</text:p>
          </table:table-cell>
          <table:table-cell office:value-type="float" office:value="93" table:style-name="ce114">
            <text:p><text:s/>93</text:p>
          </table:table-cell>
          <table:table-cell office:value-type="float" office:value="1.5265922521339463" table:style-name="ce151">
            <text:p>1,5<text:s text:c="5"/></text:p>
          </table:table-cell>
          <table:table-cell office:value-type="float" office:value="113" table:style-name="ce152">
            <text:p><text:s/>113</text:p>
          </table:table-cell>
          <table:table-cell office:value-type="float" office:value="1.386673211436986" table:style-name="ce153">
            <text:p>1,4<text:s text:c="5"/></text:p>
          </table:table-cell>
          <table:table-cell office:value-type="float" office:value="54" table:style-name="ce116">
            <text:p><text:s/>54</text:p>
          </table:table-cell>
          <table:table-cell office:value-type="float" office:value="1.1645460427000216" table:style-name="ce153">
            <text:p>1,2<text:s text:c="5"/></text:p>
          </table:table-cell>
          <table:table-cell office:value-type="float" office:value="-20" table:style-name="ce118">
            <text:p><text:s/>- 20</text:p>
          </table:table-cell>
          <table:table-cell office:value-type="float" office:value="-17.699115044247787" table:style-name="ce119">
            <text:p>-17,7<text:s text:c="3"/></text:p>
          </table:table-cell>
          <table:table-cell office:value-type="float" office:value="39" table:style-name="ce118">
            <text:p>+ 39</text:p>
          </table:table-cell>
          <table:table-cell office:value-type="float" office:value="72.222222222222214" table:style-name="ce119">
            <text:p>+72,2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38">
          <table:table-cell/>
          <table:table-cell office:value-type="string" table:style-name="ce183">
            <text:p>Indústria do vestuário</text:p>
          </table:table-cell>
          <table:table-cell office:value-type="float" office:value="183" table:style-name="ce114">
            <text:p><text:s/>183</text:p>
          </table:table-cell>
          <table:table-cell office:value-type="float" office:value="3.0039395929087327" table:style-name="ce131">
            <text:p>3,0<text:s text:c="5"/></text:p>
          </table:table-cell>
          <table:table-cell office:value-type="float" office:value="118" table:style-name="ce132">
            <text:p><text:s/>118</text:p>
          </table:table-cell>
          <table:table-cell office:value-type="float" office:value="1.4480304331819855" table:style-name="ce133">
            <text:p>1,4<text:s text:c="5"/></text:p>
          </table:table-cell>
          <table:table-cell office:value-type="float" office:value="154" table:style-name="ce116">
            <text:p><text:s/>154</text:p>
          </table:table-cell>
          <table:table-cell office:value-type="float" office:value="3.3211127884408018" table:style-name="ce133">
            <text:p>3,3<text:s text:c="5"/></text:p>
          </table:table-cell>
          <table:table-cell office:value-type="float" office:value="65" table:style-name="ce118">
            <text:p>+ 65</text:p>
          </table:table-cell>
          <table:table-cell office:value-type="float" office:value="55.084745762711862" table:style-name="ce119">
            <text:p>+55,1<text:s text:c="3"/></text:p>
          </table:table-cell>
          <table:table-cell office:value-type="float" office:value="29" table:style-name="ce118">
            <text:p>+ 29</text:p>
          </table:table-cell>
          <table:table-cell office:value-type="float" office:value="18.831168831168831" table:style-name="ce119">
            <text:p>+18,8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38">
          <table:table-cell/>
          <table:table-cell office:value-type="string" table:style-name="ce184">
            <text:p>Indústria do couro e dos produtos do couro</text:p>
          </table:table-cell>
          <table:table-cell office:value-type="float" office:value="154" table:style-name="ce114">
            <text:p><text:s/>154</text:p>
          </table:table-cell>
          <table:table-cell office:value-type="float" office:value="2.5279054497701905" table:style-name="ce131">
            <text:p>2,5<text:s text:c="5"/></text:p>
          </table:table-cell>
          <table:table-cell office:value-type="float" office:value="128" table:style-name="ce132">
            <text:p><text:s/>128</text:p>
          </table:table-cell>
          <table:table-cell office:value-type="float" office:value="1.5707448766719843" table:style-name="ce133">
            <text:p>1,6<text:s text:c="5"/></text:p>
          </table:table-cell>
          <table:table-cell office:value-type="float" office:value="100" table:style-name="ce116">
            <text:p><text:s/>100</text:p>
          </table:table-cell>
          <table:table-cell office:value-type="float" office:value="2.1565667457407804" table:style-name="ce133">
            <text:p>2,2<text:s text:c="5"/></text:p>
          </table:table-cell>
          <table:table-cell office:value-type="float" office:value="26" table:style-name="ce118">
            <text:p>+ 26</text:p>
          </table:table-cell>
          <table:table-cell office:value-type="float" office:value="20.3125" table:style-name="ce119">
            <text:p>+20,3<text:s text:c="3"/></text:p>
          </table:table-cell>
          <table:table-cell office:value-type="float" office:value="54" table:style-name="ce118">
            <text:p>+ 54</text:p>
          </table:table-cell>
          <table:table-cell office:value-type="float" office:value="54" table:style-name="ce119">
            <text:p>+54,0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38">
          <table:table-cell/>
          <table:table-cell office:value-type="string" table:style-name="ce184">
            <text:p>Indústria da madeira e da cortiça</text:p>
          </table:table-cell>
          <table:table-cell office:value-type="float" office:value="25" table:style-name="ce114">
            <text:p><text:s/>25</text:p>
          </table:table-cell>
          <table:table-cell office:value-type="float" office:value="0.41037426132632965" table:style-name="ce131">
            <text:p>0,4<text:s text:c="5"/></text:p>
          </table:table-cell>
          <table:table-cell office:value-type="float" office:value="21" table:style-name="ce132">
            <text:p><text:s/>21</text:p>
          </table:table-cell>
          <table:table-cell office:value-type="float" office:value="0.25770033132899745" table:style-name="ce133">
            <text:p>0,3<text:s text:c="5"/></text:p>
          </table:table-cell>
          <table:table-cell office:value-type="float" office:value="36" table:style-name="ce116">
            <text:p><text:s/>36</text:p>
          </table:table-cell>
          <table:table-cell office:value-type="float" office:value="0.77636402846668107" table:style-name="ce133">
            <text:p>0,8<text:s text:c="5"/></text:p>
          </table:table-cell>
          <table:table-cell office:value-type="float" office:value="4" table:style-name="ce118">
            <text:p>+ 4</text:p>
          </table:table-cell>
          <table:table-cell office:value-type="float" office:value="19.047619047619047" table:style-name="ce119">
            <text:p>+19,0<text:s text:c="3"/></text:p>
          </table:table-cell>
          <table:table-cell office:value-type="float" office:value="-11" table:style-name="ce118">
            <text:p><text:s/>- 11</text:p>
          </table:table-cell>
          <table:table-cell office:value-type="float" office:value="-30.555555555555557" table:style-name="ce119">
            <text:p>-30,6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38">
          <table:table-cell/>
          <table:table-cell office:value-type="string" table:style-name="ce184">
            <text:p>Indústrias do papel, impressão e reprodução</text:p>
          </table:table-cell>
          <table:table-cell office:value-type="float" office:value="26" table:style-name="ce114">
            <text:p><text:s/>26</text:p>
          </table:table-cell>
          <table:table-cell office:value-type="float" office:value="0.42678923177938283" table:style-name="ce131">
            <text:p>0,4<text:s text:c="5"/></text:p>
          </table:table-cell>
          <table:table-cell office:value-type="float" office:value="24" table:style-name="ce132">
            <text:p><text:s/>24</text:p>
          </table:table-cell>
          <table:table-cell office:value-type="float" office:value="0.29451466437599705" table:style-name="ce133">
            <text:p>0,3<text:s text:c="5"/></text:p>
          </table:table-cell>
          <table:table-cell office:value-type="float" office:value="22" table:style-name="ce116">
            <text:p><text:s/>22</text:p>
          </table:table-cell>
          <table:table-cell office:value-type="float" office:value="0.47444468406297169" table:style-name="ce133">
            <text:p>0,5<text:s text:c="5"/></text:p>
          </table:table-cell>
          <table:table-cell office:value-type="float" office:value="2" table:style-name="ce118">
            <text:p>+ 2</text:p>
          </table:table-cell>
          <table:table-cell office:value-type="float" office:value="8.3333333333333321" table:style-name="ce119">
            <text:p>+8,3<text:s text:c="3"/></text:p>
          </table:table-cell>
          <table:table-cell office:value-type="float" office:value="4" table:style-name="ce118">
            <text:p>+ 4</text:p>
          </table:table-cell>
          <table:table-cell office:value-type="float" office:value="18.181818181818183" table:style-name="ce119">
            <text:p>+18,2<text:s text:c="3"/></text:p>
          </table:table-cell>
          <table:table-cell table:style-name="ce20"/>
          <table:table-cell table:style-name="ce19"/>
          <table:table-cell table:number-columns-repeated="16370"/>
        </table:table-row>
        <table:table-row table:style-name="ro38">
          <table:table-cell/>
          <table:table-cell office:value-type="string" table:style-name="ce184">
            <text:p>Fab. produtos petrolíferos, químicos, farmacêuticos, borracha e plástico</text:p>
          </table:table-cell>
          <table:table-cell office:value-type="float" office:value="55" table:style-name="ce114">
            <text:p><text:s/>55</text:p>
          </table:table-cell>
          <table:table-cell office:value-type="float" office:value="0.90282337491792519" table:style-name="ce131">
            <text:p>0,9<text:s text:c="5"/></text:p>
          </table:table-cell>
          <table:table-cell office:value-type="float" office:value="73" table:style-name="ce132">
            <text:p><text:s/>73</text:p>
          </table:table-cell>
          <table:table-cell office:value-type="float" office:value="0.89581543747699111" table:style-name="ce133">
            <text:p>0,9<text:s text:c="5"/></text:p>
          </table:table-cell>
          <table:table-cell office:value-type="float" office:value="55" table:style-name="ce116">
            <text:p><text:s/>55</text:p>
          </table:table-cell>
          <table:table-cell office:value-type="float" office:value="1.1861117101574292" table:style-name="ce133">
            <text:p>1,2<text:s text:c="5"/></text:p>
          </table:table-cell>
          <table:table-cell office:value-type="float" office:value="-18" table:style-name="ce118">
            <text:p><text:s/>- 18</text:p>
          </table:table-cell>
          <table:table-cell office:value-type="float" office:value="-24.657534246575342" table:style-name="ce119">
            <text:p>-24,7<text:s text:c="3"/></text:p>
          </table:table-cell>
          <table:table-cell office:value-type="float" office:value="0" table:style-name="ce118">
            <text:p>+ 0</text:p>
          </table:table-cell>
          <table:table-cell office:value-type="float" office:value="0" table:style-name="ce119">
            <text:p>+0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Fabricação de outros produtos minerais não metálicos</text:p>
          </table:table-cell>
          <table:table-cell office:value-type="float" office:value="54" table:style-name="ce114">
            <text:p><text:s/>54</text:p>
          </table:table-cell>
          <table:table-cell office:value-type="float" office:value="0.88640840446487201" table:style-name="ce131">
            <text:p>0,9<text:s text:c="5"/></text:p>
          </table:table-cell>
          <table:table-cell office:value-type="float" office:value="58" table:style-name="ce132">
            <text:p><text:s/>58</text:p>
          </table:table-cell>
          <table:table-cell office:value-type="float" office:value="0.71174377224199281" table:style-name="ce133">
            <text:p>0,7<text:s text:c="5"/></text:p>
          </table:table-cell>
          <table:table-cell office:value-type="float" office:value="74" table:style-name="ce116">
            <text:p><text:s/>74</text:p>
          </table:table-cell>
          <table:table-cell office:value-type="float" office:value="1.5958593918481776" table:style-name="ce133">
            <text:p>1,6<text:s text:c="5"/></text:p>
          </table:table-cell>
          <table:table-cell office:value-type="float" office:value="-4" table:style-name="ce118">
            <text:p><text:s/>- 4</text:p>
          </table:table-cell>
          <table:table-cell office:value-type="float" office:value="-6.8965517241379306" table:style-name="ce119">
            <text:p>-6,9<text:s text:c="3"/></text:p>
          </table:table-cell>
          <table:table-cell office:value-type="float" office:value="-20" table:style-name="ce118">
            <text:p><text:s/>- 20</text:p>
          </table:table-cell>
          <table:table-cell office:value-type="float" office:value="-27.027027027027028" table:style-name="ce119">
            <text:p>-27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Indústria metalúrgica de base e fab. produtos metálicos</text:p>
          </table:table-cell>
          <table:table-cell office:value-type="float" office:value="115" table:style-name="ce114">
            <text:p><text:s/>115</text:p>
          </table:table-cell>
          <table:table-cell office:value-type="float" office:value="1.8877216021011163" table:style-name="ce131">
            <text:p>1,9<text:s text:c="5"/></text:p>
          </table:table-cell>
          <table:table-cell office:value-type="float" office:value="164" table:style-name="ce132">
            <text:p><text:s/>164</text:p>
          </table:table-cell>
          <table:table-cell office:value-type="float" office:value="2.0125168732359802" table:style-name="ce133">
            <text:p>2,0<text:s text:c="5"/></text:p>
          </table:table-cell>
          <table:table-cell office:value-type="float" office:value="120" table:style-name="ce116">
            <text:p><text:s/>120</text:p>
          </table:table-cell>
          <table:table-cell office:value-type="float" office:value="2.5878800948889369" table:style-name="ce133">
            <text:p>2,6<text:s text:c="5"/></text:p>
          </table:table-cell>
          <table:table-cell office:value-type="float" office:value="-49" table:style-name="ce118">
            <text:p><text:s/>- 49</text:p>
          </table:table-cell>
          <table:table-cell office:value-type="float" office:value="-29.878048780487802" table:style-name="ce119">
            <text:p>-29,9<text:s text:c="3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4.1666666666666661" table:style-name="ce119">
            <text:p>-4,2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Fab. equipamento informático, elétrico, máquinas e equipamentos n.e.</text:p>
          </table:table-cell>
          <table:table-cell office:value-type="float" office:value="63" table:style-name="ce114">
            <text:p><text:s/>63</text:p>
          </table:table-cell>
          <table:table-cell office:value-type="float" office:value="1.0341431385423505" table:style-name="ce131">
            <text:p>1,0<text:s text:c="5"/></text:p>
          </table:table-cell>
          <table:table-cell office:value-type="float" office:value="112" table:style-name="ce132">
            <text:p><text:s/>112</text:p>
          </table:table-cell>
          <table:table-cell office:value-type="float" office:value="1.3744017670879862" table:style-name="ce133">
            <text:p>1,4<text:s text:c="5"/></text:p>
          </table:table-cell>
          <table:table-cell office:value-type="float" office:value="48" table:style-name="ce116">
            <text:p><text:s/>48</text:p>
          </table:table-cell>
          <table:table-cell office:value-type="float" office:value="1.0351520379555748" table:style-name="ce133">
            <text:p>1,0<text:s text:c="5"/></text:p>
          </table:table-cell>
          <table:table-cell office:value-type="float" office:value="-49" table:style-name="ce118">
            <text:p><text:s/>- 49</text:p>
          </table:table-cell>
          <table:table-cell office:value-type="float" office:value="-43.75" table:style-name="ce119">
            <text:p>-43,8<text:s text:c="3"/></text:p>
          </table:table-cell>
          <table:table-cell office:value-type="float" office:value="15" table:style-name="ce118">
            <text:p>+ 15</text:p>
          </table:table-cell>
          <table:table-cell office:value-type="float" office:value="31.25" table:style-name="ce119">
            <text:p>+31,3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Fab. veículos automóveis, componentes e outro equipa. de transporte</text:p>
          </table:table-cell>
          <table:table-cell office:value-type="float" office:value="57" table:style-name="ce114">
            <text:p><text:s/>57</text:p>
          </table:table-cell>
          <table:table-cell office:value-type="float" office:value="0.93565331582403155" table:style-name="ce131">
            <text:p>0,9<text:s text:c="5"/></text:p>
          </table:table-cell>
          <table:table-cell office:value-type="float" office:value="76" table:style-name="ce132">
            <text:p><text:s/>76</text:p>
          </table:table-cell>
          <table:table-cell office:value-type="float" office:value="0.93262977052399076" table:style-name="ce133">
            <text:p>0,9<text:s text:c="5"/></text:p>
          </table:table-cell>
          <table:table-cell office:value-type="float" office:value="30" table:style-name="ce116">
            <text:p><text:s/>30</text:p>
          </table:table-cell>
          <table:table-cell office:value-type="float" office:value="0.64697002372223422" table:style-name="ce133">
            <text:p>0,6<text:s text:c="5"/></text:p>
          </table:table-cell>
          <table:table-cell office:value-type="float" office:value="-19" table:style-name="ce118">
            <text:p><text:s/>- 19</text:p>
          </table:table-cell>
          <table:table-cell office:value-type="float" office:value="-25" table:style-name="ce119">
            <text:p>-25,0<text:s text:c="3"/></text:p>
          </table:table-cell>
          <table:table-cell office:value-type="float" office:value="27" table:style-name="ce118">
            <text:p>+ 27</text:p>
          </table:table-cell>
          <table:table-cell office:value-type="float" office:value="90" table:style-name="ce119">
            <text:p>+90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Fab. mobiliário, repar. instal. máq. e equipa. e outras ind. transformadoras</text:p>
          </table:table-cell>
          <table:table-cell office:value-type="float" office:value="133" table:style-name="ce114">
            <text:p><text:s/>133</text:p>
          </table:table-cell>
          <table:table-cell office:value-type="float" office:value="2.1831910702560733" table:style-name="ce131">
            <text:p>2,2<text:s text:c="5"/></text:p>
          </table:table-cell>
          <table:table-cell office:value-type="float" office:value="209" table:style-name="ce132">
            <text:p><text:s/>209</text:p>
          </table:table-cell>
          <table:table-cell office:value-type="float" office:value="2.5647318689409744" table:style-name="ce133">
            <text:p>2,6<text:s text:c="5"/></text:p>
          </table:table-cell>
          <table:table-cell office:value-type="float" office:value="116" table:style-name="ce116">
            <text:p><text:s/>116</text:p>
          </table:table-cell>
          <table:table-cell office:value-type="float" office:value="2.5016174250593055" table:style-name="ce133">
            <text:p>2,5<text:s text:c="5"/></text:p>
          </table:table-cell>
          <table:table-cell office:value-type="float" office:value="-76" table:style-name="ce118">
            <text:p><text:s/>- 76</text:p>
          </table:table-cell>
          <table:table-cell office:value-type="float" office:value="-36.363636363636367" table:style-name="ce119">
            <text:p>-36,4<text:s text:c="3"/></text:p>
          </table:table-cell>
          <table:table-cell office:value-type="float" office:value="17" table:style-name="ce118">
            <text:p>+ 17</text:p>
          </table:table-cell>
          <table:table-cell office:value-type="float" office:value="14.655172413793101" table:style-name="ce119">
            <text:p>+14,7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Eletricidade, gás e água, saneamento, resíduos e despoluição</text:p>
          </table:table-cell>
          <table:table-cell office:value-type="float" office:value="44" table:style-name="ce114">
            <text:p><text:s/>44</text:p>
          </table:table-cell>
          <table:table-cell office:value-type="float" office:value="0.72225869993434011" table:style-name="ce131">
            <text:p>0,7<text:s text:c="5"/></text:p>
          </table:table-cell>
          <table:table-cell office:value-type="float" office:value="40" table:style-name="ce132">
            <text:p><text:s/>40</text:p>
          </table:table-cell>
          <table:table-cell office:value-type="float" office:value="0.49085777395999508" table:style-name="ce133">
            <text:p>0,5<text:s text:c="5"/></text:p>
          </table:table-cell>
          <table:table-cell office:value-type="float" office:value="22" table:style-name="ce116">
            <text:p><text:s/>22</text:p>
          </table:table-cell>
          <table:table-cell office:value-type="float" office:value="0.47444468406297169" table:style-name="ce133">
            <text:p>0,5<text:s text:c="5"/></text:p>
          </table:table-cell>
          <table:table-cell office:value-type="float" office:value="4" table:style-name="ce118">
            <text:p>+ 4</text:p>
          </table:table-cell>
          <table:table-cell office:value-type="float" office:value="10" table:style-name="ce119">
            <text:p>+10,0<text:s text:c="3"/></text:p>
          </table:table-cell>
          <table:table-cell office:value-type="float" office:value="22" table:style-name="ce118">
            <text:p>+ 22</text:p>
          </table:table-cell>
          <table:table-cell office:value-type="float" office:value="100" table:style-name="ce119">
            <text:p>+100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4">
            <text:p>Construção</text:p>
          </table:table-cell>
          <table:table-cell office:value-type="float" office:value="316" table:style-name="ce114">
            <text:p><text:s/>316</text:p>
          </table:table-cell>
          <table:table-cell office:value-type="float" office:value="5.1871306631648064" table:style-name="ce131">
            <text:p>5,2<text:s text:c="5"/></text:p>
          </table:table-cell>
          <table:table-cell office:value-type="float" office:value="293" table:style-name="ce132">
            <text:p><text:s/>293</text:p>
          </table:table-cell>
          <table:table-cell office:value-type="float" office:value="3.5955331942569639" table:style-name="ce133">
            <text:p>3,6<text:s text:c="5"/></text:p>
          </table:table-cell>
          <table:table-cell office:value-type="float" office:value="311" table:style-name="ce116">
            <text:p><text:s/>311</text:p>
          </table:table-cell>
          <table:table-cell office:value-type="float" office:value="6.7069225792538285" table:style-name="ce133">
            <text:p>6,7<text:s text:c="5"/></text:p>
          </table:table-cell>
          <table:table-cell office:value-type="float" office:value="23" table:style-name="ce118">
            <text:p>+ 23</text:p>
          </table:table-cell>
          <table:table-cell office:value-type="float" office:value="7.8498293515358366" table:style-name="ce119">
            <text:p>+7,8<text:s text:c="3"/></text:p>
          </table:table-cell>
          <table:table-cell office:value-type="float" office:value="5" table:style-name="ce118">
            <text:p>+ 5</text:p>
          </table:table-cell>
          <table:table-cell office:value-type="float" office:value="1.607717041800643" table:style-name="ce119">
            <text:p>+1,6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office:value-type="string" table:style-name="ce180">
            <text:p>Serviços</text:p>
          </table:table-cell>
          <table:table-cell office:value-type="float" office:value="4455" table:style-name="ce125">
            <text:p>4 455</text:p>
          </table:table-cell>
          <table:table-cell office:value-type="float" office:value="73.128693368351932" table:style-name="ce126">
            <text:p>73,1<text:s text:c="5"/></text:p>
          </table:table-cell>
          <table:table-cell office:value-type="float" office:value="6042" table:style-name="ce127">
            <text:p>6 042</text:p>
          </table:table-cell>
          <table:table-cell office:value-type="float" office:value="74.144066756657253" table:style-name="ce128">
            <text:p>74,1<text:s text:c="5"/></text:p>
          </table:table-cell>
          <table:table-cell office:value-type="float" office:value="3258" table:style-name="ce127">
            <text:p>3 258</text:p>
          </table:table-cell>
          <table:table-cell office:value-type="float" office:value="70.260944576234635" table:style-name="ce128">
            <text:p>70,3<text:s text:c="5"/></text:p>
          </table:table-cell>
          <table:table-cell office:value-type="float" office:value="-1587" table:style-name="ce111">
            <text:p><text:s/>-1 587</text:p>
          </table:table-cell>
          <table:table-cell office:value-type="float" office:value="-26.266137040714995" table:style-name="ce112">
            <text:p>-26,3<text:s text:c="3"/></text:p>
          </table:table-cell>
          <table:table-cell office:value-type="float" office:value="1197" table:style-name="ce111">
            <text:p>+1 197</text:p>
          </table:table-cell>
          <table:table-cell office:value-type="float" office:value="36.740331491712709" table:style-name="ce112">
            <text:p>+36,7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Comércio, manut. repar. de veículos automóveis e motociclos</text:p>
          </table:table-cell>
          <table:table-cell office:value-type="float" office:value="106" table:style-name="ce114">
            <text:p><text:s/>106</text:p>
          </table:table-cell>
          <table:table-cell office:value-type="float" office:value="1.7399868680236377" table:style-name="ce131">
            <text:p>1,7<text:s text:c="5"/></text:p>
          </table:table-cell>
          <table:table-cell office:value-type="float" office:value="105" table:style-name="ce132">
            <text:p><text:s/>105</text:p>
          </table:table-cell>
          <table:table-cell office:value-type="float" office:value="1.2885016566449869" table:style-name="ce133">
            <text:p>1,3<text:s text:c="5"/></text:p>
          </table:table-cell>
          <table:table-cell office:value-type="float" office:value="59" table:style-name="ce132">
            <text:p><text:s/>59</text:p>
          </table:table-cell>
          <table:table-cell office:value-type="float" office:value="1.2723743799870606" table:style-name="ce133">
            <text:p>1,3<text:s text:c="5"/></text:p>
          </table:table-cell>
          <table:table-cell office:value-type="float" office:value="1" table:style-name="ce118">
            <text:p>+ 1</text:p>
          </table:table-cell>
          <table:table-cell office:value-type="float" office:value="0.95238095238095244" table:style-name="ce119">
            <text:p>+1,0<text:s text:c="3"/></text:p>
          </table:table-cell>
          <table:table-cell office:value-type="float" office:value="47" table:style-name="ce118">
            <text:p>+ 47</text:p>
          </table:table-cell>
          <table:table-cell office:value-type="float" office:value="79.66101694915254" table:style-name="ce119">
            <text:p>+79,7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Comércio por grosso e a retalho</text:p>
          </table:table-cell>
          <table:table-cell office:value-type="float" office:value="725" table:style-name="ce114">
            <text:p><text:s/>725</text:p>
          </table:table-cell>
          <table:table-cell office:value-type="float" office:value="11.900853578463559" table:style-name="ce131">
            <text:p>11,9<text:s text:c="5"/></text:p>
          </table:table-cell>
          <table:table-cell office:value-type="float" office:value="783" table:style-name="ce132">
            <text:p><text:s/>783</text:p>
          </table:table-cell>
          <table:table-cell office:value-type="float" office:value="9.6085409252669027" table:style-name="ce133">
            <text:p>9,6<text:s text:c="5"/></text:p>
          </table:table-cell>
          <table:table-cell office:value-type="float" office:value="543" table:style-name="ce132">
            <text:p><text:s/>543</text:p>
          </table:table-cell>
          <table:table-cell office:value-type="float" office:value="11.710157429372439" table:style-name="ce133">
            <text:p>11,7<text:s text:c="5"/></text:p>
          </table:table-cell>
          <table:table-cell office:value-type="float" office:value="-58" table:style-name="ce118">
            <text:p><text:s/>- 58</text:p>
          </table:table-cell>
          <table:table-cell office:value-type="float" office:value="-7.4074074074074066" table:style-name="ce119">
            <text:p>-7,4<text:s text:c="3"/></text:p>
          </table:table-cell>
          <table:table-cell office:value-type="float" office:value="182" table:style-name="ce118">
            <text:p>+ 182</text:p>
          </table:table-cell>
          <table:table-cell office:value-type="float" office:value="33.51749539594843" table:style-name="ce119">
            <text:p>+33,5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4">
            <text:p>Transportes e armazenagem</text:p>
          </table:table-cell>
          <table:table-cell office:value-type="float" office:value="86" table:style-name="ce114">
            <text:p><text:s/>86</text:p>
          </table:table-cell>
          <table:table-cell office:value-type="float" office:value="1.4116874589625739" table:style-name="ce151">
            <text:p>1,4<text:s text:c="5"/></text:p>
          </table:table-cell>
          <table:table-cell office:value-type="float" office:value="71" table:style-name="ce132">
            <text:p><text:s/>71</text:p>
          </table:table-cell>
          <table:table-cell office:value-type="float" office:value="0.87127254877899141" table:style-name="ce153">
            <text:p>0,9<text:s text:c="5"/></text:p>
          </table:table-cell>
          <table:table-cell office:value-type="float" office:value="80" table:style-name="ce132">
            <text:p><text:s/>80</text:p>
          </table:table-cell>
          <table:table-cell office:value-type="float" office:value="1.7252533965926247" table:style-name="ce153">
            <text:p>1,7<text:s text:c="5"/></text:p>
          </table:table-cell>
          <table:table-cell office:value-type="float" office:value="15" table:style-name="ce118">
            <text:p>+ 15</text:p>
          </table:table-cell>
          <table:table-cell office:value-type="float" office:value="21.12676056338028" table:style-name="ce119">
            <text:p>+21,1<text:s text:c="3"/></text:p>
          </table:table-cell>
          <table:table-cell office:value-type="float" office:value="6" table:style-name="ce118">
            <text:p>+ 6</text:p>
          </table:table-cell>
          <table:table-cell office:value-type="float" office:value="7.5" table:style-name="ce119">
            <text:p>+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84">
            <text:p>Alojamento, restauração e similares</text:p>
          </table:table-cell>
          <table:table-cell office:value-type="float" office:value="729" table:style-name="ce114">
            <text:p><text:s/>729</text:p>
          </table:table-cell>
          <table:table-cell office:value-type="float" office:value="11.96651346027577" table:style-name="ce131">
            <text:p>12,0<text:s text:c="5"/></text:p>
          </table:table-cell>
          <table:table-cell office:value-type="float" office:value="802" table:style-name="ce132">
            <text:p><text:s/>802</text:p>
          </table:table-cell>
          <table:table-cell office:value-type="float" office:value="9.8416983678979015" table:style-name="ce133">
            <text:p>9,8<text:s text:c="5"/></text:p>
          </table:table-cell>
          <table:table-cell office:value-type="float" office:value="239" table:style-name="ce132">
            <text:p><text:s/>239</text:p>
          </table:table-cell>
          <table:table-cell office:value-type="float" office:value="5.1541945223204655" table:style-name="ce133">
            <text:p>5,2<text:s text:c="5"/></text:p>
          </table:table-cell>
          <table:table-cell office:value-type="float" office:value="-73" table:style-name="ce118">
            <text:p><text:s/>- 73</text:p>
          </table:table-cell>
          <table:table-cell office:value-type="float" office:value="-9.1022443890274314" table:style-name="ce119">
            <text:p>-9,1<text:s text:c="3"/></text:p>
          </table:table-cell>
          <table:table-cell office:value-type="float" office:value="490" table:style-name="ce118">
            <text:p>+ 490</text:p>
          </table:table-cell>
          <table:table-cell office:value-type="float" office:value="205.02092050209205" table:style-name="ce119">
            <text:p>+205,0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Atividades de informação e de comunicação</text:p>
          </table:table-cell>
          <table:table-cell office:value-type="float" office:value="120" table:style-name="ce114">
            <text:p><text:s/>120</text:p>
          </table:table-cell>
          <table:table-cell office:value-type="float" office:value="1.969796454366382" table:style-name="ce131">
            <text:p>2,0<text:s text:c="5"/></text:p>
          </table:table-cell>
          <table:table-cell office:value-type="float" office:value="120" table:style-name="ce132">
            <text:p><text:s/>120</text:p>
          </table:table-cell>
          <table:table-cell office:value-type="float" office:value="1.4725733218799852" table:style-name="ce133">
            <text:p>1,5<text:s text:c="5"/></text:p>
          </table:table-cell>
          <table:table-cell office:value-type="float" office:value="76" table:style-name="ce132">
            <text:p><text:s/>76</text:p>
          </table:table-cell>
          <table:table-cell office:value-type="float" office:value="1.6389907267629935" table:style-name="ce133">
            <text:p>1,6<text:s text:c="5"/></text:p>
          </table:table-cell>
          <table:table-cell office:value-type="float" office:value="0" table:style-name="ce118">
            <text:p>+ 0</text:p>
          </table:table-cell>
          <table:table-cell office:value-type="float" office:value="0" table:style-name="ce119">
            <text:p>+0,0<text:s text:c="3"/></text:p>
          </table:table-cell>
          <table:table-cell office:value-type="float" office:value="44" table:style-name="ce118">
            <text:p>+ 44</text:p>
          </table:table-cell>
          <table:table-cell office:value-type="float" office:value="57.894736842105267" table:style-name="ce119">
            <text:p>+57,9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Atividades financeiras e de seguros</text:p>
          </table:table-cell>
          <table:table-cell office:value-type="float" office:value="16" table:style-name="ce114">
            <text:p><text:s/>16</text:p>
          </table:table-cell>
          <table:table-cell office:value-type="float" office:value="0.26263952724885092" table:style-name="ce131">
            <text:p>0,3<text:s text:c="5"/></text:p>
          </table:table-cell>
          <table:table-cell office:value-type="float" office:value="21" table:style-name="ce132">
            <text:p><text:s/>21</text:p>
          </table:table-cell>
          <table:table-cell office:value-type="float" office:value="0.25770033132899745" table:style-name="ce133">
            <text:p>0,3<text:s text:c="5"/></text:p>
          </table:table-cell>
          <table:table-cell office:value-type="float" office:value="7" table:style-name="ce132">
            <text:p><text:s/>7</text:p>
          </table:table-cell>
          <table:table-cell office:value-type="float" office:value="0.15095967220185466" table:style-name="ce133">
            <text:p>0,2<text:s text:c="5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23.809523809523807" table:style-name="ce119">
            <text:p>-23,8<text:s text:c="3"/></text:p>
          </table:table-cell>
          <table:table-cell office:value-type="float" office:value="9" table:style-name="ce118">
            <text:p>+ 9</text:p>
          </table:table-cell>
          <table:table-cell office:value-type="float" office:value="128.57142857142858" table:style-name="ce119">
            <text:p>+128,6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Atividades imobiliárias, administrativas e dos serviços de apoio</text:p>
          </table:table-cell>
          <table:table-cell office:value-type="float" office:value="1691" table:style-name="ce114">
            <text:p>1 691</text:p>
          </table:table-cell>
          <table:table-cell office:value-type="float" office:value="27.757715036112934" table:style-name="ce131">
            <text:p>27,8<text:s text:c="5"/></text:p>
          </table:table-cell>
          <table:table-cell office:value-type="float" office:value="2915" table:style-name="ce132">
            <text:p>2 915</text:p>
          </table:table-cell>
          <table:table-cell office:value-type="float" office:value="35.77126027733464" table:style-name="ce133">
            <text:p>35,8<text:s text:c="5"/></text:p>
          </table:table-cell>
          <table:table-cell office:value-type="float" office:value="1507" table:style-name="ce132">
            <text:p>1 507</text:p>
          </table:table-cell>
          <table:table-cell office:value-type="float" office:value="32.499460858313569" table:style-name="ce133">
            <text:p>32,5<text:s text:c="5"/></text:p>
          </table:table-cell>
          <table:table-cell office:value-type="float" office:value="-1224" table:style-name="ce118">
            <text:p><text:s/>-1 224</text:p>
          </table:table-cell>
          <table:table-cell office:value-type="float" office:value="-41.989708404802748" table:style-name="ce119">
            <text:p>-42,0<text:s text:c="3"/></text:p>
          </table:table-cell>
          <table:table-cell office:value-type="float" office:value="184" table:style-name="ce118">
            <text:p>+ 184</text:p>
          </table:table-cell>
          <table:table-cell office:value-type="float" office:value="12.209688122096882" table:style-name="ce119">
            <text:p>+12,2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Atividades de consultoria, científicas, técnicas e similares</text:p>
          </table:table-cell>
          <table:table-cell office:value-type="float" office:value="320" table:style-name="ce114">
            <text:p><text:s/>320</text:p>
          </table:table-cell>
          <table:table-cell office:value-type="float" office:value="5.2527905449770191" table:style-name="ce131">
            <text:p>5,3<text:s text:c="5"/></text:p>
          </table:table-cell>
          <table:table-cell office:value-type="float" office:value="354" table:style-name="ce132">
            <text:p><text:s/>354</text:p>
          </table:table-cell>
          <table:table-cell office:value-type="float" office:value="4.3440912995459566" table:style-name="ce133">
            <text:p>4,3<text:s text:c="5"/></text:p>
          </table:table-cell>
          <table:table-cell office:value-type="float" office:value="270" table:style-name="ce132">
            <text:p><text:s/>270</text:p>
          </table:table-cell>
          <table:table-cell office:value-type="float" office:value="5.8227302135001082" table:style-name="ce133">
            <text:p>5,8<text:s text:c="5"/></text:p>
          </table:table-cell>
          <table:table-cell office:value-type="float" office:value="-34" table:style-name="ce118">
            <text:p><text:s/>- 34</text:p>
          </table:table-cell>
          <table:table-cell office:value-type="float" office:value="-9.6045197740112993" table:style-name="ce119">
            <text:p>-9,6<text:s text:c="3"/></text:p>
          </table:table-cell>
          <table:table-cell office:value-type="float" office:value="50" table:style-name="ce118">
            <text:p>+ 50</text:p>
          </table:table-cell>
          <table:table-cell office:value-type="float" office:value="18.518518518518519" table:style-name="ce119">
            <text:p>+18,5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Admin. pública, educação, atividades de saúde e apoio social</text:p>
          </table:table-cell>
          <table:table-cell office:value-type="float" office:value="533" table:style-name="ce114">
            <text:p><text:s/>533</text:p>
          </table:table-cell>
          <table:table-cell office:value-type="float" office:value="8.7491792514773472" table:style-name="ce131">
            <text:p>8,7<text:s text:c="5"/></text:p>
          </table:table-cell>
          <table:table-cell office:value-type="float" office:value="695" table:style-name="ce132">
            <text:p><text:s/>695</text:p>
          </table:table-cell>
          <table:table-cell office:value-type="float" office:value="8.5286538225549151" table:style-name="ce133">
            <text:p>8,5<text:s text:c="5"/></text:p>
          </table:table-cell>
          <table:table-cell office:value-type="float" office:value="418" table:style-name="ce132">
            <text:p><text:s/>418</text:p>
          </table:table-cell>
          <table:table-cell office:value-type="float" office:value="9.0144489971964621" table:style-name="ce133">
            <text:p>9,0<text:s text:c="5"/></text:p>
          </table:table-cell>
          <table:table-cell office:value-type="float" office:value="-162" table:style-name="ce118">
            <text:p><text:s/>- 162</text:p>
          </table:table-cell>
          <table:table-cell office:value-type="float" office:value="-23.309352517985612" table:style-name="ce119">
            <text:p>-23,3<text:s text:c="3"/></text:p>
          </table:table-cell>
          <table:table-cell office:value-type="float" office:value="115" table:style-name="ce118">
            <text:p>+ 115</text:p>
          </table:table-cell>
          <table:table-cell office:value-type="float" office:value="27.511961722488039" table:style-name="ce119">
            <text:p>+27,5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Outras atividades de serviços</text:p>
          </table:table-cell>
          <table:table-cell office:value-type="float" office:value="129" table:style-name="ce114">
            <text:p><text:s/>129</text:p>
          </table:table-cell>
          <table:table-cell office:value-type="float" office:value="2.117531188443861" table:style-name="ce131">
            <text:p>2,1<text:s text:c="5"/></text:p>
          </table:table-cell>
          <table:table-cell office:value-type="float" office:value="176" table:style-name="ce132">
            <text:p><text:s/>176</text:p>
          </table:table-cell>
          <table:table-cell office:value-type="float" office:value="2.1597742054239784" table:style-name="ce133">
            <text:p>2,2<text:s text:c="5"/></text:p>
          </table:table-cell>
          <table:table-cell office:value-type="float" office:value="59" table:style-name="ce132">
            <text:p><text:s/>59</text:p>
          </table:table-cell>
          <table:table-cell office:value-type="float" office:value="1.2723743799870606" table:style-name="ce133">
            <text:p>1,3<text:s text:c="5"/></text:p>
          </table:table-cell>
          <table:table-cell office:value-type="float" office:value="-47" table:style-name="ce118">
            <text:p><text:s/>- 47</text:p>
          </table:table-cell>
          <table:table-cell office:value-type="float" office:value="-26.704545454545453" table:style-name="ce119">
            <text:p>-26,7<text:s text:c="3"/></text:p>
          </table:table-cell>
          <table:table-cell office:value-type="float" office:value="70" table:style-name="ce118">
            <text:p>+ 70</text:p>
          </table:table-cell>
          <table:table-cell office:value-type="float" office:value="118.64406779661016" table:style-name="ce119">
            <text:p>+118,6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4">
            <text:p>Sem classificação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31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18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118">
            <text:p>+ 0</text:p>
          </table:table-cell>
          <table:table-cell office:value-type="string" table:style-name="ce370">
            <text:p>-</text:p>
          </table:table-cell>
          <table:table-cell table:number-columns-repeated="16372"/>
        </table:table-row>
        <table:table-row table:style-name="ro24">
          <table:table-cell/>
          <table:table-cell table:style-name="ce27"/>
          <table:table-cell table:style-name="ce95"/>
          <table:table-cell table:style-name="ce96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1"/>
          <table:table-cell table:number-columns-repeated="16372"/>
        </table:table-row>
        <table:table-row table:style-name="ro13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83"/>
          <table:table-cell table:number-columns-repeated="16373" table:style-name="ce1"/>
        </table:table-row>
        <table:table-row table:style-name="ro13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3">
          <table:table-cell table:number-columns-repeated="16384"/>
        </table:table-row>
        <table:table-row table:style-name="ro35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style-name="ro12">
          <table:table-cell table:style-name="ce26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number-rows-repeated="2" table:style-name="ro28">
          <table:table-cell table:number-columns-repeated="12" table:style-name="ce1"/>
          <table:table-cell table:number-columns-repeated="2" table:style-name="ce15"/>
          <table:table-cell table:number-columns-repeated="16370"/>
        </table:table-row>
        <table:table-row table:number-rows-repeated="2" table:style-name="ro28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number-rows-repeated="2" table:style-name="ro4">
          <table:table-cell table:number-columns-repeated="12" table:style-name="ce1"/>
          <table:table-cell table:style-name="ce22"/>
          <table:table-cell table:style-name="ce18"/>
          <table:table-cell table:number-columns-repeated="16370"/>
        </table:table-row>
        <table:table-row table:style-name="ro4">
          <table:table-cell table:number-columns-repeated="12" table:style-name="ce1"/>
          <table:table-cell table:style-name="ce20"/>
          <table:table-cell table:style-name="ce18"/>
          <table:table-cell table:number-columns-repeated="16370"/>
        </table:table-row>
        <table:table-row table:number-rows-repeated="2" table:style-name="ro4">
          <table:table-cell table:number-columns-repeated="12" table:style-name="ce1"/>
          <table:table-cell table:style-name="ce19"/>
          <table:table-cell table:style-name="ce18"/>
          <table:table-cell table:number-columns-repeated="16370"/>
        </table:table-row>
        <table:table-row table:style-name="ro4">
          <table:table-cell table:number-columns-repeated="12" table:style-name="ce1"/>
          <table:table-cell table:number-columns-repeated="2" table:style-name="ce19"/>
          <table:table-cell table:number-columns-repeated="16370"/>
        </table:table-row>
        <table:table-row table:number-rows-repeated="2" table:style-name="ro4">
          <table:table-cell table:number-columns-repeated="12"/>
          <table:table-cell table:number-columns-repeated="2" table:style-name="ce19"/>
          <table:table-cell table:number-columns-repeated="16370"/>
        </table:table-row>
        <table:table-row table:style-name="ro4">
          <table:table-cell table:number-columns-repeated="12"/>
          <table:table-cell table:style-name="ce20"/>
          <table:table-cell table:style-name="ce19"/>
          <table:table-cell table:number-columns-repeated="16370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0" number:min-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decimal-places="1" number:min-integer-digits="1"/>
      <number:text>     </number:text>
    </number:number-style>
    <number:number-style style:name="N39P0">
      <number:text>+</number:text>
      <number:number number:decimal-places="1" number:min-decimal-places="1" number:min-integer-digits="1"/>
      <number:text>   </number:text>
    </number:number-style>
    <number:number-style style:name="N39">
      <number:text>-</number:text>
      <number:number number:decimal-places="1" number:min-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decimal-places="1" number:min-integer-digits="1"/>
      <number:text>    </number:text>
    </number:number-style>
    <number:number-style style:name="N43">
      <number:number number:decimal-places="0" number:min-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decimal-places="1" number:min-integer-digits="1"/>
      <number:text>             </number:text>
    </number:number-style>
    <number:number-style style:name="N44">
      <number:text>-</number:text>
      <number:number number:decimal-places="1" number:min-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decimal-places="0" number:min-integer-digits="1">
        <number:embedded-text number:position="3"> </number:embedded-text>
      </number:number>
    </number:number-style>
    <number:number-style style:name="N46">
      <number:number number:decimal-places="1" number:min-decimal-places="1" number:min-integer-digits="1" number:grouping="true"/>
    </number:number-style>
    <number:number-style style:name="N47P0">
      <number:number number:decimal-places="0" number:min-decimal-places="0" number:min-integer-digits="1"/>
    </number:number-style>
    <number:number-style style:name="N47P1">
      <number:text>-</number:text>
      <number:number number:decimal-places="0" number:min-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decimal-places="0" number:min-integer-digits="1"/>
    </number:number-style>
    <number:number-style style:name="N48P1">
      <number:number number:decimal-places="0" number:min-decimal-places="0" number:min-integer-digits="1"/>
    </number:number-style>
    <number:number-style style:name="N48">
      <number:number number:decimal-places="0" number:min-decimal-places="0" number:min-integer-digits="1"/>
      <style:map style:condition="value()&gt;0" style:apply-style-name="N48P0"/>
      <style:map style:condition="value()&lt;0" style:apply-style-name="N48P1"/>
    </number:number-style>
    <style:style style:name="_50_0_37__32_-_32_Cor1_32_2" style:display-name="20% - Cor1 2" style:family="table-cell" style:data-style-name="N0">
      <style:table-cell-properties fo:background-color="#CCCCFF"/>
      <style:text-properties fo:color="#000000"/>
    </style:style>
    <style:style style:name="_50_0_37__32_-_32_Cor2_32_2" style:display-name="20% - Cor2 2" style:family="table-cell" style:data-style-name="N0">
      <style:table-cell-properties fo:background-color="#FF99CC"/>
      <style:text-properties fo:color="#000000"/>
    </style:style>
    <style:style style:name="_50_0_37__32_-_32_Cor3_32_2" style:display-name="20% - Cor3 2" style:family="table-cell" style:data-style-name="N0">
      <style:table-cell-properties fo:background-color="#CCFFCC"/>
      <style:text-properties fo:color="#000000"/>
    </style:style>
    <style:style style:name="_50_0_37__32_-_32_Cor4_32_2" style:display-name="20% - Cor4 2" style:family="table-cell" style:data-style-name="N0">
      <style:table-cell-properties fo:background-color="#CC99FF"/>
      <style:text-properties fo:color="#000000"/>
    </style:style>
    <style:style style:name="_50_0_37__32_-_32_Cor5_32_2" style:display-name="20% - Cor5 2" style:family="table-cell" style:data-style-name="N0">
      <style:table-cell-properties fo:background-color="#CCFFFF"/>
      <style:text-properties fo:color="#000000"/>
    </style:style>
    <style:style style:name="_50_0_37__32_-_32_Cor6_32_2" style:display-name="20% - Cor6 2" style:family="table-cell" style:data-style-name="N0">
      <style:table-cell-properties fo:background-color="#FFCC99"/>
      <style:text-properties fo:color="#000000"/>
    </style:style>
    <style:style style:name="_52_0_37__32_-_32_Cor1_32_2" style:display-name="40% - Cor1 2" style:family="table-cell" style:data-style-name="N0">
      <style:table-cell-properties fo:background-color="#99CCFF"/>
      <style:text-properties fo:color="#000000"/>
    </style:style>
    <style:style style:name="_52_0_37__32_-_32_Cor2_32_2" style:display-name="40% - Cor2 2" style:family="table-cell" style:data-style-name="N0">
      <style:table-cell-properties fo:background-color="#FF8080"/>
      <style:text-properties fo:color="#000000"/>
    </style:style>
    <style:style style:name="_52_0_37__32_-_32_Cor3_32_2" style:display-name="40% - Cor3 2" style:family="table-cell" style:data-style-name="N0">
      <style:table-cell-properties fo:background-color="#00FF00"/>
      <style:text-properties fo:color="#000000"/>
    </style:style>
    <style:style style:name="_52_0_37__32_-_32_Cor4_32_2" style:display-name="40% - Cor4 2" style:family="table-cell" style:data-style-name="N0">
      <style:table-cell-properties fo:background-color="#CC99FF"/>
      <style:text-properties fo:color="#000000"/>
    </style:style>
    <style:style style:name="_52_0_37__32_-_32_Cor5_32_2" style:display-name="40% - Cor5 2" style:family="table-cell" style:data-style-name="N0">
      <style:table-cell-properties fo:background-color="#99CCFF"/>
      <style:text-properties fo:color="#000000"/>
    </style:style>
    <style:style style:name="_52_0_37__32_-_32_Cor6_32_2" style:display-name="40% - Cor6 2" style:family="table-cell" style:data-style-name="N0">
      <style:table-cell-properties fo:background-color="#FFCC00"/>
      <style:text-properties fo:color="#000000"/>
    </style:style>
    <style:style style:name="_54_0_37__32_-_32_Cor1_32_2" style:display-name="60% - Cor1 2" style:family="table-cell" style:data-style-name="N0">
      <style:table-cell-properties fo:background-color="#0066CC"/>
      <style:text-properties fo:color="#FFFFFF"/>
    </style:style>
    <style:style style:name="_54_0_37__32_-_32_Cor2_32_2" style:display-name="60% - Cor2 2" style:family="table-cell" style:data-style-name="N0">
      <style:table-cell-properties fo:background-color="#FF8080"/>
      <style:text-properties fo:color="#FFFFFF"/>
    </style:style>
    <style:style style:name="_54_0_37__32_-_32_Cor3_32_2" style:display-name="60% - Cor3 2" style:family="table-cell" style:data-style-name="N0">
      <style:table-cell-properties fo:background-color="#00FF00"/>
      <style:text-properties fo:color="#FFFFFF"/>
    </style:style>
    <style:style style:name="_54_0_37__32_-_32_Cor4_32_2" style:display-name="60% - Cor4 2" style:family="table-cell" style:data-style-name="N0">
      <style:table-cell-properties fo:background-color="#800080"/>
      <style:text-properties fo:color="#FFFFFF"/>
    </style:style>
    <style:style style:name="_54_0_37__32_-_32_Cor5_32_2" style:display-name="60% - Cor5 2" style:family="table-cell" style:data-style-name="N0">
      <style:table-cell-properties fo:background-color="#33CCCC"/>
      <style:text-properties fo:color="#FFFFFF"/>
    </style:style>
    <style:style style:name="_54_0_37__32_-_32_Cor6_32_2" style:display-name="60% - Cor6 2" style:family="table-cell" style:data-style-name="N0">
      <style:table-cell-properties fo:background-color="#FF9900"/>
      <style:text-properties fo:color="#FFFFFF"/>
    </style:style>
    <style:style style:name="Cabe_231_alho_32_1_32_2" style:display-name="Cabeçalho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Cabe_231_alho_32_2_32_2" style:display-name="Cabeçalho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Cabe_231_alho_32_3_32_2" style:display-name="Cabeçalho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Cabe_231_alho_32_4_32_2" style:display-name="Cabeçalho 4 2" style:family="table-cell" style:data-style-name="N0">
      <style:text-properties fo:color="#003366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_233_lula_32_Ligada_32_2" style:display-name="Célula Ligada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or1_32_2" style:display-name="Cor1 2" style:family="table-cell" style:data-style-name="N0">
      <style:table-cell-properties fo:background-color="#333399"/>
      <style:text-properties fo:color="#FFFFFF"/>
    </style:style>
    <style:style style:name="Cor2_32_2" style:display-name="Cor2 2" style:family="table-cell" style:data-style-name="N0">
      <style:table-cell-properties fo:background-color="#FF0000"/>
      <style:text-properties fo:color="#FFFFFF"/>
    </style:style>
    <style:style style:name="Cor3_32_2" style:display-name="Cor3 2" style:family="table-cell" style:data-style-name="N0">
      <style:table-cell-properties fo:background-color="#339966"/>
      <style:text-properties fo:color="#FFFFFF"/>
    </style:style>
    <style:style style:name="Cor4_32_2" style:display-name="Cor4 2" style:family="table-cell" style:data-style-name="N0">
      <style:table-cell-properties fo:background-color="#800080"/>
      <style:text-properties fo:color="#FFFFFF"/>
    </style:style>
    <style:style style:name="Cor5_32_2" style:display-name="Cor5 2" style:family="table-cell" style:data-style-name="N0">
      <style:table-cell-properties fo:background-color="#33CCCC"/>
      <style:text-properties fo:color="#FFFFFF"/>
    </style:style>
    <style:style style:name="Cor6_32_2" style:display-name="Cor6 2" style:family="table-cell" style:data-style-name="N0">
      <style:table-cell-properties fo:background-color="#FF6600"/>
      <style:text-properties fo:color="#FFFFFF"/>
    </style:style>
    <style:style style:name="Correto_32_2" style:display-name="Correto 2" style:family="table-cell" style:data-style-name="N0">
      <style:table-cell-properties fo:background-color="#CCFFCC"/>
      <style:text-properties fo:color="#008000"/>
    </style:style>
    <style:style style:name="Entrada_32_2" style:display-name="Entrada 2" style:family="table-cell" style:data-style-name="N0">
      <style:table-cell-properties fo:border="thin solid #808080" fo:background-color="#FFCC99"/>
      <style:text-properties fo:color="#333399"/>
    </style: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Incorreto_32_2" style:display-name="Incorreto 2" style:family="table-cell" style:data-style-name="N0">
      <style:table-cell-properties fo:background-color="#FF99CC"/>
      <style:text-properties fo:color="#800080"/>
    </style:style>
    <style:style style:name="Neutro_32_2" style:display-name="Neutro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_32_2" style:display-name="Nota 2" style:family="table-cell" style:data-style-name="N0">
      <style:table-cell-properties fo:border="thin solid #C0C0C0" fo:background-color="#FFFFCC"/>
    </style:style>
    <style:style style:name="Percentagem_32_2" style:display-name="Percentagem 2" style:family="table-cell" style:data-style-name="N13"/>
    <style:style style:name="Sa_237_da_32_2" style:display-name="Saída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exto_32_de_32_Aviso_32_2" style:display-name="Texto de Aviso 2" style:family="table-cell" style:data-style-name="N0">
      <style:text-properties fo:color="#FF0000"/>
    </style:style>
    <style:style style:name="Texto_32_Explicativo_32_2" style:display-name="Texto Explicativo 2" style:family="table-cell" style:data-style-name="N0">
      <style:text-properties fo:color="#808080" fo:font-style="italic" style:font-style-asian="italic" style:font-style-complex="italic"/>
    </style:style>
    <style:style style:name="T_237_tulo_32_2" style:display-name="Título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Verificar_32_C_233_lula_32_2" style:display-name="Verificar Célula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  <style:master-page style:name="mp9" style:page-layout-name="pm9">
      <style:header/>
      <style:header-left style:display="false"/>
      <style:header-first/>
      <style:footer/>
      <style:footer-left style:display="false"/>
      <style:footer-first/>
    </style:master-page>
    <style:master-page style:name="mp10" style:page-layout-name="pm10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Emília Josué;Ana Paula Brito</meta:initial-creator>
    <dc:creator>João Alface</dc:creator>
    <meta:creation-date>2014-01-15T09:56:08Z</meta:creation-date>
    <dc:date>2022-03-09T16:36:10Z</dc:date>
    <meta:print-date>2022-03-08T12:50:30Z</meta:print-date>
  </office:meta>
</office:document-meta>
</file>